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71/settings.xml"/>
  <manifest:file-entry manifest:media-type="text/xml" manifest:full-path="Object 371/content.xml"/>
  <manifest:file-entry manifest:media-type="" manifest:full-path="Object 371/Configurations2/accelerator/current.xml"/>
  <manifest:file-entry manifest:media-type="application/vnd.sun.xml.ui.configuration" manifest:full-path="Object 371/Configurations2/"/>
  <manifest:file-entry manifest:media-type="application/vnd.oasis.opendocument.formula" manifest:version="1.2" manifest:full-path="Object 371/"/>
  <manifest:file-entry manifest:media-type="text/xml" manifest:full-path="Object 372/settings.xml"/>
  <manifest:file-entry manifest:media-type="text/xml" manifest:full-path="Object 372/content.xml"/>
  <manifest:file-entry manifest:media-type="" manifest:full-path="Object 372/Configurations2/accelerator/current.xml"/>
  <manifest:file-entry manifest:media-type="application/vnd.sun.xml.ui.configuration" manifest:full-path="Object 372/Configurations2/"/>
  <manifest:file-entry manifest:media-type="application/vnd.oasis.opendocument.formula" manifest:version="1.2" manifest:full-path="Object 372/"/>
  <manifest:file-entry manifest:media-type="text/xml" manifest:full-path="Object 373/settings.xml"/>
  <manifest:file-entry manifest:media-type="text/xml" manifest:full-path="Object 373/content.xml"/>
  <manifest:file-entry manifest:media-type="" manifest:full-path="Object 373/Configurations2/accelerator/current.xml"/>
  <manifest:file-entry manifest:media-type="application/vnd.sun.xml.ui.configuration" manifest:full-path="Object 373/Configurations2/"/>
  <manifest:file-entry manifest:media-type="application/vnd.oasis.opendocument.formula" manifest:version="1.2" manifest:full-path="Object 373/"/>
  <manifest:file-entry manifest:media-type="text/xml" manifest:full-path="Object 374/settings.xml"/>
  <manifest:file-entry manifest:media-type="text/xml" manifest:full-path="Object 374/content.xml"/>
  <manifest:file-entry manifest:media-type="" manifest:full-path="Object 374/Configurations2/accelerator/current.xml"/>
  <manifest:file-entry manifest:media-type="application/vnd.sun.xml.ui.configuration" manifest:full-path="Object 374/Configurations2/"/>
  <manifest:file-entry manifest:media-type="application/vnd.oasis.opendocument.formula" manifest:version="1.2" manifest:full-path="Object 374/"/>
  <manifest:file-entry manifest:media-type="text/xml" manifest:full-path="Object 375/settings.xml"/>
  <manifest:file-entry manifest:media-type="text/xml" manifest:full-path="Object 375/content.xml"/>
  <manifest:file-entry manifest:media-type="" manifest:full-path="Object 375/Configurations2/accelerator/current.xml"/>
  <manifest:file-entry manifest:media-type="application/vnd.sun.xml.ui.configuration" manifest:full-path="Object 375/Configurations2/"/>
  <manifest:file-entry manifest:media-type="application/vnd.oasis.opendocument.formula" manifest:version="1.2" manifest:full-path="Object 375/"/>
  <manifest:file-entry manifest:media-type="text/xml" manifest:full-path="Object 376/settings.xml"/>
  <manifest:file-entry manifest:media-type="text/xml" manifest:full-path="Object 376/content.xml"/>
  <manifest:file-entry manifest:media-type="" manifest:full-path="Object 376/Configurations2/accelerator/current.xml"/>
  <manifest:file-entry manifest:media-type="application/vnd.sun.xml.ui.configuration" manifest:full-path="Object 376/Configurations2/"/>
  <manifest:file-entry manifest:media-type="application/vnd.oasis.opendocument.formula" manifest:version="1.2" manifest:full-path="Object 376/"/>
  <manifest:file-entry manifest:media-type="text/xml" manifest:full-path="Object 377/settings.xml"/>
  <manifest:file-entry manifest:media-type="text/xml" manifest:full-path="Object 377/content.xml"/>
  <manifest:file-entry manifest:media-type="" manifest:full-path="Object 377/Configurations2/accelerator/current.xml"/>
  <manifest:file-entry manifest:media-type="application/vnd.sun.xml.ui.configuration" manifest:full-path="Object 377/Configurations2/"/>
  <manifest:file-entry manifest:media-type="application/vnd.oasis.opendocument.formula" manifest:version="1.2" manifest:full-path="Object 377/"/>
  <manifest:file-entry manifest:media-type="text/xml" manifest:full-path="Object 378/settings.xml"/>
  <manifest:file-entry manifest:media-type="text/xml" manifest:full-path="Object 378/content.xml"/>
  <manifest:file-entry manifest:media-type="" manifest:full-path="Object 378/Configurations2/accelerator/current.xml"/>
  <manifest:file-entry manifest:media-type="application/vnd.sun.xml.ui.configuration" manifest:full-path="Object 378/Configurations2/"/>
  <manifest:file-entry manifest:media-type="application/vnd.oasis.opendocument.formula" manifest:version="1.2" manifest:full-path="Object 378/"/>
  <manifest:file-entry manifest:media-type="text/xml" manifest:full-path="Object 379/settings.xml"/>
  <manifest:file-entry manifest:media-type="text/xml" manifest:full-path="Object 379/content.xml"/>
  <manifest:file-entry manifest:media-type="" manifest:full-path="Object 379/Configurations2/accelerator/current.xml"/>
  <manifest:file-entry manifest:media-type="application/vnd.sun.xml.ui.configuration" manifest:full-path="Object 379/Configurations2/"/>
  <manifest:file-entry manifest:media-type="application/vnd.oasis.opendocument.formula" manifest:version="1.2" manifest:full-path="Object 379/"/>
  <manifest:file-entry manifest:media-type="text/xml" manifest:full-path="Object 450/settings.xml"/>
  <manifest:file-entry manifest:media-type="text/xml" manifest:full-path="Object 450/content.xml"/>
  <manifest:file-entry manifest:media-type="" manifest:full-path="Object 450/Configurations2/accelerator/current.xml"/>
  <manifest:file-entry manifest:media-type="application/vnd.sun.xml.ui.configuration" manifest:full-path="Object 450/Configurations2/"/>
  <manifest:file-entry manifest:media-type="application/vnd.oasis.opendocument.formula" manifest:version="1.2" manifest:full-path="Object 450/"/>
  <manifest:file-entry manifest:media-type="text/xml" manifest:full-path="Object 451/settings.xml"/>
  <manifest:file-entry manifest:media-type="text/xml" manifest:full-path="Object 451/content.xml"/>
  <manifest:file-entry manifest:media-type="" manifest:full-path="Object 451/Configurations2/accelerator/current.xml"/>
  <manifest:file-entry manifest:media-type="application/vnd.sun.xml.ui.configuration" manifest:full-path="Object 451/Configurations2/"/>
  <manifest:file-entry manifest:media-type="application/vnd.oasis.opendocument.formula" manifest:version="1.2" manifest:full-path="Object 451/"/>
  <manifest:file-entry manifest:media-type="text/xml" manifest:full-path="Object 452/settings.xml"/>
  <manifest:file-entry manifest:media-type="text/xml" manifest:full-path="Object 452/content.xml"/>
  <manifest:file-entry manifest:media-type="" manifest:full-path="Object 452/Configurations2/accelerator/current.xml"/>
  <manifest:file-entry manifest:media-type="application/vnd.sun.xml.ui.configuration" manifest:full-path="Object 452/Configurations2/"/>
  <manifest:file-entry manifest:media-type="application/vnd.oasis.opendocument.formula" manifest:version="1.2" manifest:full-path="Object 452/"/>
  <manifest:file-entry manifest:media-type="text/xml" manifest:full-path="Object 453/settings.xml"/>
  <manifest:file-entry manifest:media-type="text/xml" manifest:full-path="Object 453/content.xml"/>
  <manifest:file-entry manifest:media-type="" manifest:full-path="Object 453/Configurations2/accelerator/current.xml"/>
  <manifest:file-entry manifest:media-type="application/vnd.sun.xml.ui.configuration" manifest:full-path="Object 453/Configurations2/"/>
  <manifest:file-entry manifest:media-type="application/vnd.oasis.opendocument.formula" manifest:version="1.2" manifest:full-path="Object 453/"/>
  <manifest:file-entry manifest:media-type="text/xml" manifest:full-path="Object 454/settings.xml"/>
  <manifest:file-entry manifest:media-type="text/xml" manifest:full-path="Object 454/content.xml"/>
  <manifest:file-entry manifest:media-type="" manifest:full-path="Object 454/Configurations2/accelerator/current.xml"/>
  <manifest:file-entry manifest:media-type="application/vnd.sun.xml.ui.configuration" manifest:full-path="Object 454/Configurations2/"/>
  <manifest:file-entry manifest:media-type="application/vnd.oasis.opendocument.formula" manifest:version="1.2" manifest:full-path="Object 454/"/>
  <manifest:file-entry manifest:media-type="text/xml" manifest:full-path="Object 455/settings.xml"/>
  <manifest:file-entry manifest:media-type="text/xml" manifest:full-path="Object 455/content.xml"/>
  <manifest:file-entry manifest:media-type="" manifest:full-path="Object 455/Configurations2/accelerator/current.xml"/>
  <manifest:file-entry manifest:media-type="application/vnd.sun.xml.ui.configuration" manifest:full-path="Object 455/Configurations2/"/>
  <manifest:file-entry manifest:media-type="application/vnd.oasis.opendocument.formula" manifest:version="1.2" manifest:full-path="Object 455/"/>
  <manifest:file-entry manifest:media-type="text/xml" manifest:full-path="Object 456/settings.xml"/>
  <manifest:file-entry manifest:media-type="text/xml" manifest:full-path="Object 456/content.xml"/>
  <manifest:file-entry manifest:media-type="" manifest:full-path="Object 456/Configurations2/accelerator/current.xml"/>
  <manifest:file-entry manifest:media-type="application/vnd.sun.xml.ui.configuration" manifest:full-path="Object 456/Configurations2/"/>
  <manifest:file-entry manifest:media-type="application/vnd.oasis.opendocument.formula" manifest:version="1.2" manifest:full-path="Object 456/"/>
  <manifest:file-entry manifest:media-type="text/xml" manifest:full-path="Object 457/settings.xml"/>
  <manifest:file-entry manifest:media-type="text/xml" manifest:full-path="Object 457/content.xml"/>
  <manifest:file-entry manifest:media-type="" manifest:full-path="Object 457/Configurations2/accelerator/current.xml"/>
  <manifest:file-entry manifest:media-type="application/vnd.sun.xml.ui.configuration" manifest:full-path="Object 457/Configurations2/"/>
  <manifest:file-entry manifest:media-type="application/vnd.oasis.opendocument.formula" manifest:version="1.2" manifest:full-path="Object 457/"/>
  <manifest:file-entry manifest:media-type="text/xml" manifest:full-path="Object 458/settings.xml"/>
  <manifest:file-entry manifest:media-type="text/xml" manifest:full-path="Object 458/content.xml"/>
  <manifest:file-entry manifest:media-type="" manifest:full-path="Object 458/Configurations2/accelerator/current.xml"/>
  <manifest:file-entry manifest:media-type="application/vnd.sun.xml.ui.configuration" manifest:full-path="Object 458/Configurations2/"/>
  <manifest:file-entry manifest:media-type="application/vnd.oasis.opendocument.formula" manifest:version="1.2" manifest:full-path="Object 458/"/>
  <manifest:file-entry manifest:media-type="text/xml" manifest:full-path="content.xml"/>
  <manifest:file-entry manifest:media-type="text/xml" manifest:full-path="Object 459/settings.xml"/>
  <manifest:file-entry manifest:media-type="text/xml" manifest:full-path="Object 459/content.xml"/>
  <manifest:file-entry manifest:media-type="" manifest:full-path="Object 459/Configurations2/accelerator/current.xml"/>
  <manifest:file-entry manifest:media-type="application/vnd.sun.xml.ui.configuration" manifest:full-path="Object 459/Configurations2/"/>
  <manifest:file-entry manifest:media-type="application/vnd.oasis.opendocument.formula" manifest:version="1.2" manifest:full-path="Object 459/"/>
  <manifest:file-entry manifest:media-type="text/xml" manifest:full-path="settings.xml"/>
  <manifest:file-entry manifest:media-type="text/xml" manifest:full-path="meta.xml"/>
  <manifest:file-entry manifest:media-type="text/xml" manifest:full-path="Object 231/settings.xml"/>
  <manifest:file-entry manifest:media-type="text/xml" manifest:full-path="Object 231/content.xml"/>
  <manifest:file-entry manifest:media-type="" manifest:full-path="Object 231/Configurations2/accelerator/current.xml"/>
  <manifest:file-entry manifest:media-type="application/vnd.sun.xml.ui.configuration" manifest:full-path="Object 231/Configurations2/"/>
  <manifest:file-entry manifest:media-type="application/vnd.oasis.opendocument.formula" manifest:version="1.2" manifest:full-path="Object 231/"/>
  <manifest:file-entry manifest:media-type="text/xml" manifest:full-path="Object 380/settings.xml"/>
  <manifest:file-entry manifest:media-type="text/xml" manifest:full-path="Object 380/content.xml"/>
  <manifest:file-entry manifest:media-type="" manifest:full-path="Object 380/Configurations2/accelerator/current.xml"/>
  <manifest:file-entry manifest:media-type="application/vnd.sun.xml.ui.configuration" manifest:full-path="Object 380/Configurations2/"/>
  <manifest:file-entry manifest:media-type="application/vnd.oasis.opendocument.formula" manifest:version="1.2" manifest:full-path="Object 380/"/>
  <manifest:file-entry manifest:media-type="text/xml" manifest:full-path="Object 381/settings.xml"/>
  <manifest:file-entry manifest:media-type="text/xml" manifest:full-path="Object 381/content.xml"/>
  <manifest:file-entry manifest:media-type="" manifest:full-path="Object 381/Configurations2/accelerator/current.xml"/>
  <manifest:file-entry manifest:media-type="application/vnd.sun.xml.ui.configuration" manifest:full-path="Object 381/Configurations2/"/>
  <manifest:file-entry manifest:media-type="application/vnd.oasis.opendocument.formula" manifest:version="1.2" manifest:full-path="Object 381/"/>
  <manifest:file-entry manifest:media-type="text/xml" manifest:full-path="Object 382/settings.xml"/>
  <manifest:file-entry manifest:media-type="text/xml" manifest:full-path="Object 382/content.xml"/>
  <manifest:file-entry manifest:media-type="" manifest:full-path="Object 382/Configurations2/accelerator/current.xml"/>
  <manifest:file-entry manifest:media-type="application/vnd.sun.xml.ui.configuration" manifest:full-path="Object 382/Configurations2/"/>
  <manifest:file-entry manifest:media-type="application/vnd.oasis.opendocument.formula" manifest:version="1.2" manifest:full-path="Object 382/"/>
  <manifest:file-entry manifest:media-type="text/xml" manifest:full-path="Object 383/settings.xml"/>
  <manifest:file-entry manifest:media-type="text/xml" manifest:full-path="Object 383/content.xml"/>
  <manifest:file-entry manifest:media-type="" manifest:full-path="Object 383/Configurations2/accelerator/current.xml"/>
  <manifest:file-entry manifest:media-type="application/vnd.sun.xml.ui.configuration" manifest:full-path="Object 383/Configurations2/"/>
  <manifest:file-entry manifest:media-type="application/vnd.oasis.opendocument.formula" manifest:version="1.2" manifest:full-path="Object 383/"/>
  <manifest:file-entry manifest:media-type="text/xml" manifest:full-path="Object 384/settings.xml"/>
  <manifest:file-entry manifest:media-type="text/xml" manifest:full-path="Object 384/content.xml"/>
  <manifest:file-entry manifest:media-type="" manifest:full-path="Object 384/Configurations2/accelerator/current.xml"/>
  <manifest:file-entry manifest:media-type="application/vnd.sun.xml.ui.configuration" manifest:full-path="Object 384/Configurations2/"/>
  <manifest:file-entry manifest:media-type="application/vnd.oasis.opendocument.formula" manifest:version="1.2" manifest:full-path="Object 384/"/>
  <manifest:file-entry manifest:media-type="text/xml" manifest:full-path="Object 385/settings.xml"/>
  <manifest:file-entry manifest:media-type="text/xml" manifest:full-path="Object 385/content.xml"/>
  <manifest:file-entry manifest:media-type="" manifest:full-path="Object 385/Configurations2/accelerator/current.xml"/>
  <manifest:file-entry manifest:media-type="application/vnd.sun.xml.ui.configuration" manifest:full-path="Object 385/Configurations2/"/>
  <manifest:file-entry manifest:media-type="application/vnd.oasis.opendocument.formula" manifest:version="1.2" manifest:full-path="Object 385/"/>
  <manifest:file-entry manifest:media-type="text/xml" manifest:full-path="Object 386/settings.xml"/>
  <manifest:file-entry manifest:media-type="text/xml" manifest:full-path="Object 386/content.xml"/>
  <manifest:file-entry manifest:media-type="" manifest:full-path="Object 386/Configurations2/accelerator/current.xml"/>
  <manifest:file-entry manifest:media-type="application/vnd.sun.xml.ui.configuration" manifest:full-path="Object 386/Configurations2/"/>
  <manifest:file-entry manifest:media-type="application/vnd.oasis.opendocument.formula" manifest:version="1.2" manifest:full-path="Object 386/"/>
  <manifest:file-entry manifest:media-type="text/xml" manifest:full-path="Object 319/settings.xml"/>
  <manifest:file-entry manifest:media-type="text/xml" manifest:full-path="Object 319/content.xml"/>
  <manifest:file-entry manifest:media-type="" manifest:full-path="Object 319/Configurations2/accelerator/current.xml"/>
  <manifest:file-entry manifest:media-type="application/vnd.sun.xml.ui.configuration" manifest:full-path="Object 319/Configurations2/"/>
  <manifest:file-entry manifest:media-type="application/vnd.oasis.opendocument.formula" manifest:version="1.2" manifest:full-path="Object 319/"/>
  <manifest:file-entry manifest:media-type="text/xml" manifest:full-path="Object 387/settings.xml"/>
  <manifest:file-entry manifest:media-type="text/xml" manifest:full-path="Object 387/content.xml"/>
  <manifest:file-entry manifest:media-type="" manifest:full-path="Object 387/Configurations2/accelerator/current.xml"/>
  <manifest:file-entry manifest:media-type="application/vnd.sun.xml.ui.configuration" manifest:full-path="Object 387/Configurations2/"/>
  <manifest:file-entry manifest:media-type="application/vnd.oasis.opendocument.formula" manifest:version="1.2" manifest:full-path="Object 387/"/>
  <manifest:file-entry manifest:media-type="text/xml" manifest:full-path="Object 388/settings.xml"/>
  <manifest:file-entry manifest:media-type="text/xml" manifest:full-path="Object 388/content.xml"/>
  <manifest:file-entry manifest:media-type="" manifest:full-path="Object 388/Configurations2/accelerator/current.xml"/>
  <manifest:file-entry manifest:media-type="application/vnd.sun.xml.ui.configuration" manifest:full-path="Object 388/Configurations2/"/>
  <manifest:file-entry manifest:media-type="application/vnd.oasis.opendocument.formula" manifest:version="1.2" manifest:full-path="Object 388/"/>
  <manifest:file-entry manifest:media-type="text/xml" manifest:full-path="Object 389/settings.xml"/>
  <manifest:file-entry manifest:media-type="text/xml" manifest:full-path="Object 389/content.xml"/>
  <manifest:file-entry manifest:media-type="" manifest:full-path="Object 389/Configurations2/accelerator/current.xml"/>
  <manifest:file-entry manifest:media-type="application/vnd.sun.xml.ui.configuration" manifest:full-path="Object 389/Configurations2/"/>
  <manifest:file-entry manifest:media-type="application/vnd.oasis.opendocument.formula" manifest:version="1.2" manifest:full-path="Object 389/"/>
  <manifest:file-entry manifest:media-type="application/x-openoffice-gdimetafile;windows_formatname=&quot;GDIMetaFile&quot;" manifest:full-path="ObjectReplacements/Object 371"/>
  <manifest:file-entry manifest:media-type="application/x-openoffice-gdimetafile;windows_formatname=&quot;GDIMetaFile&quot;" manifest:full-path="ObjectReplacements/Object 372"/>
  <manifest:file-entry manifest:media-type="application/x-openoffice-gdimetafile;windows_formatname=&quot;GDIMetaFile&quot;" manifest:full-path="ObjectReplacements/Object 373"/>
  <manifest:file-entry manifest:media-type="application/x-openoffice-gdimetafile;windows_formatname=&quot;GDIMetaFile&quot;" manifest:full-path="ObjectReplacements/Object 374"/>
  <manifest:file-entry manifest:media-type="application/x-openoffice-gdimetafile;windows_formatname=&quot;GDIMetaFile&quot;" manifest:full-path="ObjectReplacements/Object 375"/>
  <manifest:file-entry manifest:media-type="application/x-openoffice-gdimetafile;windows_formatname=&quot;GDIMetaFile&quot;" manifest:full-path="ObjectReplacements/Object 376"/>
  <manifest:file-entry manifest:media-type="application/x-openoffice-gdimetafile;windows_formatname=&quot;GDIMetaFile&quot;" manifest:full-path="ObjectReplacements/Object 377"/>
  <manifest:file-entry manifest:media-type="application/x-openoffice-gdimetafile;windows_formatname=&quot;GDIMetaFile&quot;" manifest:full-path="ObjectReplacements/Object 378"/>
  <manifest:file-entry manifest:media-type="application/x-openoffice-gdimetafile;windows_formatname=&quot;GDIMetaFile&quot;" manifest:full-path="ObjectReplacements/Object 379"/>
  <manifest:file-entry manifest:media-type="application/x-openoffice-gdimetafile;windows_formatname=&quot;GDIMetaFile&quot;" manifest:full-path="ObjectReplacements/Object 450"/>
  <manifest:file-entry manifest:media-type="application/x-openoffice-gdimetafile;windows_formatname=&quot;GDIMetaFile&quot;" manifest:full-path="ObjectReplacements/Object 451"/>
  <manifest:file-entry manifest:media-type="application/x-openoffice-gdimetafile;windows_formatname=&quot;GDIMetaFile&quot;" manifest:full-path="ObjectReplacements/Object 452"/>
  <manifest:file-entry manifest:media-type="application/x-openoffice-gdimetafile;windows_formatname=&quot;GDIMetaFile&quot;" manifest:full-path="ObjectReplacements/Object 453"/>
  <manifest:file-entry manifest:media-type="application/x-openoffice-gdimetafile;windows_formatname=&quot;GDIMetaFile&quot;" manifest:full-path="ObjectReplacements/Object 454"/>
  <manifest:file-entry manifest:media-type="application/x-openoffice-gdimetafile;windows_formatname=&quot;GDIMetaFile&quot;" manifest:full-path="ObjectReplacements/Object 455"/>
  <manifest:file-entry manifest:media-type="application/x-openoffice-gdimetafile;windows_formatname=&quot;GDIMetaFile&quot;" manifest:full-path="ObjectReplacements/Object 456"/>
  <manifest:file-entry manifest:media-type="application/x-openoffice-gdimetafile;windows_formatname=&quot;GDIMetaFile&quot;" manifest:full-path="ObjectReplacements/Object 457"/>
  <manifest:file-entry manifest:media-type="application/x-openoffice-gdimetafile;windows_formatname=&quot;GDIMetaFile&quot;" manifest:full-path="ObjectReplacements/Object 458"/>
  <manifest:file-entry manifest:media-type="application/x-openoffice-gdimetafile;windows_formatname=&quot;GDIMetaFile&quot;" manifest:full-path="ObjectReplacements/Object 459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380"/>
  <manifest:file-entry manifest:media-type="application/x-openoffice-gdimetafile;windows_formatname=&quot;GDIMetaFile&quot;" manifest:full-path="ObjectReplacements/Object 381"/>
  <manifest:file-entry manifest:media-type="application/x-openoffice-gdimetafile;windows_formatname=&quot;GDIMetaFile&quot;" manifest:full-path="ObjectReplacements/Object 382"/>
  <manifest:file-entry manifest:media-type="application/x-openoffice-gdimetafile;windows_formatname=&quot;GDIMetaFile&quot;" manifest:full-path="ObjectReplacements/Object 383"/>
  <manifest:file-entry manifest:media-type="application/x-openoffice-gdimetafile;windows_formatname=&quot;GDIMetaFile&quot;" manifest:full-path="ObjectReplacements/Object 384"/>
  <manifest:file-entry manifest:media-type="application/x-openoffice-gdimetafile;windows_formatname=&quot;GDIMetaFile&quot;" manifest:full-path="ObjectReplacements/Object 385"/>
  <manifest:file-entry manifest:media-type="application/x-openoffice-gdimetafile;windows_formatname=&quot;GDIMetaFile&quot;" manifest:full-path="ObjectReplacements/Object 386"/>
  <manifest:file-entry manifest:media-type="application/x-openoffice-gdimetafile;windows_formatname=&quot;GDIMetaFile&quot;" manifest:full-path="ObjectReplacements/Object 319"/>
  <manifest:file-entry manifest:media-type="application/x-openoffice-gdimetafile;windows_formatname=&quot;GDIMetaFile&quot;" manifest:full-path="ObjectReplacements/Object 387"/>
  <manifest:file-entry manifest:media-type="application/x-openoffice-gdimetafile;windows_formatname=&quot;GDIMetaFile&quot;" manifest:full-path="ObjectReplacements/Object 388"/>
  <manifest:file-entry manifest:media-type="application/x-openoffice-gdimetafile;windows_formatname=&quot;GDIMetaFile&quot;" manifest:full-path="ObjectReplacements/Object 389"/>
  <manifest:file-entry manifest:media-type="application/x-openoffice-gdimetafile;windows_formatname=&quot;GDIMetaFile&quot;" manifest:full-path="ObjectReplacements/Object 460"/>
  <manifest:file-entry manifest:media-type="application/x-openoffice-gdimetafile;windows_formatname=&quot;GDIMetaFile&quot;" manifest:full-path="ObjectReplacements/Object 461"/>
  <manifest:file-entry manifest:media-type="application/x-openoffice-gdimetafile;windows_formatname=&quot;GDIMetaFile&quot;" manifest:full-path="ObjectReplacements/Object 463"/>
  <manifest:file-entry manifest:media-type="application/x-openoffice-gdimetafile;windows_formatname=&quot;GDIMetaFile&quot;" manifest:full-path="ObjectReplacements/Object 464"/>
  <manifest:file-entry manifest:media-type="application/x-openoffice-gdimetafile;windows_formatname=&quot;GDIMetaFile&quot;" manifest:full-path="ObjectReplacements/Object 465"/>
  <manifest:file-entry manifest:media-type="application/x-openoffice-gdimetafile;windows_formatname=&quot;GDIMetaFile&quot;" manifest:full-path="ObjectReplacements/Object 466"/>
  <manifest:file-entry manifest:media-type="application/x-openoffice-gdimetafile;windows_formatname=&quot;GDIMetaFile&quot;" manifest:full-path="ObjectReplacements/Object 467"/>
  <manifest:file-entry manifest:media-type="application/x-openoffice-gdimetafile;windows_formatname=&quot;GDIMetaFile&quot;" manifest:full-path="ObjectReplacements/Object 468"/>
  <manifest:file-entry manifest:media-type="application/x-openoffice-gdimetafile;windows_formatname=&quot;GDIMetaFile&quot;" manifest:full-path="ObjectReplacements/Object 469"/>
  <manifest:file-entry manifest:media-type="application/x-openoffice-gdimetafile;windows_formatname=&quot;GDIMetaFile&quot;" manifest:full-path="ObjectReplacements/Object 320"/>
  <manifest:file-entry manifest:media-type="application/x-openoffice-gdimetafile;windows_formatname=&quot;GDIMetaFile&quot;" manifest:full-path="ObjectReplacements/Object 321"/>
  <manifest:file-entry manifest:media-type="application/x-openoffice-gdimetafile;windows_formatname=&quot;GDIMetaFile&quot;" manifest:full-path="ObjectReplacements/Object 322"/>
  <manifest:file-entry manifest:media-type="application/x-openoffice-gdimetafile;windows_formatname=&quot;GDIMetaFile&quot;" manifest:full-path="ObjectReplacements/Object 390"/>
  <manifest:file-entry manifest:media-type="application/x-openoffice-gdimetafile;windows_formatname=&quot;GDIMetaFile&quot;" manifest:full-path="ObjectReplacements/Object 323"/>
  <manifest:file-entry manifest:media-type="application/x-openoffice-gdimetafile;windows_formatname=&quot;GDIMetaFile&quot;" manifest:full-path="ObjectReplacements/Object 391"/>
  <manifest:file-entry manifest:media-type="application/x-openoffice-gdimetafile;windows_formatname=&quot;GDIMetaFile&quot;" manifest:full-path="ObjectReplacements/Object 324"/>
  <manifest:file-entry manifest:media-type="application/x-openoffice-gdimetafile;windows_formatname=&quot;GDIMetaFile&quot;" manifest:full-path="ObjectReplacements/Object 392"/>
  <manifest:file-entry manifest:media-type="application/x-openoffice-gdimetafile;windows_formatname=&quot;GDIMetaFile&quot;" manifest:full-path="ObjectReplacements/Object 325"/>
  <manifest:file-entry manifest:media-type="application/x-openoffice-gdimetafile;windows_formatname=&quot;GDIMetaFile&quot;" manifest:full-path="ObjectReplacements/Object 393"/>
  <manifest:file-entry manifest:media-type="application/x-openoffice-gdimetafile;windows_formatname=&quot;GDIMetaFile&quot;" manifest:full-path="ObjectReplacements/Object 394"/>
  <manifest:file-entry manifest:media-type="application/x-openoffice-gdimetafile;windows_formatname=&quot;GDIMetaFile&quot;" manifest:full-path="ObjectReplacements/Object 326"/>
  <manifest:file-entry manifest:media-type="application/x-openoffice-gdimetafile;windows_formatname=&quot;GDIMetaFile&quot;" manifest:full-path="ObjectReplacements/Object 395"/>
  <manifest:file-entry manifest:media-type="application/x-openoffice-gdimetafile;windows_formatname=&quot;GDIMetaFile&quot;" manifest:full-path="ObjectReplacements/Object 327"/>
  <manifest:file-entry manifest:media-type="application/x-openoffice-gdimetafile;windows_formatname=&quot;GDIMetaFile&quot;" manifest:full-path="ObjectReplacements/Object 396"/>
  <manifest:file-entry manifest:media-type="application/x-openoffice-gdimetafile;windows_formatname=&quot;GDIMetaFile&quot;" manifest:full-path="ObjectReplacements/Object 328"/>
  <manifest:file-entry manifest:media-type="application/x-openoffice-gdimetafile;windows_formatname=&quot;GDIMetaFile&quot;" manifest:full-path="ObjectReplacements/Object 397"/>
  <manifest:file-entry manifest:media-type="application/x-openoffice-gdimetafile;windows_formatname=&quot;GDIMetaFile&quot;" manifest:full-path="ObjectReplacements/Object 329"/>
  <manifest:file-entry manifest:media-type="application/x-openoffice-gdimetafile;windows_formatname=&quot;GDIMetaFile&quot;" manifest:full-path="ObjectReplacements/Object 398"/>
  <manifest:file-entry manifest:media-type="application/x-openoffice-gdimetafile;windows_formatname=&quot;GDIMetaFile&quot;" manifest:full-path="ObjectReplacements/Object 400"/>
  <manifest:file-entry manifest:media-type="application/x-openoffice-gdimetafile;windows_formatname=&quot;GDIMetaFile&quot;" manifest:full-path="ObjectReplacements/Object 401"/>
  <manifest:file-entry manifest:media-type="application/x-openoffice-gdimetafile;windows_formatname=&quot;GDIMetaFile&quot;" manifest:full-path="ObjectReplacements/Object 399"/>
  <manifest:file-entry manifest:media-type="application/x-openoffice-gdimetafile;windows_formatname=&quot;GDIMetaFile&quot;" manifest:full-path="ObjectReplacements/Object 402"/>
  <manifest:file-entry manifest:media-type="application/x-openoffice-gdimetafile;windows_formatname=&quot;GDIMetaFile&quot;" manifest:full-path="ObjectReplacements/Object 470"/>
  <manifest:file-entry manifest:media-type="application/x-openoffice-gdimetafile;windows_formatname=&quot;GDIMetaFile&quot;" manifest:full-path="ObjectReplacements/Object 403"/>
  <manifest:file-entry manifest:media-type="application/x-openoffice-gdimetafile;windows_formatname=&quot;GDIMetaFile&quot;" manifest:full-path="ObjectReplacements/Object 471"/>
  <manifest:file-entry manifest:media-type="application/x-openoffice-gdimetafile;windows_formatname=&quot;GDIMetaFile&quot;" manifest:full-path="ObjectReplacements/Object 404"/>
  <manifest:file-entry manifest:media-type="application/x-openoffice-gdimetafile;windows_formatname=&quot;GDIMetaFile&quot;" manifest:full-path="ObjectReplacements/Object 405"/>
  <manifest:file-entry manifest:media-type="application/x-openoffice-gdimetafile;windows_formatname=&quot;GDIMetaFile&quot;" manifest:full-path="ObjectReplacements/Object 406"/>
  <manifest:file-entry manifest:media-type="application/x-openoffice-gdimetafile;windows_formatname=&quot;GDIMetaFile&quot;" manifest:full-path="ObjectReplacements/Object 407"/>
  <manifest:file-entry manifest:media-type="application/x-openoffice-gdimetafile;windows_formatname=&quot;GDIMetaFile&quot;" manifest:full-path="ObjectReplacements/Object 408"/>
  <manifest:file-entry manifest:media-type="application/x-openoffice-gdimetafile;windows_formatname=&quot;GDIMetaFile&quot;" manifest:full-path="ObjectReplacements/Object 409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330"/>
  <manifest:file-entry manifest:media-type="application/x-openoffice-gdimetafile;windows_formatname=&quot;GDIMetaFile&quot;" manifest:full-path="ObjectReplacements/Object 331"/>
  <manifest:file-entry manifest:media-type="application/x-openoffice-gdimetafile;windows_formatname=&quot;GDIMetaFile&quot;" manifest:full-path="ObjectReplacements/Object 332"/>
  <manifest:file-entry manifest:media-type="application/x-openoffice-gdimetafile;windows_formatname=&quot;GDIMetaFile&quot;" manifest:full-path="ObjectReplacements/Object 333"/>
  <manifest:file-entry manifest:media-type="application/x-openoffice-gdimetafile;windows_formatname=&quot;GDIMetaFile&quot;" manifest:full-path="ObjectReplacements/Object 334"/>
  <manifest:file-entry manifest:media-type="application/x-openoffice-gdimetafile;windows_formatname=&quot;GDIMetaFile&quot;" manifest:full-path="ObjectReplacements/Object 335"/>
  <manifest:file-entry manifest:media-type="application/x-openoffice-gdimetafile;windows_formatname=&quot;GDIMetaFile&quot;" manifest:full-path="ObjectReplacements/Object 336"/>
  <manifest:file-entry manifest:media-type="application/x-openoffice-gdimetafile;windows_formatname=&quot;GDIMetaFile&quot;" manifest:full-path="ObjectReplacements/Object 337"/>
  <manifest:file-entry manifest:media-type="application/x-openoffice-gdimetafile;windows_formatname=&quot;GDIMetaFile&quot;" manifest:full-path="ObjectReplacements/Object 338"/>
  <manifest:file-entry manifest:media-type="application/x-openoffice-gdimetafile;windows_formatname=&quot;GDIMetaFile&quot;" manifest:full-path="ObjectReplacements/Object 339"/>
  <manifest:file-entry manifest:media-type="application/x-openoffice-gdimetafile;windows_formatname=&quot;GDIMetaFile&quot;" manifest:full-path="ObjectReplacements/Object 410"/>
  <manifest:file-entry manifest:media-type="application/x-openoffice-gdimetafile;windows_formatname=&quot;GDIMetaFile&quot;" manifest:full-path="ObjectReplacements/Object 411"/>
  <manifest:file-entry manifest:media-type="application/x-openoffice-gdimetafile;windows_formatname=&quot;GDIMetaFile&quot;" manifest:full-path="ObjectReplacements/Object 412"/>
  <manifest:file-entry manifest:media-type="application/x-openoffice-gdimetafile;windows_formatname=&quot;GDIMetaFile&quot;" manifest:full-path="ObjectReplacements/Object 413"/>
  <manifest:file-entry manifest:media-type="application/x-openoffice-gdimetafile;windows_formatname=&quot;GDIMetaFile&quot;" manifest:full-path="ObjectReplacements/Object 414"/>
  <manifest:file-entry manifest:media-type="application/x-openoffice-gdimetafile;windows_formatname=&quot;GDIMetaFile&quot;" manifest:full-path="ObjectReplacements/Object 415"/>
  <manifest:file-entry manifest:media-type="application/x-openoffice-gdimetafile;windows_formatname=&quot;GDIMetaFile&quot;" manifest:full-path="ObjectReplacements/Object 416"/>
  <manifest:file-entry manifest:media-type="application/x-openoffice-gdimetafile;windows_formatname=&quot;GDIMetaFile&quot;" manifest:full-path="ObjectReplacements/Object 417"/>
  <manifest:file-entry manifest:media-type="application/x-openoffice-gdimetafile;windows_formatname=&quot;GDIMetaFile&quot;" manifest:full-path="ObjectReplacements/Object 418"/>
  <manifest:file-entry manifest:media-type="application/x-openoffice-gdimetafile;windows_formatname=&quot;GDIMetaFile&quot;" manifest:full-path="ObjectReplacements/Object 419"/>
  <manifest:file-entry manifest:media-type="application/x-openoffice-gdimetafile;windows_formatname=&quot;GDIMetaFile&quot;" manifest:full-path="ObjectReplacements/Object 349"/>
  <manifest:file-entry manifest:media-type="application/x-openoffice-gdimetafile;windows_formatname=&quot;GDIMetaFile&quot;" manifest:full-path="ObjectReplacements/Object 420"/>
  <manifest:file-entry manifest:media-type="application/x-openoffice-gdimetafile;windows_formatname=&quot;GDIMetaFile&quot;" manifest:full-path="ObjectReplacements/Object 421"/>
  <manifest:file-entry manifest:media-type="application/x-openoffice-gdimetafile;windows_formatname=&quot;GDIMetaFile&quot;" manifest:full-path="ObjectReplacements/Object 422"/>
  <manifest:file-entry manifest:media-type="application/x-openoffice-gdimetafile;windows_formatname=&quot;GDIMetaFile&quot;" manifest:full-path="ObjectReplacements/Object 423"/>
  <manifest:file-entry manifest:media-type="application/x-openoffice-gdimetafile;windows_formatname=&quot;GDIMetaFile&quot;" manifest:full-path="ObjectReplacements/Object 424"/>
  <manifest:file-entry manifest:media-type="application/x-openoffice-gdimetafile;windows_formatname=&quot;GDIMetaFile&quot;" manifest:full-path="ObjectReplacements/Object 425"/>
  <manifest:file-entry manifest:media-type="application/x-openoffice-gdimetafile;windows_formatname=&quot;GDIMetaFile&quot;" manifest:full-path="ObjectReplacements/Object 426"/>
  <manifest:file-entry manifest:media-type="application/x-openoffice-gdimetafile;windows_formatname=&quot;GDIMetaFile&quot;" manifest:full-path="ObjectReplacements/Object 427"/>
  <manifest:file-entry manifest:media-type="application/x-openoffice-gdimetafile;windows_formatname=&quot;GDIMetaFile&quot;" manifest:full-path="ObjectReplacements/Object 428"/>
  <manifest:file-entry manifest:media-type="application/x-openoffice-gdimetafile;windows_formatname=&quot;GDIMetaFile&quot;" manifest:full-path="ObjectReplacements/Object 429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350"/>
  <manifest:file-entry manifest:media-type="application/x-openoffice-gdimetafile;windows_formatname=&quot;GDIMetaFile&quot;" manifest:full-path="ObjectReplacements/Object 351"/>
  <manifest:file-entry manifest:media-type="application/x-openoffice-gdimetafile;windows_formatname=&quot;GDIMetaFile&quot;" manifest:full-path="ObjectReplacements/Object 430"/>
  <manifest:file-entry manifest:media-type="application/x-openoffice-gdimetafile;windows_formatname=&quot;GDIMetaFile&quot;" manifest:full-path="ObjectReplacements/Object 431"/>
  <manifest:file-entry manifest:media-type="application/x-openoffice-gdimetafile;windows_formatname=&quot;GDIMetaFile&quot;" manifest:full-path="ObjectReplacements/Object 432"/>
  <manifest:file-entry manifest:media-type="application/x-openoffice-gdimetafile;windows_formatname=&quot;GDIMetaFile&quot;" manifest:full-path="ObjectReplacements/Object 433"/>
  <manifest:file-entry manifest:media-type="application/x-openoffice-gdimetafile;windows_formatname=&quot;GDIMetaFile&quot;" manifest:full-path="ObjectReplacements/Object 434"/>
  <manifest:file-entry manifest:media-type="application/x-openoffice-gdimetafile;windows_formatname=&quot;GDIMetaFile&quot;" manifest:full-path="ObjectReplacements/Object 435"/>
  <manifest:file-entry manifest:media-type="application/x-openoffice-gdimetafile;windows_formatname=&quot;GDIMetaFile&quot;" manifest:full-path="ObjectReplacements/Object 436"/>
  <manifest:file-entry manifest:media-type="application/x-openoffice-gdimetafile;windows_formatname=&quot;GDIMetaFile&quot;" manifest:full-path="ObjectReplacements/Object 437"/>
  <manifest:file-entry manifest:media-type="application/x-openoffice-gdimetafile;windows_formatname=&quot;GDIMetaFile&quot;" manifest:full-path="ObjectReplacements/Object 438"/>
  <manifest:file-entry manifest:media-type="application/x-openoffice-gdimetafile;windows_formatname=&quot;GDIMetaFile&quot;" manifest:full-path="ObjectReplacements/Object 439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363"/>
  <manifest:file-entry manifest:media-type="application/x-openoffice-gdimetafile;windows_formatname=&quot;GDIMetaFile&quot;" manifest:full-path="ObjectReplacements/Object 364"/>
  <manifest:file-entry manifest:media-type="application/x-openoffice-gdimetafile;windows_formatname=&quot;GDIMetaFile&quot;" manifest:full-path="ObjectReplacements/Object 365"/>
  <manifest:file-entry manifest:media-type="application/x-openoffice-gdimetafile;windows_formatname=&quot;GDIMetaFile&quot;" manifest:full-path="ObjectReplacements/Object 36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6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6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6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440"/>
  <manifest:file-entry manifest:media-type="application/x-openoffice-gdimetafile;windows_formatname=&quot;GDIMetaFile&quot;" manifest:full-path="ObjectReplacements/Object 441"/>
  <manifest:file-entry manifest:media-type="application/x-openoffice-gdimetafile;windows_formatname=&quot;GDIMetaFile&quot;" manifest:full-path="ObjectReplacements/Object 442"/>
  <manifest:file-entry manifest:media-type="application/x-openoffice-gdimetafile;windows_formatname=&quot;GDIMetaFile&quot;" manifest:full-path="ObjectReplacements/Object 443"/>
  <manifest:file-entry manifest:media-type="application/x-openoffice-gdimetafile;windows_formatname=&quot;GDIMetaFile&quot;" manifest:full-path="ObjectReplacements/Object 444"/>
  <manifest:file-entry manifest:media-type="application/x-openoffice-gdimetafile;windows_formatname=&quot;GDIMetaFile&quot;" manifest:full-path="ObjectReplacements/Object 445"/>
  <manifest:file-entry manifest:media-type="application/x-openoffice-gdimetafile;windows_formatname=&quot;GDIMetaFile&quot;" manifest:full-path="ObjectReplacements/Object 446"/>
  <manifest:file-entry manifest:media-type="application/x-openoffice-gdimetafile;windows_formatname=&quot;GDIMetaFile&quot;" manifest:full-path="ObjectReplacements/Object 447"/>
  <manifest:file-entry manifest:media-type="application/x-openoffice-gdimetafile;windows_formatname=&quot;GDIMetaFile&quot;" manifest:full-path="ObjectReplacements/Object 448"/>
  <manifest:file-entry manifest:media-type="application/x-openoffice-gdimetafile;windows_formatname=&quot;GDIMetaFile&quot;" manifest:full-path="ObjectReplacements/Object 449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370"/>
  <manifest:file-entry manifest:media-type="text/xml" manifest:full-path="Object 460/settings.xml"/>
  <manifest:file-entry manifest:media-type="text/xml" manifest:full-path="Object 460/content.xml"/>
  <manifest:file-entry manifest:media-type="" manifest:full-path="Object 460/Configurations2/accelerator/current.xml"/>
  <manifest:file-entry manifest:media-type="application/vnd.sun.xml.ui.configuration" manifest:full-path="Object 460/Configurations2/"/>
  <manifest:file-entry manifest:media-type="application/vnd.oasis.opendocument.formula" manifest:version="1.2" manifest:full-path="Object 460/"/>
  <manifest:file-entry manifest:media-type="text/xml" manifest:full-path="Object 461/settings.xml"/>
  <manifest:file-entry manifest:media-type="text/xml" manifest:full-path="Object 461/content.xml"/>
  <manifest:file-entry manifest:media-type="" manifest:full-path="Object 461/Configurations2/accelerator/current.xml"/>
  <manifest:file-entry manifest:media-type="application/vnd.sun.xml.ui.configuration" manifest:full-path="Object 461/Configurations2/"/>
  <manifest:file-entry manifest:media-type="application/vnd.oasis.opendocument.formula" manifest:version="1.2" manifest:full-path="Object 461/"/>
  <manifest:file-entry manifest:media-type="text/xml" manifest:full-path="Object 463/settings.xml"/>
  <manifest:file-entry manifest:media-type="text/xml" manifest:full-path="Object 463/content.xml"/>
  <manifest:file-entry manifest:media-type="" manifest:full-path="Object 463/Configurations2/accelerator/current.xml"/>
  <manifest:file-entry manifest:media-type="application/vnd.sun.xml.ui.configuration" manifest:full-path="Object 463/Configurations2/"/>
  <manifest:file-entry manifest:media-type="application/vnd.oasis.opendocument.formula" manifest:version="1.2" manifest:full-path="Object 463/"/>
  <manifest:file-entry manifest:media-type="text/xml" manifest:full-path="Object 464/settings.xml"/>
  <manifest:file-entry manifest:media-type="text/xml" manifest:full-path="Object 464/content.xml"/>
  <manifest:file-entry manifest:media-type="" manifest:full-path="Object 464/Configurations2/accelerator/current.xml"/>
  <manifest:file-entry manifest:media-type="application/vnd.sun.xml.ui.configuration" manifest:full-path="Object 464/Configurations2/"/>
  <manifest:file-entry manifest:media-type="application/vnd.oasis.opendocument.formula" manifest:version="1.2" manifest:full-path="Object 464/"/>
  <manifest:file-entry manifest:media-type="text/xml" manifest:full-path="Object 465/settings.xml"/>
  <manifest:file-entry manifest:media-type="text/xml" manifest:full-path="Object 465/content.xml"/>
  <manifest:file-entry manifest:media-type="" manifest:full-path="Object 465/Configurations2/accelerator/current.xml"/>
  <manifest:file-entry manifest:media-type="application/vnd.sun.xml.ui.configuration" manifest:full-path="Object 465/Configurations2/"/>
  <manifest:file-entry manifest:media-type="application/vnd.oasis.opendocument.formula" manifest:version="1.2" manifest:full-path="Object 465/"/>
  <manifest:file-entry manifest:media-type="text/xml" manifest:full-path="Object 466/settings.xml"/>
  <manifest:file-entry manifest:media-type="text/xml" manifest:full-path="Object 466/content.xml"/>
  <manifest:file-entry manifest:media-type="" manifest:full-path="Object 466/Configurations2/accelerator/current.xml"/>
  <manifest:file-entry manifest:media-type="application/vnd.sun.xml.ui.configuration" manifest:full-path="Object 466/Configurations2/"/>
  <manifest:file-entry manifest:media-type="application/vnd.oasis.opendocument.formula" manifest:version="1.2" manifest:full-path="Object 466/"/>
  <manifest:file-entry manifest:media-type="text/xml" manifest:full-path="Object 467/settings.xml"/>
  <manifest:file-entry manifest:media-type="text/xml" manifest:full-path="Object 467/content.xml"/>
  <manifest:file-entry manifest:media-type="" manifest:full-path="Object 467/Configurations2/accelerator/current.xml"/>
  <manifest:file-entry manifest:media-type="application/vnd.sun.xml.ui.configuration" manifest:full-path="Object 467/Configurations2/"/>
  <manifest:file-entry manifest:media-type="application/vnd.oasis.opendocument.formula" manifest:version="1.2" manifest:full-path="Object 467/"/>
  <manifest:file-entry manifest:media-type="text/xml" manifest:full-path="Object 468/settings.xml"/>
  <manifest:file-entry manifest:media-type="text/xml" manifest:full-path="Object 468/content.xml"/>
  <manifest:file-entry manifest:media-type="" manifest:full-path="Object 468/Configurations2/accelerator/current.xml"/>
  <manifest:file-entry manifest:media-type="application/vnd.sun.xml.ui.configuration" manifest:full-path="Object 468/Configurations2/"/>
  <manifest:file-entry manifest:media-type="application/vnd.oasis.opendocument.formula" manifest:version="1.2" manifest:full-path="Object 468/"/>
  <manifest:file-entry manifest:media-type="text/xml" manifest:full-path="Object 469/settings.xml"/>
  <manifest:file-entry manifest:media-type="text/xml" manifest:full-path="Object 469/content.xml"/>
  <manifest:file-entry manifest:media-type="" manifest:full-path="Object 469/Configurations2/accelerator/current.xml"/>
  <manifest:file-entry manifest:media-type="application/vnd.sun.xml.ui.configuration" manifest:full-path="Object 469/Configurations2/"/>
  <manifest:file-entry manifest:media-type="application/vnd.oasis.opendocument.formula" manifest:version="1.2" manifest:full-path="Object 469/"/>
  <manifest:file-entry manifest:media-type="text/xml" manifest:full-path="Object 320/settings.xml"/>
  <manifest:file-entry manifest:media-type="text/xml" manifest:full-path="Object 320/content.xml"/>
  <manifest:file-entry manifest:media-type="" manifest:full-path="Object 320/Configurations2/accelerator/current.xml"/>
  <manifest:file-entry manifest:media-type="application/vnd.sun.xml.ui.configuration" manifest:full-path="Object 320/Configurations2/"/>
  <manifest:file-entry manifest:media-type="application/vnd.oasis.opendocument.formula" manifest:version="1.2" manifest:full-path="Object 320/"/>
  <manifest:file-entry manifest:media-type="text/xml" manifest:full-path="Object 321/settings.xml"/>
  <manifest:file-entry manifest:media-type="text/xml" manifest:full-path="Object 321/content.xml"/>
  <manifest:file-entry manifest:media-type="" manifest:full-path="Object 321/Configurations2/accelerator/current.xml"/>
  <manifest:file-entry manifest:media-type="application/vnd.sun.xml.ui.configuration" manifest:full-path="Object 321/Configurations2/"/>
  <manifest:file-entry manifest:media-type="application/vnd.oasis.opendocument.formula" manifest:version="1.2" manifest:full-path="Object 321/"/>
  <manifest:file-entry manifest:media-type="text/xml" manifest:full-path="Object 322/settings.xml"/>
  <manifest:file-entry manifest:media-type="text/xml" manifest:full-path="Object 322/content.xml"/>
  <manifest:file-entry manifest:media-type="" manifest:full-path="Object 322/Configurations2/accelerator/current.xml"/>
  <manifest:file-entry manifest:media-type="application/vnd.sun.xml.ui.configuration" manifest:full-path="Object 322/Configurations2/"/>
  <manifest:file-entry manifest:media-type="application/vnd.oasis.opendocument.formula" manifest:version="1.2" manifest:full-path="Object 322/"/>
  <manifest:file-entry manifest:media-type="text/xml" manifest:full-path="Object 390/settings.xml"/>
  <manifest:file-entry manifest:media-type="text/xml" manifest:full-path="Object 390/content.xml"/>
  <manifest:file-entry manifest:media-type="" manifest:full-path="Object 390/Configurations2/accelerator/current.xml"/>
  <manifest:file-entry manifest:media-type="application/vnd.sun.xml.ui.configuration" manifest:full-path="Object 390/Configurations2/"/>
  <manifest:file-entry manifest:media-type="application/vnd.oasis.opendocument.formula" manifest:version="1.2" manifest:full-path="Object 390/"/>
  <manifest:file-entry manifest:media-type="text/xml" manifest:full-path="Object 323/settings.xml"/>
  <manifest:file-entry manifest:media-type="text/xml" manifest:full-path="Object 323/content.xml"/>
  <manifest:file-entry manifest:media-type="" manifest:full-path="Object 323/Configurations2/accelerator/current.xml"/>
  <manifest:file-entry manifest:media-type="application/vnd.sun.xml.ui.configuration" manifest:full-path="Object 323/Configurations2/"/>
  <manifest:file-entry manifest:media-type="application/vnd.oasis.opendocument.formula" manifest:version="1.2" manifest:full-path="Object 323/"/>
  <manifest:file-entry manifest:media-type="text/xml" manifest:full-path="Object 391/settings.xml"/>
  <manifest:file-entry manifest:media-type="text/xml" manifest:full-path="Object 391/content.xml"/>
  <manifest:file-entry manifest:media-type="" manifest:full-path="Object 391/Configurations2/accelerator/current.xml"/>
  <manifest:file-entry manifest:media-type="application/vnd.sun.xml.ui.configuration" manifest:full-path="Object 391/Configurations2/"/>
  <manifest:file-entry manifest:media-type="application/vnd.oasis.opendocument.formula" manifest:version="1.2" manifest:full-path="Object 391/"/>
  <manifest:file-entry manifest:media-type="text/xml" manifest:full-path="Object 324/settings.xml"/>
  <manifest:file-entry manifest:media-type="text/xml" manifest:full-path="Object 324/content.xml"/>
  <manifest:file-entry manifest:media-type="" manifest:full-path="Object 324/Configurations2/accelerator/current.xml"/>
  <manifest:file-entry manifest:media-type="application/vnd.sun.xml.ui.configuration" manifest:full-path="Object 324/Configurations2/"/>
  <manifest:file-entry manifest:media-type="application/vnd.oasis.opendocument.formula" manifest:version="1.2" manifest:full-path="Object 324/"/>
  <manifest:file-entry manifest:media-type="text/xml" manifest:full-path="Object 392/settings.xml"/>
  <manifest:file-entry manifest:media-type="text/xml" manifest:full-path="Object 392/content.xml"/>
  <manifest:file-entry manifest:media-type="" manifest:full-path="Object 392/Configurations2/accelerator/current.xml"/>
  <manifest:file-entry manifest:media-type="application/vnd.sun.xml.ui.configuration" manifest:full-path="Object 392/Configurations2/"/>
  <manifest:file-entry manifest:media-type="application/vnd.oasis.opendocument.formula" manifest:version="1.2" manifest:full-path="Object 392/"/>
  <manifest:file-entry manifest:media-type="text/xml" manifest:full-path="Object 325/settings.xml"/>
  <manifest:file-entry manifest:media-type="text/xml" manifest:full-path="Object 325/content.xml"/>
  <manifest:file-entry manifest:media-type="" manifest:full-path="Object 325/Configurations2/accelerator/current.xml"/>
  <manifest:file-entry manifest:media-type="application/vnd.sun.xml.ui.configuration" manifest:full-path="Object 325/Configurations2/"/>
  <manifest:file-entry manifest:media-type="application/vnd.oasis.opendocument.formula" manifest:version="1.2" manifest:full-path="Object 325/"/>
  <manifest:file-entry manifest:media-type="text/xml" manifest:full-path="Object 393/settings.xml"/>
  <manifest:file-entry manifest:media-type="text/xml" manifest:full-path="Object 393/content.xml"/>
  <manifest:file-entry manifest:media-type="" manifest:full-path="Object 393/Configurations2/accelerator/current.xml"/>
  <manifest:file-entry manifest:media-type="application/vnd.sun.xml.ui.configuration" manifest:full-path="Object 393/Configurations2/"/>
  <manifest:file-entry manifest:media-type="application/vnd.oasis.opendocument.formula" manifest:version="1.2" manifest:full-path="Object 393/"/>
  <manifest:file-entry manifest:media-type="text/xml" manifest:full-path="Object 394/settings.xml"/>
  <manifest:file-entry manifest:media-type="text/xml" manifest:full-path="Object 394/content.xml"/>
  <manifest:file-entry manifest:media-type="" manifest:full-path="Object 394/Configurations2/accelerator/current.xml"/>
  <manifest:file-entry manifest:media-type="application/vnd.sun.xml.ui.configuration" manifest:full-path="Object 394/Configurations2/"/>
  <manifest:file-entry manifest:media-type="application/vnd.oasis.opendocument.formula" manifest:version="1.2" manifest:full-path="Object 394/"/>
  <manifest:file-entry manifest:media-type="text/xml" manifest:full-path="Object 326/settings.xml"/>
  <manifest:file-entry manifest:media-type="text/xml" manifest:full-path="Object 326/content.xml"/>
  <manifest:file-entry manifest:media-type="" manifest:full-path="Object 326/Configurations2/accelerator/current.xml"/>
  <manifest:file-entry manifest:media-type="application/vnd.sun.xml.ui.configuration" manifest:full-path="Object 326/Configurations2/"/>
  <manifest:file-entry manifest:media-type="application/vnd.oasis.opendocument.formula" manifest:version="1.2" manifest:full-path="Object 326/"/>
  <manifest:file-entry manifest:media-type="text/xml" manifest:full-path="Object 395/settings.xml"/>
  <manifest:file-entry manifest:media-type="text/xml" manifest:full-path="Object 395/content.xml"/>
  <manifest:file-entry manifest:media-type="" manifest:full-path="Object 395/Configurations2/accelerator/current.xml"/>
  <manifest:file-entry manifest:media-type="application/vnd.sun.xml.ui.configuration" manifest:full-path="Object 395/Configurations2/"/>
  <manifest:file-entry manifest:media-type="application/vnd.oasis.opendocument.formula" manifest:version="1.2" manifest:full-path="Object 395/"/>
  <manifest:file-entry manifest:media-type="text/xml" manifest:full-path="Object 327/settings.xml"/>
  <manifest:file-entry manifest:media-type="text/xml" manifest:full-path="Object 327/content.xml"/>
  <manifest:file-entry manifest:media-type="" manifest:full-path="Object 327/Configurations2/accelerator/current.xml"/>
  <manifest:file-entry manifest:media-type="application/vnd.sun.xml.ui.configuration" manifest:full-path="Object 327/Configurations2/"/>
  <manifest:file-entry manifest:media-type="application/vnd.oasis.opendocument.formula" manifest:version="1.2" manifest:full-path="Object 327/"/>
  <manifest:file-entry manifest:media-type="text/xml" manifest:full-path="Object 396/settings.xml"/>
  <manifest:file-entry manifest:media-type="text/xml" manifest:full-path="Object 396/content.xml"/>
  <manifest:file-entry manifest:media-type="" manifest:full-path="Object 396/Configurations2/accelerator/current.xml"/>
  <manifest:file-entry manifest:media-type="application/vnd.sun.xml.ui.configuration" manifest:full-path="Object 396/Configurations2/"/>
  <manifest:file-entry manifest:media-type="application/vnd.oasis.opendocument.formula" manifest:version="1.2" manifest:full-path="Object 396/"/>
  <manifest:file-entry manifest:media-type="text/xml" manifest:full-path="Object 328/settings.xml"/>
  <manifest:file-entry manifest:media-type="text/xml" manifest:full-path="Object 328/content.xml"/>
  <manifest:file-entry manifest:media-type="" manifest:full-path="Object 328/Configurations2/accelerator/current.xml"/>
  <manifest:file-entry manifest:media-type="application/vnd.sun.xml.ui.configuration" manifest:full-path="Object 328/Configurations2/"/>
  <manifest:file-entry manifest:media-type="application/vnd.oasis.opendocument.formula" manifest:version="1.2" manifest:full-path="Object 328/"/>
  <manifest:file-entry manifest:media-type="text/xml" manifest:full-path="Object 397/settings.xml"/>
  <manifest:file-entry manifest:media-type="text/xml" manifest:full-path="Object 397/content.xml"/>
  <manifest:file-entry manifest:media-type="" manifest:full-path="Object 397/Configurations2/accelerator/current.xml"/>
  <manifest:file-entry manifest:media-type="application/vnd.sun.xml.ui.configuration" manifest:full-path="Object 397/Configurations2/"/>
  <manifest:file-entry manifest:media-type="application/vnd.oasis.opendocument.formula" manifest:version="1.2" manifest:full-path="Object 397/"/>
  <manifest:file-entry manifest:media-type="text/xml" manifest:full-path="Object 329/settings.xml"/>
  <manifest:file-entry manifest:media-type="text/xml" manifest:full-path="Object 329/content.xml"/>
  <manifest:file-entry manifest:media-type="" manifest:full-path="Object 329/Configurations2/accelerator/current.xml"/>
  <manifest:file-entry manifest:media-type="application/vnd.sun.xml.ui.configuration" manifest:full-path="Object 329/Configurations2/"/>
  <manifest:file-entry manifest:media-type="application/vnd.oasis.opendocument.formula" manifest:version="1.2" manifest:full-path="Object 329/"/>
  <manifest:file-entry manifest:media-type="text/xml" manifest:full-path="Object 398/settings.xml"/>
  <manifest:file-entry manifest:media-type="text/xml" manifest:full-path="Object 398/content.xml"/>
  <manifest:file-entry manifest:media-type="" manifest:full-path="Object 398/Configurations2/accelerator/current.xml"/>
  <manifest:file-entry manifest:media-type="application/vnd.sun.xml.ui.configuration" manifest:full-path="Object 398/Configurations2/"/>
  <manifest:file-entry manifest:media-type="application/vnd.oasis.opendocument.formula" manifest:version="1.2" manifest:full-path="Object 398/"/>
  <manifest:file-entry manifest:media-type="text/xml" manifest:full-path="Object 400/settings.xml"/>
  <manifest:file-entry manifest:media-type="text/xml" manifest:full-path="Object 400/content.xml"/>
  <manifest:file-entry manifest:media-type="" manifest:full-path="Object 400/Configurations2/accelerator/current.xml"/>
  <manifest:file-entry manifest:media-type="application/vnd.sun.xml.ui.configuration" manifest:full-path="Object 400/Configurations2/"/>
  <manifest:file-entry manifest:media-type="application/vnd.oasis.opendocument.formula" manifest:version="1.2" manifest:full-path="Object 400/"/>
  <manifest:file-entry manifest:media-type="text/xml" manifest:full-path="Object 401/settings.xml"/>
  <manifest:file-entry manifest:media-type="text/xml" manifest:full-path="Object 401/content.xml"/>
  <manifest:file-entry manifest:media-type="" manifest:full-path="Object 401/Configurations2/accelerator/current.xml"/>
  <manifest:file-entry manifest:media-type="application/vnd.sun.xml.ui.configuration" manifest:full-path="Object 401/Configurations2/"/>
  <manifest:file-entry manifest:media-type="application/vnd.oasis.opendocument.formula" manifest:version="1.2" manifest:full-path="Object 401/"/>
  <manifest:file-entry manifest:media-type="text/xml" manifest:full-path="Object 399/settings.xml"/>
  <manifest:file-entry manifest:media-type="text/xml" manifest:full-path="Object 399/content.xml"/>
  <manifest:file-entry manifest:media-type="" manifest:full-path="Object 399/Configurations2/accelerator/current.xml"/>
  <manifest:file-entry manifest:media-type="application/vnd.sun.xml.ui.configuration" manifest:full-path="Object 399/Configurations2/"/>
  <manifest:file-entry manifest:media-type="application/vnd.oasis.opendocument.formula" manifest:version="1.2" manifest:full-path="Object 399/"/>
  <manifest:file-entry manifest:media-type="text/xml" manifest:full-path="Object 402/settings.xml"/>
  <manifest:file-entry manifest:media-type="text/xml" manifest:full-path="Object 402/content.xml"/>
  <manifest:file-entry manifest:media-type="" manifest:full-path="Object 402/Configurations2/accelerator/current.xml"/>
  <manifest:file-entry manifest:media-type="application/vnd.sun.xml.ui.configuration" manifest:full-path="Object 402/Configurations2/"/>
  <manifest:file-entry manifest:media-type="application/vnd.oasis.opendocument.formula" manifest:version="1.2" manifest:full-path="Object 402/"/>
  <manifest:file-entry manifest:media-type="text/xml" manifest:full-path="Object 470/settings.xml"/>
  <manifest:file-entry manifest:media-type="text/xml" manifest:full-path="Object 470/content.xml"/>
  <manifest:file-entry manifest:media-type="" manifest:full-path="Object 470/Configurations2/accelerator/current.xml"/>
  <manifest:file-entry manifest:media-type="application/vnd.sun.xml.ui.configuration" manifest:full-path="Object 470/Configurations2/"/>
  <manifest:file-entry manifest:media-type="application/vnd.oasis.opendocument.formula" manifest:version="1.2" manifest:full-path="Object 470/"/>
  <manifest:file-entry manifest:media-type="text/xml" manifest:full-path="Object 403/settings.xml"/>
  <manifest:file-entry manifest:media-type="text/xml" manifest:full-path="Object 403/content.xml"/>
  <manifest:file-entry manifest:media-type="" manifest:full-path="Object 403/Configurations2/accelerator/current.xml"/>
  <manifest:file-entry manifest:media-type="application/vnd.sun.xml.ui.configuration" manifest:full-path="Object 403/Configurations2/"/>
  <manifest:file-entry manifest:media-type="application/vnd.oasis.opendocument.formula" manifest:version="1.2" manifest:full-path="Object 403/"/>
  <manifest:file-entry manifest:media-type="text/xml" manifest:full-path="Object 471/settings.xml"/>
  <manifest:file-entry manifest:media-type="text/xml" manifest:full-path="Object 471/content.xml"/>
  <manifest:file-entry manifest:media-type="" manifest:full-path="Object 471/Configurations2/accelerator/current.xml"/>
  <manifest:file-entry manifest:media-type="application/vnd.sun.xml.ui.configuration" manifest:full-path="Object 471/Configurations2/"/>
  <manifest:file-entry manifest:media-type="application/vnd.oasis.opendocument.formula" manifest:version="1.2" manifest:full-path="Object 471/"/>
  <manifest:file-entry manifest:media-type="text/xml" manifest:full-path="Object 404/settings.xml"/>
  <manifest:file-entry manifest:media-type="text/xml" manifest:full-path="Object 404/content.xml"/>
  <manifest:file-entry manifest:media-type="" manifest:full-path="Object 404/Configurations2/accelerator/current.xml"/>
  <manifest:file-entry manifest:media-type="application/vnd.sun.xml.ui.configuration" manifest:full-path="Object 404/Configurations2/"/>
  <manifest:file-entry manifest:media-type="application/vnd.oasis.opendocument.formula" manifest:version="1.2" manifest:full-path="Object 404/"/>
  <manifest:file-entry manifest:media-type="text/xml" manifest:full-path="Object 405/settings.xml"/>
  <manifest:file-entry manifest:media-type="text/xml" manifest:full-path="Object 405/content.xml"/>
  <manifest:file-entry manifest:media-type="" manifest:full-path="Object 405/Configurations2/accelerator/current.xml"/>
  <manifest:file-entry manifest:media-type="application/vnd.sun.xml.ui.configuration" manifest:full-path="Object 405/Configurations2/"/>
  <manifest:file-entry manifest:media-type="application/vnd.oasis.opendocument.formula" manifest:version="1.2" manifest:full-path="Object 405/"/>
  <manifest:file-entry manifest:media-type="text/xml" manifest:full-path="Object 406/settings.xml"/>
  <manifest:file-entry manifest:media-type="text/xml" manifest:full-path="Object 406/content.xml"/>
  <manifest:file-entry manifest:media-type="" manifest:full-path="Object 406/Configurations2/accelerator/current.xml"/>
  <manifest:file-entry manifest:media-type="application/vnd.sun.xml.ui.configuration" manifest:full-path="Object 406/Configurations2/"/>
  <manifest:file-entry manifest:media-type="application/vnd.oasis.opendocument.formula" manifest:version="1.2" manifest:full-path="Object 406/"/>
  <manifest:file-entry manifest:media-type="text/xml" manifest:full-path="Object 407/settings.xml"/>
  <manifest:file-entry manifest:media-type="text/xml" manifest:full-path="Object 407/content.xml"/>
  <manifest:file-entry manifest:media-type="" manifest:full-path="Object 407/Configurations2/accelerator/current.xml"/>
  <manifest:file-entry manifest:media-type="application/vnd.sun.xml.ui.configuration" manifest:full-path="Object 407/Configurations2/"/>
  <manifest:file-entry manifest:media-type="application/vnd.oasis.opendocument.formula" manifest:version="1.2" manifest:full-path="Object 407/"/>
  <manifest:file-entry manifest:media-type="text/xml" manifest:full-path="Object 408/settings.xml"/>
  <manifest:file-entry manifest:media-type="text/xml" manifest:full-path="Object 408/content.xml"/>
  <manifest:file-entry manifest:media-type="" manifest:full-path="Object 408/Configurations2/accelerator/current.xml"/>
  <manifest:file-entry manifest:media-type="application/vnd.sun.xml.ui.configuration" manifest:full-path="Object 408/Configurations2/"/>
  <manifest:file-entry manifest:media-type="application/vnd.oasis.opendocument.formula" manifest:version="1.2" manifest:full-path="Object 408/"/>
  <manifest:file-entry manifest:media-type="text/xml" manifest:full-path="Object 409/settings.xml"/>
  <manifest:file-entry manifest:media-type="text/xml" manifest:full-path="Object 409/content.xml"/>
  <manifest:file-entry manifest:media-type="" manifest:full-path="Object 409/Configurations2/accelerator/current.xml"/>
  <manifest:file-entry manifest:media-type="application/vnd.sun.xml.ui.configuration" manifest:full-path="Object 409/Configurations2/"/>
  <manifest:file-entry manifest:media-type="application/vnd.oasis.opendocument.formula" manifest:version="1.2" manifest:full-path="Object 40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7/settings.xml"/>
  <manifest:file-entry manifest:media-type="text/xml" manifest:full-path="Object 107/content.xml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application/vnd.oasis.opendocument.formula" manifest:version="1.2" manifest:full-path="Object 107/"/>
  <manifest:file-entry manifest:media-type="text/xml" manifest:full-path="Object 330/settings.xml"/>
  <manifest:file-entry manifest:media-type="text/xml" manifest:full-path="Object 330/content.xml"/>
  <manifest:file-entry manifest:media-type="" manifest:full-path="Object 330/Configurations2/accelerator/current.xml"/>
  <manifest:file-entry manifest:media-type="application/vnd.sun.xml.ui.configuration" manifest:full-path="Object 330/Configurations2/"/>
  <manifest:file-entry manifest:media-type="application/vnd.oasis.opendocument.formula" manifest:version="1.2" manifest:full-path="Object 330/"/>
  <manifest:file-entry manifest:media-type="text/xml" manifest:full-path="Object 331/settings.xml"/>
  <manifest:file-entry manifest:media-type="text/xml" manifest:full-path="Object 331/content.xml"/>
  <manifest:file-entry manifest:media-type="" manifest:full-path="Object 331/Configurations2/accelerator/current.xml"/>
  <manifest:file-entry manifest:media-type="application/vnd.sun.xml.ui.configuration" manifest:full-path="Object 331/Configurations2/"/>
  <manifest:file-entry manifest:media-type="application/vnd.oasis.opendocument.formula" manifest:version="1.2" manifest:full-path="Object 331/"/>
  <manifest:file-entry manifest:media-type="text/xml" manifest:full-path="Object 332/settings.xml"/>
  <manifest:file-entry manifest:media-type="text/xml" manifest:full-path="Object 332/content.xml"/>
  <manifest:file-entry manifest:media-type="" manifest:full-path="Object 332/Configurations2/accelerator/current.xml"/>
  <manifest:file-entry manifest:media-type="application/vnd.sun.xml.ui.configuration" manifest:full-path="Object 332/Configurations2/"/>
  <manifest:file-entry manifest:media-type="application/vnd.oasis.opendocument.formula" manifest:version="1.2" manifest:full-path="Object 332/"/>
  <manifest:file-entry manifest:media-type="text/xml" manifest:full-path="Object 333/settings.xml"/>
  <manifest:file-entry manifest:media-type="text/xml" manifest:full-path="Object 333/content.xml"/>
  <manifest:file-entry manifest:media-type="" manifest:full-path="Object 333/Configurations2/accelerator/current.xml"/>
  <manifest:file-entry manifest:media-type="application/vnd.sun.xml.ui.configuration" manifest:full-path="Object 333/Configurations2/"/>
  <manifest:file-entry manifest:media-type="application/vnd.oasis.opendocument.formula" manifest:version="1.2" manifest:full-path="Object 333/"/>
  <manifest:file-entry manifest:media-type="text/xml" manifest:full-path="Object 334/settings.xml"/>
  <manifest:file-entry manifest:media-type="text/xml" manifest:full-path="Object 334/content.xml"/>
  <manifest:file-entry manifest:media-type="" manifest:full-path="Object 334/Configurations2/accelerator/current.xml"/>
  <manifest:file-entry manifest:media-type="application/vnd.sun.xml.ui.configuration" manifest:full-path="Object 334/Configurations2/"/>
  <manifest:file-entry manifest:media-type="application/vnd.oasis.opendocument.formula" manifest:version="1.2" manifest:full-path="Object 334/"/>
  <manifest:file-entry manifest:media-type="text/xml" manifest:full-path="Object 335/settings.xml"/>
  <manifest:file-entry manifest:media-type="text/xml" manifest:full-path="Object 335/content.xml"/>
  <manifest:file-entry manifest:media-type="" manifest:full-path="Object 335/Configurations2/accelerator/current.xml"/>
  <manifest:file-entry manifest:media-type="application/vnd.sun.xml.ui.configuration" manifest:full-path="Object 335/Configurations2/"/>
  <manifest:file-entry manifest:media-type="application/vnd.oasis.opendocument.formula" manifest:version="1.2" manifest:full-path="Object 335/"/>
  <manifest:file-entry manifest:media-type="text/xml" manifest:full-path="Object 336/settings.xml"/>
  <manifest:file-entry manifest:media-type="text/xml" manifest:full-path="Object 336/content.xml"/>
  <manifest:file-entry manifest:media-type="" manifest:full-path="Object 336/Configurations2/accelerator/current.xml"/>
  <manifest:file-entry manifest:media-type="application/vnd.sun.xml.ui.configuration" manifest:full-path="Object 336/Configurations2/"/>
  <manifest:file-entry manifest:media-type="application/vnd.oasis.opendocument.formula" manifest:version="1.2" manifest:full-path="Object 336/"/>
  <manifest:file-entry manifest:media-type="text/xml" manifest:full-path="Object 337/settings.xml"/>
  <manifest:file-entry manifest:media-type="text/xml" manifest:full-path="Object 337/content.xml"/>
  <manifest:file-entry manifest:media-type="" manifest:full-path="Object 337/Configurations2/accelerator/current.xml"/>
  <manifest:file-entry manifest:media-type="application/vnd.sun.xml.ui.configuration" manifest:full-path="Object 337/Configurations2/"/>
  <manifest:file-entry manifest:media-type="application/vnd.oasis.opendocument.formula" manifest:version="1.2" manifest:full-path="Object 337/"/>
  <manifest:file-entry manifest:media-type="text/xml" manifest:full-path="Object 338/settings.xml"/>
  <manifest:file-entry manifest:media-type="text/xml" manifest:full-path="Object 338/content.xml"/>
  <manifest:file-entry manifest:media-type="" manifest:full-path="Object 338/Configurations2/accelerator/current.xml"/>
  <manifest:file-entry manifest:media-type="application/vnd.sun.xml.ui.configuration" manifest:full-path="Object 338/Configurations2/"/>
  <manifest:file-entry manifest:media-type="application/vnd.oasis.opendocument.formula" manifest:version="1.2" manifest:full-path="Object 338/"/>
  <manifest:file-entry manifest:media-type="text/xml" manifest:full-path="Object 339/settings.xml"/>
  <manifest:file-entry manifest:media-type="text/xml" manifest:full-path="Object 339/content.xml"/>
  <manifest:file-entry manifest:media-type="" manifest:full-path="Object 339/Configurations2/accelerator/current.xml"/>
  <manifest:file-entry manifest:media-type="application/vnd.sun.xml.ui.configuration" manifest:full-path="Object 339/Configurations2/"/>
  <manifest:file-entry manifest:media-type="application/vnd.oasis.opendocument.formula" manifest:version="1.2" manifest:full-path="Object 339/"/>
  <manifest:file-entry manifest:media-type="text/xml" manifest:full-path="Object 410/settings.xml"/>
  <manifest:file-entry manifest:media-type="text/xml" manifest:full-path="Object 410/content.xml"/>
  <manifest:file-entry manifest:media-type="" manifest:full-path="Object 410/Configurations2/accelerator/current.xml"/>
  <manifest:file-entry manifest:media-type="application/vnd.sun.xml.ui.configuration" manifest:full-path="Object 410/Configurations2/"/>
  <manifest:file-entry manifest:media-type="application/vnd.oasis.opendocument.formula" manifest:version="1.2" manifest:full-path="Object 410/"/>
  <manifest:file-entry manifest:media-type="text/xml" manifest:full-path="Object 411/settings.xml"/>
  <manifest:file-entry manifest:media-type="text/xml" manifest:full-path="Object 411/content.xml"/>
  <manifest:file-entry manifest:media-type="" manifest:full-path="Object 411/Configurations2/accelerator/current.xml"/>
  <manifest:file-entry manifest:media-type="application/vnd.sun.xml.ui.configuration" manifest:full-path="Object 411/Configurations2/"/>
  <manifest:file-entry manifest:media-type="application/vnd.oasis.opendocument.formula" manifest:version="1.2" manifest:full-path="Object 411/"/>
  <manifest:file-entry manifest:media-type="text/xml" manifest:full-path="Object 412/settings.xml"/>
  <manifest:file-entry manifest:media-type="text/xml" manifest:full-path="Object 412/content.xml"/>
  <manifest:file-entry manifest:media-type="" manifest:full-path="Object 412/Configurations2/accelerator/current.xml"/>
  <manifest:file-entry manifest:media-type="application/vnd.sun.xml.ui.configuration" manifest:full-path="Object 412/Configurations2/"/>
  <manifest:file-entry manifest:media-type="application/vnd.oasis.opendocument.formula" manifest:version="1.2" manifest:full-path="Object 412/"/>
  <manifest:file-entry manifest:media-type="text/xml" manifest:full-path="Object 413/settings.xml"/>
  <manifest:file-entry manifest:media-type="text/xml" manifest:full-path="Object 413/content.xml"/>
  <manifest:file-entry manifest:media-type="" manifest:full-path="Object 413/Configurations2/accelerator/current.xml"/>
  <manifest:file-entry manifest:media-type="application/vnd.sun.xml.ui.configuration" manifest:full-path="Object 413/Configurations2/"/>
  <manifest:file-entry manifest:media-type="application/vnd.oasis.opendocument.formula" manifest:version="1.2" manifest:full-path="Object 413/"/>
  <manifest:file-entry manifest:media-type="text/xml" manifest:full-path="Object 414/settings.xml"/>
  <manifest:file-entry manifest:media-type="text/xml" manifest:full-path="Object 414/content.xml"/>
  <manifest:file-entry manifest:media-type="" manifest:full-path="Object 414/Configurations2/accelerator/current.xml"/>
  <manifest:file-entry manifest:media-type="application/vnd.sun.xml.ui.configuration" manifest:full-path="Object 414/Configurations2/"/>
  <manifest:file-entry manifest:media-type="application/vnd.oasis.opendocument.formula" manifest:version="1.2" manifest:full-path="Object 414/"/>
  <manifest:file-entry manifest:media-type="text/xml" manifest:full-path="Object 415/settings.xml"/>
  <manifest:file-entry manifest:media-type="text/xml" manifest:full-path="Object 415/content.xml"/>
  <manifest:file-entry manifest:media-type="" manifest:full-path="Object 415/Configurations2/accelerator/current.xml"/>
  <manifest:file-entry manifest:media-type="application/vnd.sun.xml.ui.configuration" manifest:full-path="Object 415/Configurations2/"/>
  <manifest:file-entry manifest:media-type="application/vnd.oasis.opendocument.formula" manifest:version="1.2" manifest:full-path="Object 415/"/>
  <manifest:file-entry manifest:media-type="text/xml" manifest:full-path="Object 416/settings.xml"/>
  <manifest:file-entry manifest:media-type="text/xml" manifest:full-path="Object 416/content.xml"/>
  <manifest:file-entry manifest:media-type="" manifest:full-path="Object 416/Configurations2/accelerator/current.xml"/>
  <manifest:file-entry manifest:media-type="application/vnd.sun.xml.ui.configuration" manifest:full-path="Object 416/Configurations2/"/>
  <manifest:file-entry manifest:media-type="application/vnd.oasis.opendocument.formula" manifest:version="1.2" manifest:full-path="Object 416/"/>
  <manifest:file-entry manifest:media-type="text/xml" manifest:full-path="Object 417/settings.xml"/>
  <manifest:file-entry manifest:media-type="text/xml" manifest:full-path="Object 417/content.xml"/>
  <manifest:file-entry manifest:media-type="" manifest:full-path="Object 417/Configurations2/accelerator/current.xml"/>
  <manifest:file-entry manifest:media-type="application/vnd.sun.xml.ui.configuration" manifest:full-path="Object 417/Configurations2/"/>
  <manifest:file-entry manifest:media-type="application/vnd.oasis.opendocument.formula" manifest:version="1.2" manifest:full-path="Object 417/"/>
  <manifest:file-entry manifest:media-type="text/xml" manifest:full-path="Object 418/settings.xml"/>
  <manifest:file-entry manifest:media-type="text/xml" manifest:full-path="Object 418/content.xml"/>
  <manifest:file-entry manifest:media-type="" manifest:full-path="Object 418/Configurations2/accelerator/current.xml"/>
  <manifest:file-entry manifest:media-type="application/vnd.sun.xml.ui.configuration" manifest:full-path="Object 418/Configurations2/"/>
  <manifest:file-entry manifest:media-type="application/vnd.oasis.opendocument.formula" manifest:version="1.2" manifest:full-path="Object 418/"/>
  <manifest:file-entry manifest:media-type="text/xml" manifest:full-path="Object 419/settings.xml"/>
  <manifest:file-entry manifest:media-type="text/xml" manifest:full-path="Object 419/content.xml"/>
  <manifest:file-entry manifest:media-type="" manifest:full-path="Object 419/Configurations2/accelerator/current.xml"/>
  <manifest:file-entry manifest:media-type="application/vnd.sun.xml.ui.configuration" manifest:full-path="Object 419/Configurations2/"/>
  <manifest:file-entry manifest:media-type="application/vnd.oasis.opendocument.formula" manifest:version="1.2" manifest:full-path="Object 419/"/>
  <manifest:file-entry manifest:media-type="text/xml" manifest:full-path="Object 349/settings.xml"/>
  <manifest:file-entry manifest:media-type="text/xml" manifest:full-path="Object 349/content.xml"/>
  <manifest:file-entry manifest:media-type="" manifest:full-path="Object 349/Configurations2/accelerator/current.xml"/>
  <manifest:file-entry manifest:media-type="application/vnd.sun.xml.ui.configuration" manifest:full-path="Object 349/Configurations2/"/>
  <manifest:file-entry manifest:media-type="application/vnd.oasis.opendocument.formula" manifest:version="1.2" manifest:full-path="Object 349/"/>
  <manifest:file-entry manifest:media-type="text/xml" manifest:full-path="Object 420/settings.xml"/>
  <manifest:file-entry manifest:media-type="text/xml" manifest:full-path="Object 420/content.xml"/>
  <manifest:file-entry manifest:media-type="" manifest:full-path="Object 420/Configurations2/accelerator/current.xml"/>
  <manifest:file-entry manifest:media-type="application/vnd.sun.xml.ui.configuration" manifest:full-path="Object 420/Configurations2/"/>
  <manifest:file-entry manifest:media-type="application/vnd.oasis.opendocument.formula" manifest:version="1.2" manifest:full-path="Object 420/"/>
  <manifest:file-entry manifest:media-type="text/xml" manifest:full-path="Object 421/settings.xml"/>
  <manifest:file-entry manifest:media-type="text/xml" manifest:full-path="Object 421/content.xml"/>
  <manifest:file-entry manifest:media-type="" manifest:full-path="Object 421/Configurations2/accelerator/current.xml"/>
  <manifest:file-entry manifest:media-type="application/vnd.sun.xml.ui.configuration" manifest:full-path="Object 421/Configurations2/"/>
  <manifest:file-entry manifest:media-type="application/vnd.oasis.opendocument.formula" manifest:version="1.2" manifest:full-path="Object 421/"/>
  <manifest:file-entry manifest:media-type="text/xml" manifest:full-path="Object 422/settings.xml"/>
  <manifest:file-entry manifest:media-type="text/xml" manifest:full-path="Object 422/content.xml"/>
  <manifest:file-entry manifest:media-type="" manifest:full-path="Object 422/Configurations2/accelerator/current.xml"/>
  <manifest:file-entry manifest:media-type="application/vnd.sun.xml.ui.configuration" manifest:full-path="Object 422/Configurations2/"/>
  <manifest:file-entry manifest:media-type="application/vnd.oasis.opendocument.formula" manifest:version="1.2" manifest:full-path="Object 422/"/>
  <manifest:file-entry manifest:media-type="" manifest:full-path="Object 423/Configurations2/accelerator/current.xml"/>
  <manifest:file-entry manifest:media-type="application/vnd.sun.xml.ui.configuration" manifest:full-path="Object 423/Configurations2/"/>
  <manifest:file-entry manifest:media-type="text/xml" manifest:full-path="Object 423/content.xml"/>
  <manifest:file-entry manifest:media-type="text/xml" manifest:full-path="Object 423/settings.xml"/>
  <manifest:file-entry manifest:media-type="application/vnd.oasis.opendocument.formula" manifest:version="1.2" manifest:full-path="Object 423/"/>
  <manifest:file-entry manifest:media-type="text/xml" manifest:full-path="Object 424/settings.xml"/>
  <manifest:file-entry manifest:media-type="text/xml" manifest:full-path="Object 424/content.xml"/>
  <manifest:file-entry manifest:media-type="" manifest:full-path="Object 424/Configurations2/accelerator/current.xml"/>
  <manifest:file-entry manifest:media-type="application/vnd.sun.xml.ui.configuration" manifest:full-path="Object 424/Configurations2/"/>
  <manifest:file-entry manifest:media-type="application/vnd.oasis.opendocument.formula" manifest:version="1.2" manifest:full-path="Object 424/"/>
  <manifest:file-entry manifest:media-type="text/xml" manifest:full-path="Object 425/settings.xml"/>
  <manifest:file-entry manifest:media-type="text/xml" manifest:full-path="Object 425/content.xml"/>
  <manifest:file-entry manifest:media-type="" manifest:full-path="Object 425/Configurations2/accelerator/current.xml"/>
  <manifest:file-entry manifest:media-type="application/vnd.sun.xml.ui.configuration" manifest:full-path="Object 425/Configurations2/"/>
  <manifest:file-entry manifest:media-type="application/vnd.oasis.opendocument.formula" manifest:version="1.2" manifest:full-path="Object 425/"/>
  <manifest:file-entry manifest:media-type="text/xml" manifest:full-path="Object 426/settings.xml"/>
  <manifest:file-entry manifest:media-type="text/xml" manifest:full-path="Object 426/content.xml"/>
  <manifest:file-entry manifest:media-type="" manifest:full-path="Object 426/Configurations2/accelerator/current.xml"/>
  <manifest:file-entry manifest:media-type="application/vnd.sun.xml.ui.configuration" manifest:full-path="Object 426/Configurations2/"/>
  <manifest:file-entry manifest:media-type="application/vnd.oasis.opendocument.formula" manifest:version="1.2" manifest:full-path="Object 426/"/>
  <manifest:file-entry manifest:media-type="text/xml" manifest:full-path="Object 427/settings.xml"/>
  <manifest:file-entry manifest:media-type="text/xml" manifest:full-path="Object 427/content.xml"/>
  <manifest:file-entry manifest:media-type="" manifest:full-path="Object 427/Configurations2/accelerator/current.xml"/>
  <manifest:file-entry manifest:media-type="application/vnd.sun.xml.ui.configuration" manifest:full-path="Object 427/Configurations2/"/>
  <manifest:file-entry manifest:media-type="application/vnd.oasis.opendocument.formula" manifest:version="1.2" manifest:full-path="Object 427/"/>
  <manifest:file-entry manifest:media-type="text/xml" manifest:full-path="Object 428/settings.xml"/>
  <manifest:file-entry manifest:media-type="text/xml" manifest:full-path="Object 428/content.xml"/>
  <manifest:file-entry manifest:media-type="" manifest:full-path="Object 428/Configurations2/accelerator/current.xml"/>
  <manifest:file-entry manifest:media-type="application/vnd.sun.xml.ui.configuration" manifest:full-path="Object 428/Configurations2/"/>
  <manifest:file-entry manifest:media-type="application/vnd.oasis.opendocument.formula" manifest:version="1.2" manifest:full-path="Object 428/"/>
  <manifest:file-entry manifest:media-type="text/xml" manifest:full-path="Object 429/settings.xml"/>
  <manifest:file-entry manifest:media-type="text/xml" manifest:full-path="Object 429/content.xml"/>
  <manifest:file-entry manifest:media-type="" manifest:full-path="Object 429/Configurations2/accelerator/current.xml"/>
  <manifest:file-entry manifest:media-type="application/vnd.sun.xml.ui.configuration" manifest:full-path="Object 429/Configurations2/"/>
  <manifest:file-entry manifest:media-type="application/vnd.oasis.opendocument.formula" manifest:version="1.2" manifest:full-path="Object 429/"/>
  <manifest:file-entry manifest:media-type="text/xml" manifest:full-path="Object 125/settings.xml"/>
  <manifest:file-entry manifest:media-type="text/xml" manifest:full-path="Object 125/content.xml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application/vnd.oasis.opendocument.formula" manifest:version="1.2" manifest:full-path="Object 125/"/>
  <manifest:file-entry manifest:media-type="text/xml" manifest:full-path="styles.xml"/>
  <manifest:file-entry manifest:media-type="text/xml" manifest:full-path="Object 207/settings.xml"/>
  <manifest:file-entry manifest:media-type="text/xml" manifest:full-path="Object 207/content.xml"/>
  <manifest:file-entry manifest:media-type="" manifest:full-path="Object 207/Configurations2/accelerator/current.xml"/>
  <manifest:file-entry manifest:media-type="application/vnd.sun.xml.ui.configuration" manifest:full-path="Object 207/Configurations2/"/>
  <manifest:file-entry manifest:media-type="application/vnd.oasis.opendocument.formula" manifest:version="1.2" manifest:full-path="Object 207/"/>
  <manifest:file-entry manifest:media-type="text/xml" manifest:full-path="Object 208/settings.xml"/>
  <manifest:file-entry manifest:media-type="text/xml" manifest:full-path="Object 208/content.xml"/>
  <manifest:file-entry manifest:media-type="" manifest:full-path="Object 208/Configurations2/accelerator/current.xml"/>
  <manifest:file-entry manifest:media-type="application/vnd.sun.xml.ui.configuration" manifest:full-path="Object 208/Configurations2/"/>
  <manifest:file-entry manifest:media-type="application/vnd.oasis.opendocument.formula" manifest:version="1.2" manifest:full-path="Object 208/"/>
  <manifest:file-entry manifest:media-type="text/xml" manifest:full-path="Object 209/settings.xml"/>
  <manifest:file-entry manifest:media-type="text/xml" manifest:full-path="Object 209/content.xml"/>
  <manifest:file-entry manifest:media-type="" manifest:full-path="Object 209/Configurations2/accelerator/current.xml"/>
  <manifest:file-entry manifest:media-type="application/vnd.sun.xml.ui.configuration" manifest:full-path="Object 209/Configurations2/"/>
  <manifest:file-entry manifest:media-type="application/vnd.oasis.opendocument.formula" manifest:version="1.2" manifest:full-path="Object 209/"/>
  <manifest:file-entry manifest:media-type="text/xml" manifest:full-path="Object 350/settings.xml"/>
  <manifest:file-entry manifest:media-type="text/xml" manifest:full-path="Object 350/content.xml"/>
  <manifest:file-entry manifest:media-type="" manifest:full-path="Object 350/Configurations2/accelerator/current.xml"/>
  <manifest:file-entry manifest:media-type="application/vnd.sun.xml.ui.configuration" manifest:full-path="Object 350/Configurations2/"/>
  <manifest:file-entry manifest:media-type="application/vnd.oasis.opendocument.formula" manifest:version="1.2" manifest:full-path="Object 350/"/>
  <manifest:file-entry manifest:media-type="text/xml" manifest:full-path="Object 351/settings.xml"/>
  <manifest:file-entry manifest:media-type="text/xml" manifest:full-path="Object 351/content.xml"/>
  <manifest:file-entry manifest:media-type="" manifest:full-path="Object 351/Configurations2/accelerator/current.xml"/>
  <manifest:file-entry manifest:media-type="application/vnd.sun.xml.ui.configuration" manifest:full-path="Object 351/Configurations2/"/>
  <manifest:file-entry manifest:media-type="application/vnd.oasis.opendocument.formula" manifest:version="1.2" manifest:full-path="Object 351/"/>
  <manifest:file-entry manifest:media-type="text/xml" manifest:full-path="Object 430/settings.xml"/>
  <manifest:file-entry manifest:media-type="text/xml" manifest:full-path="Object 430/content.xml"/>
  <manifest:file-entry manifest:media-type="" manifest:full-path="Object 430/Configurations2/accelerator/current.xml"/>
  <manifest:file-entry manifest:media-type="application/vnd.sun.xml.ui.configuration" manifest:full-path="Object 430/Configurations2/"/>
  <manifest:file-entry manifest:media-type="application/vnd.oasis.opendocument.formula" manifest:version="1.2" manifest:full-path="Object 430/"/>
  <manifest:file-entry manifest:media-type="text/xml" manifest:full-path="Object 431/settings.xml"/>
  <manifest:file-entry manifest:media-type="text/xml" manifest:full-path="Object 431/content.xml"/>
  <manifest:file-entry manifest:media-type="" manifest:full-path="Object 431/Configurations2/accelerator/current.xml"/>
  <manifest:file-entry manifest:media-type="application/vnd.sun.xml.ui.configuration" manifest:full-path="Object 431/Configurations2/"/>
  <manifest:file-entry manifest:media-type="application/vnd.oasis.opendocument.formula" manifest:version="1.2" manifest:full-path="Object 431/"/>
  <manifest:file-entry manifest:media-type="text/xml" manifest:full-path="Object 432/settings.xml"/>
  <manifest:file-entry manifest:media-type="text/xml" manifest:full-path="Object 432/content.xml"/>
  <manifest:file-entry manifest:media-type="" manifest:full-path="Object 432/Configurations2/accelerator/current.xml"/>
  <manifest:file-entry manifest:media-type="application/vnd.sun.xml.ui.configuration" manifest:full-path="Object 432/Configurations2/"/>
  <manifest:file-entry manifest:media-type="application/vnd.oasis.opendocument.formula" manifest:version="1.2" manifest:full-path="Object 432/"/>
  <manifest:file-entry manifest:media-type="text/xml" manifest:full-path="Object 433/settings.xml"/>
  <manifest:file-entry manifest:media-type="text/xml" manifest:full-path="Object 433/content.xml"/>
  <manifest:file-entry manifest:media-type="" manifest:full-path="Object 433/Configurations2/accelerator/current.xml"/>
  <manifest:file-entry manifest:media-type="application/vnd.sun.xml.ui.configuration" manifest:full-path="Object 433/Configurations2/"/>
  <manifest:file-entry manifest:media-type="application/vnd.oasis.opendocument.formula" manifest:version="1.2" manifest:full-path="Object 433/"/>
  <manifest:file-entry manifest:media-type="text/xml" manifest:full-path="Object 434/settings.xml"/>
  <manifest:file-entry manifest:media-type="text/xml" manifest:full-path="Object 434/content.xml"/>
  <manifest:file-entry manifest:media-type="" manifest:full-path="Object 434/Configurations2/accelerator/current.xml"/>
  <manifest:file-entry manifest:media-type="application/vnd.sun.xml.ui.configuration" manifest:full-path="Object 434/Configurations2/"/>
  <manifest:file-entry manifest:media-type="application/vnd.oasis.opendocument.formula" manifest:version="1.2" manifest:full-path="Object 434/"/>
  <manifest:file-entry manifest:media-type="text/xml" manifest:full-path="Object 435/settings.xml"/>
  <manifest:file-entry manifest:media-type="text/xml" manifest:full-path="Object 435/content.xml"/>
  <manifest:file-entry manifest:media-type="" manifest:full-path="Object 435/Configurations2/accelerator/current.xml"/>
  <manifest:file-entry manifest:media-type="application/vnd.sun.xml.ui.configuration" manifest:full-path="Object 435/Configurations2/"/>
  <manifest:file-entry manifest:media-type="application/vnd.oasis.opendocument.formula" manifest:version="1.2" manifest:full-path="Object 435/"/>
  <manifest:file-entry manifest:media-type="text/xml" manifest:full-path="Object 436/settings.xml"/>
  <manifest:file-entry manifest:media-type="text/xml" manifest:full-path="Object 436/content.xml"/>
  <manifest:file-entry manifest:media-type="" manifest:full-path="Object 436/Configurations2/accelerator/current.xml"/>
  <manifest:file-entry manifest:media-type="application/vnd.sun.xml.ui.configuration" manifest:full-path="Object 436/Configurations2/"/>
  <manifest:file-entry manifest:media-type="application/vnd.oasis.opendocument.formula" manifest:version="1.2" manifest:full-path="Object 436/"/>
  <manifest:file-entry manifest:media-type="text/xml" manifest:full-path="Object 437/settings.xml"/>
  <manifest:file-entry manifest:media-type="text/xml" manifest:full-path="Object 437/content.xml"/>
  <manifest:file-entry manifest:media-type="" manifest:full-path="Object 437/Configurations2/accelerator/current.xml"/>
  <manifest:file-entry manifest:media-type="application/vnd.sun.xml.ui.configuration" manifest:full-path="Object 437/Configurations2/"/>
  <manifest:file-entry manifest:media-type="application/vnd.oasis.opendocument.formula" manifest:version="1.2" manifest:full-path="Object 437/"/>
  <manifest:file-entry manifest:media-type="text/xml" manifest:full-path="Object 438/settings.xml"/>
  <manifest:file-entry manifest:media-type="text/xml" manifest:full-path="Object 438/content.xml"/>
  <manifest:file-entry manifest:media-type="" manifest:full-path="Object 438/Configurations2/accelerator/current.xml"/>
  <manifest:file-entry manifest:media-type="application/vnd.sun.xml.ui.configuration" manifest:full-path="Object 438/Configurations2/"/>
  <manifest:file-entry manifest:media-type="application/vnd.oasis.opendocument.formula" manifest:version="1.2" manifest:full-path="Object 438/"/>
  <manifest:file-entry manifest:media-type="text/xml" manifest:full-path="Object 439/settings.xml"/>
  <manifest:file-entry manifest:media-type="text/xml" manifest:full-path="Object 439/content.xml"/>
  <manifest:file-entry manifest:media-type="" manifest:full-path="Object 439/Configurations2/accelerator/current.xml"/>
  <manifest:file-entry manifest:media-type="application/vnd.sun.xml.ui.configuration" manifest:full-path="Object 439/Configurations2/"/>
  <manifest:file-entry manifest:media-type="application/vnd.oasis.opendocument.formula" manifest:version="1.2" manifest:full-path="Object 439/"/>
  <manifest:file-entry manifest:media-type="text/xml" manifest:full-path="Object 210/settings.xml"/>
  <manifest:file-entry manifest:media-type="text/xml" manifest:full-path="Object 210/content.xml"/>
  <manifest:file-entry manifest:media-type="" manifest:full-path="Object 210/Configurations2/accelerator/current.xml"/>
  <manifest:file-entry manifest:media-type="application/vnd.sun.xml.ui.configuration" manifest:full-path="Object 210/Configurations2/"/>
  <manifest:file-entry manifest:media-type="application/vnd.oasis.opendocument.formula" manifest:version="1.2" manifest:full-path="Object 210/"/>
  <manifest:file-entry manifest:media-type="text/xml" manifest:full-path="Object 211/settings.xml"/>
  <manifest:file-entry manifest:media-type="text/xml" manifest:full-path="Object 211/content.xml"/>
  <manifest:file-entry manifest:media-type="" manifest:full-path="Object 211/Configurations2/accelerator/current.xml"/>
  <manifest:file-entry manifest:media-type="application/vnd.sun.xml.ui.configuration" manifest:full-path="Object 211/Configurations2/"/>
  <manifest:file-entry manifest:media-type="application/vnd.oasis.opendocument.formula" manifest:version="1.2" manifest:full-path="Object 211/"/>
  <manifest:file-entry manifest:media-type="text/xml" manifest:full-path="Object 212/settings.xml"/>
  <manifest:file-entry manifest:media-type="text/xml" manifest:full-path="Object 212/content.xml"/>
  <manifest:file-entry manifest:media-type="" manifest:full-path="Object 212/Configurations2/accelerator/current.xml"/>
  <manifest:file-entry manifest:media-type="application/vnd.sun.xml.ui.configuration" manifest:full-path="Object 212/Configurations2/"/>
  <manifest:file-entry manifest:media-type="application/vnd.oasis.opendocument.formula" manifest:version="1.2" manifest:full-path="Object 212/"/>
  <manifest:file-entry manifest:media-type="text/xml" manifest:full-path="Object 213/settings.xml"/>
  <manifest:file-entry manifest:media-type="text/xml" manifest:full-path="Object 213/content.xml"/>
  <manifest:file-entry manifest:media-type="" manifest:full-path="Object 213/Configurations2/accelerator/current.xml"/>
  <manifest:file-entry manifest:media-type="application/vnd.sun.xml.ui.configuration" manifest:full-path="Object 213/Configurations2/"/>
  <manifest:file-entry manifest:media-type="application/vnd.oasis.opendocument.formula" manifest:version="1.2" manifest:full-path="Object 213/"/>
  <manifest:file-entry manifest:media-type="text/xml" manifest:full-path="Object 214/settings.xml"/>
  <manifest:file-entry manifest:media-type="text/xml" manifest:full-path="Object 214/content.xml"/>
  <manifest:file-entry manifest:media-type="" manifest:full-path="Object 214/Configurations2/accelerator/current.xml"/>
  <manifest:file-entry manifest:media-type="application/vnd.sun.xml.ui.configuration" manifest:full-path="Object 214/Configurations2/"/>
  <manifest:file-entry manifest:media-type="application/vnd.oasis.opendocument.formula" manifest:version="1.2" manifest:full-path="Object 214/"/>
  <manifest:file-entry manifest:media-type="text/xml" manifest:full-path="Object 215/settings.xml"/>
  <manifest:file-entry manifest:media-type="text/xml" manifest:full-path="Object 215/content.xml"/>
  <manifest:file-entry manifest:media-type="" manifest:full-path="Object 215/Configurations2/accelerator/current.xml"/>
  <manifest:file-entry manifest:media-type="application/vnd.sun.xml.ui.configuration" manifest:full-path="Object 215/Configurations2/"/>
  <manifest:file-entry manifest:media-type="application/vnd.oasis.opendocument.formula" manifest:version="1.2" manifest:full-path="Object 215/"/>
  <manifest:file-entry manifest:media-type="text/xml" manifest:full-path="Object 216/settings.xml"/>
  <manifest:file-entry manifest:media-type="text/xml" manifest:full-path="Object 216/content.xml"/>
  <manifest:file-entry manifest:media-type="" manifest:full-path="Object 216/Configurations2/accelerator/current.xml"/>
  <manifest:file-entry manifest:media-type="application/vnd.sun.xml.ui.configuration" manifest:full-path="Object 216/Configurations2/"/>
  <manifest:file-entry manifest:media-type="application/vnd.oasis.opendocument.formula" manifest:version="1.2" manifest:full-path="Object 216/"/>
  <manifest:file-entry manifest:media-type="text/xml" manifest:full-path="Object 217/settings.xml"/>
  <manifest:file-entry manifest:media-type="text/xml" manifest:full-path="Object 217/content.xml"/>
  <manifest:file-entry manifest:media-type="" manifest:full-path="Object 217/Configurations2/accelerator/current.xml"/>
  <manifest:file-entry manifest:media-type="application/vnd.sun.xml.ui.configuration" manifest:full-path="Object 217/Configurations2/"/>
  <manifest:file-entry manifest:media-type="application/vnd.oasis.opendocument.formula" manifest:version="1.2" manifest:full-path="Object 217/"/>
  <manifest:file-entry manifest:media-type="text/xml" manifest:full-path="Object 218/settings.xml"/>
  <manifest:file-entry manifest:media-type="text/xml" manifest:full-path="Object 218/content.xml"/>
  <manifest:file-entry manifest:media-type="" manifest:full-path="Object 218/Configurations2/accelerator/current.xml"/>
  <manifest:file-entry manifest:media-type="application/vnd.sun.xml.ui.configuration" manifest:full-path="Object 218/Configurations2/"/>
  <manifest:file-entry manifest:media-type="application/vnd.oasis.opendocument.formula" manifest:version="1.2" manifest:full-path="Object 218/"/>
  <manifest:file-entry manifest:media-type="text/xml" manifest:full-path="Object 219/settings.xml"/>
  <manifest:file-entry manifest:media-type="text/xml" manifest:full-path="Object 219/content.xml"/>
  <manifest:file-entry manifest:media-type="" manifest:full-path="Object 219/Configurations2/accelerator/current.xml"/>
  <manifest:file-entry manifest:media-type="application/vnd.sun.xml.ui.configuration" manifest:full-path="Object 219/Configurations2/"/>
  <manifest:file-entry manifest:media-type="application/vnd.oasis.opendocument.formula" manifest:version="1.2" manifest:full-path="Object 219/"/>
  <manifest:file-entry manifest:media-type="text/xml" manifest:full-path="Object 363/settings.xml"/>
  <manifest:file-entry manifest:media-type="text/xml" manifest:full-path="Object 363/content.xml"/>
  <manifest:file-entry manifest:media-type="" manifest:full-path="Object 363/Configurations2/accelerator/current.xml"/>
  <manifest:file-entry manifest:media-type="application/vnd.sun.xml.ui.configuration" manifest:full-path="Object 363/Configurations2/"/>
  <manifest:file-entry manifest:media-type="application/vnd.oasis.opendocument.formula" manifest:version="1.2" manifest:full-path="Object 363/"/>
  <manifest:file-entry manifest:media-type="text/xml" manifest:full-path="Object 364/settings.xml"/>
  <manifest:file-entry manifest:media-type="text/xml" manifest:full-path="Object 364/content.xml"/>
  <manifest:file-entry manifest:media-type="" manifest:full-path="Object 364/Configurations2/accelerator/current.xml"/>
  <manifest:file-entry manifest:media-type="application/vnd.sun.xml.ui.configuration" manifest:full-path="Object 364/Configurations2/"/>
  <manifest:file-entry manifest:media-type="application/vnd.oasis.opendocument.formula" manifest:version="1.2" manifest:full-path="Object 364/"/>
  <manifest:file-entry manifest:media-type="text/xml" manifest:full-path="Object 365/settings.xml"/>
  <manifest:file-entry manifest:media-type="text/xml" manifest:full-path="Object 365/content.xml"/>
  <manifest:file-entry manifest:media-type="" manifest:full-path="Object 365/Configurations2/accelerator/current.xml"/>
  <manifest:file-entry manifest:media-type="application/vnd.sun.xml.ui.configuration" manifest:full-path="Object 365/Configurations2/"/>
  <manifest:file-entry manifest:media-type="application/vnd.oasis.opendocument.formula" manifest:version="1.2" manifest:full-path="Object 365/"/>
  <manifest:file-entry manifest:media-type="text/xml" manifest:full-path="Object 366/settings.xml"/>
  <manifest:file-entry manifest:media-type="text/xml" manifest:full-path="Object 366/content.xml"/>
  <manifest:file-entry manifest:media-type="" manifest:full-path="Object 366/Configurations2/accelerator/current.xml"/>
  <manifest:file-entry manifest:media-type="application/vnd.sun.xml.ui.configuration" manifest:full-path="Object 366/Configurations2/"/>
  <manifest:file-entry manifest:media-type="application/vnd.oasis.opendocument.formula" manifest:version="1.2" manifest:full-path="Object 366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367/settings.xml"/>
  <manifest:file-entry manifest:media-type="text/xml" manifest:full-path="Object 367/content.xml"/>
  <manifest:file-entry manifest:media-type="" manifest:full-path="Object 367/Configurations2/accelerator/current.xml"/>
  <manifest:file-entry manifest:media-type="application/vnd.sun.xml.ui.configuration" manifest:full-path="Object 367/Configurations2/"/>
  <manifest:file-entry manifest:media-type="application/vnd.oasis.opendocument.formula" manifest:version="1.2" manifest:full-path="Object 367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68/settings.xml"/>
  <manifest:file-entry manifest:media-type="text/xml" manifest:full-path="Object 368/content.xml"/>
  <manifest:file-entry manifest:media-type="" manifest:full-path="Object 368/Configurations2/accelerator/current.xml"/>
  <manifest:file-entry manifest:media-type="application/vnd.sun.xml.ui.configuration" manifest:full-path="Object 368/Configurations2/"/>
  <manifest:file-entry manifest:media-type="application/vnd.oasis.opendocument.formula" manifest:version="1.2" manifest:full-path="Object 368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369/settings.xml"/>
  <manifest:file-entry manifest:media-type="text/xml" manifest:full-path="Object 369/content.xml"/>
  <manifest:file-entry manifest:media-type="" manifest:full-path="Object 369/Configurations2/accelerator/current.xml"/>
  <manifest:file-entry manifest:media-type="application/vnd.sun.xml.ui.configuration" manifest:full-path="Object 369/Configurations2/"/>
  <manifest:file-entry manifest:media-type="application/vnd.oasis.opendocument.formula" manifest:version="1.2" manifest:full-path="Object 369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440/settings.xml"/>
  <manifest:file-entry manifest:media-type="text/xml" manifest:full-path="Object 440/content.xml"/>
  <manifest:file-entry manifest:media-type="" manifest:full-path="Object 440/Configurations2/accelerator/current.xml"/>
  <manifest:file-entry manifest:media-type="application/vnd.sun.xml.ui.configuration" manifest:full-path="Object 440/Configurations2/"/>
  <manifest:file-entry manifest:media-type="application/vnd.oasis.opendocument.formula" manifest:version="1.2" manifest:full-path="Object 440/"/>
  <manifest:file-entry manifest:media-type="text/xml" manifest:full-path="Object 441/settings.xml"/>
  <manifest:file-entry manifest:media-type="text/xml" manifest:full-path="Object 441/content.xml"/>
  <manifest:file-entry manifest:media-type="" manifest:full-path="Object 441/Configurations2/accelerator/current.xml"/>
  <manifest:file-entry manifest:media-type="application/vnd.sun.xml.ui.configuration" manifest:full-path="Object 441/Configurations2/"/>
  <manifest:file-entry manifest:media-type="application/vnd.oasis.opendocument.formula" manifest:version="1.2" manifest:full-path="Object 441/"/>
  <manifest:file-entry manifest:media-type="text/xml" manifest:full-path="Object 442/settings.xml"/>
  <manifest:file-entry manifest:media-type="text/xml" manifest:full-path="Object 442/content.xml"/>
  <manifest:file-entry manifest:media-type="" manifest:full-path="Object 442/Configurations2/accelerator/current.xml"/>
  <manifest:file-entry manifest:media-type="application/vnd.sun.xml.ui.configuration" manifest:full-path="Object 442/Configurations2/"/>
  <manifest:file-entry manifest:media-type="application/vnd.oasis.opendocument.formula" manifest:version="1.2" manifest:full-path="Object 442/"/>
  <manifest:file-entry manifest:media-type="text/xml" manifest:full-path="Object 443/settings.xml"/>
  <manifest:file-entry manifest:media-type="text/xml" manifest:full-path="Object 443/content.xml"/>
  <manifest:file-entry manifest:media-type="" manifest:full-path="Object 443/Configurations2/accelerator/current.xml"/>
  <manifest:file-entry manifest:media-type="application/vnd.sun.xml.ui.configuration" manifest:full-path="Object 443/Configurations2/"/>
  <manifest:file-entry manifest:media-type="application/vnd.oasis.opendocument.formula" manifest:version="1.2" manifest:full-path="Object 443/"/>
  <manifest:file-entry manifest:media-type="text/xml" manifest:full-path="Object 444/settings.xml"/>
  <manifest:file-entry manifest:media-type="text/xml" manifest:full-path="Object 444/content.xml"/>
  <manifest:file-entry manifest:media-type="" manifest:full-path="Object 444/Configurations2/accelerator/current.xml"/>
  <manifest:file-entry manifest:media-type="application/vnd.sun.xml.ui.configuration" manifest:full-path="Object 444/Configurations2/"/>
  <manifest:file-entry manifest:media-type="application/vnd.oasis.opendocument.formula" manifest:version="1.2" manifest:full-path="Object 444/"/>
  <manifest:file-entry manifest:media-type="text/xml" manifest:full-path="Object 445/settings.xml"/>
  <manifest:file-entry manifest:media-type="text/xml" manifest:full-path="Object 445/content.xml"/>
  <manifest:file-entry manifest:media-type="" manifest:full-path="Object 445/Configurations2/accelerator/current.xml"/>
  <manifest:file-entry manifest:media-type="application/vnd.sun.xml.ui.configuration" manifest:full-path="Object 445/Configurations2/"/>
  <manifest:file-entry manifest:media-type="application/vnd.oasis.opendocument.formula" manifest:version="1.2" manifest:full-path="Object 445/"/>
  <manifest:file-entry manifest:media-type="text/xml" manifest:full-path="Object 446/settings.xml"/>
  <manifest:file-entry manifest:media-type="text/xml" manifest:full-path="Object 446/content.xml"/>
  <manifest:file-entry manifest:media-type="" manifest:full-path="Object 446/Configurations2/accelerator/current.xml"/>
  <manifest:file-entry manifest:media-type="application/vnd.sun.xml.ui.configuration" manifest:full-path="Object 446/Configurations2/"/>
  <manifest:file-entry manifest:media-type="application/vnd.oasis.opendocument.formula" manifest:version="1.2" manifest:full-path="Object 446/"/>
  <manifest:file-entry manifest:media-type="" manifest:full-path="Object 447/Configurations2/accelerator/current.xml"/>
  <manifest:file-entry manifest:media-type="application/vnd.sun.xml.ui.configuration" manifest:full-path="Object 447/Configurations2/"/>
  <manifest:file-entry manifest:media-type="text/xml" manifest:full-path="Object 447/content.xml"/>
  <manifest:file-entry manifest:media-type="text/xml" manifest:full-path="Object 447/settings.xml"/>
  <manifest:file-entry manifest:media-type="application/vnd.oasis.opendocument.formula" manifest:version="1.2" manifest:full-path="Object 447/"/>
  <manifest:file-entry manifest:media-type="text/xml" manifest:full-path="Object 448/settings.xml"/>
  <manifest:file-entry manifest:media-type="text/xml" manifest:full-path="Object 448/content.xml"/>
  <manifest:file-entry manifest:media-type="" manifest:full-path="Object 448/Configurations2/accelerator/current.xml"/>
  <manifest:file-entry manifest:media-type="application/vnd.sun.xml.ui.configuration" manifest:full-path="Object 448/Configurations2/"/>
  <manifest:file-entry manifest:media-type="application/vnd.oasis.opendocument.formula" manifest:version="1.2" manifest:full-path="Object 448/"/>
  <manifest:file-entry manifest:media-type="text/xml" manifest:full-path="Object 449/settings.xml"/>
  <manifest:file-entry manifest:media-type="text/xml" manifest:full-path="Object 449/content.xml"/>
  <manifest:file-entry manifest:media-type="" manifest:full-path="Object 449/Configurations2/accelerator/current.xml"/>
  <manifest:file-entry manifest:media-type="application/vnd.sun.xml.ui.configuration" manifest:full-path="Object 449/Configurations2/"/>
  <manifest:file-entry manifest:media-type="application/vnd.oasis.opendocument.formula" manifest:version="1.2" manifest:full-path="Object 449/"/>
  <manifest:file-entry manifest:media-type="image/png" manifest:full-path="Thumbnails/thumbnail.png"/>
  <manifest:file-entry manifest:media-type="text/xml" manifest:full-path="Object 220/settings.xml"/>
  <manifest:file-entry manifest:media-type="text/xml" manifest:full-path="Object 220/content.xml"/>
  <manifest:file-entry manifest:media-type="" manifest:full-path="Object 220/Configurations2/accelerator/current.xml"/>
  <manifest:file-entry manifest:media-type="application/vnd.sun.xml.ui.configuration" manifest:full-path="Object 220/Configurations2/"/>
  <manifest:file-entry manifest:media-type="application/vnd.oasis.opendocument.formula" manifest:version="1.2" manifest:full-path="Object 220/"/>
  <manifest:file-entry manifest:media-type="text/xml" manifest:full-path="Object 221/settings.xml"/>
  <manifest:file-entry manifest:media-type="text/xml" manifest:full-path="Object 221/content.xml"/>
  <manifest:file-entry manifest:media-type="" manifest:full-path="Object 221/Configurations2/accelerator/current.xml"/>
  <manifest:file-entry manifest:media-type="application/vnd.sun.xml.ui.configuration" manifest:full-path="Object 221/Configurations2/"/>
  <manifest:file-entry manifest:media-type="application/vnd.oasis.opendocument.formula" manifest:version="1.2" manifest:full-path="Object 221/"/>
  <manifest:file-entry manifest:media-type="application/binary" manifest:full-path="layout-cache"/>
  <manifest:file-entry manifest:media-type="text/xml" manifest:full-path="Object 222/settings.xml"/>
  <manifest:file-entry manifest:media-type="text/xml" manifest:full-path="Object 222/content.xml"/>
  <manifest:file-entry manifest:media-type="" manifest:full-path="Object 222/Configurations2/accelerator/current.xml"/>
  <manifest:file-entry manifest:media-type="application/vnd.sun.xml.ui.configuration" manifest:full-path="Object 222/Configurations2/"/>
  <manifest:file-entry manifest:media-type="application/vnd.oasis.opendocument.formula" manifest:version="1.2" manifest:full-path="Object 222/"/>
  <manifest:file-entry manifest:media-type="application/rdf+xml" manifest:full-path="manifest.rdf"/>
  <manifest:file-entry manifest:media-type="text/xml" manifest:full-path="Object 370/settings.xml"/>
  <manifest:file-entry manifest:media-type="text/xml" manifest:full-path="Object 370/content.xml"/>
  <manifest:file-entry manifest:media-type="" manifest:full-path="Object 370/Configurations2/accelerator/current.xml"/>
  <manifest:file-entry manifest:media-type="application/vnd.sun.xml.ui.configuration" manifest:full-path="Object 370/Configurations2/"/>
  <manifest:file-entry manifest:media-type="application/vnd.oasis.opendocument.formula" manifest:version="1.2" manifest:full-path="Object 37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end" style:justify-single-word="false" style:text-autospace="none"/>
      <style:text-properties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normal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italic" fo:font-weight="normal" style:font-name-asian="Courier New" style:font-size-asian="10.5pt" style:font-style-asian="italic" style:font-weight-asian="normal" style:font-name-complex="Courier New" style:font-size-complex="10.5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ourier New" fo:font-size="10.5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ourier New" fo:font-size="10.5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ourier New" fo:font-size="10.5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2pt"/>
    </style:style>
    <style:style style:name="T2" style:family="text">
      <style:text-properties fo:color="#000000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version #2</text:p>
      <text:p text:style-name="P5"/>
      <text:p text:style-name="P2">The coefficient pair <draw:frame draw:style-name="fr1" draw:name="Object144" text:anchor-type="as-char" svg:y="-0.1244in" svg:width="0.9492in" svg:height="0.1752in" draw:z-index="6"><draw:object xlink:href="./Object 207" xlink:type="simple" xlink:show="embed" xlink:actuate="onLoad"/><draw:image xlink:href="./ObjectReplacements/Object 207" xlink:type="simple" xlink:show="embed" xlink:actuate="onLoad"/><svg:desc>formula</svg:desc></draw:frame> generates another inverse. <text:s/>For some function <draw:frame draw:style-name="fr1" draw:name="Object145" text:anchor-type="as-char" svg:y="-0.1244in" svg:width="0.4189in" svg:height="0.1752in" draw:z-index="7"><draw:object xlink:href="./Object 208" xlink:type="simple" xlink:show="embed" xlink:actuate="onLoad"/><draw:image xlink:href="./ObjectReplacements/Object 208" xlink:type="simple" xlink:show="embed" xlink:actuate="onLoad"/><svg:desc>formula</svg:desc></draw:frame> as found in (L1), if we have</text:p>
      <text:p text:style-name="P2"/>
      <text:p text:style-name="P1"><draw:frame draw:style-name="fr1" draw:name="Object147" text:anchor-type="as-char" svg:y="-0.2807in" svg:width="6.6161in" svg:height="0.452in" draw:z-index="8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<text:p text:style-name="P1"/>
      <text:p text:style-name="P2">then</text:p>
      <text:p text:style-name="P1"><draw:frame draw:style-name="fr2" draw:name="Object148" text:anchor-type="as-char" svg:y="-0.2807in" svg:width="2.0228in" svg:height="0.4484in" draw:z-index="9"><draw:object xlink:href="./Object 211" xlink:type="simple" xlink:show="embed" xlink:actuate="onLoad"/><draw:image xlink:href="./ObjectReplacements/Object 211" xlink:type="simple" xlink:show="embed" xlink:actuate="onLoad"/><svg:desc>formula</svg:desc></draw:frame></text:p>
      <text:p text:style-name="P3">(L30)</text:p>
      <text:p text:style-name="P1"><draw:frame draw:style-name="fr2" draw:name="Object149" text:anchor-type="as-char" svg:y="-0.2807in" svg:width="2.361in" svg:height="0.4484in" draw:z-index="15"><draw:object xlink:href="./Object 212" xlink:type="simple" xlink:show="embed" xlink:actuate="onLoad"/><draw:image xlink:href="./ObjectReplacements/Object 212" xlink:type="simple" xlink:show="embed" xlink:actuate="onLoad"/><svg:desc>formula</svg:desc></draw:frame></text:p>
      <text:p text:style-name="P3">(L31)</text:p>
      <text:p text:style-name="P2">Additionally,</text:p>
      <text:p text:style-name="P1"><draw:frame draw:style-name="fr2" draw:name="Object150" text:anchor-type="as-char" svg:y="-0.2445in" svg:width="2.1835in" svg:height="0.4134in" draw:z-index="16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<text:p text:style-name="P3">(L32)</text:p>
      <text:p text:style-name="P2">and thus</text:p>
      <text:p text:style-name="P1"><draw:frame draw:style-name="fr2" draw:name="Object151" text:anchor-type="as-char" svg:y="-0.2445in" svg:width="2.5362in" svg:height="0.4134in" draw:z-index="17"><draw:object xlink:href="./Object 214" xlink:type="simple" xlink:show="embed" xlink:actuate="onLoad"/><draw:image xlink:href="./ObjectReplacements/Object 214" xlink:type="simple" xlink:show="embed" xlink:actuate="onLoad"/><svg:desc>formula</svg:desc></draw:frame></text:p>
      <text:p text:style-name="P3">(L33)</text:p>
      <text:p text:style-name="P2">Also,</text:p>
      <text:p text:style-name="P1"><draw:frame draw:style-name="fr2" draw:name="Object152" text:anchor-type="as-char" svg:y="-0.2189in" svg:width="2.0874in" svg:height="0.3866in" draw:z-index="18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<text:p text:style-name="P3">(L34)</text:p>
      <text:p text:style-name="P1"/>
      <text:p text:style-name="P2">Because this is an inverse, all f's and g's can be swapped in these equations.</text:p>
      <text:p text:style-name="P2"/>
      <text:p text:style-name="P2"/>
      <text:p text:style-name="P2"/>
      <text:p text:style-name="P2">With these functions, we have the following inversion. <text:s/>Forward is:</text:p>
      <text:p text:style-name="P2"/>
      <text:p text:style-name="P7"><draw:frame draw:style-name="fr2" draw:name="Object59" text:anchor-type="as-char" svg:y="-0.2807in" svg:width="4.4272in" svg:height="0.4484in" draw:z-index="19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<text:p text:style-name="P2"/>
      <text:p text:style-name="P2">(the coefficients here mirror those found in the similar<text:span text:style-name="T2"><draw:frame draw:style-name="fr2" draw:name="Object146" text:anchor-type="as-char" svg:y="-0.172in" svg:width="1.8252in" svg:height="0.2146in" draw:z-index="20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2">)</text:span></text:p>
      <text:p text:style-name="P2"/>
      <text:p text:style-name="P2">and going backward,</text:p>
      <text:p text:style-name="P2"/>
      <text:p text:style-name="P7"><draw:frame draw:style-name="fr2" draw:name="Object168" text:anchor-type="as-char" svg:y="-0.2807in" svg:width="4.3929in" svg:height="0.4484in" draw:z-index="21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<text:p text:style-name="P2"/>
      <text:p text:style-name="P2">(the coefficients here mirror <text:span text:style-name="T2"><draw:frame draw:style-name="fr2" draw:name="Object258" text:anchor-type="as-char" svg:y="-0.2744in" svg:width="1.3654in" svg:height="0.4299in" draw:z-index="22"><draw:object xlink:href="./Object 231" xlink:type="simple" xlink:show="embed" xlink:actuate="onLoad"/><draw:image xlink:href="./ObjectReplacements/Object 231" xlink:type="simple" xlink:show="embed" xlink:actuate="onLoad"/><svg:desc>formula</svg:desc></draw:frame></text:span><text:span text:style-name="T2">)</text:span></text:p>
      <text:p text:style-name="P2"><text:soft-page-break/></text:p>
      <text:p text:style-name="P2">with</text:p>
      <text:p text:style-name="P7"><draw:frame draw:style-name="fr2" draw:name="Object259" text:anchor-type="as-char" svg:y="-0.2807in" svg:width="2.6937in" svg:height="0.4484in" draw:z-index="23"><draw:object xlink:href="./Object 319" xlink:type="simple" xlink:show="embed" xlink:actuate="onLoad"/><draw:image xlink:href="./ObjectReplacements/Object 319" xlink:type="simple" xlink:show="embed" xlink:actuate="onLoad"/><svg:desc>formula</svg:desc></draw:frame></text:p>
      <text:p text:style-name="P8"/>
      <text:p text:style-name="P8">f's and g's can be swapped here too.</text:p>
      <text:p text:style-name="P8"/>
      <text:p text:style-name="P8">This is very similar to the standard Dirichlet inverse, but with the first term's sign negated.</text:p>
      <text:p text:style-name="P8"/>
      <text:p text:style-name="P8">This leads to the following mobius-like function:</text:p>
      <text:p text:style-name="P8"/>
      <text:p text:style-name="P8">If, for some two functions,</text:p>
      <text:p text:style-name="P8"/>
      <text:p text:style-name="P7"><draw:frame draw:style-name="fr2" draw:name="Object158" text:anchor-type="as-char" svg:y="-0.2807in" svg:width="1.6811in" svg:height="0.4484in" draw:z-index="28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<text:p text:style-name="P8">then</text:p>
      <text:p text:style-name="P7"><draw:frame draw:style-name="fr2" draw:name="Object159" text:anchor-type="as-char" svg:y="-0.2807in" svg:width="2.2008in" svg:height="0.4484in" draw:z-index="29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<text:p text:style-name="P8"/>
      <text:p text:style-name="P8"/>
      <text:p text:style-name="P9"/>
      <text:p text:style-name="P9"/>
      <text:p text:style-name="P11"><draw:frame draw:style-name="fr2" draw:name="Object261" text:anchor-type="as-char" svg:y="-0.2445in" svg:width="3.2217in" svg:height="0.3937in" draw:z-index="30"><draw:object xlink:href="./Object 321" xlink:type="simple" xlink:show="embed" xlink:actuate="onLoad"/><draw:image xlink:href="./ObjectReplacements/Object 321" xlink:type="simple" xlink:show="embed" xlink:actuate="onLoad"/><svg:desc>formula</svg:desc></draw:frame></text:p>
      <text:p text:style-name="P11"><draw:frame draw:style-name="fr2" draw:name="Object156" text:anchor-type="as-char" svg:y="-0.2681in" svg:width="3.4571in" svg:height="0.4173in" draw:z-index="31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1"/>
      <text:p text:style-name="P11"/>
      <text:p text:style-name="P11"/>
      <text:p text:style-name="P11"/>
      <text:p text:style-name="P11"><draw:frame draw:style-name="fr2" draw:name="Object314" text:anchor-type="as-char" svg:y="-0.3382in" svg:width="3.0772in" svg:height="0.4783in" draw:z-index="32"><draw:object xlink:href="./Object 374" xlink:type="simple" xlink:show="embed" xlink:actuate="onLoad"/><draw:image xlink:href="./ObjectReplacements/Object 374" xlink:type="simple" xlink:show="embed" xlink:actuate="onLoad"/><svg:desc>formula</svg:desc></draw:frame></text:p>
      <text:p text:style-name="P11"/>
      <text:p text:style-name="P11"><draw:frame draw:style-name="fr2" draw:name="Object312" text:anchor-type="as-char" svg:y="-0.3382in" svg:width="4.7126in" svg:height="0.4783in" draw:z-index="38"><draw:object xlink:href="./Object 372" xlink:type="simple" xlink:show="embed" xlink:actuate="onLoad"/><draw:image xlink:href="./ObjectReplacements/Object 372" xlink:type="simple" xlink:show="embed" xlink:actuate="onLoad"/><svg:desc>formula</svg:desc></draw:frame></text:p>
      <text:p text:style-name="P11"/>
      <text:p text:style-name="P11"><draw:frame draw:style-name="fr2" draw:name="Object313" text:anchor-type="as-char" svg:y="-0.3382in" svg:width="4.6756in" svg:height="0.4783in" draw:z-index="39"><draw:object xlink:href="./Object 373" xlink:type="simple" xlink:show="embed" xlink:actuate="onLoad"/><draw:image xlink:href="./ObjectReplacements/Object 373" xlink:type="simple" xlink:show="embed" xlink:actuate="onLoad"/></draw:frame></text:p>
      <text:p text:style-name="P11"/>
      <text:p text:style-name="P11"><draw:frame draw:style-name="fr2" draw:name="Object315" text:anchor-type="as-char" svg:y="-0.3382in" svg:width="5.0102in" svg:height="0.4783in" draw:z-index="42"><draw:object xlink:href="./Object 375" xlink:type="simple" xlink:show="embed" xlink:actuate="onLoad"/><draw:image xlink:href="./ObjectReplacements/Object 375" xlink:type="simple" xlink:show="embed" xlink:actuate="onLoad"/><svg:desc>formula</svg:desc></draw:frame></text:p>
      <text:p text:style-name="P11"/>
      <text:p text:style-name="P11"><draw:frame draw:style-name="fr2" draw:name="Object316" text:anchor-type="as-char" svg:y="-0.3382in" svg:width="2.7811in" svg:height="0.4783in" draw:z-index="0"><draw:object xlink:href="./Object 376" xlink:type="simple" xlink:show="embed" xlink:actuate="onLoad"/><draw:image xlink:href="./ObjectReplacements/Object 376" xlink:type="simple" xlink:show="embed" xlink:actuate="onLoad"/><svg:desc>formula</svg:desc></draw:frame></text:p>
      <text:p text:style-name="P11"/>
      <text:p text:style-name="P11"><text:soft-page-break/><draw:frame draw:style-name="fr2" draw:name="Object317" text:anchor-type="as-char" svg:y="-0.3382in" svg:width="4.0819in" svg:height="0.4783in" draw:z-index="1"><draw:object xlink:href="./Object 377" xlink:type="simple" xlink:show="embed" xlink:actuate="onLoad"/><draw:image xlink:href="./ObjectReplacements/Object 377" xlink:type="simple" xlink:show="embed" xlink:actuate="onLoad"/><svg:desc>formula</svg:desc></draw:frame></text:p>
      <text:p text:style-name="P11"/>
      <text:p text:style-name="P11">OR</text:p>
      <text:p text:style-name="P11"/>
      <text:p text:style-name="P6"><draw:frame draw:style-name="fr2" draw:name="Object347" text:anchor-type="as-char" svg:y="-0.3382in" svg:width="3.0728in" svg:height="0.4783in" draw:z-index="43"><draw:object xlink:href="./Object 407" xlink:type="simple" xlink:show="embed" xlink:actuate="onLoad"/><draw:image xlink:href="./ObjectReplacements/Object 407" xlink:type="simple" xlink:show="embed" xlink:actuate="onLoad"/><svg:desc>formula</svg:desc></draw:frame></text:p>
      <text:p text:style-name="P6"/>
      <text:p text:style-name="P6"><draw:frame draw:style-name="fr2" draw:name="Object348" text:anchor-type="as-char" svg:y="-0.3382in" svg:width="3.2236in" svg:height="0.4783in" draw:z-index="49"><draw:object xlink:href="./Object 408" xlink:type="simple" xlink:show="embed" xlink:actuate="onLoad"/><draw:image xlink:href="./ObjectReplacements/Object 408" xlink:type="simple" xlink:show="embed" xlink:actuate="onLoad"/><svg:desc>formula</svg:desc></draw:frame></text:p>
      <text:p text:style-name="P6"/>
      <text:p text:style-name="P6"><draw:frame draw:style-name="fr2" draw:name="Object349" text:anchor-type="as-char" svg:y="-0.3382in" svg:width="3.3307in" svg:height="0.4783in" draw:z-index="50"><draw:object xlink:href="./Object 409" xlink:type="simple" xlink:show="embed" xlink:actuate="onLoad"/><draw:image xlink:href="./ObjectReplacements/Object 409" xlink:type="simple" xlink:show="embed" xlink:actuate="onLoad"/><svg:desc>formula</svg:desc></draw:frame></text:p>
      <text:p text:style-name="P6"/>
      <text:p text:style-name="P6"><draw:frame draw:style-name="fr2" draw:name="Object350" text:anchor-type="as-char" svg:y="-0.3382in" svg:width="2.002in" svg:height="0.4783in" draw:z-index="51"><draw:object xlink:href="./Object 410" xlink:type="simple" xlink:show="embed" xlink:actuate="onLoad"/><draw:image xlink:href="./ObjectReplacements/Object 410" xlink:type="simple" xlink:show="embed" xlink:actuate="onLoad"/><svg:desc>formula</svg:desc></draw:frame></text:p>
      <text:p text:style-name="P6"/>
      <text:p text:style-name="P6"><draw:frame draw:style-name="fr2" draw:name="Object353" text:anchor-type="as-char" svg:y="-0.3382in" svg:width="1.9744in" svg:height="0.4783in" draw:z-index="52"><draw:object xlink:href="./Object 411" xlink:type="simple" xlink:show="embed" xlink:actuate="onLoad"/><draw:image xlink:href="./ObjectReplacements/Object 411" xlink:type="simple" xlink:show="embed" xlink:actuate="onLoad"/><svg:desc>formula</svg:desc></draw:frame></text:p>
      <text:p text:style-name="P6"/>
      <text:p text:style-name="P10"><draw:frame draw:style-name="fr2" draw:name="Object346" text:anchor-type="as-char" svg:y="-0.3382in" svg:width="2.9138in" svg:height="0.4783in" draw:z-index="53"><draw:object xlink:href="./Object 406" xlink:type="simple" xlink:show="embed" xlink:actuate="onLoad"/><draw:image xlink:href="./ObjectReplacements/Object 406" xlink:type="simple" xlink:show="embed" xlink:actuate="onLoad"/><svg:desc>formula</svg:desc></draw:frame></text:p>
      <text:p text:style-name="P10"/>
      <text:p text:style-name="P10"><draw:frame draw:style-name="fr2" draw:name="Object361" text:anchor-type="as-char" svg:y="-0.3382in" svg:width="3.3161in" svg:height="0.4783in" draw:z-index="54"><draw:object xlink:href="./Object 419" xlink:type="simple" xlink:show="embed" xlink:actuate="onLoad"/><draw:image xlink:href="./ObjectReplacements/Object 419" xlink:type="simple" xlink:show="embed" xlink:actuate="onLoad"/><svg:desc>formula</svg:desc></draw:frame></text:p>
      <text:p text:style-name="P10"/>
      <text:p text:style-name="P10"><draw:frame draw:style-name="fr2" draw:name="Object362" text:anchor-type="as-char" svg:y="-0.2252in" svg:width="2.7917in" svg:height="0.4693in" draw:z-index="55"><draw:object xlink:href="./Object 420" xlink:type="simple" xlink:show="embed" xlink:actuate="onLoad"/><draw:image xlink:href="./ObjectReplacements/Object 420" xlink:type="simple" xlink:show="embed" xlink:actuate="onLoad"/><svg:desc>formula</svg:desc></draw:frame></text:p>
      <text:p text:style-name="P10"/>
      <text:p text:style-name="P11"/>
      <text:p text:style-name="P11"/>
      <text:p text:style-name="P11"/>
      <text:p text:style-name="P11"><draw:frame draw:style-name="fr2" draw:name="Object320" text:anchor-type="as-char" svg:y="-0.2681in" svg:width="3.4571in" svg:height="0.4173in" draw:z-index="56"><draw:object xlink:href="./Object 380" xlink:type="simple" xlink:show="embed" xlink:actuate="onLoad"/><draw:image xlink:href="./ObjectReplacements/Object 380" xlink:type="simple" xlink:show="embed" xlink:actuate="onLoad"/><svg:desc>formula</svg:desc></draw:frame></text:p>
      <text:p text:style-name="P11"/>
      <text:p text:style-name="P11"><draw:frame draw:style-name="fr2" draw:name="Object310" text:anchor-type="as-char" svg:y="-0.3362in" svg:width="4.6138in" svg:height="0.4756in" draw:z-index="57"><draw:object xlink:href="./Object 370" xlink:type="simple" xlink:show="embed" xlink:actuate="onLoad"/><draw:image xlink:href="./ObjectReplacements/Object 370" xlink:type="simple" xlink:show="embed" xlink:actuate="onLoad"/><svg:desc>formula</svg:desc></draw:frame></text:p>
      <text:p text:style-name="P11"/>
      <text:p text:style-name="P11"><draw:frame draw:style-name="fr2" draw:name="Object323" text:anchor-type="as-char" svg:y="-0.3382in" svg:width="5.0252in" svg:height="0.4783in" draw:z-index="58"><draw:object xlink:href="./Object 382" xlink:type="simple" xlink:show="embed" xlink:actuate="onLoad"/><draw:image xlink:href="./ObjectReplacements/Object 382" xlink:type="simple" xlink:show="embed" xlink:actuate="onLoad"/><svg:desc>formula</svg:desc></draw:frame></text:p>
      <text:p text:style-name="P11"/>
      <text:p text:style-name="P11"><draw:frame draw:style-name="fr2" draw:name="Object311" text:anchor-type="as-char" svg:y="-0.3382in" svg:width="4.961in" svg:height="0.4783in" draw:z-index="59"><draw:object xlink:href="./Object 371" xlink:type="simple" xlink:show="embed" xlink:actuate="onLoad"/><draw:image xlink:href="./ObjectReplacements/Object 371" xlink:type="simple" xlink:show="embed" xlink:actuate="onLoad"/><svg:desc>formula</svg:desc></draw:frame></text:p>
      <text:p text:style-name="P11"/>
      <text:p text:style-name="P11"><text:soft-page-break/><draw:frame draw:style-name="fr2" draw:name="Object325" text:anchor-type="as-char" svg:y="-0.3382in" svg:width="5.1661in" svg:height="0.4783in" draw:z-index="60"><draw:object xlink:href="./Object 385" xlink:type="simple" xlink:show="embed" xlink:actuate="onLoad"/><draw:image xlink:href="./ObjectReplacements/Object 385" xlink:type="simple" xlink:show="embed" xlink:actuate="onLoad"/><svg:desc>formula</svg:desc></draw:frame></text:p>
      <text:p text:style-name="P11"/>
      <text:p text:style-name="P11"><draw:frame draw:style-name="fr2" draw:name="Object322" text:anchor-type="as-char" svg:y="-0.3382in" svg:width="4.3575in" svg:height="0.4783in" draw:z-index="61"><draw:object xlink:href="./Object 383" xlink:type="simple" xlink:show="embed" xlink:actuate="onLoad"/><draw:image xlink:href="./ObjectReplacements/Object 383" xlink:type="simple" xlink:show="embed" xlink:actuate="onLoad"/><svg:desc>formula</svg:desc></draw:frame></text:p>
      <text:p text:style-name="P11"/>
      <text:p text:style-name="P11"><draw:frame draw:style-name="fr2" draw:name="Object321" text:anchor-type="as-char" svg:y="-0.3382in" svg:width="4.5508in" svg:height="0.4783in" draw:z-index="62"><draw:object xlink:href="./Object 381" xlink:type="simple" xlink:show="embed" xlink:actuate="onLoad"/><draw:image xlink:href="./ObjectReplacements/Object 381" xlink:type="simple" xlink:show="embed" xlink:actuate="onLoad"/><svg:desc>formula</svg:desc></draw:frame></text:p>
      <text:p text:style-name="P11"/>
      <text:p text:style-name="P11">OR</text:p>
      <text:p text:style-name="P11"/>
      <text:p text:style-name="P10"><draw:frame draw:style-name="fr2" draw:name="Object354" text:anchor-type="as-char" svg:y="-0.3382in" svg:width="3.1984in" svg:height="0.4783in" draw:z-index="63"><draw:object xlink:href="./Object 412" xlink:type="simple" xlink:show="embed" xlink:actuate="onLoad"/><draw:image xlink:href="./ObjectReplacements/Object 412" xlink:type="simple" xlink:show="embed" xlink:actuate="onLoad"/><svg:desc>formula</svg:desc></draw:frame></text:p>
      <text:p text:style-name="P10"/>
      <text:p text:style-name="P10"><draw:frame draw:style-name="fr2" draw:name="Object355" text:anchor-type="as-char" svg:y="-0.3382in" svg:width="3.3307in" svg:height="0.4783in" draw:z-index="64"><draw:object xlink:href="./Object 413" xlink:type="simple" xlink:show="embed" xlink:actuate="onLoad"/><draw:image xlink:href="./ObjectReplacements/Object 413" xlink:type="simple" xlink:show="embed" xlink:actuate="onLoad"/><svg:desc>formula</svg:desc></draw:frame></text:p>
      <text:p text:style-name="P10"/>
      <text:p text:style-name="P10"><draw:frame draw:style-name="fr2" draw:name="Object356" text:anchor-type="as-char" svg:y="-0.3382in" svg:width="3.2882in" svg:height="0.4783in" draw:z-index="65"><draw:object xlink:href="./Object 414" xlink:type="simple" xlink:show="embed" xlink:actuate="onLoad"/><draw:image xlink:href="./ObjectReplacements/Object 414" xlink:type="simple" xlink:show="embed" xlink:actuate="onLoad"/><svg:desc>formula</svg:desc></draw:frame></text:p>
      <text:p text:style-name="P10"/>
      <text:p text:style-name="P10"><draw:frame draw:style-name="fr2" draw:name="Object357" text:anchor-type="as-char" svg:y="-0.3382in" svg:width="3.211in" svg:height="0.4783in" draw:z-index="66"><draw:object xlink:href="./Object 415" xlink:type="simple" xlink:show="embed" xlink:actuate="onLoad"/><draw:image xlink:href="./ObjectReplacements/Object 415" xlink:type="simple" xlink:show="embed" xlink:actuate="onLoad"/><svg:desc>formula</svg:desc></draw:frame></text:p>
      <text:p text:style-name="P10"/>
      <text:p text:style-name="P10"><draw:frame draw:style-name="fr2" draw:name="Object359" text:anchor-type="as-char" svg:y="-0.3382in" svg:width="3.4154in" svg:height="0.4783in" draw:z-index="67"><draw:object xlink:href="./Object 417" xlink:type="simple" xlink:show="embed" xlink:actuate="onLoad"/><draw:image xlink:href="./ObjectReplacements/Object 417" xlink:type="simple" xlink:show="embed" xlink:actuate="onLoad"/><svg:desc>formula</svg:desc></draw:frame></text:p>
      <text:p text:style-name="P10"/>
      <text:p text:style-name="P10"><draw:frame draw:style-name="fr2" draw:name="Object358" text:anchor-type="as-char" svg:y="-0.3382in" svg:width="3.4693in" svg:height="0.4783in" draw:z-index="68"><draw:object xlink:href="./Object 416" xlink:type="simple" xlink:show="embed" xlink:actuate="onLoad"/><draw:image xlink:href="./ObjectReplacements/Object 416" xlink:type="simple" xlink:show="embed" xlink:actuate="onLoad"/></draw:frame></text:p>
      <text:p text:style-name="P11"/>
      <text:p text:style-name="P11"><draw:frame draw:style-name="fr2" draw:name="Object319" text:anchor-type="as-char" svg:y="-0.3382in" svg:width="3.8602in" svg:height="0.4783in" draw:z-index="69"><draw:object xlink:href="./Object 379" xlink:type="simple" xlink:show="embed" xlink:actuate="onLoad"/><draw:image xlink:href="./ObjectReplacements/Object 379" xlink:type="simple" xlink:show="embed" xlink:actuate="onLoad"/></draw:frame></text:p>
      <text:p text:style-name="P11"/>
      <text:p text:style-name="P11"><draw:frame draw:style-name="fr2" draw:name="Object318" text:anchor-type="as-char" svg:y="-0.3382in" svg:width="5.5717in" svg:height="0.4783in" draw:z-index="72"><draw:object xlink:href="./Object 378" xlink:type="simple" xlink:show="embed" xlink:actuate="onLoad"/><draw:image xlink:href="./ObjectReplacements/Object 378" xlink:type="simple" xlink:show="embed" xlink:actuate="onLoad"/><svg:desc>formula</svg:desc></draw:frame></text:p>
      <text:p text:style-name="P11"/>
      <text:p text:style-name="P11"><draw:frame draw:style-name="fr2" draw:name="Object326" text:anchor-type="as-char" svg:y="-0.3382in" svg:width="5.7827in" svg:height="0.4783in" draw:z-index="73"><draw:object xlink:href="./Object 386" xlink:type="simple" xlink:show="embed" xlink:actuate="onLoad"/><draw:image xlink:href="./ObjectReplacements/Object 386" xlink:type="simple" xlink:show="embed" xlink:actuate="onLoad"/><svg:desc>formula</svg:desc></draw:frame></text:p>
      <text:p text:style-name="P11"/>
      <text:p text:style-name="P11"><draw:frame draw:style-name="fr2" draw:name="Object324" text:anchor-type="as-char" svg:y="-0.3382in" svg:width="6.1799in" svg:height="0.4783in" draw:z-index="76"><draw:object xlink:href="./Object 384" xlink:type="simple" xlink:show="embed" xlink:actuate="onLoad"/><draw:image xlink:href="./ObjectReplacements/Object 384" xlink:type="simple" xlink:show="embed" xlink:actuate="onLoad"/><svg:desc>formula</svg:desc></draw:frame></text:p>
      <text:p text:style-name="P11"/>
      <text:p text:style-name="P11">OR</text:p>
      <text:p text:style-name="P11"/>
      <text:p text:style-name="P10"><text:soft-page-break/><draw:frame draw:style-name="fr2" draw:name="Object360" text:anchor-type="as-char" svg:y="-0.3382in" svg:width="2.8744in" svg:height="0.4783in" draw:z-index="88"><draw:object xlink:href="./Object 418" xlink:type="simple" xlink:show="embed" xlink:actuate="onLoad"/><draw:image xlink:href="./ObjectReplacements/Object 418" xlink:type="simple" xlink:show="embed" xlink:actuate="onLoad"/><svg:desc>formula</svg:desc></draw:frame></text:p>
      <text:p text:style-name="P11"/>
      <text:p text:style-name="P11"><draw:frame draw:style-name="fr2" draw:name="Object331" text:anchor-type="as-char" svg:y="-0.3382in" svg:width="7.1126in" svg:height="0.4783in" draw:z-index="70"><draw:object xlink:href="./Object 391" xlink:type="simple" xlink:show="embed" xlink:actuate="onLoad"/><draw:image xlink:href="./ObjectReplacements/Object 391" xlink:type="simple" xlink:show="embed" xlink:actuate="onLoad"/><svg:desc>formula</svg:desc></draw:frame></text:p>
      <text:p text:style-name="P11"/>
      <text:p text:style-name="P11"><draw:frame draw:style-name="fr2" draw:name="Object1" text:anchor-type="as-char" svg:y="-0.2339in" svg:width="2.1547in" svg:height="0.3752in" draw:z-index="89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2" draw:name="Object2" text:anchor-type="as-char" svg:y="-0.2339in" svg:width="0.9472in" svg:height="0.3752in" draw:z-index="9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/>
      <text:p text:style-name="P11"><draw:frame draw:style-name="fr2" draw:name="Object332" text:anchor-type="as-char" svg:y="-0.3382in" svg:width="4.9327in" svg:height="0.4783in" draw:z-index="71"><draw:object xlink:href="./Object 392" xlink:type="simple" xlink:show="embed" xlink:actuate="onLoad"/><draw:image xlink:href="./ObjectReplacements/Object 392" xlink:type="simple" xlink:show="embed" xlink:actuate="onLoad"/><svg:desc>formula</svg:desc></draw:frame></text:p>
      <text:p text:style-name="P11"/>
      <text:p text:style-name="P11"><draw:frame draw:style-name="fr2" draw:name="Object333" text:anchor-type="as-char" svg:y="-0.2339in" svg:width="1.7291in" svg:height="0.3752in" draw:z-index="74"><draw:object xlink:href="./Object 393" xlink:type="simple" xlink:show="embed" xlink:actuate="onLoad"/><draw:image xlink:href="./ObjectReplacements/Object 393" xlink:type="simple" xlink:show="embed" xlink:actuate="onLoad"/><svg:desc>formula</svg:desc></draw:frame><draw:frame draw:style-name="fr2" draw:name="Object334" text:anchor-type="as-char" svg:y="-0.2339in" svg:width="1.3728in" svg:height="0.3752in" draw:z-index="75"><draw:object xlink:href="./Object 394" xlink:type="simple" xlink:show="embed" xlink:actuate="onLoad"/><draw:image xlink:href="./ObjectReplacements/Object 394" xlink:type="simple" xlink:show="embed" xlink:actuate="onLoad"/><svg:desc>formula</svg:desc></draw:frame></text:p>
      <text:p text:style-name="P11"/>
      <text:p text:style-name="P11"><draw:frame draw:style-name="fr2" draw:name="Object3" text:anchor-type="as-char" svg:y="-0.2339in" svg:width="1.3047in" svg:height="0.3752in" draw:z-index="153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2" draw:name="Object4" text:anchor-type="as-char" svg:y="-0.2339in" svg:width="0.9028in" svg:height="0.3752in" draw:z-index="15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1"/>
      <text:p text:style-name="P11"/>
      <text:p text:style-name="P11"/>
      <text:p text:style-name="P11"><draw:frame draw:style-name="fr2" draw:name="Object337" text:anchor-type="as-char" svg:y="-0.3382in" svg:width="7.1681in" svg:height="0.4783in" draw:z-index="91"><draw:object xlink:href="./Object 397" xlink:type="simple" xlink:show="embed" xlink:actuate="onLoad"/><draw:image xlink:href="./ObjectReplacements/Object 397" xlink:type="simple" xlink:show="embed" xlink:actuate="onLoad"/><svg:desc>formula</svg:desc></draw:frame></text:p>
      <text:p text:style-name="P11"/>
      <text:p text:style-name="P11"><draw:frame draw:style-name="fr2" draw:name="Object338" text:anchor-type="as-char" svg:y="-0.3382in" svg:width="5.2661in" svg:height="0.4783in" draw:z-index="92"><draw:object xlink:href="./Object 398" xlink:type="simple" xlink:show="embed" xlink:actuate="onLoad"/><draw:image xlink:href="./ObjectReplacements/Object 398" xlink:type="simple" xlink:show="embed" xlink:actuate="onLoad"/><svg:desc>formula</svg:desc></draw:frame></text:p>
      <text:p text:style-name="P11"/>
      <text:p text:style-name="P11"><draw:frame draw:style-name="fr2" draw:name="Object335" text:anchor-type="as-char" svg:y="-0.2339in" svg:width="1.7846in" svg:height="0.3752in" draw:z-index="93"><draw:object xlink:href="./Object 395" xlink:type="simple" xlink:show="embed" xlink:actuate="onLoad"/><draw:image xlink:href="./ObjectReplacements/Object 395" xlink:type="simple" xlink:show="embed" xlink:actuate="onLoad"/><svg:desc>formula</svg:desc></draw:frame><draw:frame draw:style-name="fr2" draw:name="Object336" text:anchor-type="as-char" svg:y="-0.2339in" svg:width="1.3728in" svg:height="0.3752in" draw:z-index="97"><draw:object xlink:href="./Object 396" xlink:type="simple" xlink:show="embed" xlink:actuate="onLoad"/><draw:image xlink:href="./ObjectReplacements/Object 396" xlink:type="simple" xlink:show="embed" xlink:actuate="onLoad"/><svg:desc>formula</svg:desc></draw:frame></text:p>
      <text:p text:style-name="P11"/>
      <text:p text:style-name="P11"/>
      <text:p text:style-name="P11"/>
      <text:p text:style-name="P11"><draw:frame draw:style-name="fr2" draw:name="Object339" text:anchor-type="as-char" svg:y="-0.3382in" svg:width="6.8189in" svg:height="0.4783in" draw:z-index="98"><draw:object xlink:href="./Object 399" xlink:type="simple" xlink:show="embed" xlink:actuate="onLoad"/><draw:image xlink:href="./ObjectReplacements/Object 399" xlink:type="simple" xlink:show="embed" xlink:actuate="onLoad"/><svg:desc>formula</svg:desc></draw:frame></text:p>
      <text:p text:style-name="P11"/>
      <text:p text:style-name="P11"/>
      <text:p text:style-name="P11"><draw:frame draw:style-name="fr2" draw:name="Object345" text:anchor-type="as-char" svg:y="-0.1437in" svg:width="0.8256in" svg:height="0.2866in" draw:z-index="99"><draw:object xlink:href="./Object 405" xlink:type="simple" xlink:show="embed" xlink:actuate="onLoad"/><draw:image xlink:href="./ObjectReplacements/Object 405" xlink:type="simple" xlink:show="embed" xlink:actuate="onLoad"/><svg:desc>formula</svg:desc></draw:frame></text:p>
      <text:p text:style-name="P11"/>
      <text:p text:style-name="P11"><draw:frame draw:style-name="fr2" draw:name="Object341" text:anchor-type="as-char" svg:y="-0.3382in" svg:width="7.4571in" svg:height="0.4783in" draw:z-index="100"><draw:object xlink:href="./Object 401" xlink:type="simple" xlink:show="embed" xlink:actuate="onLoad"/><draw:image xlink:href="./ObjectReplacements/Object 401" xlink:type="simple" xlink:show="embed" xlink:actuate="onLoad"/><svg:desc>formula</svg:desc></draw:frame></text:p>
      <text:p text:style-name="P11"/>
      <text:p text:style-name="P11"><draw:frame draw:style-name="fr2" draw:name="Object340" text:anchor-type="as-char" svg:y="-0.3382in" svg:width="5.3457in" svg:height="0.4783in" draw:z-index="101"><draw:object xlink:href="./Object 400" xlink:type="simple" xlink:show="embed" xlink:actuate="onLoad"/><draw:image xlink:href="./ObjectReplacements/Object 400" xlink:type="simple" xlink:show="embed" xlink:actuate="onLoad"/><svg:desc>formula</svg:desc></draw:frame></text:p>
      <text:p text:style-name="P11"/>
      <text:p text:style-name="P11"/>
      <text:p text:style-name="P11">// This is Jordan's Totient Function. J_k(n)</text:p>
      <text:p text:style-name="P11"/>
      <text:p text:style-name="P11"><text:soft-page-break/><draw:frame draw:style-name="fr2" draw:name="Object344" text:anchor-type="as-char" svg:y="-0.2043in" svg:width="1.139in" svg:height="0.3472in" draw:z-index="102"><draw:object xlink:href="./Object 404" xlink:type="simple" xlink:show="embed" xlink:actuate="onLoad"/><draw:image xlink:href="./ObjectReplacements/Object 404" xlink:type="simple" xlink:show="embed" xlink:actuate="onLoad"/><svg:desc>formula</svg:desc></draw:frame></text:p>
      <text:p text:style-name="P11"/>
      <text:p text:style-name="P11"><draw:frame draw:style-name="fr2" draw:name="Object343" text:anchor-type="as-char" svg:y="-0.3382in" svg:width="7.4583in" svg:height="0.4783in" draw:z-index="103"><draw:object xlink:href="./Object 403" xlink:type="simple" xlink:show="embed" xlink:actuate="onLoad"/><draw:image xlink:href="./ObjectReplacements/Object 403" xlink:type="simple" xlink:show="embed" xlink:actuate="onLoad"/><svg:desc>formula</svg:desc></draw:frame></text:p>
      <text:p text:style-name="P11"/>
      <text:p text:style-name="P11"><draw:frame draw:style-name="fr2" draw:name="Object342" text:anchor-type="as-char" svg:y="-0.3382in" svg:width="5.3555in" svg:height="0.4783in" draw:z-index="104"><draw:object xlink:href="./Object 402" xlink:type="simple" xlink:show="embed" xlink:actuate="onLoad"/><draw:image xlink:href="./ObjectReplacements/Object 402" xlink:type="simple" xlink:show="embed" xlink:actuate="onLoad"/><svg:desc>formula</svg:desc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">Generally speaking, a sum of the form</text:span><draw:frame draw:style-name="fr2" draw:name="Object329" text:anchor-type="as-char" svg:y="-0.1437in" svg:width="0.8016in" svg:height="0.2839in" draw:z-index="24"><draw:object xlink:href="./Object 389" xlink:type="simple" xlink:show="embed" xlink:actuate="onLoad"/><draw:image xlink:href="./ObjectReplacements/Object 389" xlink:type="simple" xlink:show="embed" xlink:actuate="onLoad"/><svg:desc>formula</svg:desc></draw:frame><text:span text:style-name="T1">won't converge if </text:span><draw:frame draw:style-name="fr2" draw:name="Object330" text:anchor-type="as-char" svg:y="-0.1244in" svg:width="0.6in" svg:height="0.1591in" draw:z-index="25"><draw:object xlink:href="./Object 390" xlink:type="simple" xlink:show="embed" xlink:actuate="onLoad"/><draw:image xlink:href="./ObjectReplacements/Object 390" xlink:type="simple" xlink:show="embed" xlink:actuate="onLoad"/><svg:desc>formula</svg:desc></draw:frame>.</text:p>
      <text:p text:style-name="P11"/>
      <text:p text:style-name="P11"><draw:frame draw:style-name="fr2" draw:name="Object327" text:anchor-type="as-char" svg:y="-0.1437in" svg:width="1.7846in" svg:height="0.2839in" draw:z-index="26"><draw:object xlink:href="./Object 387" xlink:type="simple" xlink:show="embed" xlink:actuate="onLoad"/><draw:image xlink:href="./ObjectReplacements/Object 387" xlink:type="simple" xlink:show="embed" xlink:actuate="onLoad"/><svg:desc>formula</svg:desc></draw:frame></text:p>
      <text:p text:style-name="P11"/>
      <text:p text:style-name="P11"><draw:frame draw:style-name="fr2" draw:name="Object328" text:anchor-type="as-char" svg:y="-0.1437in" svg:width="1.7791in" svg:height="0.2839in" draw:z-index="27"><draw:object xlink:href="./Object 388" xlink:type="simple" xlink:show="embed" xlink:actuate="onLoad"/><draw:image xlink:href="./ObjectReplacements/Object 388" xlink:type="simple" xlink:show="embed" xlink:actuate="onLoad"/><svg:desc>formula</svg:desc></draw:frame></text:p>
      <text:p text:style-name="P7"/>
      <text:p text:style-name="P7"/>
      <text:p text:style-name="P7"/>
      <text:p text:style-name="P7"/>
      <text:p text:style-name="P7"/>
      <text:p text:style-name="P7"><draw:frame draw:style-name="fr2" draw:name="Object275" text:anchor-type="as-char" svg:y="-0.2339in" svg:width="0.8311in" svg:height="0.3752in" draw:z-index="105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7"><draw:frame draw:style-name="fr2" draw:name="Object276" text:anchor-type="as-char" svg:y="-0.2339in" svg:width="1.1346in" svg:height="0.3752in" draw:z-index="106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7"><draw:frame draw:style-name="fr2" draw:name="Object153" text:anchor-type="as-char" svg:y="-0.2339in" svg:width="1.2236in" svg:height="0.3752in" draw:z-index="107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<text:p text:style-name="P7"><draw:frame draw:style-name="fr2" draw:name="Object271" text:anchor-type="as-char" svg:y="-0.302in" svg:width="1.1646in" svg:height="0.4457in" draw:z-index="108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<text:p text:style-name="P7"><draw:frame draw:style-name="fr2" draw:name="Object268" text:anchor-type="as-char" svg:y="-0.3972in" svg:width="1.3953in" svg:height="0.5374in" draw:z-index="109"><draw:object xlink:href="./Object 320" xlink:type="simple" xlink:show="embed" xlink:actuate="onLoad"/><draw:image xlink:href="./ObjectReplacements/Object 320" xlink:type="simple" xlink:show="embed" xlink:actuate="onLoad"/><svg:desc>formula</svg:desc></draw:frame></text:p>
      <text:p text:style-name="P7"><draw:frame draw:style-name="fr2" draw:name="Object157" text:anchor-type="as-char" svg:y="-0.2437in" svg:width="1.7465in" svg:height="0.3846in" draw:z-index="110"><draw:object xlink:href="./Object 322" xlink:type="simple" xlink:show="embed" xlink:actuate="onLoad"/><draw:image xlink:href="./ObjectReplacements/Object 322" xlink:type="simple" xlink:show="embed" xlink:actuate="onLoad"/><svg:desc>formula</svg:desc></draw:frame></text:p>
      <text:p text:style-name="P7"><draw:frame draw:style-name="fr2" draw:name="Object264" text:anchor-type="as-char" svg:y="-0.2339in" svg:width="1.6752in" svg:height="0.3752in" draw:z-index="111"><draw:object xlink:href="./Object 323" xlink:type="simple" xlink:show="embed" xlink:actuate="onLoad"/><draw:image xlink:href="./ObjectReplacements/Object 323" xlink:type="simple" xlink:show="embed" xlink:actuate="onLoad"/><svg:desc>formula</svg:desc></draw:frame></text:p>
      <text:p text:style-name="P7"><draw:frame draw:style-name="fr2" draw:name="Object270" text:anchor-type="as-char" svg:y="-0.302in" svg:width="1.3693in" svg:height="0.4457in" draw:z-index="112"><draw:object xlink:href="./Object 324" xlink:type="simple" xlink:show="embed" xlink:actuate="onLoad"/><draw:image xlink:href="./ObjectReplacements/Object 324" xlink:type="simple" xlink:show="embed" xlink:actuate="onLoad"/><svg:desc>formula</svg:desc></draw:frame></text:p>
      <text:p text:style-name="P7"><draw:frame draw:style-name="fr2" draw:name="Object265" text:anchor-type="as-char" svg:y="-0.2374in" svg:width="1.278in" svg:height="0.3783in" draw:z-index="113"><draw:object xlink:href="./Object 325" xlink:type="simple" xlink:show="embed" xlink:actuate="onLoad"/><draw:image xlink:href="./ObjectReplacements/Object 325" xlink:type="simple" xlink:show="embed" xlink:actuate="onLoad"/><svg:desc>formula</svg:desc></draw:frame></text:p>
      <text:p text:style-name="P7"><draw:frame draw:style-name="fr2" draw:name="Object266" text:anchor-type="as-char" svg:y="-0.2374in" svg:width="1.1028in" svg:height="0.3783in" draw:z-index="114"><draw:object xlink:href="./Object 326" xlink:type="simple" xlink:show="embed" xlink:actuate="onLoad"/><draw:image xlink:href="./ObjectReplacements/Object 326" xlink:type="simple" xlink:show="embed" xlink:actuate="onLoad"/><svg:desc>formula</svg:desc></draw:frame></text:p>
      <text:p text:style-name="P7"/>
      <text:p text:style-name="P7"><text:soft-page-break/><draw:frame draw:style-name="fr2" draw:name="Object267" text:anchor-type="as-char" svg:y="-0.2339in" svg:width="1.6689in" svg:height="0.3752in" draw:z-index="115"><draw:object xlink:href="./Object 327" xlink:type="simple" xlink:show="embed" xlink:actuate="onLoad"/><draw:image xlink:href="./ObjectReplacements/Object 327" xlink:type="simple" xlink:show="embed" xlink:actuate="onLoad"/><svg:desc>formula</svg:desc></draw:frame></text:p>
      <text:p text:style-name="P7"/>
      <text:p text:style-name="P7"><draw:frame draw:style-name="fr2" draw:name="Object262" text:anchor-type="as-char" svg:y="-0.2339in" svg:width="1.2835in" svg:height="0.3752in" draw:z-index="116"><draw:object xlink:href="./Object 328" xlink:type="simple" xlink:show="embed" xlink:actuate="onLoad"/><draw:image xlink:href="./ObjectReplacements/Object 328" xlink:type="simple" xlink:show="embed" xlink:actuate="onLoad"/><svg:desc>formula</svg:desc></draw:frame></text:p>
      <text:p text:style-name="P7"><draw:frame draw:style-name="fr2" draw:name="Object272" text:anchor-type="as-char" svg:y="-0.302in" svg:width="1.448in" svg:height="0.4457in" draw:z-index="117"><draw:object xlink:href="./Object 329" xlink:type="simple" xlink:show="embed" xlink:actuate="onLoad"/><draw:image xlink:href="./ObjectReplacements/Object 329" xlink:type="simple" xlink:show="embed" xlink:actuate="onLoad"/><svg:desc>formula</svg:desc></draw:frame></text:p>
      <text:p text:style-name="P7"/>
      <text:p text:style-name="P7"><draw:frame draw:style-name="fr2" draw:name="Object154" text:anchor-type="as-char" svg:y="-0.2374in" svg:width="1.3047in" svg:height="0.3783in" draw:z-index="118"><draw:object xlink:href="./Object 330" xlink:type="simple" xlink:show="embed" xlink:actuate="onLoad"/><draw:image xlink:href="./ObjectReplacements/Object 330" xlink:type="simple" xlink:show="embed" xlink:actuate="onLoad"/><svg:desc>formula</svg:desc></draw:frame></text:p>
      <text:p text:style-name="P7"><draw:frame draw:style-name="fr2" draw:name="Object397" text:anchor-type="as-char" svg:y="-0.3382in" svg:width="3.0457in" svg:height="0.4783in" draw:z-index="119"><draw:object xlink:href="./Object 455" xlink:type="simple" xlink:show="embed" xlink:actuate="onLoad"/><draw:image xlink:href="./ObjectReplacements/Object 455" xlink:type="simple" xlink:show="embed" xlink:actuate="onLoad"/><svg:desc>formula</svg:desc></draw:frame></text:p>
      <text:p text:style-name="P7"><draw:frame draw:style-name="fr2" draw:name="Object155" text:anchor-type="as-char" svg:y="-0.2339in" svg:width="1.8575in" svg:height="0.3752in" draw:z-index="120"><draw:object xlink:href="./Object 331" xlink:type="simple" xlink:show="embed" xlink:actuate="onLoad"/><draw:image xlink:href="./ObjectReplacements/Object 331" xlink:type="simple" xlink:show="embed" xlink:actuate="onLoad"/><svg:desc>formula</svg:desc></draw:frame></text:p>
      <text:p text:style-name="P7"><draw:frame draw:style-name="fr2" draw:name="Object269" text:anchor-type="as-char" svg:y="-0.302in" svg:width="1.6516in" svg:height="0.4457in" draw:z-index="121"><draw:object xlink:href="./Object 332" xlink:type="simple" xlink:show="embed" xlink:actuate="onLoad"/><draw:image xlink:href="./ObjectReplacements/Object 332" xlink:type="simple" xlink:show="embed" xlink:actuate="onLoad"/><svg:desc>formula</svg:desc></draw:frame></text:p>
      <text:p text:style-name="P7"><draw:frame draw:style-name="fr2" draw:name="Object263" text:anchor-type="as-char" svg:y="-0.2437in" svg:width="1.889in" svg:height="0.3846in" draw:z-index="122"><draw:object xlink:href="./Object 333" xlink:type="simple" xlink:show="embed" xlink:actuate="onLoad"/><draw:image xlink:href="./ObjectReplacements/Object 333" xlink:type="simple" xlink:show="embed" xlink:actuate="onLoad"/><svg:desc>formula</svg:desc></draw:frame></text:p>
      <text:p text:style-name="P7"><draw:frame draw:style-name="fr2" draw:name="Object273" text:anchor-type="as-char" svg:y="-0.3972in" svg:width="1.8516in" svg:height="0.5374in" draw:z-index="123"><draw:object xlink:href="./Object 334" xlink:type="simple" xlink:show="embed" xlink:actuate="onLoad"/><draw:image xlink:href="./ObjectReplacements/Object 334" xlink:type="simple" xlink:show="embed" xlink:actuate="onLoad"/><svg:desc>formula</svg:desc></draw:frame></text:p>
      <text:p text:style-name="P7"><draw:frame draw:style-name="fr2" draw:name="Object260" text:anchor-type="as-char" svg:y="-0.2339in" svg:width="1.3535in" svg:height="0.3752in" draw:z-index="124"><draw:object xlink:href="./Object 335" xlink:type="simple" xlink:show="embed" xlink:actuate="onLoad"/><draw:image xlink:href="./ObjectReplacements/Object 335" xlink:type="simple" xlink:show="embed" xlink:actuate="onLoad"/><svg:desc>formula</svg:desc></draw:frame></text:p>
      <text:p text:style-name="P7"><draw:frame draw:style-name="fr2" draw:name="Object274" text:anchor-type="as-char" svg:y="-0.2374in" svg:width="0.9118in" svg:height="0.3783in" draw:z-index="137"><draw:object xlink:href="./Object 336" xlink:type="simple" xlink:show="embed" xlink:actuate="onLoad"/><draw:image xlink:href="./ObjectReplacements/Object 336" xlink:type="simple" xlink:show="embed" xlink:actuate="onLoad"/><svg:desc>formula</svg:desc></draw:frame></text:p>
      <text:p text:style-name="P7"/>
      <text:p text:style-name="P7"><draw:frame draw:style-name="fr2" draw:name="Object308" text:anchor-type="as-char" svg:y="-0.378in" svg:width="1.2728in" svg:height="0.5189in" draw:z-index="138"><draw:object xlink:href="./Object 337" xlink:type="simple" xlink:show="embed" xlink:actuate="onLoad"/><draw:image xlink:href="./ObjectReplacements/Object 337" xlink:type="simple" xlink:show="embed" xlink:actuate="onLoad"/><svg:desc>formula</svg:desc></draw:frame></text:p>
      <text:p text:style-name="P7"/>
      <text:p text:style-name="P7"><draw:frame draw:style-name="fr2" draw:name="Object278" text:anchor-type="as-char" svg:y="-0.2339in" svg:width="1.2874in" svg:height="0.3752in" draw:z-index="139"><draw:object xlink:href="./Object 338" xlink:type="simple" xlink:show="embed" xlink:actuate="onLoad"/><draw:image xlink:href="./ObjectReplacements/Object 338" xlink:type="simple" xlink:show="embed" xlink:actuate="onLoad"/><svg:desc>formula</svg:desc></draw:frame></text:p>
      <text:p text:style-name="P7"/>
      <text:p text:style-name="P7"><draw:frame draw:style-name="fr2" draw:name="Object279" text:anchor-type="as-char" svg:y="-0.2374in" svg:width="1.5327in" svg:height="0.3783in" draw:z-index="140"><draw:object xlink:href="./Object 339" xlink:type="simple" xlink:show="embed" xlink:actuate="onLoad"/><draw:image xlink:href="./ObjectReplacements/Object 339" xlink:type="simple" xlink:show="embed" xlink:actuate="onLoad"/><svg:desc>formula</svg:desc></draw:frame></text:p>
      <text:p text:style-name="P7"/>
      <text:p text:style-name="P7"><draw:frame draw:style-name="fr2" draw:name="Object410" text:anchor-type="as-char" svg:y="-0.2374in" svg:width="1.5327in" svg:height="0.3783in" draw:z-index="141"><draw:object xlink:href="./Object 468" xlink:type="simple" xlink:show="embed" xlink:actuate="onLoad"/><draw:image xlink:href="./ObjectReplacements/Object 468" xlink:type="simple" xlink:show="embed" xlink:actuate="onLoad"/><svg:desc>formula</svg:desc></draw:frame></text:p>
      <text:p text:style-name="P7"/>
      <text:p text:style-name="P7"><draw:frame draw:style-name="fr2" draw:name="Object411" text:anchor-type="as-char" svg:y="-0.2339in" svg:width="1.3484in" svg:height="0.3752in" draw:z-index="142"><draw:object xlink:href="./Object 469" xlink:type="simple" xlink:show="embed" xlink:actuate="onLoad"/><draw:image xlink:href="./ObjectReplacements/Object 469" xlink:type="simple" xlink:show="embed" xlink:actuate="onLoad"/><svg:desc>formula</svg:desc></draw:frame></text:p>
      <text:p text:style-name="P7"/>
      <text:p text:style-name="P7"><draw:frame draw:style-name="fr2" draw:name="Object395" text:anchor-type="as-char" svg:y="-0.302in" svg:width="1.1646in" svg:height="0.4457in" draw:z-index="143"><draw:object xlink:href="./Object 453" xlink:type="simple" xlink:show="embed" xlink:actuate="onLoad"/><draw:image xlink:href="./ObjectReplacements/Object 453" xlink:type="simple" xlink:show="embed" xlink:actuate="onLoad"/><svg:desc>formula</svg:desc></draw:frame></text:p>
      <text:p text:style-name="P7"/>
      <text:p text:style-name="P7"><draw:frame draw:style-name="fr2" draw:name="Object394" text:anchor-type="as-char" svg:y="-0.302in" svg:width="1.5839in" svg:height="0.4457in" draw:z-index="144"><draw:object xlink:href="./Object 452" xlink:type="simple" xlink:show="embed" xlink:actuate="onLoad"/><draw:image xlink:href="./ObjectReplacements/Object 452" xlink:type="simple" xlink:show="embed" xlink:actuate="onLoad"/><svg:desc>formula</svg:desc></draw:frame></text:p>
      <text:p text:style-name="P7"/>
      <text:p text:style-name="P7"><text:soft-page-break/><draw:frame draw:style-name="fr2" draw:name="Object277" text:anchor-type="as-char" svg:y="-0.2043in" svg:width="3.3563in" svg:height="0.3283in" draw:z-index="145"><draw:object xlink:href="./Object 349" xlink:type="simple" xlink:show="embed" xlink:actuate="onLoad"/><draw:image xlink:href="./ObjectReplacements/Object 349" xlink:type="simple" xlink:show="embed" xlink:actuate="onLoad"/><svg:desc>formula</svg:desc></draw:frame></text:p>
      <text:p text:style-name="P7"/>
      <text:p text:style-name="P7"><draw:frame draw:style-name="fr2" draw:name="Object290" text:anchor-type="as-char" svg:y="-0.2374in" svg:width="3.2075in" svg:height="0.3626in" draw:z-index="146"><draw:object xlink:href="./Object 350" xlink:type="simple" xlink:show="embed" xlink:actuate="onLoad"/><draw:image xlink:href="./ObjectReplacements/Object 350" xlink:type="simple" xlink:show="embed" xlink:actuate="onLoad"/><svg:desc>formula</svg:desc></draw:frame></text:p>
      <text:p text:style-name="P7"/>
      <text:p text:style-name="P7"><draw:frame draw:style-name="fr2" draw:name="Object289" text:anchor-type="as-char" svg:y="-0.2374in" svg:width="3.4402in" svg:height="0.3626in" draw:z-index="147"><draw:object xlink:href="./Object 351" xlink:type="simple" xlink:show="embed" xlink:actuate="onLoad"/><draw:image xlink:href="./ObjectReplacements/Object 351" xlink:type="simple" xlink:show="embed" xlink:actuate="onLoad"/><svg:desc>formula</svg:desc></draw:frame></text:p>
      <text:p text:style-name="P7"/>
      <text:p text:style-name="P7"><draw:frame draw:style-name="fr2" draw:name="Object291" text:anchor-type="as-char" svg:y="-0.2374in" svg:width="2.8028in" svg:height="0.3626in" draw:z-index="148"><draw:object xlink:href="./Object 363" xlink:type="simple" xlink:show="embed" xlink:actuate="onLoad"/><draw:image xlink:href="./ObjectReplacements/Object 363" xlink:type="simple" xlink:show="embed" xlink:actuate="onLoad"/><svg:desc>formula</svg:desc></draw:frame></text:p>
      <text:p text:style-name="P7"/>
      <text:p text:style-name="P7"><draw:frame draw:style-name="fr2" draw:name="Object303" text:anchor-type="as-char" svg:y="-0.2339in" svg:width="1.3492in" svg:height="0.3752in" draw:z-index="149"><draw:object xlink:href="./Object 364" xlink:type="simple" xlink:show="embed" xlink:actuate="onLoad"/><draw:image xlink:href="./ObjectReplacements/Object 364" xlink:type="simple" xlink:show="embed" xlink:actuate="onLoad"/><svg:desc>formula</svg:desc></draw:frame></text:p>
      <text:p text:style-name="P7"/>
      <text:p text:style-name="P7"><draw:frame draw:style-name="fr2" draw:name="Object304" text:anchor-type="as-char" svg:y="-0.2339in" svg:width="2.1965in" svg:height="0.3752in" draw:z-index="150"><draw:object xlink:href="./Object 365" xlink:type="simple" xlink:show="embed" xlink:actuate="onLoad"/><draw:image xlink:href="./ObjectReplacements/Object 365" xlink:type="simple" xlink:show="embed" xlink:actuate="onLoad"/><svg:desc>formula</svg:desc></draw:frame></text:p>
      <text:p text:style-name="P7"/>
      <text:p text:style-name="P7"><draw:frame draw:style-name="fr2" draw:name="Object305" text:anchor-type="as-char" svg:y="-0.2339in" svg:width="2.0209in" svg:height="0.3752in" draw:z-index="151"><draw:object xlink:href="./Object 366" xlink:type="simple" xlink:show="embed" xlink:actuate="onLoad"/><draw:image xlink:href="./ObjectReplacements/Object 366" xlink:type="simple" xlink:show="embed" xlink:actuate="onLoad"/><svg:desc>formula</svg:desc></draw:frame></text:p>
      <text:p text:style-name="P7"/>
      <text:p text:style-name="P7"><draw:frame draw:style-name="fr2" draw:name="Object306" text:anchor-type="as-char" svg:y="-0.2339in" svg:width="1.8709in" svg:height="0.3752in" draw:z-index="152"><draw:object xlink:href="./Object 367" xlink:type="simple" xlink:show="embed" xlink:actuate="onLoad"/><draw:image xlink:href="./ObjectReplacements/Object 367" xlink:type="simple" xlink:show="embed" xlink:actuate="onLoad"/><svg:desc>formula</svg:desc></draw:frame></text:p>
      <text:p text:style-name="P7"/>
      <text:p text:style-name="P7"><draw:frame draw:style-name="fr2" draw:name="Object307" text:anchor-type="as-char" svg:y="-0.2339in" svg:width="1.5984in" svg:height="0.3752in" draw:z-index="125"><draw:object xlink:href="./Object 368" xlink:type="simple" xlink:show="embed" xlink:actuate="onLoad"/><draw:image xlink:href="./ObjectReplacements/Object 368" xlink:type="simple" xlink:show="embed" xlink:actuate="onLoad"/><svg:desc>formula</svg:desc></draw:frame></text:p>
      <text:p text:style-name="P7"/>
      <text:p text:style-name="P7"><draw:frame draw:style-name="fr2" draw:name="Object309" text:anchor-type="as-char" svg:y="-0.2339in" svg:width="2.0102in" svg:height="0.3752in" draw:z-index="126"><draw:object xlink:href="./Object 369" xlink:type="simple" xlink:show="embed" xlink:actuate="onLoad"/><draw:image xlink:href="./ObjectReplacements/Object 369" xlink:type="simple" xlink:show="embed" xlink:actuate="onLoad"/><svg:desc>formula</svg:desc></draw:frame></text:p>
      <text:p text:style-name="P7"/>
      <text:p text:style-name="P7"><draw:frame draw:style-name="fr2" draw:name="Object363" text:anchor-type="as-char" svg:y="-0.2339in" svg:width="1.7835in" svg:height="0.3752in" draw:z-index="127"><draw:object xlink:href="./Object 421" xlink:type="simple" xlink:show="embed" xlink:actuate="onLoad"/><draw:image xlink:href="./ObjectReplacements/Object 421" xlink:type="simple" xlink:show="embed" xlink:actuate="onLoad"/><svg:desc>formula</svg:desc></draw:frame></text:p>
      <text:p text:style-name="P7"/>
      <text:p text:style-name="P7"><draw:frame draw:style-name="fr2" draw:name="Object364" text:anchor-type="as-char" svg:y="-0.2339in" svg:width="1.8602in" svg:height="0.3752in" draw:z-index="128"><draw:object xlink:href="./Object 422" xlink:type="simple" xlink:show="embed" xlink:actuate="onLoad"/><draw:image xlink:href="./ObjectReplacements/Object 422" xlink:type="simple" xlink:show="embed" xlink:actuate="onLoad"/><svg:desc>formula</svg:desc></draw:frame></text:p>
      <text:p text:style-name="P7"/>
      <text:p text:style-name="P7"><draw:frame draw:style-name="fr2" draw:name="Object389" text:anchor-type="as-char" svg:y="-0.2339in" svg:width="1.8772in" svg:height="0.3752in" draw:z-index="129"><draw:object xlink:href="./Object 423" xlink:type="simple" xlink:show="embed" xlink:actuate="onLoad"/><draw:image xlink:href="./ObjectReplacements/Object 423" xlink:type="simple" xlink:show="embed" xlink:actuate="onLoad"/><svg:desc>formula</svg:desc></draw:frame></text:p>
      <text:p text:style-name="P7"/>
      <text:p text:style-name="P7"><draw:frame draw:style-name="fr2" draw:name="Object390" text:anchor-type="as-char" svg:y="-0.2339in" svg:width="2.1335in" svg:height="0.3752in" draw:z-index="130"><draw:object xlink:href="./Object 447" xlink:type="simple" xlink:show="embed" xlink:actuate="onLoad"/><draw:image xlink:href="./ObjectReplacements/Object 447" xlink:type="simple" xlink:show="embed" xlink:actuate="onLoad"/><svg:desc>formula</svg:desc></draw:frame></text:p>
      <text:p text:style-name="P7"/>
      <text:p text:style-name="P7"><draw:frame draw:style-name="fr2" draw:name="Object391" text:anchor-type="as-char" svg:y="-0.2339in" svg:width="1.9083in" svg:height="0.3752in" draw:z-index="131"><draw:object xlink:href="./Object 448" xlink:type="simple" xlink:show="embed" xlink:actuate="onLoad"/><draw:image xlink:href="./ObjectReplacements/Object 448" xlink:type="simple" xlink:show="embed" xlink:actuate="onLoad"/><svg:desc>formula</svg:desc></draw:frame></text:p>
      <text:p text:style-name="P7"/>
      <text:p text:style-name="P11"><draw:frame draw:style-name="fr2" draw:name="Object365" text:anchor-type="as-char" svg:y="-0.4047in" svg:width="5.4874in" svg:height="0.5728in" draw:z-index="132"><draw:object xlink:href="./Object 449" xlink:type="simple" xlink:show="embed" xlink:actuate="onLoad"/><draw:image xlink:href="./ObjectReplacements/Object 449" xlink:type="simple" xlink:show="embed" xlink:actuate="onLoad"/><svg:desc>formula</svg:desc></draw:frame></text:p>
      <text:p text:style-name="P11"/>
      <text:p text:style-name="P7"><text:soft-page-break/><draw:frame draw:style-name="fr2" draw:name="Object398" text:anchor-type="as-char" svg:y="-0.2339in" svg:width="2.7417in" svg:height="0.3752in" draw:z-index="133"><draw:object xlink:href="./Object 456" xlink:type="simple" xlink:show="embed" xlink:actuate="onLoad"/><draw:image xlink:href="./ObjectReplacements/Object 456" xlink:type="simple" xlink:show="embed" xlink:actuate="onLoad"/><svg:desc>formula</svg:desc></draw:frame></text:p>
      <text:p text:style-name="P7"/>
      <text:p text:style-name="P7"><draw:frame draw:style-name="fr2" draw:name="Object399" text:anchor-type="as-char" svg:y="-0.2339in" svg:width="2.602in" svg:height="0.3752in" draw:z-index="134"><draw:object xlink:href="./Object 457" xlink:type="simple" xlink:show="embed" xlink:actuate="onLoad"/><draw:image xlink:href="./ObjectReplacements/Object 457" xlink:type="simple" xlink:show="embed" xlink:actuate="onLoad"/><svg:desc>formula</svg:desc></draw:frame></text:p>
      <text:p text:style-name="P7"/>
      <text:p text:style-name="P7"><draw:frame draw:style-name="fr2" draw:name="Object412" text:anchor-type="as-char" svg:y="-0.3972in" svg:width="1.3953in" svg:height="0.5374in" draw:z-index="135"><draw:object xlink:href="./Object 470" xlink:type="simple" xlink:show="embed" xlink:actuate="onLoad"/><draw:image xlink:href="./ObjectReplacements/Object 470" xlink:type="simple" xlink:show="embed" xlink:actuate="onLoad"/><svg:desc>formula</svg:desc></draw:frame></text:p>
      <text:p text:style-name="P7">//FIX <text:s/>PP should have sign inverse. <text:s/>So</text:p>
      <text:p text:style-name="P7"><draw:frame draw:style-name="fr2" draw:name="Object413" text:anchor-type="as-char" svg:y="-0.3972in" svg:width="1.1634in" svg:height="0.5374in" draw:z-index="136"><draw:object xlink:href="./Object 471" xlink:type="simple" xlink:show="embed" xlink:actuate="onLoad"/><draw:image xlink:href="./ObjectReplacements/Object 471" xlink:type="simple" xlink:show="embed" xlink:actuate="onLoad"/><svg:desc>formula</svg:desc></draw:frame></text:p>
      <text:p text:style-name="P7"/>
      <text:p text:style-name="P7"><draw:frame draw:style-name="fr2" draw:name="Object366" text:anchor-type="as-char" svg:y="-0.2374in" svg:width="1.3047in" svg:height="0.3783in" draw:z-index="77"><draw:object xlink:href="./Object 424" xlink:type="simple" xlink:show="embed" xlink:actuate="onLoad"/><draw:image xlink:href="./ObjectReplacements/Object 424" xlink:type="simple" xlink:show="embed" xlink:actuate="onLoad"/><svg:desc>formula</svg:desc></draw:frame></text:p>
      <text:p text:style-name="P7"><draw:frame draw:style-name="fr2" draw:name="Object367" text:anchor-type="as-char" svg:y="-0.2374in" svg:width="1.3047in" svg:height="0.3783in" draw:z-index="78"><draw:object xlink:href="./Object 425" xlink:type="simple" xlink:show="embed" xlink:actuate="onLoad"/><draw:image xlink:href="./ObjectReplacements/Object 425" xlink:type="simple" xlink:show="embed" xlink:actuate="onLoad"/><svg:desc>formula</svg:desc></draw:frame></text:p>
      <text:p text:style-name="P7"><draw:frame draw:style-name="fr2" draw:name="Object368" text:anchor-type="as-char" svg:y="-0.2339in" svg:width="1.3307in" svg:height="0.3752in" draw:z-index="79"><draw:object xlink:href="./Object 426" xlink:type="simple" xlink:show="embed" xlink:actuate="onLoad"/><draw:image xlink:href="./ObjectReplacements/Object 426" xlink:type="simple" xlink:show="embed" xlink:actuate="onLoad"/><svg:desc>formula</svg:desc></draw:frame></text:p>
      <text:p text:style-name="P7"><draw:frame draw:style-name="fr2" draw:name="Object369" text:anchor-type="as-char" svg:y="-0.2339in" svg:width="1.3307in" svg:height="0.3752in" draw:z-index="80"><draw:object xlink:href="./Object 427" xlink:type="simple" xlink:show="embed" xlink:actuate="onLoad"/><draw:image xlink:href="./ObjectReplacements/Object 427" xlink:type="simple" xlink:show="embed" xlink:actuate="onLoad"/><svg:desc>formula</svg:desc></draw:frame></text:p>
      <text:p text:style-name="P7"><draw:frame draw:style-name="fr2" draw:name="Object370" text:anchor-type="as-char" svg:y="-0.302in" svg:width="1.448in" svg:height="0.4457in" draw:z-index="81"><draw:object xlink:href="./Object 428" xlink:type="simple" xlink:show="embed" xlink:actuate="onLoad"/><draw:image xlink:href="./ObjectReplacements/Object 428" xlink:type="simple" xlink:show="embed" xlink:actuate="onLoad"/><svg:desc>formula</svg:desc></draw:frame></text:p>
      <text:p text:style-name="P7"/>
      <text:p text:style-name="P7"><draw:frame draw:style-name="fr2" draw:name="Object371" text:anchor-type="as-char" svg:y="-0.35in" svg:width="2.4984in" svg:height="0.4902in" draw:z-index="82"><draw:object xlink:href="./Object 429" xlink:type="simple" xlink:show="embed" xlink:actuate="onLoad"/><draw:image xlink:href="./ObjectReplacements/Object 429" xlink:type="simple" xlink:show="embed" xlink:actuate="onLoad"/><svg:desc>formula</svg:desc></draw:frame></text:p>
      <text:p text:style-name="P7"/>
      <text:p text:style-name="P7"><draw:frame draw:style-name="fr2" draw:name="Object377" text:anchor-type="as-char" svg:y="-0.35in" svg:width="3.0634in" svg:height="0.4902in" draw:z-index="83"><draw:object xlink:href="./Object 435" xlink:type="simple" xlink:show="embed" xlink:actuate="onLoad"/><draw:image xlink:href="./ObjectReplacements/Object 435" xlink:type="simple" xlink:show="embed" xlink:actuate="onLoad"/><svg:desc>formula</svg:desc></draw:frame></text:p>
      <text:p text:style-name="P7"/>
      <text:p text:style-name="P7"><draw:frame draw:style-name="fr2" draw:name="Object378" text:anchor-type="as-char" svg:y="-0.3598in" svg:width="3.161in" svg:height="0.5091in" draw:z-index="84"><draw:object xlink:href="./Object 436" xlink:type="simple" xlink:show="embed" xlink:actuate="onLoad"/><draw:image xlink:href="./ObjectReplacements/Object 436" xlink:type="simple" xlink:show="embed" xlink:actuate="onLoad"/><svg:desc>formula</svg:desc></draw:frame></text:p>
      <text:p text:style-name="P7"/>
      <text:p text:style-name="P7"><draw:frame draw:style-name="fr2" draw:name="Object373" text:anchor-type="as-char" svg:y="-0.3118in" svg:width="1.6398in" svg:height="0.461in" draw:z-index="85"><draw:object xlink:href="./Object 430" xlink:type="simple" xlink:show="embed" xlink:actuate="onLoad"/><draw:image xlink:href="./ObjectReplacements/Object 430" xlink:type="simple" xlink:show="embed" xlink:actuate="onLoad"/><svg:desc>formula</svg:desc></draw:frame></text:p>
      <text:p text:style-name="P7"><draw:frame draw:style-name="fr2" draw:name="Object374" text:anchor-type="as-char" svg:y="-0.3118in" svg:width="2.0457in" svg:height="0.461in" draw:z-index="86"><draw:object xlink:href="./Object 432" xlink:type="simple" xlink:show="embed" xlink:actuate="onLoad"/><draw:image xlink:href="./ObjectReplacements/Object 432" xlink:type="simple" xlink:show="embed" xlink:actuate="onLoad"/><svg:desc>formula</svg:desc></draw:frame></text:p>
      <text:p text:style-name="P7"><draw:frame draw:style-name="fr2" draw:name="Object372" text:anchor-type="as-char" svg:y="-0.2374in" svg:width="1.5701in" svg:height="0.272in" draw:z-index="87"><draw:object xlink:href="./Object 431" xlink:type="simple" xlink:show="embed" xlink:actuate="onLoad"/><draw:image xlink:href="./ObjectReplacements/Object 431" xlink:type="simple" xlink:show="embed" xlink:actuate="onLoad"/><svg:desc>formula</svg:desc></draw:frame></text:p>
      <text:p text:style-name="P7"><draw:frame draw:style-name="fr2" draw:name="Object375" text:anchor-type="as-char" svg:y="-0.2374in" svg:width="1.0992in" svg:height="0.272in" draw:z-index="94"><draw:object xlink:href="./Object 433" xlink:type="simple" xlink:show="embed" xlink:actuate="onLoad"/><draw:image xlink:href="./ObjectReplacements/Object 433" xlink:type="simple" xlink:show="embed" xlink:actuate="onLoad"/><svg:desc>formula</svg:desc></draw:frame></text:p>
      <text:p text:style-name="P7"/>
      <text:p text:style-name="P7"><draw:frame draw:style-name="fr2" draw:name="Object376" text:anchor-type="as-char" svg:y="-0.3598in" svg:width="3.5201in" svg:height="0.5091in" draw:z-index="95"><draw:object xlink:href="./Object 434" xlink:type="simple" xlink:show="embed" xlink:actuate="onLoad"/><draw:image xlink:href="./ObjectReplacements/Object 434" xlink:type="simple" xlink:show="embed" xlink:actuate="onLoad"/><svg:desc>formula</svg:desc></draw:frame></text:p>
      <text:p text:style-name="P7"/>
      <text:p text:style-name="P10"><text:soft-page-break/><draw:frame draw:style-name="fr2" draw:name="Object379" text:anchor-type="as-char" svg:y="-1.0138in" svg:width="2.7957in" svg:height="1.9791in" draw:z-index="96"><draw:object xlink:href="./Object 437" xlink:type="simple" xlink:show="embed" xlink:actuate="onLoad"/><draw:image xlink:href="./ObjectReplacements/Object 437" xlink:type="simple" xlink:show="embed" xlink:actuate="onLoad"/><svg:desc>formula</svg:desc></draw:frame></text:p>
      <text:p text:style-name="P7"/>
      <text:p text:style-name="P7"><draw:frame draw:style-name="fr2" draw:name="Object380" text:anchor-type="as-char" svg:y="-0.302in" svg:width="1.1646in" svg:height="0.4457in" draw:z-index="33"><draw:object xlink:href="./Object 438" xlink:type="simple" xlink:show="embed" xlink:actuate="onLoad"/><draw:image xlink:href="./ObjectReplacements/Object 438" xlink:type="simple" xlink:show="embed" xlink:actuate="onLoad"/><svg:desc>formula</svg:desc></draw:frame></text:p>
      <text:p text:style-name="P7"><draw:frame draw:style-name="fr2" draw:name="Object381" text:anchor-type="as-char" svg:y="-0.302in" svg:width="2.2071in" svg:height="0.4457in" draw:z-index="34"><draw:object xlink:href="./Object 439" xlink:type="simple" xlink:show="embed" xlink:actuate="onLoad"/><draw:image xlink:href="./ObjectReplacements/Object 439" xlink:type="simple" xlink:show="embed" xlink:actuate="onLoad"/><svg:desc>formula</svg:desc></draw:frame></text:p>
      <text:p text:style-name="P7"><draw:frame draw:style-name="fr2" draw:name="Object382" text:anchor-type="as-char" svg:y="-0.302in" svg:width="2.1264in" svg:height="0.4457in" draw:z-index="35"><draw:object xlink:href="./Object 440" xlink:type="simple" xlink:show="embed" xlink:actuate="onLoad"/><draw:image xlink:href="./ObjectReplacements/Object 440" xlink:type="simple" xlink:show="embed" xlink:actuate="onLoad"/><svg:desc>formula</svg:desc></draw:frame></text:p>
      <text:p text:style-name="P7"><draw:frame draw:style-name="fr2" draw:name="Object383" text:anchor-type="as-char" svg:y="-0.302in" svg:width="1.9165in" svg:height="0.4457in" draw:z-index="36"><draw:object xlink:href="./Object 441" xlink:type="simple" xlink:show="embed" xlink:actuate="onLoad"/><draw:image xlink:href="./ObjectReplacements/Object 441" xlink:type="simple" xlink:show="embed" xlink:actuate="onLoad"/><svg:desc>formula</svg:desc></draw:frame></text:p>
      <text:p text:style-name="P7"><draw:frame draw:style-name="fr2" draw:name="Object384" text:anchor-type="as-char" svg:y="-0.302in" svg:width="1.8862in" svg:height="0.4457in" draw:z-index="37"><draw:object xlink:href="./Object 442" xlink:type="simple" xlink:show="embed" xlink:actuate="onLoad"/><draw:image xlink:href="./ObjectReplacements/Object 442" xlink:type="simple" xlink:show="embed" xlink:actuate="onLoad"/><svg:desc>formula</svg:desc></draw:frame></text:p>
      <text:p text:style-name="P7"/>
      <text:p text:style-name="P7"><draw:frame draw:style-name="fr2" draw:name="Object396" text:anchor-type="as-char" svg:y="-0.302in" svg:width="1.3445in" svg:height="0.4457in" draw:z-index="40"><draw:object xlink:href="./Object 454" xlink:type="simple" xlink:show="embed" xlink:actuate="onLoad"/><draw:image xlink:href="./ObjectReplacements/Object 454" xlink:type="simple" xlink:show="embed" xlink:actuate="onLoad"/><svg:desc>formula</svg:desc></draw:frame>better</text:p>
      <text:p text:style-name="P7"/>
      <text:p text:style-name="P7"><draw:frame draw:style-name="fr2" draw:name="Object385" text:anchor-type="as-char" svg:y="-0.302in" svg:width="1.448in" svg:height="0.4457in" draw:z-index="41"><draw:object xlink:href="./Object 443" xlink:type="simple" xlink:show="embed" xlink:actuate="onLoad"/><draw:image xlink:href="./ObjectReplacements/Object 443" xlink:type="simple" xlink:show="embed" xlink:actuate="onLoad"/><svg:desc>formula</svg:desc></draw:frame></text:p>
      <text:p text:style-name="P7"/>
      <text:p text:style-name="P7"><draw:frame draw:style-name="fr2" draw:name="Object386" text:anchor-type="as-char" svg:y="-0.2374in" svg:width="1.1028in" svg:height="0.3783in" draw:z-index="44"><draw:object xlink:href="./Object 444" xlink:type="simple" xlink:show="embed" xlink:actuate="onLoad"/><draw:image xlink:href="./ObjectReplacements/Object 444" xlink:type="simple" xlink:show="embed" xlink:actuate="onLoad"/><svg:desc>formula</svg:desc></draw:frame></text:p>
      <text:p text:style-name="P7"/>
      <text:p text:style-name="P7"><draw:frame draw:style-name="fr2" draw:name="Object387" text:anchor-type="as-char" svg:y="-0.2374in" svg:width="1.5972in" svg:height="0.3783in" draw:z-index="45"><draw:object xlink:href="./Object 445" xlink:type="simple" xlink:show="embed" xlink:actuate="onLoad"/><draw:image xlink:href="./ObjectReplacements/Object 445" xlink:type="simple" xlink:show="embed" xlink:actuate="onLoad"/><svg:desc>formula</svg:desc></draw:frame></text:p>
      <text:p text:style-name="P7"/>
      <text:p text:style-name="P7"><draw:frame draw:style-name="fr2" draw:name="Object388" text:anchor-type="as-char" svg:y="-0.2339in" svg:width="1.7008in" svg:height="0.3752in" draw:z-index="46"><draw:object xlink:href="./Object 446" xlink:type="simple" xlink:show="embed" xlink:actuate="onLoad"/><draw:image xlink:href="./ObjectReplacements/Object 446" xlink:type="simple" xlink:show="embed" xlink:actuate="onLoad"/><svg:desc>formula</svg:desc></draw:frame></text:p>
      <text:p text:style-name="P7"/>
      <text:p text:style-name="P7"><draw:frame draw:style-name="fr2" draw:name="Object393" text:anchor-type="as-char" svg:y="-0.2339in" svg:width="2.1965in" svg:height="0.3752in" draw:z-index="47"><draw:object xlink:href="./Object 451" xlink:type="simple" xlink:show="embed" xlink:actuate="onLoad"/><draw:image xlink:href="./ObjectReplacements/Object 451" xlink:type="simple" xlink:show="embed" xlink:actuate="onLoad"/><svg:desc>formula</svg:desc></draw:frame></text:p>
      <text:p text:style-name="P7"/>
      <text:p text:style-name="P7"><draw:frame draw:style-name="fr2" draw:name="Object392" text:anchor-type="as-char" svg:y="-0.2339in" svg:width="2.0209in" svg:height="0.3752in" draw:z-index="48"><draw:object xlink:href="./Object 450" xlink:type="simple" xlink:show="embed" xlink:actuate="onLoad"/><draw:image xlink:href="./ObjectReplacements/Object 450" xlink:type="simple" xlink:show="embed" xlink:actuate="onLoad"/><svg:desc>formula</svg:desc></draw:frame></text:p>
      <text:p text:style-name="P7"/>
      <text:p text:style-name="P7"><draw:frame draw:style-name="fr2" draw:name="Object400" text:anchor-type="as-char" svg:y="-0.2339in" svg:width="1.8575in" svg:height="0.3752in" draw:z-index="2"><draw:object xlink:href="./Object 458" xlink:type="simple" xlink:show="embed" xlink:actuate="onLoad"/><draw:image xlink:href="./ObjectReplacements/Object 458" xlink:type="simple" xlink:show="embed" xlink:actuate="onLoad"/><svg:desc>formula</svg:desc></draw:frame></text:p>
      <text:p text:style-name="P7"/>
      <text:p text:style-name="P7"><text:soft-page-break/><draw:frame draw:style-name="fr2" draw:name="Object401" text:anchor-type="as-char" svg:y="-0.2339in" svg:width="1.8575in" svg:height="0.3752in" draw:z-index="3"><draw:object xlink:href="./Object 459" xlink:type="simple" xlink:show="embed" xlink:actuate="onLoad"/><draw:image xlink:href="./ObjectReplacements/Object 459" xlink:type="simple" xlink:show="embed" xlink:actuate="onLoad"/><svg:desc>formula</svg:desc></draw:frame></text:p>
      <text:p text:style-name="P7"/>
      <text:p text:style-name="P7"><draw:frame draw:style-name="fr2" draw:name="Object402" text:anchor-type="as-char" svg:y="-0.3382in" svg:width="3.6075in" svg:height="0.4783in" draw:z-index="4"><draw:object xlink:href="./Object 460" xlink:type="simple" xlink:show="embed" xlink:actuate="onLoad"/><draw:image xlink:href="./ObjectReplacements/Object 460" xlink:type="simple" xlink:show="embed" xlink:actuate="onLoad"/><svg:desc>formula</svg:desc></draw:frame></text:p>
      <text:p text:style-name="P7"/>
      <text:p text:style-name="P7"><draw:frame draw:style-name="fr2" draw:name="Object403" text:anchor-type="as-char" svg:y="-0.3382in" svg:width="2.9937in" svg:height="0.4783in" draw:z-index="5"><draw:object xlink:href="./Object 461" xlink:type="simple" xlink:show="embed" xlink:actuate="onLoad"/><draw:image xlink:href="./ObjectReplacements/Object 461" xlink:type="simple" xlink:show="embed" xlink:actuate="onLoad"/><svg:desc>formula</svg:desc></draw:frame></text:p>
      <text:p text:style-name="P7"/>
      <text:p text:style-name="P7"/>
      <text:p text:style-name="P7"><draw:frame draw:style-name="fr2" draw:name="Object405" text:anchor-type="as-char" svg:y="-0.2339in" svg:width="1.7256in" svg:height="0.3752in" draw:z-index="10"><draw:object xlink:href="./Object 463" xlink:type="simple" xlink:show="embed" xlink:actuate="onLoad"/><draw:image xlink:href="./ObjectReplacements/Object 463" xlink:type="simple" xlink:show="embed" xlink:actuate="onLoad"/><svg:desc>formula</svg:desc></draw:frame> <draw:frame draw:style-name="fr2" draw:name="Object406" text:anchor-type="as-char" svg:y="-0.2339in" svg:width="1.3339in" svg:height="0.3752in" draw:z-index="11"><draw:object xlink:href="./Object 464" xlink:type="simple" xlink:show="embed" xlink:actuate="onLoad"/><draw:image xlink:href="./ObjectReplacements/Object 464" xlink:type="simple" xlink:show="embed" xlink:actuate="onLoad"/></draw:frame></text:p>
      <text:p text:style-name="P7"/>
      <text:p text:style-name="P11"><draw:frame draw:style-name="fr2" draw:name="Object407" text:anchor-type="as-char" svg:y="-0.3382in" svg:width="3.672in" svg:height="0.4783in" draw:z-index="12"><draw:object xlink:href="./Object 465" xlink:type="simple" xlink:show="embed" xlink:actuate="onLoad"/><draw:image xlink:href="./ObjectReplacements/Object 465" xlink:type="simple" xlink:show="embed" xlink:actuate="onLoad"/><svg:desc>formula</svg:desc></draw:frame></text:p>
      <text:p text:style-name="P7"/>
      <text:p text:style-name="P7"/>
      <text:p text:style-name="P7"><draw:frame draw:style-name="fr2" draw:name="Object408" text:anchor-type="as-char" svg:y="-0.2339in" svg:width="2.2008in" svg:height="0.3752in" draw:z-index="13"><draw:object xlink:href="./Object 466" xlink:type="simple" xlink:show="embed" xlink:actuate="onLoad"/><draw:image xlink:href="./ObjectReplacements/Object 466" xlink:type="simple" xlink:show="embed" xlink:actuate="onLoad"/><svg:desc>formula</svg:desc></draw:frame> <draw:frame draw:style-name="fr2" draw:name="Object409" text:anchor-type="as-char" svg:y="-0.2339in" svg:width="0.9543in" svg:height="0.3752in" draw:z-index="14"><draw:object xlink:href="./Object 467" xlink:type="simple" xlink:show="embed" xlink:actuate="onLoad"/><draw:image xlink:href="./ObjectReplacements/Object 467" xlink:type="simple" xlink:show="embed" xlink:actuate="onLoad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03:02:13.85</meta:creation-date>
    <dc:date>2011-12-09T03:19:53.32</dc:date>
    <meta:editing-duration>P3DT3H8M28S</meta:editing-duration>
    <meta:editing-cycles>191</meta:editing-cycles>
    <meta:generator>LibreOffice/3.4$Win32 LibreOffice_project/340m1$Build-103</meta:generator>
    <meta:document-statistic meta:table-count="0" meta:image-count="0" meta:object-count="155" meta:page-count="11" meta:paragraph-count="0" meta:word-count="138" meta:character-count="939" meta:non-whitespace-character-count="669"/>
  </office:meta>
</office:document-meta>
</file>

<file path=Object 1/content.xml><?xml version="1.0" encoding="utf-8"?>
<math xmlns="http://www.w3.org/1998/Math/MathML">
  <semantics>
    <mrow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frac>
                <mrow>
                  <mo stretchy="false">Λ</mo>
                  <mrow>
                    <mo stretchy="false">(</mo>
                    <mrow>
                      <mi>j</mi>
                    </mrow>
                    <mo stretchy="false">)</mo>
                  </mrow>
                </mrow>
                <mrow>
                  <mi>log</mi>
                  <mi>j</mi>
                </mrow>
              </mfrac>
            </mrow>
            <mrow>
              <mo stretchy="false">(</mo>
              <mrow>
                <mrow>
                  <mi>j</mi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row>
                  <mfrac>
                    <mn>1</mn>
                    <mi>k</mi>
                  </mfrac>
                  <mo stretchy="false">+</mo>
                  <msub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v_k(n) = sum from j = 2 to n { {{%LAMBDA(j)} over {log j}}(j-1)( 1 over k + v_{k+1}(n over j ) ) }</annotation>
  </semantics>
</math>
</file>

<file path=Object 107/content.xml><?xml version="1.0" encoding="utf-8"?>
<math xmlns="http://www.w3.org/1998/Math/MathML">
  <semantics>
    <mrow>
      <mrow>
        <mn>1</mn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o stretchy="false">μ</mo>
        </mrow>
      </mrow>
      <mrow>
        <mo stretchy="false">(</mo>
        <mrow>
          <mi>j</mi>
        </mrow>
        <mo stretchy="false">)</mo>
      </mrow>
      <mfrac>
        <mi>n</mi>
        <mi>j</mi>
      </mfrac>
    </mrow>
    <annotation encoding="StarMath 5.0">1 = sum from j = 1 to n %mu(j) n over j</annotation>
  </semantics>
</math>
</file>

<file path=Object 125/content.xml><?xml version="1.0" encoding="utf-8"?>
<math xmlns="http://www.w3.org/1998/Math/MathML">
  <semantics>
    <mrow>
      <mrow>
        <mrow>
          <mrow>
            <mo stretchy="false">−</mo>
            <mi>n</mi>
          </mrow>
          <mo stretchy="false">+</mo>
          <mn>1</mn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o stretchy="false">μ</mo>
        </mrow>
      </mrow>
      <mrow>
        <mo stretchy="false">(</mo>
        <mrow>
          <mi>j</mi>
        </mrow>
        <mo stretchy="false">)</mo>
      </mrow>
      <mfrac>
        <mi>n</mi>
        <mi>j</mi>
      </mfrac>
    </mrow>
    <annotation encoding="StarMath 5.0">-n+1 = sum from j = 2 to n %mu(j) n over j</annotation>
  </semantics>
</math>
</file>

<file path=Object 2/content.xml><?xml version="1.0" encoding="utf-8"?>
<math xmlns="http://www.w3.org/1998/Math/MathML">
  <semantics>
    <mrow>
      <msub>
        <mi>v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o stretchy="false">ϕ</mo>
        </mrow>
      </mrow>
      <mrow>
        <mo stretchy="false">(</mo>
        <mrow>
          <mi>j</mi>
        </mrow>
        <mo stretchy="false">)</mo>
      </mrow>
    </mrow>
    <annotation encoding="StarMath 5.0">v_1(n) = sum from j = 2 to n %phi(j)</annotation>
  </semantics>
</math>
</file>

<file path=Object 207/content.xml><?xml version="1.0" encoding="utf-8"?>
<math xmlns="http://www.w3.org/1998/Math/MathML">
  <semantics>
    <mrow>
      <mrow>
        <msub>
          <mi>a</mi>
          <mi>k</mi>
        </msub>
        <mo stretchy="false">=</mo>
        <mrow>
          <mo stretchy="false">−</mo>
          <mn>1,</mn>
        </mrow>
      </mrow>
      <mrow>
        <msub>
          <mi>b</mi>
          <mi>k</mi>
        </msub>
        <mo stretchy="false">=</mo>
        <mrow>
          <mo stretchy="false">−</mo>
          <mn>1</mn>
        </mrow>
      </mrow>
    </mrow>
    <annotation encoding="StarMath 5.0">a_k = -1, b_k = -1</annotation>
  </semantics>
</math>
</file>

<file path=Object 208/content.xml><?xml version="1.0" encoding="utf-8"?>
<math xmlns="http://www.w3.org/1998/Math/MathML">
  <semantics>
    <mrow>
      <msub>
        <mi>f</mi>
        <mi>k</mi>
      </msub>
      <mrow>
        <mo stretchy="false">(</mo>
        <mrow>
          <mi>n</mi>
        </mrow>
        <mo stretchy="false">)</mo>
      </mrow>
    </mrow>
    <annotation encoding="StarMath 5.0">f_k(n)</annotation>
  </semantics>
</math>
</file>

<file path=Object 209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o stretchy="false">μ</mo>
                <msup>
                  <mrow>
                    <mo stretchy="false">(</mo>
                    <mrow>
                      <mi>j</mi>
                    </mrow>
                    <mo stretchy="false">)</mo>
                  </mrow>
                  <mn>2</mn>
                </msup>
              </mrow>
              <mo stretchy="false">)</mo>
            </mrow>
            <mrow>
              <mo stretchy="false">⌊</mo>
              <mrow>
                <msup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</mrow>
      </mrow>
    </mrow>
    <annotation encoding="StarMath 5.0">n = sum from j = 1 to n { (%mu(j)^2 ) lfloor (n over j)^{1 over 2} rfloor }</annotation>
  </semantics>
</math>
</file>

<file path=Object 210/content.xml><?xml version="1.0" encoding="utf-8"?>
<math xmlns="http://www.w3.org/1998/Math/MathML">
  <semantics>
    <mrow>
      <msub>
        <mi>g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row>
              <mo stretchy="false">−</mo>
              <msub>
                <mi>f</mi>
                <mi>k</mi>
              </msub>
            </mrow>
            <mrow>
              <mo stretchy="false">(</mo>
              <mrow>
                <mi>n</mi>
              </mrow>
              <mo stretchy="false">)</mo>
            </mrow>
          </mrow>
        </mrow>
      </mrow>
      <mtext>   </mtext>
      <msub>
        <mi>g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b>
              <mi>g</mi>
              <mn>1</mn>
            </msub>
            <mrow>
              <mo stretchy="false">(</mo>
              <mrow>
                <mi>j</mi>
              </mrow>
              <mo stretchy="false">)</mo>
            </mrow>
            <msub>
              <mi>g</mi>
              <mrow>
                <mrow>
                  <mi>k</mi>
                  <mo stretchy="false">−</mo>
                  <mn>1</mn>
                </mrow>
              </mrow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  <mtext>   </mtext>
      <msub>
        <mi>g</mi>
        <mn>0</mn>
      </msub>
      <mrow>
        <mrow>
          <mo stretchy="false">(</mo>
          <mrow>
            <mi>n</mi>
          </mrow>
          <mo stretchy="false">)</mo>
        </mrow>
        <mo stretchy="false">=</mo>
        <mn>1</mn>
      </mrow>
      <mi mathvariant="italic">if</mi>
      <mrow>
        <mi>n</mi>
        <mo stretchy="false">=</mo>
        <mn>1,</mn>
      </mrow>
      <mn>0</mn>
      <mi mathvariant="italic">otherwise</mi>
      <mtext>   </mtext>
      <msub>
        <mi>G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g</mi>
            <mi>k</mi>
          </msub>
        </mrow>
      </mrow>
      <mrow>
        <mo stretchy="false">(</mo>
        <mrow>
          <mi>j</mi>
        </mrow>
        <mo stretchy="false">)</mo>
      </mrow>
    </mrow>
    <annotation encoding="StarMath 5.0">g_1(n) = sum from k = 1 { - f_k(n) } "   "g_k(n) = sum from {j divides n }{ g_1(j)g_{k-1}(n over j) } "   "g_0(n) = 1 if n = 1, 0 otherwise"   "G_k(n) = sum from j=1 to n g_k(j)</annotation>
  </semantics>
</math>
</file>

<file path=Object 211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b>
              <mi>g</mi>
              <mn>1</mn>
            </msub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sub>
                  <mi>F</mi>
                  <mn>1</mn>
                </msub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−</mo>
                  <mn>1</mn>
                </mrow>
              </mrow>
              <mo stretchy="false">)</mo>
            </mrow>
          </mrow>
        </mrow>
      </mrow>
    </mrow>
    <annotation encoding="StarMath 5.0">F_1(n) = sum from j = 1 to n { g_1(j)( F_1(n over j) - 1)}</annotation>
  </semantics>
</math>
</file>

<file path=Object 212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sub>
            <mi>G</mi>
            <mn>1</mn>
          </msub>
        </mrow>
      </mrow>
      <mrow>
        <mrow>
          <mo stretchy="false">(</mo>
          <mrow>
            <mi>n</mi>
          </mrow>
          <mo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b>
              <mi>f</mi>
              <mn>1</mn>
            </msub>
            <mrow>
              <mo stretchy="false">(</mo>
              <mrow>
                <mi>j</mi>
              </mrow>
              <mo stretchy="false">)</mo>
            </mrow>
            <msub>
              <mi>G</mi>
              <mn>1</mn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F_1(n) = -G_1(n) + sum from j = 1 to n { f_1(j)G_1(n over j)}</annotation>
  </semantics>
</math>
</file>

<file path=Object 213/content.xml><?xml version="1.0" encoding="utf-8"?>
<math xmlns="http://www.w3.org/1998/Math/MathML">
  <semantics>
    <mrow>
      <mrow>
        <mrow>
          <munder>
            <mo stretchy="false">∑</mo>
            <mrow>
              <mi>j</mi>
              <mo stretchy="false">=</mo>
              <mn>1</mn>
            </mrow>
          </munder>
          <mrow>
            <mrow>
              <mo stretchy="false">−</mo>
              <msub>
                <mi>g</mi>
                <mn>1</mn>
              </msub>
            </mrow>
            <mrow>
              <mo stretchy="false">(</mo>
              <mrow>
                <mi>j</mi>
              </mrow>
              <mo stretchy="false">)</mo>
            </mrow>
            <msub>
              <mi>F</mi>
              <mi>k</mi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sub>
              <mi>F</mi>
              <mrow>
                <mrow>
                  <mi>k</mi>
                  <mo stretchy="false">+</mo>
                  <mi>j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1 { -g_1(j) F_k( n over j )} = sum from j=1{ F_{k+j}(n)}</annotation>
  </semantics>
</math>
</file>

<file path=Object 214/content.xml><?xml version="1.0" encoding="utf-8"?>
<math xmlns="http://www.w3.org/1998/Math/MathML">
  <semantics>
    <mrow>
      <mrow>
        <mrow>
          <munder>
            <mo stretchy="false">∑</mo>
            <mrow>
              <mi>j</mi>
              <mo stretchy="false">=</mo>
              <mn>1</mn>
            </mrow>
          </munder>
          <mrow>
            <msub>
              <mi>g</mi>
              <mn>1</mn>
            </msub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sub>
                  <mi>F</mi>
                  <mi>k</mi>
                </msub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−</mo>
                  <msub>
                    <mi>F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  <mo stretchy="false">=</mo>
        <msub>
          <mi>F</mi>
          <mi>k</mi>
        </msub>
      </mrow>
      <mrow>
        <mo stretchy="false">(</mo>
        <mrow>
          <mi>n</mi>
        </mrow>
        <mo stretchy="false">)</mo>
      </mrow>
    </mrow>
    <annotation encoding="StarMath 5.0">sum from j = 1 { g_1(j) (F_k( n over j ) - F_{k-1}( n over j ))} = F_k(n)</annotation>
  </semantics>
</math>
</file>

<file path=Object 215/content.xml><?xml version="1.0" encoding="utf-8"?>
<math xmlns="http://www.w3.org/1998/Math/MathML">
  <semantics>
    <mrow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i>k</mi>
                            <mo stretchy="false">+</mo>
                            <mi>j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row>
                          <mi>k</mi>
                          <mo stretchy="false">−</mo>
                          <mn>1</mn>
                        </mrow>
                      </mrow>
                    </mtd>
                  </mtr>
                </mtable>
              </mrow>
              <mo stretchy="false">)</mo>
            </mrow>
            <msub>
              <mi>G</mi>
              <mrow>
                <mrow>
                  <mi>k</mi>
                  <mo stretchy="false">+</mo>
                  <mi>j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F_k(n) = sum from j = 0 { ( binom {k+j-1} {k-1} ) G_{k+j}(n) }</annotation>
  </semantics>
</math>
</file>

<file path=Object 216/content.xml><?xml version="1.0" encoding="utf-8"?>
<math xmlns="http://www.w3.org/1998/Math/MathML">
  <semantics>
    <mrow>
      <mi>p</mi>
      <mi>'</mi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−</mo>
              <msup>
                <mn>1</mn>
                <mi>a</mi>
              </msup>
            </mrow>
          </mrow>
          <mi>a</mi>
        </mfrac>
      </mrow>
      <mtext>if</mtext>
      <mrow>
        <mi>n</mi>
        <mo stretchy="false">=</mo>
        <msup>
          <mi>p</mi>
          <mi>a</mi>
        </msup>
      </mrow>
      <mtext>where</mtext>
      <mi>p</mi>
      <mtext>is prime</mtext>
      <mi>,</mi>
      <mn>0</mn>
      <mtext>otherwise</mtext>
    </mrow>
    <annotation encoding="StarMath 5.0">p'(n) = {-1^a} over a "if" n = p^a "where" p "is prime", 0 "otherwise"
</annotation>
  </semantics>
</math>
</file>

<file path=Object 217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n>1</mn>
              <mo stretchy="false">+</mo>
              <mi mathvariant="italic">MM</mi>
            </mrow>
            <mrow>
              <mo stretchy="false">(</mo>
              <mrow>
                <mfrac>
                  <mi>n</mi>
                  <mrow>
                    <msup>
                      <mi>j</mi>
                      <mn>2</mn>
                    </msup>
                  </mrow>
                </mfrac>
              </mrow>
              <mo stretchy="false">)</mo>
            </mrow>
          </mrow>
        </mrow>
      </mrow>
    </mrow>
    <annotation encoding="StarMath 5.0">n = sum from j = 1 to n^{1 over 2} { 1 + MM(n over {j^2})}</annotation>
  </semantics>
</math>
</file>

<file path=Object 218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sub>
                  <mi>f</mi>
                  <mn>1</mn>
                </msub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−</mo>
                  <msub>
                    <mi>f</mi>
                    <mn>0</mn>
                  </msub>
                </mrow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)</mo>
            </mrow>
            <mrow>
              <munderover>
                <mo stretchy="false">∑</mo>
                <mrow>
                  <mi>m</mi>
                  <mo stretchy="false">=</mo>
                  <mn>0</mn>
                </mrow>
                <mi>k</mi>
              </munderover>
              <mrow>
                <mrow>
                  <mo stretchy="false">−</mo>
                  <msup>
                    <mn>1</mn>
                    <mrow>
                      <mrow>
                        <mi>k</mi>
                        <mo stretchy="false">−</mo>
                        <mi>m</mi>
                      </mrow>
                    </mrow>
                  </msup>
                </mrow>
                <mrow>
                  <mo stretchy="false">(</mo>
                  <mrow>
                    <mtable>
                      <mtr>
                        <mtd>
                          <mrow>
                            <mi>k</mi>
                          </mrow>
                        </mtd>
                      </mtr>
                      <mtr>
                        <mtd>
                          <mrow>
                            <mi>m</mi>
                          </mrow>
                        </mtd>
                      </mtr>
                    </mtable>
                  </mrow>
                  <mo stretchy="false">)</mo>
                </mrow>
                <msub>
                  <mi>F</mi>
                  <mi>m</mi>
                </msub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</mrow>
          </mrow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row>
                <mi>k</mi>
                <mo stretchy="false">+</mo>
                <mn>1</mn>
              </mrow>
            </mrow>
          </munderover>
          <mrow>
            <mrow>
              <mo stretchy="false">−</mo>
              <msup>
                <mn>1</mn>
                <mrow>
                  <mrow>
                    <mrow>
                      <mi>k</mi>
                      <mo stretchy="false">−</mo>
                      <mi>m</mi>
                    </mrow>
                    <mo stretchy="false">+</mo>
                    <mn>1</mn>
                  </mrow>
                </mrow>
              </msup>
            </mrow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m</mi>
                      </mrow>
                    </mtd>
                  </mtr>
                </mtable>
              </mrow>
              <mo stretchy="false">)</mo>
            </mrow>
            <msub>
              <mi>F</mi>
              <mi>m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1 to n{ (f_1(j) - f_0(j) ) sum from m = 0 to k {-1^{k-m}(binom{k}{m})F_m(n over j ) }} = sum from m = 0 to {k+1} {-1^{k-m+1}(binom{k}{m})F_m(n )}</annotation>
  </semantics>
</math>
</file>

<file path=Object 219/content.xml><?xml version="1.0" encoding="utf-8"?>
<math xmlns="http://www.w3.org/1998/Math/MathML">
  <semantics>
    <mrow>
      <mrow>
        <mrow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o stretchy="false">⋅</mo>
          <msup>
            <mrow>
              <mo stretchy="false">(</mo>
              <mrow>
                <mrow>
                  <mi>x</mi>
                  <mo stretchy="false">−</mo>
                  <mn>1</mn>
                </mrow>
              </mrow>
              <mo stretchy="false">)</mo>
            </mrow>
            <mi>k</mi>
          </msup>
        </mrow>
        <mo stretchy="false">=</mo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row>
            <mrow>
              <mi>k</mi>
              <mo stretchy="false">+</mo>
              <mn>1</mn>
            </mrow>
          </mrow>
        </msup>
      </mrow>
    </mrow>
    <annotation encoding="StarMath 5.0">(x-1) cdot (x-1)^k = (x-1)^{k+1}</annotation>
  </semantics>
</math>
</file>

<file path=Object 220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sub>
                  <mi>g</mi>
                  <mn>1</mn>
                </msub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−</mo>
                  <msub>
                    <mi>g</mi>
                    <mn>0</mn>
                  </msub>
                </mrow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)</mo>
            </mrow>
            <mrow>
              <munderover>
                <mo stretchy="false">∑</mo>
                <mrow>
                  <mi>m</mi>
                  <mo stretchy="false">=</mo>
                  <mn>0</mn>
                </mrow>
                <mi>k</mi>
              </munderover>
              <mrow>
                <mrow>
                  <mo stretchy="false">−</mo>
                  <msup>
                    <mn>1</mn>
                    <mrow>
                      <mrow>
                        <mi>k</mi>
                        <mo stretchy="false">−</mo>
                        <mi>m</mi>
                      </mrow>
                    </mrow>
                  </msup>
                </mrow>
                <mrow>
                  <mo stretchy="false">(</mo>
                  <mrow>
                    <mtable>
                      <mtr>
                        <mtd>
                          <mrow>
                            <mi>k</mi>
                          </mrow>
                        </mtd>
                      </mtr>
                      <mtr>
                        <mtd>
                          <mrow>
                            <mi>m</mi>
                          </mrow>
                        </mtd>
                      </mtr>
                    </mtable>
                  </mrow>
                  <mo stretchy="false">)</mo>
                </mrow>
                <msub>
                  <mi>F</mi>
                  <mi>m</mi>
                </msub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</mrow>
          </mrow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row>
                <mi>k</mi>
                <mo stretchy="false">−</mo>
                <mn>1</mn>
              </mrow>
            </mrow>
          </munderover>
          <mrow>
            <mrow>
              <mo stretchy="false">−</mo>
              <msup>
                <mn>1</mn>
                <mrow>
                  <mrow>
                    <mrow>
                      <mi>k</mi>
                      <mo stretchy="false">−</mo>
                      <mi>m</mi>
                    </mrow>
                    <mo stretchy="false">−</mo>
                    <mn>1</mn>
                  </mrow>
                </mrow>
              </msup>
            </mrow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m</mi>
                      </mrow>
                    </mtd>
                  </mtr>
                </mtable>
              </mrow>
              <mo stretchy="false">)</mo>
            </mrow>
            <msub>
              <mi>F</mi>
              <mi>m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1 to n{ (g_1(j)-g_0(j)) sum from m = 0 to k {-1^{k-m}(binom{k}{m})F_m(n over j )} } = sum from m = 0 to {k-1} {-1^{k-m-1}(binom{k}{m})F_m(n )}</annotation>
  </semantics>
</math>
</file>

<file path=Object 221/content.xml><?xml version="1.0" encoding="utf-8"?>
<math xmlns="http://www.w3.org/1998/Math/MathML">
  <semantics>
    <mrow>
      <mi>G</mi>
      <mrow>
        <mrow>
          <mo stretchy="false">(</mo>
          <mrow>
            <mi>n</mi>
          </mrow>
          <mo stretchy="false">)</mo>
        </mrow>
        <mo stretchy="false">=</mo>
        <mi>F</mi>
      </mrow>
      <mrow>
        <mrow>
          <mo stretchy="false">(</mo>
          <mrow>
            <mi>n</mi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i>F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G(n) = F(n) - sum from j = 2 to n { F(n over j ) }</annotation>
  </semantics>
</math>
</file>

<file path=Object 222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i>G</mi>
        </mrow>
      </mrow>
      <mrow>
        <mrow>
          <mo stretchy="false">(</mo>
          <mrow>
            <mi>n</mi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i>g</mi>
              <mn>1</mn>
            </msub>
            <mrow>
              <mo stretchy="false">(</mo>
              <mrow>
                <mi>j</mi>
              </mrow>
              <mo stretchy="false">)</mo>
            </mrow>
            <mi>F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F(n) = -G(n) - sum from j = 2 to n { g_1(j) F(n over j ) }</annotation>
  </semantics>
</math>
</file>

<file path=Object 231/content.xml><?xml version="1.0" encoding="utf-8"?>
<math xmlns="http://www.w3.org/1998/Math/MathML">
  <semantics>
    <mrow>
      <mrow>
        <mfrac>
          <msup>
            <mrow>
              <mo stretchy="false">(</mo>
              <mrow>
                <mrow>
                  <mi>x</mi>
                  <mo stretchy="false">−</mo>
                  <mn>1</mn>
                </mrow>
              </mrow>
              <mo stretchy="false">)</mo>
            </mrow>
            <mi>k</mi>
          </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</mfrac>
        <mo stretchy="false">=</mo>
        <msup>
          <mrow>
            <mo stretchy="false">(</mo>
            <mrow>
              <mrow>
                <mi>x</mi>
                <mo stretchy="false">−</mo>
                <mn>1</mn>
              </mrow>
            </mrow>
            <mo stretchy="false">)</mo>
          </mrow>
          <mrow>
            <mrow>
              <mi>k</mi>
              <mo stretchy="false">−</mo>
              <mn>1</mn>
            </mrow>
          </mrow>
        </msup>
      </mrow>
    </mrow>
    <annotation encoding="StarMath 5.0">(x-1)^k over (x-1) = (x-1)^{k-1}</annotation>
  </semantics>
</math>
</file>

<file path=Object 3/content.xml><?xml version="1.0" encoding="utf-8"?>
<math xmlns="http://www.w3.org/1998/Math/MathML">
  <semantics>
    <mrow>
      <mi>v</mi>
      <mrow>
        <mrow>
          <mo stretchy="false">(</mo>
          <mrow>
            <mi>n</mi>
          </mrow>
          <mo stretchy="false">)</mo>
        </mrow>
        <mo stretchy="false">=</mo>
        <mrow>
          <mrow>
            <mn>1</mn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i>j</mi>
            </mrow>
          </mrow>
          <mo stretchy="false">−</mo>
          <mi>v</mi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v(n) = 1 + sum from j = 2 to n  j - v(n over j )</annotation>
  </semantics>
</math>
</file>

<file path=Object 319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sub>
                  <mi>g</mi>
                  <mn>1</mn>
                </msub>
                <mrow>
                  <mrow>
                    <mo stretchy="false">(</mo>
                    <mrow>
                      <mi>j</mi>
                    </mrow>
                    <mo stretchy="false">)</mo>
                  </mrow>
                  <mo stretchy="false">−</mo>
                  <msub>
                    <mi>g</mi>
                    <mn>0</mn>
                  </msub>
                </mrow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)</mo>
            </mrow>
            <mrow>
              <mo stretchy="false">(</mo>
              <mrow>
                <msub>
                  <mi>F</mi>
                  <mn>1</mn>
                </msub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−</mo>
                  <msub>
                    <mi>F</mi>
                    <mn>0</mn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  <mo stretchy="false">=</mo>
        <mn>1</mn>
      </mrow>
    </mrow>
    <annotation encoding="StarMath 5.0">sum from j = 1 to n{ (g_1(j)-g_0(j) ) (F_1(n over j ) - F_0(n over j ) )} = 1</annotation>
  </semantics>
</math>
</file>

<file path=Object 320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row>
                <mfrac>
                  <mrow>
                    <mrow>
                      <mo stretchy="false">−</mo>
                      <msup>
                        <mn>1</mn>
                        <mi>k</mi>
                      </msup>
                    </mrow>
                    <msub>
                      <mi mathvariant="italic">PP</mi>
                      <mi>k</mi>
                    </msub>
                    <mrow>
                      <mo stretchy="false">(</mo>
                      <mrow>
                        <mfrac>
                          <mi>n</mi>
                          <mrow>
                            <msup>
                              <mi>j</mi>
                              <mn>2</mn>
                            </msup>
                          </mrow>
                        </mfrac>
                      </mrow>
                      <mo stretchy="false">)</mo>
                    </mrow>
                  </mrow>
                  <mrow>
                    <mi>k</mi>
                    <mi>!</mi>
                  </mrow>
                </mfrac>
              </mrow>
            </mrow>
          </mrow>
        </mrow>
      </mrow>
    </mrow>
    <annotation encoding="StarMath 5.0">n = sum from j = 1 to n^{1 over 2} { sum from k = 0 {{-1^k PP_k(n over {j^2})}over {k!}} }</annotation>
  </semantics>
</math>
</file>

<file path=Object 321/content.xml><?xml version="1.0" encoding="utf-8"?>
<math xmlns="http://www.w3.org/1998/Math/MathML">
  <semantics>
    <mrow>
      <mi>p</mi>
      <mrow>
        <mrow>
          <mo stretchy="false">(</mo>
          <mrow>
            <mi>n</mi>
          </mrow>
          <mo stretchy="false">)</mo>
        </mrow>
        <mo stretchy="false">=</mo>
        <mfrac>
          <mn>1</mn>
          <mi>a</mi>
        </mfrac>
      </mrow>
      <mtext>if</mtext>
      <mrow>
        <mi>n</mi>
        <mo stretchy="false">=</mo>
        <msup>
          <mi>p</mi>
          <mi>a</mi>
        </msup>
      </mrow>
      <mtext>where</mtext>
      <mi>p</mi>
      <mtext>is prime</mtext>
      <mi>,</mi>
      <mn>0</mn>
      <mtext>otherwise</mtext>
    </mrow>
    <annotation encoding="StarMath 5.0">p(n) = 1 over a "if" n = p^a "where" p "is prime", 0 "otherwise"
</annotation>
  </semantics>
</math>
</file>

<file path=Object 322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frac>
                      <mrow>
                        <mrow>
                          <mo stretchy="false">−</mo>
                          <msup>
                            <mn>1</mn>
                            <mi>k</mi>
                          </msup>
                        </mrow>
                        <msub>
                          <mi>p</mi>
                          <mi>k</mi>
                        </msub>
                        <mi>'</mi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  <mrow>
                        <mi>k</mi>
                        <mi>!</mi>
                      </mrow>
                    </mfrac>
                  </mrow>
                </mrow>
              </mrow>
              <mo stretchy="false">)</mo>
            </mrow>
            <mrow>
              <mo stretchy="false">⌊</mo>
              <mrow>
                <msup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</mrow>
      </mrow>
    </mrow>
    <annotation encoding="StarMath 5.0">n = sum from j = 1 to n { (sum from k = 0 { {-1^k p_k'(j)} over {k!}  } ) lfloor (n over j)^{1 over 2} rfloor }</annotation>
  </semantics>
</math>
</file>

<file path=Object 323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row>
                      <mrow>
                        <mo stretchy="false">−</mo>
                        <msup>
                          <mn>1</mn>
                          <mi>k</mi>
                        </msup>
                      </mrow>
                      <msub>
                        <mi>l</mi>
                        <mi>k</mi>
                      </msub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row>
                </mrow>
              </mrow>
              <mo stretchy="false">)</mo>
            </mrow>
            <mrow>
              <mo stretchy="false">⌊</mo>
              <mrow>
                <msup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</mrow>
      </mrow>
    </mrow>
    <annotation encoding="StarMath 5.0">n = sum from j = 1 to n { (sum from k = 0 { {-1^k l_k'(j)}} ) lfloor (n over j)^{1 over 2} rfloor }</annotation>
  </semantics>
</math>
</file>

<file path=Object 324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row>
                      <mrow>
                        <mo stretchy="false">−</mo>
                        <msup>
                          <mn>1</mn>
                          <mi>k</mi>
                        </msup>
                      </mrow>
                      <msub>
                        <mi>L</mi>
                        <mi>k</mi>
                      </msub>
                      <mrow>
                        <mo stretchy="false">(</mo>
                        <mrow>
                          <mfrac>
                            <mi>n</mi>
                            <mrow>
                              <msup>
                                <mi>j</mi>
                                <mn>2</mn>
                              </msup>
                            </mrow>
                          </mfrac>
                        </mrow>
                        <mo stretchy="false">)</mo>
                      </mrow>
                    </mrow>
                  </mrow>
                </mrow>
              </mrow>
              <mo stretchy="false">)</mo>
            </mrow>
          </mrow>
        </mrow>
      </mrow>
    </mrow>
    <annotation encoding="StarMath 5.0">n = sum from j = 1 to n^{1 over 2} { (sum from k = 0 { {-1^k L_k(n over {j^2})}} ) }</annotation>
  </semantics>
</math>
</file>

<file path=Object 325/content.xml><?xml version="1.0" encoding="utf-8"?>
<math xmlns="http://www.w3.org/1998/Math/MathML">
  <semantics>
    <mrow>
      <mrow>
        <mi>n</mi>
        <mo stretchy="false">=</mo>
        <mrow>
          <mrow>
            <mo stretchy="false">⌊</mo>
            <mrow>
              <msup>
                <mi>n</mi>
                <mrow>
                  <mfrac>
                    <mn>1</mn>
                    <mn>2</mn>
                  </mfrac>
                </mrow>
              </msup>
            </mrow>
            <mo stretchy="false">⌋</mo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o stretchy="false">λ</mo>
          </mrow>
        </mrow>
      </mrow>
      <mrow>
        <mo stretchy="false">(</mo>
        <mrow>
          <mi>j</mi>
        </mrow>
        <mo stretchy="false">)</mo>
      </mrow>
      <mrow>
        <mo stretchy="false">⌊</mo>
        <mrow>
          <mfrac>
            <mi>n</mi>
            <mi>j</mi>
          </mfrac>
        </mrow>
        <mo stretchy="false">⌋</mo>
      </mrow>
    </mrow>
    <annotation encoding="StarMath 5.0">n = lfloor n^{1 over 2} rfloor - sum from j = 2 to n %lambda(j) lfloor n over j rfloor </annotation>
  </semantics>
</math>
</file>

<file path=Object 326/content.xml><?xml version="1.0" encoding="utf-8"?>
<math xmlns="http://www.w3.org/1998/Math/MathML">
  <semantics>
    <mrow>
      <mrow>
        <mi>n</mi>
        <mo stretchy="false">=</mo>
        <mrow>
          <mrow>
            <mo stretchy="false">⌊</mo>
            <mrow>
              <msup>
                <mi>n</mi>
                <mrow>
                  <mfrac>
                    <mn>1</mn>
                    <mn>2</mn>
                  </mfrac>
                </mrow>
              </msup>
            </mrow>
            <mo stretchy="false">⌋</mo>
          </mrow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i>L</mi>
          </mrow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n = lfloor n^{1 over 2} rfloor - sum from j = 1 to n L(n over j)</annotation>
  </semantics>
</math>
</file>

<file path=Object 327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μ</mo>
            <msup>
              <mrow>
                <mo stretchy="false">(</mo>
                <mrow>
                  <mi>j</mi>
                </mrow>
                <mo stretchy="false">)</mo>
              </mrow>
              <mn>2</mn>
            </msup>
            <mrow>
              <mo stretchy="false">(</mo>
              <mrow>
                <mrow>
                  <mrow>
                    <mo stretchy="false">−</mo>
                    <mn>1</mn>
                  </mrow>
                  <mo stretchy="false">−</mo>
                  <mi>L</mi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L(n) = sum from j = 2 to n {%mu(j)^2( -1 - L(n over j ))}</annotation>
  </semantics>
</math>
</file>

<file path=Object 328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stretchy="false">μ</mo>
            <mrow>
              <mo stretchy="false">(</mo>
              <mrow>
                <mi>j</mi>
              </mrow>
              <mo stretchy="false">)</mo>
            </mrow>
            <mrow>
              <mo stretchy="false">⌊</mo>
              <mrow>
                <msup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</mrow>
      </mrow>
    </mrow>
    <annotation encoding="StarMath 5.0">L(n) = sum from j = 1 to n { %mu(j) lfloor (n over j)^{1 over 2} rfloor }</annotation>
  </semantics>
</math>
</file>

<file path=Object 329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−</mo>
            <mn>1</mn>
          </mrow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sub>
                <mi>M</mi>
                <mn>1</mn>
              </msub>
              <mi>'</mi>
              <mrow>
                <mo stretchy="false">(</mo>
                <mrow>
                  <mfrac>
                    <mi>n</mi>
                    <mrow>
                      <msup>
                        <mi>j</mi>
                        <mn>2</mn>
                      </msup>
                    </mrow>
                  </mfrac>
                </mrow>
                <mo stretchy="false">)</mo>
              </mrow>
            </mrow>
          </mrow>
        </mrow>
      </mrow>
    </mrow>
    <annotation encoding="StarMath 5.0">L(n) = -1 + sum from j = 1 to n^{1 over 2} { M_1'(n over {j^2} ) }</annotation>
  </semantics>
</math>
</file>

<file path=Object 330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⌊</mo>
            <mrow>
              <msup>
                <mi>n</mi>
                <mrow>
                  <mfrac>
                    <mn>1</mn>
                    <mn>2</mn>
                  </mfrac>
                </mrow>
              </msup>
            </mrow>
            <mo stretchy="false">⌋</mo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i>L</mi>
          </mrow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L(n) = lfloor n^{1 over 2} rfloor - sum from j = 2 to n L(n over j )</annotation>
  </semantics>
</math>
</file>

<file path=Object 331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row>
                      <mrow>
                        <mo stretchy="false">−</mo>
                        <msup>
                          <mn>1</mn>
                          <mi>k</mi>
                        </msup>
                      </mrow>
                      <msub>
                        <mi>d</mi>
                        <mi>k</mi>
                      </msub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row>
                </mrow>
              </mrow>
              <mo stretchy="false">)</mo>
            </mrow>
            <mrow>
              <mo stretchy="false">⌊</mo>
              <mrow>
                <msup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</mrow>
      </mrow>
    </mrow>
    <annotation encoding="StarMath 5.0">L(n) = sum from j = 1 to n { (sum from k = 0 { {-1^k d_k(j)}} ) lfloor (n over j)^{1 over 2} rfloor }</annotation>
  </semantics>
</math>
</file>

<file path=Object 332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row>
                      <mrow>
                        <mo stretchy="false">−</mo>
                        <msup>
                          <mn>1</mn>
                          <mi>k</mi>
                        </msup>
                      </mrow>
                      <msub>
                        <mi>D</mi>
                        <mi>k</mi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row>
                              <msup>
                                <mi>j</mi>
                                <mn>2</mn>
                              </msup>
                            </mrow>
                          </mfrac>
                        </mrow>
                        <mo stretchy="false">)</mo>
                      </mrow>
                    </mrow>
                  </mrow>
                </mrow>
              </mrow>
              <mo stretchy="false">)</mo>
            </mrow>
          </mrow>
        </mrow>
      </mrow>
    </mrow>
    <annotation encoding="StarMath 5.0">L(n) = sum from j = 1 to n^{1 over 2} { (sum from k = 0 { {-1^k D_k'(n over {j^2})}} ) }</annotation>
  </semantics>
</math>
</file>

<file path=Object 333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frac>
                      <mrow>
                        <mrow>
                          <mo stretchy="false">−</mo>
                          <msup>
                            <mn>1</mn>
                            <mi>k</mi>
                          </msup>
                        </mrow>
                        <msub>
                          <mi>p</mi>
                          <mi>k</mi>
                        </msub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  <mrow>
                        <mi>k</mi>
                        <mi>!</mi>
                      </mrow>
                    </mfrac>
                  </mrow>
                </mrow>
              </mrow>
              <mo stretchy="false">)</mo>
            </mrow>
            <mrow>
              <mo stretchy="false">⌊</mo>
              <mrow>
                <msup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</mrow>
      </mrow>
    </mrow>
    <annotation encoding="StarMath 5.0">L(n) = sum from j = 1 to n { (sum from k = 0 { {-1^k p_k(j)} over {k!}  } ) lfloor (n over j)^{1 over 2} rfloor }</annotation>
  </semantics>
</math>
</file>

<file path=Object 334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−</mo>
            <mn>1</mn>
          </mrow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frac>
                    <mrow>
                      <mrow>
                        <mo stretchy="false">−</mo>
                        <msup>
                          <mn>1</mn>
                          <mi>k</mi>
                        </msup>
                      </mrow>
                      <msub>
                        <mi>P</mi>
                        <mi>k</mi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row>
                              <msup>
                                <mi>j</mi>
                                <mn>2</mn>
                              </msup>
                            </mrow>
                          </mfrac>
                        </mrow>
                        <mo stretchy="false">)</mo>
                      </mrow>
                    </mrow>
                    <mrow>
                      <mi>k</mi>
                      <mi>!</mi>
                    </mrow>
                  </mfrac>
                </mrow>
              </mrow>
            </mrow>
          </mrow>
        </mrow>
      </mrow>
    </mrow>
    <annotation encoding="StarMath 5.0">L(n) = -1 + sum from j = 1 to n^{1 over 2} { sum from k = 1 {{ -1^k P_k'(n over {j^2} )} over {k!}} }</annotation>
  </semantics>
</math>
</file>

<file path=Object 335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frac>
                      <mrow>
                        <msub>
                          <mi>p</mi>
                          <mi>k</mi>
                        </msub>
                        <mi>'</mi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  <mrow>
                        <mi>k</mi>
                        <mi>!</mi>
                      </mrow>
                    </mfrac>
                  </mrow>
                </mrow>
              </mrow>
              <mo stretchy="false">)</mo>
            </mrow>
          </mrow>
        </mrow>
      </mrow>
    </mrow>
    <annotation encoding="StarMath 5.0">L(n) = sum from j = 1 to n { (sum from k = 0 { {p_k'(j)} over {k!}  } ) }</annotation>
  </semantics>
</math>
</file>

<file path=Object 336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i>L</mi>
      </mrow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o stretchy="false">⌊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⌋</mo>
        </mrow>
      </mrow>
    </mrow>
    <annotation encoding="StarMath 5.0">sum from j = 1 to n L(n over j ) = lfloor n^{1 over 2} rfloor</annotation>
  </semantics>
</math>
</file>

<file path=Object 337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frac>
                <mrow>
                  <msub>
                    <mi mathvariant="italic">PP</mi>
                    <mi>k</mi>
                  </msub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  <mrow>
                  <mi>k</mi>
                  <mi>!</mi>
                </mrow>
              </mfrac>
            </mrow>
          </mrow>
        </mrow>
        <mo stretchy="false">=</mo>
        <mrow>
          <mo stretchy="false">⌊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⌋</mo>
        </mrow>
      </mrow>
    </mrow>
    <annotation encoding="StarMath 5.0">sum from j = 1 to n sum from k=0  {{PP_k(n over j )} over {k!}} = lfloor n^{1 over 2} rfloor</annotation>
  </semantics>
</math>
</file>

<file path=Object 33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o stretchy="false">μ</mo>
      </mrow>
      <mrow>
        <mo stretchy="false">(</mo>
        <mrow>
          <mi>j</mi>
        </mrow>
        <mo stretchy="false">)</mo>
      </mrow>
      <mrow>
        <mrow>
          <mo stretchy="false">⌊</mo>
          <mrow>
            <msup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  <mrow>
                <mfrac>
                  <mn>1</mn>
                  <mn>2</mn>
                </mfrac>
              </mrow>
            </msup>
          </mrow>
          <mo stretchy="false">⌋</mo>
        </mrow>
        <mo stretchy="false">=</mo>
        <mi>L</mi>
      </mrow>
      <mrow>
        <mo stretchy="false">(</mo>
        <mrow>
          <mi>n</mi>
        </mrow>
        <mo stretchy="false">)</mo>
      </mrow>
    </mrow>
    <annotation encoding="StarMath 5.0">sum from j = 1 to n %mu(j) lfloor (n over j )^{1 over 2 } rfloor = L(n)</annotation>
  </semantics>
</math>
</file>

<file path=Object 33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o stretchy="false">μ</mo>
      </mrow>
      <mrow>
        <mo stretchy="false">(</mo>
        <mrow>
          <mi>j</mi>
        </mrow>
        <mo stretchy="false">)</mo>
      </mrow>
      <mi mathvariant="italic">MM</mi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i>M</mi>
      </mrow>
      <mrow>
        <mo stretchy="false">(</mo>
        <mrow>
          <msup>
            <mi>n</mi>
            <mrow>
              <mfrac>
                <mn>1</mn>
                <mn>2</mn>
              </mfrac>
            </mrow>
          </msup>
        </mrow>
        <mo stretchy="false">)</mo>
      </mrow>
    </mrow>
    <annotation encoding="StarMath 5.0">sum from j = 1 to n %mu(j) MM(n over j ) = M(n^{1 over 2 } )</annotation>
  </semantics>
</math>
</file>

<file path=Object 349/content.xml><?xml version="1.0" encoding="utf-8"?>
<math xmlns="http://www.w3.org/1998/Math/MathML">
  <semantics>
    <mrow>
      <mi mathvariant="italic">PP</mi>
      <mi>'</mi>
      <mrow>
        <mrow>
          <mo stretchy="false">(</mo>
          <mrow>
            <mi>n</mi>
          </mrow>
          <mo stretchy="false">)</mo>
        </mrow>
        <mo stretchy="false">=</mo>
        <msub>
          <mi>L</mi>
          <mn>1</mn>
        </msub>
      </mrow>
      <mrow>
        <mrow>
          <mo stretchy="false">(</mo>
          <mrow>
            <mi>n</mi>
          </mrow>
          <mo stretchy="false">)</mo>
        </mrow>
        <mo stretchy="false">−</mo>
        <mfrac>
          <mn>1</mn>
          <mn>2</mn>
        </mfrac>
      </mrow>
      <msub>
        <mi>L</mi>
        <mn>2</mn>
      </msub>
      <mrow>
        <mrow>
          <mo stretchy="false">(</mo>
          <mrow>
            <mi>n</mi>
          </mrow>
          <mo stretchy="false">)</mo>
        </mrow>
        <mo stretchy="false">+</mo>
        <mfrac>
          <mn>1</mn>
          <mn>3</mn>
        </mfrac>
      </mrow>
      <msub>
        <mi>L</mi>
        <mn>3</mn>
      </msub>
      <mrow>
        <mrow>
          <mo stretchy="false">(</mo>
          <mrow>
            <mi>n</mi>
          </mrow>
          <mo stretchy="false">)</mo>
        </mrow>
        <mo stretchy="false">−</mo>
        <mfrac>
          <mn>1</mn>
          <mn>4</mn>
        </mfrac>
      </mrow>
      <msub>
        <mi>L</mi>
        <mn>4</mn>
      </msub>
      <mrow>
        <mrow>
          <mo stretchy="false">(</mo>
          <mrow>
            <mi>n</mi>
          </mrow>
          <mo stretchy="false">)</mo>
        </mrow>
        <mo stretchy="false">+</mo>
        <mfrac>
          <mn>1</mn>
          <mn>5</mn>
        </mfrac>
      </mrow>
      <msub>
        <mi>L</mi>
        <mn>5</mn>
      </msub>
      <mrow>
        <mrow>
          <mo stretchy="false">(</mo>
          <mrow>
            <mi>n</mi>
          </mrow>
          <mo stretchy="false">)</mo>
        </mrow>
        <mo stretchy="false">−</mo>
        <mn>...</mn>
      </mrow>
    </mrow>
    <annotation encoding="StarMath 5.0">PP'(n) = L_1(n) - 1 over 2 L_2(n) + 1 over 3 L_3(n) - 1 over 4 L_4(n) + 1 over 5 L_5(n) - ...</annotation>
  </semantics>
</math>
</file>

<file path=Object 350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o stretchy="false">π</mo>
      </mrow>
      <mrow>
        <mrow>
          <mo stretchy="false">(</mo>
          <mrow>
            <mi>n</mi>
          </mrow>
          <mo stretchy="false">)</mo>
        </mrow>
        <mo stretchy="false">+</mo>
        <mfrac>
          <mn>1</mn>
          <mn>2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+</mo>
        <mfrac>
          <mn>1</mn>
          <mn>3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+</mo>
        <mfrac>
          <mn>1</mn>
          <mn>4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4</mn>
                </mfrac>
              </mrow>
            </msup>
          </mrow>
          <mo stretchy="false">)</mo>
        </mrow>
        <mo stretchy="false">+</mo>
        <mfrac>
          <mn>1</mn>
          <mn>5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5</mn>
                </mfrac>
              </mrow>
            </msup>
          </mrow>
          <mo stretchy="false">)</mo>
        </mrow>
        <mo stretchy="false">+</mo>
        <mn>...</mn>
      </mrow>
    </mrow>
    <annotation encoding="StarMath 5.0">%PI(n) = %pi(n) + 1 over 2 %pi( n ^ {1 over 2} )+ 1 over 3 %pi( n ^ {1 over 3} )+ 1 over 4 %pi( n ^ {1 over 4} )+ 1 over 5 %pi( n ^ {1 over 5} )+...</annotation>
  </semantics>
</math>
</file>

<file path=Object 351/content.xml><?xml version="1.0" encoding="utf-8"?>
<math xmlns="http://www.w3.org/1998/Math/MathML">
  <semantics>
    <mrow>
      <mi mathvariant="italic">PP</mi>
      <mi>'</mi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o stretchy="false">π</mo>
        </mrow>
      </mrow>
      <mrow>
        <mrow>
          <mo stretchy="false">(</mo>
          <mrow>
            <mi>n</mi>
          </mrow>
          <mo stretchy="false">)</mo>
        </mrow>
        <mo stretchy="false">+</mo>
        <mfrac>
          <mn>1</mn>
          <mn>2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−</mo>
        <mfrac>
          <mn>1</mn>
          <mn>3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+</mo>
        <mfrac>
          <mn>1</mn>
          <mn>4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4</mn>
                </mfrac>
              </mrow>
            </msup>
          </mrow>
          <mo stretchy="false">)</mo>
        </mrow>
        <mo stretchy="false">−</mo>
        <mfrac>
          <mn>1</mn>
          <mn>5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5</mn>
                </mfrac>
              </mrow>
            </msup>
          </mrow>
          <mo stretchy="false">)</mo>
        </mrow>
        <mo stretchy="false">+</mo>
        <mn>...</mn>
      </mrow>
    </mrow>
    <annotation encoding="StarMath 5.0">PP'(n) = -%pi(n) + 1 over 2 %pi( n ^ {1 over 2} )- 1 over 3 %pi( n ^ {1 over 3} )+ 1 over 4 %pi( n ^ {1 over 4} )- 1 over 5 %pi( n ^ {1 over 5} )+...</annotation>
  </semantics>
</math>
</file>

<file path=Object 363/content.xml><?xml version="1.0" encoding="utf-8"?>
<math xmlns="http://www.w3.org/1998/Math/MathML">
  <semantics>
    <mrow>
      <mi mathvariant="italic">PP</mi>
      <mi>'</mi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o stretchy="false">Π</mo>
        </mrow>
      </mrow>
      <mrow>
        <mrow>
          <mo stretchy="false">(</mo>
          <mrow>
            <mi>n</mi>
          </mrow>
          <mo stretchy="false">)</mo>
        </mrow>
        <mo stretchy="false">+</mo>
        <mo stretchy="false">π</mo>
      </mrow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+</mo>
        <mfrac>
          <mn>1</mn>
          <mn>2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4</mn>
                </mfrac>
              </mrow>
            </msup>
          </mrow>
          <mo stretchy="false">)</mo>
        </mrow>
        <mo stretchy="false">+</mo>
        <mfrac>
          <mn>1</mn>
          <mn>3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6</mn>
                </mfrac>
              </mrow>
            </msup>
          </mrow>
          <mo stretchy="false">)</mo>
        </mrow>
        <mo stretchy="false">−</mo>
        <mn>...</mn>
      </mrow>
    </mrow>
    <annotation encoding="StarMath 5.0">PP'(n) = -%PI(n) + %pi( n ^ {1 over 2} ) + 1 over 2 %pi( n ^ {1 over 4} )+ 1 over 3 %pi( n ^ {1 over 6} )-...</annotation>
  </semantics>
</math>
</file>

<file path=Object 364/content.xml><?xml version="1.0" encoding="utf-8"?>
<math xmlns="http://www.w3.org/1998/Math/MathML">
  <semantics>
    <mrow>
      <mo stretchy="false">ψ</mo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>p</mi>
        </mrow>
      </mrow>
      <mi>'</mi>
      <mrow>
        <mo stretchy="false">(</mo>
        <mrow>
          <mi>j</mi>
        </mrow>
        <mo stretchy="false">)</mo>
      </mrow>
      <mi>log</mi>
      <mi>j</mi>
    </mrow>
    <annotation encoding="StarMath 5.0">%psi'(n) = sum from j = 2 to n p'(j) log j</annotation>
  </semantics>
</math>
</file>

<file path=Object 365/content.xml><?xml version="1.0" encoding="utf-8"?>
<math xmlns="http://www.w3.org/1998/Math/MathML">
  <semantics>
    <mrow>
      <mo stretchy="false">ψ</mo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o stretchy="false">−</mo>
              <mo stretchy="false">λ</mo>
            </mrow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sub>
                  <mi mathvariant="italic">MM</mi>
                  <mn>1</mn>
                </msub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n>1</mn>
                </mrow>
              </mrow>
              <mo stretchy="false">)</mo>
            </mrow>
            <mi>log</mi>
            <mi>j</mi>
          </mrow>
        </mrow>
      </mrow>
    </mrow>
    <annotation encoding="StarMath 5.0">%psi'(n) = sum from j = 2 to n {-%lambda( j ) (MM_1(n over j) + 1) log j}</annotation>
  </semantics>
</math>
</file>

<file path=Object 366/content.xml><?xml version="1.0" encoding="utf-8"?>
<math xmlns="http://www.w3.org/1998/Math/MathML">
  <semantics>
    <mrow>
      <mo stretchy="false">ψ</mo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o stretchy="false">−</mo>
              <mo stretchy="false">μ</mo>
            </mrow>
            <msup>
              <mrow>
                <mo stretchy="false">(</mo>
                <mrow>
                  <mi>j</mi>
                </mrow>
                <mo stretchy="false">)</mo>
              </mrow>
              <mn>2</mn>
            </msup>
            <mrow>
              <mo stretchy="false">(</mo>
              <mrow>
                <mi>L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n>1</mn>
                </mrow>
              </mrow>
              <mo stretchy="false">)</mo>
            </mrow>
            <mi>log</mi>
            <mi>j</mi>
          </mrow>
        </mrow>
      </mrow>
    </mrow>
    <annotation encoding="StarMath 5.0">%psi'(n) = sum from j = 2 to n {-%mu( j )^2 (L(n over j) + 1) log j}</annotation>
  </semantics>
</math>
</file>

<file path=Object 367/content.xml><?xml version="1.0" encoding="utf-8"?>
<math xmlns="http://www.w3.org/1998/Math/MathML">
  <semantics>
    <mrow>
      <mo stretchy="false">ψ</mo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λ</mo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i>log</mi>
                <mrow>
                  <mi>j</mi>
                  <mo stretchy="false">−</mo>
                  <mo stretchy="false">ψ</mo>
                </mrow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%psi'(n) = sum from j = 2 to n {%lambda(j)( log j - %psi'( n over j ))}</annotation>
  </semantics>
</math>
</file>

<file path=Object 368/content.xml><?xml version="1.0" encoding="utf-8"?>
<math xmlns="http://www.w3.org/1998/Math/MathML">
  <semantics>
    <mrow>
      <mrow>
        <mn>0</mn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stretchy="false">λ</mo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i>log</mi>
                <mrow>
                  <mi>j</mi>
                  <mo stretchy="false">−</mo>
                  <mo stretchy="false">ψ</mo>
                </mrow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0 = sum from j = 1 to n {%lambda(j)( log j - %psi'( n over j ))}</annotation>
  </semantics>
</math>
</file>

<file path=Object 369/content.xml><?xml version="1.0" encoding="utf-8"?>
<math xmlns="http://www.w3.org/1998/Math/MathML">
  <semantics>
    <mrow>
      <mo stretchy="false">ψ</mo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μ</mo>
            <msup>
              <mrow>
                <mo stretchy="false">(</mo>
                <mrow>
                  <mi>j</mi>
                </mrow>
                <mo stretchy="false">)</mo>
              </mrow>
              <mn>2</mn>
            </msup>
            <mrow>
              <mo stretchy="false">(</mo>
              <mrow>
                <mrow>
                  <mo stretchy="false">−</mo>
                  <mi>log</mi>
                </mrow>
                <mrow>
                  <mi>j</mi>
                  <mo stretchy="false">−</mo>
                  <mo stretchy="false">ψ</mo>
                </mrow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%psi'(n) = sum from j = 2 to n {%mu(j)^2( -log j - %psi'( n over j ))}</annotation>
  </semantics>
</math>
</file>

<file path=Object 370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i>p</mi>
          <mi>'</mi>
          <mrow>
            <mo stretchy="false">(</mo>
            <mrow>
              <mi>j</mi>
            </mrow>
            <mo stretchy="false">)</mo>
          </mrow>
        </mrow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λ</mo>
            <mrow>
              <mo stretchy="false">(</mo>
              <mrow>
                <mi>j</mi>
              </mrow>
              <mo stretchy="false">)</mo>
            </mrow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o stretchy="false">λ</mo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o stretchy="false">λ</mo>
              </mrow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o stretchy="false">λ</mo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o stretchy="false">λ</mo>
              </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o stretchy="false">λ</mo>
              </mrow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 {p'(j)} "   "="   " sum from j = 2 to n{ %lambda(j) }- {1 over 2}sum from j = 2 to n sum from k = 2 to {n over j }{ %lambda(j) cdot %lambda(k) }+ {1 over 3}sum from j = 2 to n sum from k = 2 to {n over j }sum from l = 2 to {n over {j cdot k} }{ %lambda(j) cdot %lambda(k) cdot %lambda(l) - { 1 over 4 }... }
</annotation>
  </semantics>
</math>
</file>

<file path=Object 37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i>p</mi>
          <mi>'</mi>
          <mrow>
            <mo stretchy="false">(</mo>
            <mrow>
              <mi>j</mi>
            </mrow>
            <mo stretchy="false">)</mo>
          </mrow>
        </mrow>
      </mrow>
      <mrow>
        <mtext>   </mtext>
        <mo stretchy="false">=</mo>
        <mrow>
          <mrow>
            <mtext>   </mtext>
            <mo stretchy="false">−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o stretchy="false">μ</mo>
                <msup>
                  <mrow>
                    <mo stretchy="false">(</mo>
                    <mrow>
                      <mi>j</mi>
                    </mrow>
                    <mo stretchy="false">)</mo>
                  </mrow>
                  <mn>2</mn>
                </msup>
              </mrow>
            </mrow>
          </mrow>
          <mo stretchy="false">+</mo>
          <mrow>
            <mfrac>
              <mn>1</mn>
              <mn>2</mn>
            </mfrac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o stretchy="false">μ</mo>
              <mrow>
                <msup>
                  <mrow>
                    <mo stretchy="false">(</mo>
                    <mrow>
                      <mi>j</mi>
                    </mrow>
                    <mo stretchy="false">)</mo>
                  </mrow>
                  <mn>2</mn>
                </msup>
                <mo stretchy="false">⋅</mo>
                <mo stretchy="false">μ</mo>
              </mrow>
              <msup>
                <mrow>
                  <mo stretchy="false">(</mo>
                  <mrow>
                    <mi>k</mi>
                  </mrow>
                  <mo stretchy="false">)</mo>
                </mrow>
                <mn>2</mn>
              </msup>
            </mrow>
          </mrow>
        </mrow>
        <mo stretchy="false">−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o stretchy="false">μ</mo>
              <mrow>
                <msup>
                  <mrow>
                    <mo stretchy="false">(</mo>
                    <mrow>
                      <mi>j</mi>
                    </mrow>
                    <mo stretchy="false">)</mo>
                  </mrow>
                  <mn>2</mn>
                </msup>
                <mo stretchy="false">⋅</mo>
                <mo stretchy="false">μ</mo>
              </mrow>
              <mrow>
                <msup>
                  <mrow>
                    <mo stretchy="false">(</mo>
                    <mrow>
                      <mi>k</mi>
                    </mrow>
                    <mo stretchy="false">)</mo>
                  </mrow>
                  <mn>2</mn>
                </msup>
                <mo stretchy="false">⋅</mo>
                <mo stretchy="false">μ</mo>
              </mrow>
              <mrow>
                <msup>
                  <mrow>
                    <mo stretchy="false">(</mo>
                    <mrow>
                      <mi>l</mi>
                    </mrow>
                    <mo stretchy="false">)</mo>
                  </mrow>
                  <mn>2</mn>
                </msup>
                <mo stretchy="false">+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 {p'(j)} "   "="   " -sum from j = 2 to n{ %mu(j)^2 }+ {1 over 2}sum from j = 2 to n sum from k = 2 to {n over j }{ %mu(j)^2 cdot %mu(k)^2 }- {1 over 3}sum from j = 2 to n sum from k = 2 to {n over j }sum from l = 2 to {n over {j cdot k} }{ %mu(j)^2 cdot %mu(k)^2 cdot %mu(l)^2 + { 1 over 4 }... }
</annotation>
  </semantics>
</math>
</file>

<file path=Object 372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n>1</mn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  <mo stretchy="false">+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row>
                <mrow>
                  <mfrac>
                    <mrow>
                      <mo stretchy="false">Λ</mo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  <mrow>
                      <mi>log</mi>
                      <mi>j</mi>
                    </mrow>
                  </mfrac>
                </mrow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row>
                      <mi>log</mi>
                      <mi>k</mi>
                    </mrow>
                  </mfrac>
                </mrow>
              </mrow>
            </mrow>
          </mrow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row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l</mi>
                          </mrow>
                          <mo stretchy="false">)</mo>
                        </mrow>
                      </mrow>
                      <mrow>
                        <mi>log</mi>
                        <mi>l</mi>
                      </mrow>
                    </mfrac>
                  </mrow>
                </mrow>
                <mo stretchy="false">+</mo>
                <mrow>
                  <mfrac>
                    <mn>1</mn>
                    <mn>24</mn>
                  </mfrac>
                </mrow>
              </mrow>
              <mn>...</mn>
            </mrow>
          </mrow>
        </mrow>
      </mrow>
    </mrow>
    <annotation encoding="StarMath 5.0">sum from j = 2 to n 1 "   "="   " sum from j = 2 to n{ {%LAMBDA(j)} over {log j } }+ {1 over 2}sum from j = 2 to n sum from k = 2 to {n over j }{ {{%LAMBDA(j)} over {log j }} cdot {{%LAMBDA(k)} over {log k }} }+ {1 over 6}sum from j = 2 to n sum from k = 2 to {n over j }sum from l = 2 to {n over {j cdot k} }{ {{%LAMBDA(j)} over {log j }} cdot {{%LAMBDA(k)} over {log k }} cdot {{%LAMBDA(l)} over {log l }} + { 1 over 24 }... }
</annotation>
  </semantics>
</math>
</file>

<file path=Object 373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frac>
            <mrow>
              <mo stretchy="false">Λ</mo>
              <mrow>
                <mo stretchy="false">(</mo>
                <mrow>
                  <mi>j</mi>
                </mrow>
                <mo stretchy="false">)</mo>
              </mrow>
            </mrow>
            <mrow>
              <mi>log</mi>
              <mi>j</mi>
            </mrow>
          </mfrac>
        </mrow>
      </mrow>
      <mrow>
        <mtext>   </mtext>
        <mo stretchy="false">=</mo>
        <mrow>
          <mrow>
            <mtext>   </mtext>
            <mo stretchy="false">−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o stretchy="false">μ</mo>
                <mrow>
                  <mo stretchy="false">(</mo>
                  <mrow>
                    <mi>j</mi>
                  </mrow>
                  <mo stretchy="false">)</mo>
                </mrow>
              </mrow>
            </mrow>
          </mrow>
          <mo stretchy="false">+</mo>
          <mrow>
            <mfrac>
              <mn>1</mn>
              <mn>2</mn>
            </mfrac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o stretchy="false">μ</mo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o stretchy="false">μ</mo>
              </mrow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−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o stretchy="false">μ</mo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o stretchy="false">μ</mo>
              </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o stretchy="false">μ</mo>
              </mrow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+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 { {%LAMBDA(j)} over {log j} }  "   "="   " -sum from j = 2 to n{ %mu(j) }+ {1 over 2}sum from j = 2 to n sum from k = 2 to {n over j }{ %mu(j) cdot %mu(k) }- {1 over 3}sum from j = 2 to n sum from k = 2 to {n over j }sum from l = 2 to {n over {j cdot k} }{ %mu(j) cdot %mu(k) cdot %mu(l) + { 1 over 4 }... }
</annotation>
  </semantics>
</math>
</file>

<file path=Object 374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frac>
            <mrow>
              <mo stretchy="false">Λ</mo>
              <mrow>
                <mo stretchy="false">(</mo>
                <mrow>
                  <mi>j</mi>
                </mrow>
                <mo stretchy="false">)</mo>
              </mrow>
            </mrow>
            <mrow>
              <mi>log</mi>
              <mi>j</mi>
            </mrow>
          </mfrac>
        </mrow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n>1</mn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n>1</mn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row>
                <mn>1</mn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 { {%LAMBDA(j)} over {log j} }"   "="   " sum from j = 2 to n{ 1 }- {1 over 2}sum from j = 2 to n sum from k = 2 to {n over j }{ 1 }+ {1 over 3}sum from j = 2 to n sum from k = 2 to {n over j }sum from l = 2 to {n over {j cdot k} }{ 1 - { 1 over 4 }... }
</annotation>
  </semantics>
</math>
</file>

<file path=Object 375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stretchy="false">μ</mo>
          <mrow>
            <mo stretchy="false">(</mo>
            <mrow>
              <mi>j</mi>
            </mrow>
            <mo stretchy="false">)</mo>
          </mrow>
        </mrow>
      </mrow>
      <mrow>
        <mtext>   </mtext>
        <mo stretchy="false">=</mo>
        <mrow>
          <mrow>
            <mtext>   </mtext>
            <mo stretchy="false">−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frac>
                  <mrow>
                    <mo stretchy="false">Λ</mo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  <mrow>
                    <mi>log</mi>
                    <mi>j</mi>
                  </mrow>
                </mfrac>
              </mrow>
            </mrow>
          </mrow>
          <mo stretchy="false">+</mo>
          <mrow>
            <mfrac>
              <mn>1</mn>
              <mn>2</mn>
            </mfrac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row>
                <mrow>
                  <mfrac>
                    <mrow>
                      <mo stretchy="false">Λ</mo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  <mrow>
                      <mi>log</mi>
                      <mi>j</mi>
                    </mrow>
                  </mfrac>
                </mrow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row>
                      <mi>log</mi>
                      <mi>k</mi>
                    </mrow>
                  </mfrac>
                </mrow>
              </mrow>
            </mrow>
          </mrow>
        </mrow>
        <mo stretchy="false">−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row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l</mi>
                          </mrow>
                          <mo stretchy="false">)</mo>
                        </mrow>
                      </mrow>
                      <mrow>
                        <mi>log</mi>
                        <mi>l</mi>
                      </mrow>
                    </mfrac>
                  </mrow>
                </mrow>
                <mo stretchy="false">+</mo>
                <mrow>
                  <mfrac>
                    <mn>1</mn>
                    <mn>24</mn>
                  </mfrac>
                </mrow>
              </mrow>
              <mn>...</mn>
            </mrow>
          </mrow>
        </mrow>
      </mrow>
    </mrow>
    <annotation encoding="StarMath 5.0">sum from j=2 to n { %mu(j) } "   "="   " -sum from j = 2 to n{ {%LAMBDA(j)} over {log j } }+ {1 over 2}sum from j = 2 to n sum from k = 2 to {n over j }{ {{%LAMBDA(j)} over {log j }} cdot {{%LAMBDA(k)} over {log k }} }- {1 over 6}sum from j = 2 to n sum from k = 2 to {n over j }sum from l = 2 to {n over {j cdot k} }{ {{%LAMBDA(j)} over {log j }} cdot {{%LAMBDA(k)} over {log k }} cdot {{%LAMBDA(l)} over {log l }} + { 1 over 24 }... }
</annotation>
  </semantics>
</math>
</file>

<file path=Object 376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stretchy="false">μ</mo>
          <mrow>
            <mo stretchy="false">(</mo>
            <mrow>
              <mi>j</mi>
            </mrow>
            <mo stretchy="false">)</mo>
          </mrow>
        </mrow>
      </mrow>
      <mrow>
        <mtext>   </mtext>
        <mo stretchy="false">=</mo>
        <mrow>
          <mrow>
            <mrow>
              <mtext>   </mtext>
              <mo stretchy="false">−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n>1</mn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n>1</mn>
                </mrow>
              </mrow>
            </mrow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i>j</mi>
                  </mfrac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</munderover>
                <mrow>
                  <mrow>
                    <mn>1</mn>
                    <mo stretchy="false">+</mo>
                    <mn>...</mn>
                  </mrow>
                </mrow>
              </mrow>
            </mrow>
          </mrow>
        </mrow>
      </mrow>
    </mrow>
    <annotation encoding="StarMath 5.0">sum from j = 2 to n { %mu(j) } "   "="   " -sum from j = 2 to n{ 1 } + sum from j = 2 to n sum from k = 2 to {n over j }{ 1 } - sum from j = 2 to n sum from k = 2 to {n over j }sum from l = 2 to {n over {j cdot k} }{ 1 +... }
</annotation>
  </semantics>
</math>
</file>

<file path=Object 377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n>1</mn>
      </mrow>
      <mrow>
        <mtext>   </mtext>
        <mo stretchy="false">=</mo>
        <mrow>
          <mrow>
            <mrow>
              <mtext>   </mtext>
              <mo stretchy="false">−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o stretchy="false">μ</mo>
                  <mrow>
                    <mo stretchy="false">(</mo>
                    <mrow>
                      <mi>j</mi>
                    </mrow>
                    <mo stretchy="false">)</mo>
                  </mrow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o stretchy="false">μ</mo>
                  <mrow>
                    <mrow>
                      <mo stretchy="false">(</mo>
                      <mrow>
                        <mi>j</mi>
                      </mrow>
                      <mo stretchy="false">)</mo>
                    </mrow>
                    <mo stretchy="false">⋅</mo>
                    <mo stretchy="false">μ</mo>
                  </mrow>
                  <mrow>
                    <mo stretchy="false">(</mo>
                    <mrow>
                      <mi>k</mi>
                    </mrow>
                    <mo stretchy="false">)</mo>
                  </mrow>
                </mrow>
              </mrow>
            </mrow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i>j</mi>
                  </mfrac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</munderover>
                <mrow>
                  <mo stretchy="false">μ</mo>
                  <mrow>
                    <mrow>
                      <mo stretchy="false">(</mo>
                      <mrow>
                        <mi>j</mi>
                      </mrow>
                      <mo stretchy="false">)</mo>
                    </mrow>
                    <mo stretchy="false">⋅</mo>
                    <mo stretchy="false">μ</mo>
                  </mrow>
                  <mrow>
                    <mrow>
                      <mo stretchy="false">(</mo>
                      <mrow>
                        <mi>k</mi>
                      </mrow>
                      <mo stretchy="false">)</mo>
                    </mrow>
                    <mo stretchy="false">⋅</mo>
                    <mo stretchy="false">μ</mo>
                  </mrow>
                  <mrow>
                    <mrow>
                      <mo stretchy="false">(</mo>
                      <mrow>
                        <mi>l</mi>
                      </mrow>
                      <mo stretchy="false">)</mo>
                    </mrow>
                    <mo stretchy="false">+</mo>
                    <mn>...</mn>
                  </mrow>
                </mrow>
              </mrow>
            </mrow>
          </mrow>
        </mrow>
      </mrow>
    </mrow>
    <annotation encoding="StarMath 5.0">sum from j = 2 to n 1 "   "="   " -sum from j = 2 to n{ %mu(j) }+ sum from j = 2 to n sum from k = 2 to {n over j }{ %mu(j) cdot %mu(k) }- sum from j = 2 to n sum from k = 2 to {n over j }sum from l = 2 to {n over {j cdot k} }{ %mu(j) cdot %mu(k) cdot %mu(l) + ... }
</annotation>
  </semantics>
</math>
</file>

<file path=Object 37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sup>
          <mi>j</mi>
          <mi>a</mi>
        </msup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  <msup>
              <mi>j</mi>
              <mi>a</mi>
            </msup>
          </mrow>
        </mrow>
        <mo stretchy="false">+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row>
                <mrow>
                  <mfrac>
                    <mrow>
                      <mo stretchy="false">Λ</mo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  <mrow>
                      <mi>log</mi>
                      <mi>j</mi>
                    </mrow>
                  </mfrac>
                  <msup>
                    <mi>j</mi>
                    <mi>a</mi>
                  </msup>
                </mrow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row>
                      <mi>log</mi>
                      <mi>k</mi>
                    </mrow>
                  </mfrac>
                  <msup>
                    <mi>k</mi>
                    <mi>a</mi>
                  </msup>
                </mrow>
              </mrow>
            </mrow>
          </mrow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row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  <msup>
                        <mi>j</mi>
                        <mi>a</mi>
                      </msup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  <msup>
                        <mi>k</mi>
                        <mi>a</mi>
                      </msup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l</mi>
                          </mrow>
                          <mo stretchy="false">)</mo>
                        </mrow>
                      </mrow>
                      <mrow>
                        <mi>log</mi>
                        <mi>l</mi>
                      </mrow>
                    </mfrac>
                    <msup>
                      <mi>l</mi>
                      <mi>a</mi>
                    </msup>
                  </mrow>
                </mrow>
                <mo stretchy="false">+</mo>
                <mrow>
                  <mfrac>
                    <mn>1</mn>
                    <mn>24</mn>
                  </mfrac>
                </mrow>
              </mrow>
              <mn>...</mn>
            </mrow>
          </mrow>
        </mrow>
      </mrow>
    </mrow>
    <annotation encoding="StarMath 5.0">sum from j = 2 to n j^a "   "="   " sum from j = 2 to n{ {%LAMBDA(j)} over {log j }j^a }+ {1 over 2}sum from j = 2 to n sum from k = 2 to {n over j }{ {{%LAMBDA(j)} over {log j }j^a} cdot {{%LAMBDA(k)} over {log k }k^a} }+ {1 over 6}sum from j = 2 to n sum from k = 2 to {n over j }sum from l = 2 to {n over {j cdot k} }{ {{%LAMBDA(j)} over {log j }j^a} cdot {{%LAMBDA(k)} over {log k }k^a} cdot {{%LAMBDA(l)} over {log l }l^a} + { 1 over 24 }... }
</annotation>
  </semantics>
</math>
</file>

<file path=Object 37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frac>
            <mrow>
              <mo stretchy="false">Λ</mo>
              <mrow>
                <mo stretchy="false">(</mo>
                <mrow>
                  <mi>j</mi>
                </mrow>
                <mo stretchy="false">)</mo>
              </mrow>
            </mrow>
            <mrow>
              <mi>log</mi>
              <mi>j</mi>
            </mrow>
          </mfrac>
          <msup>
            <mi>j</mi>
            <mi>a</mi>
          </msup>
        </mrow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p>
              <mi>j</mi>
              <mi>a</mi>
            </msup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row>
                <msup>
                  <mi>j</mi>
                  <mi>a</mi>
                </msup>
                <mo stretchy="false">⋅</mo>
                <msup>
                  <mi>k</mi>
                  <mi>a</mi>
                </msup>
              </mrow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row>
                <mrow>
                  <mrow>
                    <mrow>
                      <msup>
                        <mi>j</mi>
                        <mi>a</mi>
                      </msup>
                      <mo stretchy="false">⋅</mo>
                      <msup>
                        <mi>k</mi>
                        <mi>a</mi>
                      </msup>
                    </mrow>
                    <mo stretchy="false">⋅</mo>
                    <msup>
                      <mi>l</mi>
                      <mi>a</mi>
                    </msup>
                  </mrow>
                </mrow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 { {%LAMBDA(j)} over {log j} j^a} "   "="   " sum from j = 2 to n{ j^a }- {1 over 2}sum from j = 2 to n sum from k = 2 to {n over j }{ j^a cdot k^a }+ {1 over 3}sum from j = 2 to n sum from k = 2 to {n over j }sum from l = 2 to {n over {j cdot k} }{ {j^a cdot k^a cdot l^a} - { 1 over 4 }... }
</annotation>
  </semantics>
</math>
</file>

<file path=Object 380/content.xml><?xml version="1.0" encoding="utf-8"?>
<math xmlns="http://www.w3.org/1998/Math/MathML">
  <semantics>
    <mrow>
      <mi>p</mi>
      <mi>'</mi>
      <mrow>
        <mrow>
          <mo stretchy="false">(</mo>
          <mrow>
            <mi>n</mi>
          </mrow>
          <mo stretchy="false">)</mo>
        </mrow>
        <mo stretchy="false">=</mo>
        <mfrac>
          <mrow>
            <mrow>
              <mo stretchy="false">−</mo>
              <msup>
                <mn>1</mn>
                <mi>a</mi>
              </msup>
            </mrow>
          </mrow>
          <mi>a</mi>
        </mfrac>
      </mrow>
      <mtext>if</mtext>
      <mrow>
        <mi>n</mi>
        <mo stretchy="false">=</mo>
        <msup>
          <mi>p</mi>
          <mi>a</mi>
        </msup>
      </mrow>
      <mtext>where</mtext>
      <mi>p</mi>
      <mtext>is prime</mtext>
      <mi>,</mi>
      <mn>0</mn>
      <mtext>otherwise</mtext>
    </mrow>
    <annotation encoding="StarMath 5.0">p'(n) = {-1^a} over a "if" n = p^a "where" p "is prime", 0 "otherwise"
</annotation>
  </semantics>
</math>
</file>

<file path=Object 38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stretchy="false">λ</mo>
          <mrow>
            <mo stretchy="false">(</mo>
            <mrow>
              <mi>j</mi>
            </mrow>
            <mo stretchy="false">)</mo>
          </mrow>
        </mrow>
      </mrow>
      <mrow>
        <mtext>   </mtext>
        <mo stretchy="false">=</mo>
        <mrow>
          <mrow>
            <mrow>
              <mtext>   </mtext>
              <mo stretchy="false">−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o stretchy="false">μ</mo>
                  <msup>
                    <mrow>
                      <mo stretchy="false">(</mo>
                      <mrow>
                        <mi>j</mi>
                      </mrow>
                      <mo stretchy="false">)</mo>
                    </mrow>
                    <mn>2</mn>
                  </msup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o stretchy="false">μ</mo>
                  <mrow>
                    <msup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n>2</mn>
                    </msup>
                    <mo stretchy="false">⋅</mo>
                    <mo stretchy="false">μ</mo>
                  </mrow>
                  <msup>
                    <mrow>
                      <mo stretchy="false">(</mo>
                      <mrow>
                        <mi>k</mi>
                      </mrow>
                      <mo stretchy="false">)</mo>
                    </mrow>
                    <mn>2</mn>
                  </msup>
                </mrow>
              </mrow>
            </mrow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i>j</mi>
                  </mfrac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</munderover>
                <mrow>
                  <mo stretchy="false">μ</mo>
                  <mrow>
                    <msup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n>2</mn>
                    </msup>
                    <mo stretchy="false">⋅</mo>
                    <mo stretchy="false">μ</mo>
                  </mrow>
                  <mrow>
                    <msup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  <mn>2</mn>
                    </msup>
                    <mo stretchy="false">⋅</mo>
                    <mo stretchy="false">μ</mo>
                  </mrow>
                  <mrow>
                    <msup>
                      <mrow>
                        <mo stretchy="false">(</mo>
                        <mrow>
                          <mi>l</mi>
                        </mrow>
                        <mo stretchy="false">)</mo>
                      </mrow>
                      <mn>2</mn>
                    </msup>
                    <mo stretchy="false">+</mo>
                    <mn>...</mn>
                  </mrow>
                </mrow>
              </mrow>
            </mrow>
          </mrow>
        </mrow>
      </mrow>
    </mrow>
    <annotation encoding="StarMath 5.0">sum from j = 2 to n {%lambda(j)} "   "="   " -sum from j = 2 to n{ %mu(j)^2 }+ sum from j = 2 to n sum from k = 2 to {n over j }{ %mu(j)^2 cdot %mu(k)^2 }- sum from j = 2 to n sum from k = 2 to {n over j }sum from l = 2 to {n over {j cdot k} }{ %mu(j)^2 cdot %mu(k)^2 cdot %mu(l)^2 + ... }
</annotation>
  </semantics>
</math>
</file>

<file path=Object 382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λ</mo>
      </mrow>
      <mrow>
        <mo stretchy="false">(</mo>
        <mrow>
          <mi>j</mi>
        </mrow>
        <mo stretchy="false">)</mo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i>p</mi>
            <mi>'</mi>
            <mrow>
              <mo stretchy="false">(</mo>
              <mrow>
                <mi>j</mi>
              </mrow>
              <mo stretchy="false">)</mo>
            </mrow>
          </mrow>
        </mrow>
        <mo stretchy="false">+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i>p</mi>
              <mi>'</mi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i>p</mi>
              </mrow>
              <mi>'</mi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i>p</mi>
              <mi>'</mi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i>p</mi>
              </mrow>
              <mi>'</mi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i>p</mi>
              </mrow>
              <mi>'</mi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+</mo>
                <mrow>
                  <mfrac>
                    <mn>1</mn>
                    <mn>24</mn>
                  </mfrac>
                </mrow>
              </mrow>
              <mn>...</mn>
            </mrow>
          </mrow>
        </mrow>
      </mrow>
    </mrow>
    <annotation encoding="StarMath 5.0">sum from j = 2 to n %lambda(j) "   "="   " sum from j = 2 to n{ p'(j) }+ {1 over 2}sum from j = 2 to n sum from k = 2 to {n over j }{ p'(j) cdot p'(k) }+ {1 over 6}sum from j = 2 to n sum from k = 2 to {n over j }sum from l = 2 to {n over {j cdot k} }{ p'(j) cdot p'(k) cdot p'(l) + { 1 over 24 }... }
</annotation>
  </semantics>
</math>
</file>

<file path=Object 383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stretchy="false">μ</mo>
          <msup>
            <mrow>
              <mo stretchy="false">(</mo>
              <mrow>
                <mi>j</mi>
              </mrow>
              <mo stretchy="false">)</mo>
            </mrow>
            <mn>2</mn>
          </msup>
        </mrow>
      </mrow>
      <mrow>
        <mtext>   </mtext>
        <mo stretchy="false">=</mo>
        <mrow>
          <mrow>
            <mrow>
              <mtext>   </mtext>
              <mo stretchy="false">−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o stretchy="false">λ</mo>
                  <mrow>
                    <mo stretchy="false">(</mo>
                    <mrow>
                      <mi>j</mi>
                    </mrow>
                    <mo stretchy="false">)</mo>
                  </mrow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o stretchy="false">λ</mo>
                  <mrow>
                    <mrow>
                      <mo stretchy="false">(</mo>
                      <mrow>
                        <mi>j</mi>
                      </mrow>
                      <mo stretchy="false">)</mo>
                    </mrow>
                    <mo stretchy="false">⋅</mo>
                    <mo stretchy="false">λ</mo>
                  </mrow>
                  <mrow>
                    <mo stretchy="false">(</mo>
                    <mrow>
                      <mi>k</mi>
                    </mrow>
                    <mo stretchy="false">)</mo>
                  </mrow>
                </mrow>
              </mrow>
            </mrow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i>j</mi>
                  </mfrac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frac>
                      <mi>n</mi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</munderover>
                <mrow>
                  <mo stretchy="false">λ</mo>
                  <mrow>
                    <mrow>
                      <mo stretchy="false">(</mo>
                      <mrow>
                        <mi>j</mi>
                      </mrow>
                      <mo stretchy="false">)</mo>
                    </mrow>
                    <mo stretchy="false">⋅</mo>
                    <mo stretchy="false">λ</mo>
                  </mrow>
                  <mrow>
                    <mrow>
                      <mo stretchy="false">(</mo>
                      <mrow>
                        <mi>k</mi>
                      </mrow>
                      <mo stretchy="false">)</mo>
                    </mrow>
                    <mo stretchy="false">⋅</mo>
                    <mo stretchy="false">λ</mo>
                  </mrow>
                  <mrow>
                    <mrow>
                      <mo stretchy="false">(</mo>
                      <mrow>
                        <mi>l</mi>
                      </mrow>
                      <mo stretchy="false">)</mo>
                    </mrow>
                    <mo stretchy="false">+</mo>
                    <mn>...</mn>
                  </mrow>
                </mrow>
              </mrow>
            </mrow>
          </mrow>
        </mrow>
      </mrow>
    </mrow>
    <annotation encoding="StarMath 5.0">sum from j = 2 to n {%mu(j)^2} "   "="   " -sum from j = 2 to n{ %lambda(j) }+ sum from j = 2 to n sum from k = 2 to {n over j }{ %lambda(j) cdot %lambda(k) }- sum from j = 2 to n sum from k = 2 to {n over j }sum from l = 2 to {n over {j cdot k} }{ %lambda(j) cdot %lambda(k) cdot %lambda(l) +... }
</annotation>
  </semantics>
</math>
</file>

<file path=Object 384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stretchy="false">λ</mo>
          <mrow>
            <mrow>
              <mo stretchy="false">(</mo>
              <mrow>
                <mi>j</mi>
              </mrow>
              <mo stretchy="false">)</mo>
            </mrow>
            <mo stretchy="false">⋅</mo>
            <msup>
              <mi>j</mi>
              <mi>a</mi>
            </msup>
          </mrow>
        </mrow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i>p</mi>
            <mi>'</mi>
            <mrow>
              <mrow>
                <mo stretchy="false">(</mo>
                <mrow>
                  <mi>j</mi>
                </mrow>
                <mo stretchy="false">)</mo>
              </mrow>
              <mo stretchy="false">⋅</mo>
              <msup>
                <mi>j</mi>
                <mi>a</mi>
              </msup>
            </mrow>
          </mrow>
        </mrow>
        <mo stretchy="false">+</mo>
        <mrow>
          <mfrac>
            <mn>1</mn>
            <mn>2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i>p</mi>
            <mi>'</mi>
            <mrow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p>
                  <mi>j</mi>
                  <mi>a</mi>
                </msup>
              </mrow>
              <mo stretchy="false">⋅</mo>
              <mi>p</mi>
            </mrow>
            <mi>'</mi>
            <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sup>
                  <mi>k</mi>
                  <mi>a</mi>
                </msup>
              </mrow>
              <mo stretchy="false">+</mo>
              <mrow>
                <mfrac>
                  <mn>1</mn>
                  <mn>6</mn>
                </mfrac>
              </mrow>
            </mrow>
            <mrow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2</mn>
                      </mrow>
                      <mi>n</mi>
                    </munderover>
                    <mrow>
                      <munderover>
                        <mo stretchy="false">∑</mo>
                        <mrow>
                          <mi>k</mi>
                          <mo stretchy="false">=</mo>
                          <mn>2</mn>
                        </mrow>
                        <mrow>
                          <mfrac>
                            <mi>n</mi>
                            <mi>j</mi>
                          </mfrac>
                        </mrow>
                      </munderover>
                      <mrow>
                        <munderover>
                          <mo stretchy="false">∑</mo>
                          <mrow>
                            <mi>l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row>
                                  <mi>j</mi>
                                  <mo stretchy="false">⋅</mo>
                                  <mi>k</mi>
                                </mrow>
                              </mrow>
                            </mfrac>
                          </mrow>
                        </munderover>
                        <mrow>
                          <mi>p</mi>
                          <mi>'</mi>
                          <mrow>
                            <mrow>
                              <mo stretchy="false">(</mo>
                              <mrow>
                                <mi>j</mi>
                              </mrow>
                              <mo stretchy="false">)</mo>
                            </mrow>
                            <mo stretchy="false">⋅</mo>
                            <msup>
                              <mi>j</mi>
                              <mi>a</mi>
                            </msup>
                          </mrow>
                        </mrow>
                      </mrow>
                    </mrow>
                  </mrow>
                  <mo stretchy="false">⋅</mo>
                  <mrow>
                    <mi>p</mi>
                    <mi>'</mi>
                    <mrow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  <mo stretchy="false">⋅</mo>
                      <msup>
                        <mi>k</mi>
                        <mi>a</mi>
                      </msup>
                    </mrow>
                  </mrow>
                </mrow>
                <mo stretchy="false">⋅</mo>
                <mrow>
                  <mi>p</mi>
                  <mi>'</mi>
                  <mrow>
                    <mrow>
                      <mo stretchy="false">(</mo>
                      <mrow>
                        <mi>l</mi>
                      </mrow>
                      <mo stretchy="false">)</mo>
                    </mrow>
                    <mo stretchy="false">⋅</mo>
                    <msup>
                      <mi>l</mi>
                      <mi>a</mi>
                    </msup>
                  </mrow>
                </mrow>
              </mrow>
              <mo stretchy="false">+</mo>
              <mrow>
                <mfrac>
                  <mn>1</mn>
                  <mn>24</mn>
                </mfrac>
              </mrow>
            </mrow>
            <mn>...</mn>
          </mrow>
        </mrow>
      </mrow>
    </mrow>
    <annotation encoding="StarMath 5.0">sum from j = 2 to n {%lambda(j) cdot j^a} "   "="   " sum from j = 2 to n{ p'(j) cdot j^a }+ {1 over 2}sum from j = 2 to n sum from k = 2 to {n over j }{ p'(j) cdot j^a cdot p'(k) cdot k^a + {1 over 6}sum from j = 2 to n sum from k = 2 to {n over j }sum from l = 2 to {n over {j cdot k} }{ p'(j) cdot j^a} cdot {p'(k) cdot k^a} cdot {p'(l) cdot l^a} + { 1 over 24 }... }
</annotation>
  </semantics>
</math>
</file>

<file path=Object 385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stretchy="false">μ</mo>
          <msup>
            <mrow>
              <mo stretchy="false">(</mo>
              <mrow>
                <mi>j</mi>
              </mrow>
              <mo stretchy="false">)</mo>
            </mrow>
            <mn>2</mn>
          </msup>
        </mrow>
      </mrow>
      <mrow>
        <mtext>   </mtext>
        <mo stretchy="false">=</mo>
        <mrow>
          <mrow>
            <mtext>   </mtext>
            <mo stretchy="false">−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i>p</mi>
                <mi>'</mi>
                <mrow>
                  <mo stretchy="false">(</mo>
                  <mrow>
                    <mi>j</mi>
                  </mrow>
                  <mo stretchy="false">)</mo>
                </mrow>
              </mrow>
            </mrow>
          </mrow>
          <mo stretchy="false">+</mo>
          <mrow>
            <mfrac>
              <mn>1</mn>
              <mn>2</mn>
            </mfrac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i>p</mi>
              <mi>'</mi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i>p</mi>
              </mrow>
              <mi>'</mi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−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i>p</mi>
              <mi>'</mi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i>p</mi>
              </mrow>
              <mi>'</mi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i>p</mi>
              </mrow>
              <mi>'</mi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+</mo>
                <mrow>
                  <mfrac>
                    <mn>1</mn>
                    <mn>24</mn>
                  </mfrac>
                </mrow>
              </mrow>
              <mn>...</mn>
            </mrow>
          </mrow>
        </mrow>
      </mrow>
    </mrow>
    <annotation encoding="StarMath 5.0">sum from j=2 to n { %mu(j)^2 } "   "="   " -sum from j = 2 to n{ p'(j) }+ {1 over 2}sum from j = 2 to n sum from k = 2 to {n over j }{ p'(j) cdot p'(k) }- {1 over 6}sum from j = 2 to n sum from k = 2 to {n over j }sum from l = 2 to {n over {j cdot k} }{ p'(j) cdot p'(k) cdot p'(l) + { 1 over 24 }... }
</annotation>
  </semantics>
</math>
</file>

<file path=Object 386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i>p</mi>
          <mi>'</mi>
          <mrow>
            <mrow>
              <mo stretchy="false">(</mo>
              <mrow>
                <mi>j</mi>
              </mrow>
              <mo stretchy="false">)</mo>
            </mrow>
            <mo stretchy="false">⋅</mo>
            <msup>
              <mi>j</mi>
              <mi>a</mi>
            </msup>
          </mrow>
        </mrow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λ</mo>
            <mrow>
              <mrow>
                <mo stretchy="false">(</mo>
                <mrow>
                  <mi>j</mi>
                </mrow>
                <mo stretchy="false">)</mo>
              </mrow>
              <mo stretchy="false">⋅</mo>
              <msup>
                <mi>j</mi>
                <mi>a</mi>
              </msup>
            </mrow>
          </mrow>
        </mrow>
        <mo stretchy="false">−</mo>
        <mrow>
          <mfrac>
            <mn>1</mn>
            <mn>2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o stretchy="false">λ</mo>
            <mrow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p>
                  <mi>j</mi>
                  <mi>a</mi>
                </msup>
              </mrow>
              <mo stretchy="false">⋅</mo>
              <mo stretchy="false">λ</mo>
            </mrow>
            <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sup>
                  <mi>k</mi>
                  <mi>a</mi>
                </msup>
              </mrow>
              <mo stretchy="false">+</mo>
              <mrow>
                <mfrac>
                  <mn>1</mn>
                  <mn>3</mn>
                </mfrac>
              </mrow>
            </mrow>
            <mrow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2</mn>
                      </mrow>
                      <mi>n</mi>
                    </munderover>
                    <mrow>
                      <munderover>
                        <mo stretchy="false">∑</mo>
                        <mrow>
                          <mi>k</mi>
                          <mo stretchy="false">=</mo>
                          <mn>2</mn>
                        </mrow>
                        <mrow>
                          <mfrac>
                            <mi>n</mi>
                            <mi>j</mi>
                          </mfrac>
                        </mrow>
                      </munderover>
                      <mrow>
                        <munderover>
                          <mo stretchy="false">∑</mo>
                          <mrow>
                            <mi>l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row>
                                  <mi>j</mi>
                                  <mo stretchy="false">⋅</mo>
                                  <mi>k</mi>
                                </mrow>
                              </mrow>
                            </mfrac>
                          </mrow>
                        </munderover>
                        <mrow>
                          <mo stretchy="false">λ</mo>
                          <mrow>
                            <mrow>
                              <mo stretchy="false">(</mo>
                              <mrow>
                                <mi>j</mi>
                              </mrow>
                              <mo stretchy="false">)</mo>
                            </mrow>
                            <mo stretchy="false">⋅</mo>
                            <msup>
                              <mi>j</mi>
                              <mi>a</mi>
                            </msup>
                          </mrow>
                        </mrow>
                      </mrow>
                    </mrow>
                  </mrow>
                  <mo stretchy="false">⋅</mo>
                  <mrow>
                    <mo stretchy="false">λ</mo>
                    <mrow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  <mo stretchy="false">⋅</mo>
                      <msup>
                        <mi>k</mi>
                        <mi>a</mi>
                      </msup>
                    </mrow>
                  </mrow>
                </mrow>
                <mo stretchy="false">⋅</mo>
                <mrow>
                  <mo stretchy="false">λ</mo>
                  <mrow>
                    <mrow>
                      <mo stretchy="false">(</mo>
                      <mrow>
                        <mi>l</mi>
                      </mrow>
                      <mo stretchy="false">)</mo>
                    </mrow>
                    <mo stretchy="false">⋅</mo>
                    <msup>
                      <mi>l</mi>
                      <mi>a</mi>
                    </msup>
                  </mrow>
                </mrow>
              </mrow>
              <mo stretchy="false">−</mo>
              <mrow>
                <mfrac>
                  <mn>1</mn>
                  <mn>4</mn>
                </mfrac>
              </mrow>
            </mrow>
            <mn>...</mn>
          </mrow>
        </mrow>
      </mrow>
    </mrow>
    <annotation encoding="StarMath 5.0">sum from j = 2 to n {p'(j) cdot j^a} "   "="   " sum from j = 2 to n{ %lambda(j) cdot j^a }- {1 over 2}sum from j = 2 to n sum from k = 2 to {n over j }{ %lambda(j) cdot j^a cdot %lambda(k) cdot k^a + {1 over 3}sum from j = 2 to n sum from k = 2 to {n over j }sum from l = 2 to {n over {j cdot k} }{ %lambda(j) cdot j^a} cdot {%lambda(k) cdot k^a} cdot {%lambda(l) cdot l^a} - { 1 over 4 }... }
</annotation>
  </semantics>
</math>
</file>

<file path=Object 387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−</mo>
        <mi>f</mi>
      </mrow>
      <mrow>
        <mrow>
          <mo stretchy="false">(</mo>
          <mrow>
            <mn>1</mn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sub>
              <mi>a</mi>
              <mi>k</mi>
            </msub>
            <msup>
              <mrow>
                <mo stretchy="false">(</mo>
                <mrow>
                  <mo stretchy="false">ζ</mo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)</mo>
              </mrow>
              <mi>k</mi>
            </msup>
          </mrow>
        </mrow>
      </mrow>
    </mrow>
    <annotation encoding="StarMath 5.0">F(s) - f(1) = sum from k = 1 {a_k(%zeta(s)-1)^k}</annotation>
  </semantics>
</math>
</file>

<file path=Object 388/content.xml><?xml version="1.0" encoding="utf-8"?>
<math xmlns="http://www.w3.org/1998/Math/MathML">
  <semantics>
    <mrow>
      <mo stretchy="false">ζ</mo>
      <mrow>
        <mrow>
          <mrow>
            <mo stretchy="false">(</mo>
            <mrow>
              <mi>s</mi>
            </mrow>
            <mo stretchy="false">)</mo>
          </mrow>
          <mo stretchy="false">−</mo>
          <mn>1</mn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sub>
              <mi>b</mi>
              <mi>k</mi>
            </msub>
            <msup>
              <mrow>
                <mo stretchy="false">(</mo>
                <mrow>
                  <mi>F</mi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i>f</mi>
                  </mrow>
                  <mrow>
                    <mo stretchy="false">(</mo>
                    <mrow>
                      <mn>1</mn>
                    </mrow>
                    <mo stretchy="false">)</mo>
                  </mrow>
                </mrow>
                <mo stretchy="false">)</mo>
              </mrow>
              <mi>k</mi>
            </msup>
          </mrow>
        </mrow>
      </mrow>
    </mrow>
    <annotation encoding="StarMath 5.0">%zeta(s)-1 = sum from k = 1 {b_k(F(s)-f(1))^k}</annotation>
  </semantics>
</math>
</file>

<file path=Object 389/content.xml><?xml version="1.0" encoding="utf-8"?>
<math xmlns="http://www.w3.org/1998/Math/MathML">
  <semantics>
    <mrow>
      <mrow>
        <munder>
          <mo stretchy="false">∑</mo>
          <mrow>
            <mi>k</mi>
            <mo stretchy="false">=</mo>
            <mn>1</mn>
          </mrow>
        </munder>
        <mrow>
          <msub>
            <mi>a</mi>
            <mi>k</mi>
          </msub>
          <msup>
            <mrow>
              <mo stretchy="false">(</mo>
              <mrow>
                <mo stretchy="false">ζ</mo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)</mo>
            </mrow>
            <mi>k</mi>
          </msup>
        </mrow>
      </mrow>
    </mrow>
    <annotation encoding="StarMath 5.0">sum from k = 1 {a_k(%zeta(s))^k}</annotation>
  </semantics>
</math>
</file>

<file path=Object 390/content.xml><?xml version="1.0" encoding="utf-8"?>
<math xmlns="http://www.w3.org/1998/Math/MathML">
  <semantics>
    <mrow>
      <mtext>|</mtext>
      <mo stretchy="false">ζ</mo>
      <mrow>
        <mo stretchy="false">(</mo>
        <mrow>
          <mi>s</mi>
        </mrow>
        <mo stretchy="false">)</mo>
      </mrow>
      <mrow>
        <mtext>|</mtext>
        <mo stretchy="false">&gt;</mo>
        <mn>1</mn>
      </mrow>
    </mrow>
    <annotation encoding="StarMath 5.0">"|"%zeta(s)"|"&gt;1</annotation>
  </semantics>
</math>
</file>

<file path=Object 39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ϕ</mo>
      </mrow>
      <mrow>
        <mo stretchy="false">(</mo>
        <mrow>
          <mi>j</mi>
        </mrow>
        <mo stretchy="false">)</mo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  <mrow>
              <mo stretchy="false">(</mo>
              <mrow>
                <mrow>
                  <mi>j</mi>
                  <mo stretchy="false">−</mo>
                  <mn>1</mn>
                </mrow>
              </mrow>
              <mo stretchy="false">)</mo>
            </mrow>
          </mrow>
        </mrow>
        <mo stretchy="false">+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row>
                <mrow>
                  <mfrac>
                    <mrow>
                      <mo stretchy="false">Λ</mo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  <mrow>
                      <mi>log</mi>
                      <mi>j</mi>
                    </mrow>
                  </mfrac>
                  <mrow>
                    <mo stretchy="false">(</mo>
                    <mrow>
                      <mrow>
                        <mi>j</mi>
                        <mo stretchy="false">−</mo>
                        <mn>1</mn>
                      </mrow>
                    </mrow>
                    <mo stretchy="false">)</mo>
                  </mrow>
                </mrow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row>
                      <mi>log</mi>
                      <mi>k</mi>
                    </mrow>
                  </mfrac>
                  <mrow>
                    <mo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stretchy="false">)</mo>
                  </mrow>
                </mrow>
              </mrow>
            </mrow>
          </mrow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row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  <mrow>
                        <mo stretchy="false">(</mo>
                        <mrow>
                          <mrow>
                            <mi>j</mi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  <mrow>
                        <mo stretchy="false">(</mo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l</mi>
                          </mrow>
                          <mo stretchy="false">)</mo>
                        </mrow>
                      </mrow>
                      <mrow>
                        <mi>log</mi>
                        <mi>l</mi>
                      </mrow>
                    </mfrac>
                    <mrow>
                      <mo stretchy="false">(</mo>
                      <mrow>
                        <mrow>
                          <mi>l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  <mo stretchy="false">+</mo>
                <mrow>
                  <mfrac>
                    <mn>1</mn>
                    <mn>24</mn>
                  </mfrac>
                </mrow>
              </mrow>
              <mn>...</mn>
            </mrow>
          </mrow>
        </mrow>
      </mrow>
    </mrow>
    <annotation encoding="StarMath 5.0">sum from j = 2 to n %phi(j) "   "="   " sum from j = 2 to n{ {%LAMBDA(j)} over {log j }(j-1) }+ {1 over 2}sum from j = 2 to n sum from k = 2 to {n over j }{ {{%LAMBDA(j)} over {log j }(j-1)} cdot {{%LAMBDA(k)} over {log k }(k-1)} }+ {1 over 6}sum from j = 2 to n sum from k = 2 to {n over j }sum from l = 2 to {n over {j cdot k} }{ {{%LAMBDA(j)} over {log j }(j-1)} cdot {{%LAMBDA(k)} over {log k }(k-1)} cdot {{%LAMBDA(l)} over {log l }(l-1)} + { 1 over 24 }... }
</annotation>
  </semantics>
</math>
</file>

<file path=Object 392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  <mrow>
            <mo stretchy="false">(</mo>
            <mrow>
              <mrow>
                <mi>j</mi>
                <mo stretchy="false">−</mo>
                <mn>1</mn>
              </mrow>
            </mrow>
            <mo stretchy="false">)</mo>
          </mrow>
        </mrow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ϕ</mo>
            <mrow>
              <mo stretchy="false">(</mo>
              <mrow>
                <mi>j</mi>
              </mrow>
              <mo stretchy="false">)</mo>
            </mrow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o stretchy="false">ϕ</mo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o stretchy="false">ϕ</mo>
              </mrow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o stretchy="false">ϕ</mo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o stretchy="false">ϕ</mo>
              </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o stretchy="false">ϕ</mo>
              </mrow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 {{{%LAMBDA(j)}over{log j}}(j-1)} "   "="   " sum from j = 2 to n{ %phi(j) }- {1 over 2}sum from j = 2 to n sum from k = 2 to {n over j }{ %phi(j) cdot %phi(k) }+ {1 over 3}sum from j = 2 to n sum from k = 2 to {n over j }sum from l = 2 to {n over {j cdot k} }{ %phi(j) cdot %phi(k) cdot %phi(l) - { 1 over 4 }... }
</annotation>
  </semantics>
</math>
</file>

<file path=Object 393/content.xml><?xml version="1.0" encoding="utf-8"?>
<math xmlns="http://www.w3.org/1998/Math/MathML">
  <semantics>
    <mrow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ϕ</mo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frac>
                    <mn>1</mn>
                    <mi>k</mi>
                  </mfrac>
                  <mo stretchy="false">−</mo>
                  <msub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v_k(n) = sum from j = 2 to n { %phi(j)( 1 over k - v_{k+1}(n over j ) ) }</annotation>
  </semantics>
</math>
</file>

<file path=Object 394/content.xml><?xml version="1.0" encoding="utf-8"?>
<math xmlns="http://www.w3.org/1998/Math/MathML">
  <semantics>
    <mrow>
      <msub>
        <mi>v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frac>
                <mrow>
                  <mo stretchy="false">Λ</mo>
                  <mrow>
                    <mo stretchy="false">(</mo>
                    <mrow>
                      <mi>j</mi>
                    </mrow>
                    <mo stretchy="false">)</mo>
                  </mrow>
                </mrow>
                <mrow>
                  <mi>log</mi>
                  <mi>j</mi>
                </mrow>
              </mfrac>
            </mrow>
            <mrow>
              <mo stretchy="false">(</mo>
              <mrow>
                <mrow>
                  <mi>j</mi>
                  <mo stretchy="false">−</mo>
                  <mn>1</mn>
                </mrow>
              </mrow>
              <mo stretchy="false">)</mo>
            </mrow>
          </mrow>
        </mrow>
      </mrow>
    </mrow>
    <annotation encoding="StarMath 5.0">v_1(n) = sum from j = 2 to n {{{%LAMBDA(j)}over{log j}}(j-1)}</annotation>
  </semantics>
</math>
</file>

<file path=Object 395/content.xml><?xml version="1.0" encoding="utf-8"?>
<math xmlns="http://www.w3.org/1998/Math/MathML">
  <semantics>
    <mrow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o stretchy="false">σ</mo>
              <mn>1</mn>
            </msub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frac>
                    <mn>1</mn>
                    <mi>k</mi>
                  </mfrac>
                  <mo stretchy="false">−</mo>
                  <msub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v_k(n) = sum from j = 2 to n { %sigma_1(j)( 1 over k - v_{k+1}(n over j ) ) }</annotation>
  </semantics>
</math>
</file>

<file path=Object 396/content.xml><?xml version="1.0" encoding="utf-8"?>
<math xmlns="http://www.w3.org/1998/Math/MathML">
  <semantics>
    <mrow>
      <msub>
        <mi>v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frac>
                <mrow>
                  <mo stretchy="false">Λ</mo>
                  <mrow>
                    <mo stretchy="false">(</mo>
                    <mrow>
                      <mi>j</mi>
                    </mrow>
                    <mo stretchy="false">)</mo>
                  </mrow>
                </mrow>
                <mrow>
                  <mi>log</mi>
                  <mi>j</mi>
                </mrow>
              </mfrac>
            </mrow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</mrow>
        </mrow>
      </mrow>
    </mrow>
    <annotation encoding="StarMath 5.0">v_1(n) = sum from j = 2 to n {{{%LAMBDA(j)}over{log j}}(j+1)}</annotation>
  </semantics>
</math>
</file>

<file path=Object 397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sub>
          <mo stretchy="false">σ</mo>
          <mn>1</mn>
        </msub>
      </mrow>
      <mrow>
        <mo stretchy="false">(</mo>
        <mrow>
          <mi>j</mi>
        </mrow>
        <mo stretchy="false">)</mo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</mrow>
        </mrow>
        <mo stretchy="false">+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row>
                <mrow>
                  <mfrac>
                    <mrow>
                      <mo stretchy="false">Λ</mo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  <mrow>
                      <mi>log</mi>
                      <mi>j</mi>
                    </mrow>
                  </mfrac>
                  <mrow>
                    <mo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stretchy="false">)</mo>
                  </mrow>
                </mrow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row>
                      <mi>log</mi>
                      <mi>k</mi>
                    </mrow>
                  </mfrac>
                  <mrow>
                    <mo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stretchy="false">)</mo>
                  </mrow>
                </mrow>
              </mrow>
            </mrow>
          </mrow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row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  <mrow>
                        <mo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  <mrow>
                        <mo stretchy="false">(</mo>
                        <mrow>
                          <mrow>
                            <mi>k</mi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l</mi>
                          </mrow>
                          <mo stretchy="false">)</mo>
                        </mrow>
                      </mrow>
                      <mrow>
                        <mi>log</mi>
                        <mi>l</mi>
                      </mrow>
                    </mfrac>
                    <mrow>
                      <mo stretchy="false">(</mo>
                      <mrow>
                        <mrow>
                          <mi>l</mi>
                          <mo stretchy="false">+</mo>
                          <mn>1</mn>
                        </mrow>
                      </mrow>
                      <mo stretchy="false">)</mo>
                    </mrow>
                  </mrow>
                </mrow>
                <mo stretchy="false">+</mo>
                <mrow>
                  <mfrac>
                    <mn>1</mn>
                    <mn>24</mn>
                  </mfrac>
                </mrow>
              </mrow>
              <mn>...</mn>
            </mrow>
          </mrow>
        </mrow>
      </mrow>
    </mrow>
    <annotation encoding="StarMath 5.0">sum from j = 2 to n %sigma_1(j) "   "="   " sum from j = 2 to n{ {%LAMBDA(j)} over {log j }(j+1) }+ {1 over 2}sum from j = 2 to n sum from k = 2 to {n over j }{ {{%LAMBDA(j)} over {log j }(j+1)} cdot {{%LAMBDA(k)} over {log k }(k+1)} }+ {1 over 6}sum from j = 2 to n sum from k = 2 to {n over j }sum from l = 2 to {n over {j cdot k} }{ {{%LAMBDA(j)} over {log j }(j+1)} cdot {{%LAMBDA(k)} over {log k }(k+1)} cdot {{%LAMBDA(l)} over {log l }(l+1)} + { 1 over 24 }... }
</annotation>
  </semantics>
</math>
</file>

<file path=Object 39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  <mrow>
            <mo stretchy="false">(</mo>
            <mrow>
              <mrow>
                <mi>j</mi>
                <mo stretchy="false">+</mo>
                <mn>1</mn>
              </mrow>
            </mrow>
            <mo stretchy="false">)</mo>
          </mrow>
        </mrow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o stretchy="false">σ</mo>
              <mn>1</mn>
            </msub>
            <mrow>
              <mo stretchy="false">(</mo>
              <mrow>
                <mi>j</mi>
              </mrow>
              <mo stretchy="false">)</mo>
            </mrow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sub>
                <mo stretchy="false">σ</mo>
                <mn>1</mn>
              </msub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b>
                  <mo stretchy="false">σ</mo>
                  <mn>1</mn>
                </msub>
              </mrow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sub>
                <mo stretchy="false">σ</mo>
                <mn>1</mn>
              </msub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b>
                  <mo stretchy="false">σ</mo>
                  <mn>1</mn>
                </msub>
              </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sub>
                  <mo stretchy="false">σ</mo>
                  <mn>1</mn>
                </msub>
              </mrow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 {{{%LAMBDA(j)}over{log j}}(j+1)} "   "="   " sum from j = 2 to n{ %sigma_1(j) }- {1 over 2}sum from j = 2 to n sum from k = 2 to {n over j }{ %sigma_1(j) cdot %sigma_1(k) }+ {1 over 3}sum from j = 2 to n sum from k = 2 to {n over j }sum from l = 2 to {n over {j cdot k} }{ %sigma_1(j) cdot %sigma_1(k) cdot %sigma_1(l) - { 1 over 4 }... }
</annotation>
  </semantics>
</math>
</file>

<file path=Object 399/content.xml><?xml version="1.0" encoding="utf-8"?>
<math xmlns="http://www.w3.org/1998/Math/MathML">
  <semantics>
    <mrow>
      <mn>2</mn>
      <mo stretchy="false">Π</mo>
      <mrow>
        <mo stretchy="false">(</mo>
        <mrow>
          <mi>n</mi>
        </mrow>
        <mo stretchy="false">)</mo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o stretchy="false">σ</mo>
              <mn>1</mn>
            </msub>
            <mrow>
              <mrow>
                <mo stretchy="false">(</mo>
                <mrow>
                  <mi>j</mi>
                </mrow>
                <mo stretchy="false">)</mo>
              </mrow>
              <mo stretchy="false">−</mo>
              <mo stretchy="false">ϕ</mo>
            </mrow>
            <mrow>
              <mo stretchy="false">(</mo>
              <mrow>
                <mi>j</mi>
              </mrow>
              <mo stretchy="false">)</mo>
            </mrow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sub>
                <mo stretchy="false">σ</mo>
                <mn>1</mn>
              </msub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b>
                  <mo stretchy="false">σ</mo>
                  <mn>1</mn>
                </msub>
              </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−</mo>
                <mo stretchy="false">ϕ</mo>
              </mrow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o stretchy="false">ϕ</mo>
              </mrow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sub>
                <mo stretchy="false">σ</mo>
                <mn>1</mn>
              </msub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b>
                  <mo stretchy="false">σ</mo>
                  <mn>1</mn>
                </msub>
              </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sub>
                  <mo stretchy="false">σ</mo>
                  <mn>1</mn>
                </msub>
              </mrow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−</mo>
                <mo stretchy="false">ϕ</mo>
              </mrow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o stretchy="false">ϕ</mo>
              </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o stretchy="false">ϕ</mo>
              </mrow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2 %PI(n) "   "="   " sum from j = 2 to n{ %sigma_1(j)-%phi(j) }- {1 over 2}sum from j = 2 to n sum from k = 2 to {n over j }{ %sigma_1(j) cdot %sigma_1(k)-%phi(j) cdot %phi(k) }+ {1 over 3}sum from j = 2 to n sum from k = 2 to {n over j }sum from l = 2 to {n over {j cdot k} }{ %sigma_1(j) cdot %sigma_1(k) cdot %sigma_1(l)-%phi(j) cdot %phi(k) cdot %phi(l) - { 1 over 4 }... }
</annotation>
  </semantics>
</math>
</file>

<file path=Object 4/content.xml><?xml version="1.0" encoding="utf-8"?>
<math xmlns="http://www.w3.org/1998/Math/MathML">
  <semantics>
    <mrow>
      <mi>v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o stretchy="false">ϕ</mo>
        </mrow>
      </mrow>
      <mrow>
        <mo stretchy="false">(</mo>
        <mrow>
          <mi>j</mi>
        </mrow>
        <mo stretchy="false">)</mo>
      </mrow>
    </mrow>
    <annotation encoding="StarMath 5.0">v(n) = sum from j = 1 to n %phi(j)</annotation>
  </semantics>
</math>
</file>

<file path=Object 400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  <mrow>
            <mo stretchy="false">(</mo>
            <mrow>
              <mrow>
                <msup>
                  <mi>j</mi>
                  <mi>a</mi>
                </msup>
                <mo stretchy="false">+</mo>
                <mn>1</mn>
              </mrow>
            </mrow>
            <mo stretchy="false">)</mo>
          </mrow>
        </mrow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o stretchy="false">σ</mo>
              <mi>a</mi>
            </msub>
            <mrow>
              <mo stretchy="false">(</mo>
              <mrow>
                <mi>j</mi>
              </mrow>
              <mo stretchy="false">)</mo>
            </mrow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sub>
                <mo stretchy="false">σ</mo>
                <mi>a</mi>
              </msub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b>
                  <mo stretchy="false">σ</mo>
                  <mi>a</mi>
                </msub>
              </mrow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sub>
                <mo stretchy="false">σ</mo>
                <mi>a</mi>
              </msub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b>
                  <mo stretchy="false">σ</mo>
                  <mi>a</mi>
                </msub>
              </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sub>
                  <mo stretchy="false">σ</mo>
                  <mi>a</mi>
                </msub>
              </mrow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 {{{%LAMBDA(j)}over{log j}}(j^a+1)} "   "="   " sum from j = 2 to n{ %sigma_a(j) }- {1 over 2}sum from j = 2 to n sum from k = 2 to {n over j }{ %sigma_a(j) cdot %sigma_a(k) }+ {1 over 3}sum from j = 2 to n sum from k = 2 to {n over j }sum from l = 2 to {n over {j cdot k} }{ %sigma_a(j) cdot %sigma_a(k) cdot %sigma_a(l) - { 1 over 4 }... }
</annotation>
  </semantics>
</math>
</file>

<file path=Object 40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sub>
          <mo stretchy="false">σ</mo>
          <mi>a</mi>
        </msub>
      </mrow>
      <mrow>
        <mo stretchy="false">(</mo>
        <mrow>
          <mi>j</mi>
        </mrow>
        <mo stretchy="false">)</mo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  <mrow>
              <mo stretchy="false">(</mo>
              <mrow>
                <mrow>
                  <msup>
                    <mi>j</mi>
                    <mi>a</mi>
                  </msup>
                  <mo stretchy="false">+</mo>
                  <mn>1</mn>
                </mrow>
              </mrow>
              <mo stretchy="false">)</mo>
            </mrow>
          </mrow>
        </mrow>
        <mo stretchy="false">+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row>
                <mrow>
                  <mfrac>
                    <mrow>
                      <mo stretchy="false">Λ</mo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  <mrow>
                      <mi>log</mi>
                      <mi>j</mi>
                    </mrow>
                  </mfrac>
                  <mrow>
                    <mo stretchy="false">(</mo>
                    <mrow>
                      <mrow>
                        <msup>
                          <mi>j</mi>
                          <mi>a</mi>
                        </msup>
                        <mo stretchy="false">+</mo>
                        <mn>1</mn>
                      </mrow>
                    </mrow>
                    <mo stretchy="false">)</mo>
                  </mrow>
                </mrow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row>
                      <mi>log</mi>
                      <mi>k</mi>
                    </mrow>
                  </mfrac>
                  <mrow>
                    <mo stretchy="false">(</mo>
                    <mrow>
                      <mrow>
                        <msup>
                          <mi>k</mi>
                          <mi>a</mi>
                        </msup>
                        <mo stretchy="false">+</mo>
                        <mn>1</mn>
                      </mrow>
                    </mrow>
                    <mo stretchy="false">)</mo>
                  </mrow>
                </mrow>
              </mrow>
            </mrow>
          </mrow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row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  <mrow>
                        <mo stretchy="false">(</mo>
                        <mrow>
                          <mrow>
                            <msup>
                              <mi>j</mi>
                              <mi>a</mi>
                            </msup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  <mrow>
                        <mo stretchy="false">(</mo>
                        <mrow>
                          <mrow>
                            <msup>
                              <mi>k</mi>
                              <mi>a</mi>
                            </msup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l</mi>
                          </mrow>
                          <mo stretchy="false">)</mo>
                        </mrow>
                      </mrow>
                      <mrow>
                        <mi>log</mi>
                        <mi>l</mi>
                      </mrow>
                    </mfrac>
                    <mrow>
                      <mo stretchy="false">(</mo>
                      <mrow>
                        <mrow>
                          <msup>
                            <mi>l</mi>
                            <mi>a</mi>
                          </msup>
                          <mo stretchy="false">+</mo>
                          <mn>1</mn>
                        </mrow>
                      </mrow>
                      <mo stretchy="false">)</mo>
                    </mrow>
                  </mrow>
                </mrow>
                <mo stretchy="false">+</mo>
                <mrow>
                  <mfrac>
                    <mn>1</mn>
                    <mn>24</mn>
                  </mfrac>
                </mrow>
              </mrow>
              <mn>...</mn>
            </mrow>
          </mrow>
        </mrow>
      </mrow>
    </mrow>
    <annotation encoding="StarMath 5.0">sum from j = 2 to n %sigma_a(j) "   "="   " sum from j = 2 to n{ {%LAMBDA(j)} over {log j }(j^a+1) }+ {1 over 2}sum from j = 2 to n sum from k = 2 to {n over j }{ {{%LAMBDA(j)} over {log j }(j^a+1)} cdot {{%LAMBDA(k)} over {log k }(k^a+1)} }+ {1 over 6}sum from j = 2 to n sum from k = 2 to {n over j }sum from l = 2 to {n over {j cdot k} }{ {{%LAMBDA(j)} over {log j }(j^a+1)} cdot {{%LAMBDA(k)} over {log k }(k^a+1)} cdot {{%LAMBDA(l)} over {log l }(l^a+1)} + { 1 over 24 }... }
</annotation>
  </semantics>
</math>
</file>

<file path=Object 402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  <mrow>
            <mo stretchy="false">(</mo>
            <mrow>
              <mrow>
                <msup>
                  <mi>j</mi>
                  <mi>a</mi>
                </msup>
                <mo stretchy="false">−</mo>
                <mn>1</mn>
              </mrow>
            </mrow>
            <mo stretchy="false">)</mo>
          </mrow>
        </mrow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i>J</mi>
              <mi>a</mi>
            </msub>
            <mrow>
              <mo stretchy="false">(</mo>
              <mrow>
                <mi>j</mi>
              </mrow>
              <mo stretchy="false">)</mo>
            </mrow>
          </mrow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sub>
                <mi>J</mi>
                <mi>a</mi>
              </msub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b>
                  <mi>J</mi>
                  <mi>a</mi>
                </msub>
              </mrow>
              <mrow>
                <mo stretchy="false">(</mo>
                <mrow>
                  <mi>k</mi>
                </mrow>
                <mo stretchy="false">)</mo>
              </mrow>
            </mrow>
          </mrow>
        </mrow>
        <mo stretchy="false">+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sub>
                <mi>J</mi>
                <mi>a</mi>
              </msub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⋅</mo>
                <msub>
                  <mi>J</mi>
                  <mi>a</mi>
                </msub>
              </mrow>
              <mrow>
                <mrow>
                  <mo stretchy="false">(</mo>
                  <mrow>
                    <mi>k</mi>
                  </mrow>
                  <mo stretchy="false">)</mo>
                </mrow>
                <mo stretchy="false">⋅</mo>
                <msub>
                  <mi>J</mi>
                  <mi>a</mi>
                </msub>
              </mrow>
              <mrow>
                <mrow>
                  <mo stretchy="false">(</mo>
                  <mrow>
                    <mi>l</mi>
                  </mrow>
                  <mo stretchy="false">)</mo>
                </mrow>
                <mo stretchy="false">−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sum from j = 2 to n {{{%LAMBDA(j)}over{log j}}(j^a-1)} "   "="   " sum from j = 2 to n{ J_a(j) }- {1 over 2}sum from j = 2 to n sum from k = 2 to {n over j }{ J_a(j) cdot J_a(k) }+ {1 over 3}sum from j = 2 to n sum from k = 2 to {n over j }sum from l = 2 to {n over {j cdot k} }{ J_a(j) cdot J_a(k) cdot J_a(l) - { 1 over 4 }... }
</annotation>
  </semantics>
</math>
</file>

<file path=Object 403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sub>
          <mi>J</mi>
          <mi>a</mi>
        </msub>
      </mrow>
      <mrow>
        <mo stretchy="false">(</mo>
        <mrow>
          <mi>j</mi>
        </mrow>
        <mo stretchy="false">)</mo>
      </mrow>
      <mrow>
        <mtext>   </mtext>
        <mo stretchy="false">=</mo>
        <mtext>   </mtext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  <mrow>
              <mo stretchy="false">(</mo>
              <mrow>
                <mrow>
                  <msup>
                    <mi>j</mi>
                    <mi>a</mi>
                  </msup>
                  <mo stretchy="false">−</mo>
                  <mn>1</mn>
                </mrow>
              </mrow>
              <mo stretchy="false">)</mo>
            </mrow>
          </mrow>
        </mrow>
        <mo stretchy="false">+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row>
                <mrow>
                  <mfrac>
                    <mrow>
                      <mo stretchy="false">Λ</mo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  <mrow>
                      <mi>log</mi>
                      <mi>j</mi>
                    </mrow>
                  </mfrac>
                  <mrow>
                    <mo stretchy="false">(</mo>
                    <mrow>
                      <mrow>
                        <msup>
                          <mi>j</mi>
                          <mi>a</mi>
                        </msup>
                        <mo stretchy="false">−</mo>
                        <mn>1</mn>
                      </mrow>
                    </mrow>
                    <mo stretchy="false">)</mo>
                  </mrow>
                </mrow>
                <mo stretchy="false">⋅</mo>
                <mrow>
                  <mfrac>
                    <mrow>
                      <mo stretchy="false">Λ</mo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row>
                    <mrow>
                      <mi>log</mi>
                      <mi>k</mi>
                    </mrow>
                  </mfrac>
                  <mrow>
                    <mo stretchy="false">(</mo>
                    <mrow>
                      <mrow>
                        <msup>
                          <mi>k</mi>
                          <mi>a</mi>
                        </msup>
                        <mo stretchy="false">−</mo>
                        <mn>1</mn>
                      </mrow>
                    </mrow>
                    <mo stretchy="false">)</mo>
                  </mrow>
                </mrow>
              </mrow>
            </mrow>
          </mrow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row>
                <mrow>
                  <mrow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j</mi>
                            </mrow>
                            <mo stretchy="false">)</mo>
                          </mrow>
                        </mrow>
                        <mrow>
                          <mi>log</mi>
                          <mi>j</mi>
                        </mrow>
                      </mfrac>
                      <mrow>
                        <mo stretchy="false">(</mo>
                        <mrow>
                          <mrow>
                            <msup>
                              <mi>j</mi>
                              <mi>a</mi>
                            </msup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  <mo stretchy="false">⋅</mo>
                    <mrow>
                      <mfrac>
                        <mrow>
                          <mo stretchy="false">Λ</mo>
                          <mrow>
                            <mo stretchy="false">(</mo>
                            <mrow>
                              <mi>k</mi>
                            </mrow>
                            <mo stretchy="false">)</mo>
                          </mrow>
                        </mrow>
                        <mrow>
                          <mi>log</mi>
                          <mi>k</mi>
                        </mrow>
                      </mfrac>
                      <mrow>
                        <mo stretchy="false">(</mo>
                        <mrow>
                          <mrow>
                            <msup>
                              <mi>k</mi>
                              <mi>a</mi>
                            </msup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  <mo stretchy="false">⋅</mo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l</mi>
                          </mrow>
                          <mo stretchy="false">)</mo>
                        </mrow>
                      </mrow>
                      <mrow>
                        <mi>log</mi>
                        <mi>l</mi>
                      </mrow>
                    </mfrac>
                    <mrow>
                      <mo stretchy="false">(</mo>
                      <mrow>
                        <mrow>
                          <msup>
                            <mi>l</mi>
                            <mi>a</mi>
                          </msup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  <mo stretchy="false">+</mo>
                <mrow>
                  <mfrac>
                    <mn>1</mn>
                    <mn>24</mn>
                  </mfrac>
                </mrow>
              </mrow>
              <mn>...</mn>
            </mrow>
          </mrow>
        </mrow>
      </mrow>
    </mrow>
    <annotation encoding="StarMath 5.0">sum from j = 2 to n J_a(j) "   "="   " sum from j = 2 to n{ {%LAMBDA(j)} over {log j }(j^a-1) }+ {1 over 2}sum from j = 2 to n sum from k = 2 to {n over j }{ {{%LAMBDA(j)} over {log j }(j^a-1)} cdot {{%LAMBDA(k)} over {log k }(k^a-1)} }+ {1 over 6}sum from j = 2 to n sum from k = 2 to {n over j }sum from l = 2 to {n over {j cdot k} }{ {{%LAMBDA(j)} over {log j }(j^a-1)} cdot {{%LAMBDA(k)} over {log k }(k^a-1)} cdot {{%LAMBDA(l)} over {log l }(l^a-1)} + { 1 over 24 }... }
</annotation>
  </semantics>
</math>
</file>

<file path=Object 404/content.xml><?xml version="1.0" encoding="utf-8"?>
<math xmlns="http://www.w3.org/1998/Math/MathML">
  <semantics>
    <mrow>
      <msub>
        <mi>J</mi>
        <mi>a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p>
              <mi>j</mi>
              <mi>a</mi>
            </msup>
            <mo stretchy="false">μ</mo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J_a(n) = sum from {j divides n} { j^a %mu( n over j ) }
</annotation>
  </semantics>
</math>
</file>

<file path=Object 405/content.xml><?xml version="1.0" encoding="utf-8"?>
<math xmlns="http://www.w3.org/1998/Math/MathML">
  <semantics>
    <mrow>
      <msub>
        <mo stretchy="false">σ</mo>
        <mi>a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p>
              <mi>j</mi>
              <mi>a</mi>
            </msup>
          </mrow>
        </mrow>
      </mrow>
    </mrow>
    <annotation encoding="StarMath 5.0">%sigma_a(n) = sum from {j divides n} { j^a}
</annotation>
  </semantics>
</math>
</file>

<file path=Object 406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=</mo>
        <mrow>
          <mo stretchy="false">−</mo>
          <mrow>
            <munderover>
              <mo stretchy="false">∑</mo>
              <mrow>
                <mi>x</mi>
                <mo stretchy="false">=</mo>
                <mn>2</mn>
              </mrow>
              <mrow>
                <mi>n</mi>
              </mrow>
            </munderover>
            <mo stretchy="false">μ</mo>
          </mrow>
        </mrow>
      </mrow>
      <mrow>
        <mo stretchy="false">(</mo>
        <mrow>
          <mi>x</mi>
        </mrow>
        <mo stretchy="false">)</mo>
      </mrow>
      <mrow>
        <mo stretchy="false">(</mo>
        <mrow>
          <mrow>
            <mn>1</mn>
            <mo stretchy="false">−</mo>
            <mrow>
              <munderover>
                <mo stretchy="false">∑</mo>
                <mrow>
                  <mi>y</mi>
                  <mo stretchy="false">=</mo>
                  <mn>2</mn>
                </mrow>
                <mrow>
                  <mfrac>
                    <mi>n</mi>
                    <mrow>
                      <mi>x</mi>
                    </mrow>
                  </mfrac>
                </mrow>
              </munderover>
              <mo stretchy="false">μ</mo>
            </mrow>
          </mrow>
          <mrow>
            <mo stretchy="false">(</mo>
            <mrow>
              <mi>y</mi>
            </mrow>
            <mo stretchy="false">)</mo>
          </mrow>
          <mrow>
            <mo stretchy="false">(</mo>
            <mrow>
              <mrow>
                <mrow>
                  <mn>1</mn>
                </mrow>
                <mo stretchy="false">−</mo>
                <mrow>
                  <munderover>
                    <mo stretchy="false">∑</mo>
                    <mrow>
                      <mi>z</mi>
                      <mo stretchy="false">=</mo>
                      <mn>2</mn>
                    </mrow>
                    <mrow>
                      <mfrac>
                        <mi>n</mi>
                        <mrow>
                          <mi>x</mi>
                          <mi>y</mi>
                        </mrow>
                      </mfrac>
                    </mrow>
                  </munderover>
                  <mo stretchy="false">μ</mo>
                </mrow>
              </mrow>
              <mrow>
                <mo stretchy="false">(</mo>
                <mrow>
                  <mi>z</mi>
                </mrow>
                <mo stretchy="false">)</mo>
              </mrow>
              <mrow>
                <mo stretchy="false">(</mo>
                <mrow>
                  <mrow>
                    <mrow>
                      <mn>1</mn>
                    </mrow>
                    <mo stretchy="false">−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1 = -sum from x = 2 to { n } %mu(x)(1 - sum from y = 2 to { n over {x } }%mu(y)({1} - sum from z = 2 to { n over {x y } } %mu(z)({1} - ...)))
</annotation>
  </semantics>
</math>
</file>

<file path=Object 407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i>n</mi>
            </mrow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</mrow>
      <mrow>
        <mo stretchy="false">(</mo>
        <mrow>
          <mrow>
            <mn>1</mn>
            <mo stretchy="false">+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row>
                      <mi>j</mi>
                    </mrow>
                  </mfrac>
                </mrow>
              </munderover>
              <mrow>
                <mfrac>
                  <mrow>
                    <mo stretchy="false">Λ</mo>
                    <mrow>
                      <mo stretchy="false">(</mo>
                      <mrow>
                        <mi>k</mi>
                      </mrow>
                      <mo stretchy="false">)</mo>
                    </mrow>
                  </mrow>
                  <mrow>
                    <mi>log</mi>
                    <mi>k</mi>
                  </mrow>
                </mfrac>
              </mrow>
            </mrow>
          </mrow>
          <mrow>
            <mo stretchy="false">(</mo>
            <mrow>
              <mrow>
                <mrow>
                  <mfrac>
                    <mn>1</mn>
                    <mn>2</mn>
                  </mfrac>
                </mrow>
                <mo stretchy="false">+</mo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m</mi>
                          </mrow>
                          <mo stretchy="false">)</mo>
                        </mrow>
                      </mrow>
                      <mrow>
                        <mi>log</mi>
                        <mi>m</mi>
                      </mrow>
                    </mfrac>
                  </mrow>
                </mrow>
              </mrow>
              <mrow>
                <mo stretchy="false">(</mo>
                <mrow>
                  <mrow>
                    <mrow>
                      <mfrac>
                        <mn>1</mn>
                        <mn>6</mn>
                      </mfrac>
                    </mrow>
                    <mo stretchy="false">+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1 = sum from j = 2 to { n } {{%LAMBDA(j)} over {log j}}(1 + sum from k = 2 to { n over {j } }{{%LAMBDA(k)} over {log k}}({1 over 2} + sum from m = 2 to { n over {j k } } {{%LAMBDA(m)} over {log m}}({1 over 6}  + ...)))
</annotation>
  </semantics>
</math>
</file>

<file path=Object 408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  <mo stretchy="false">=</mo>
        <mrow>
          <mo stretchy="false">−</mo>
          <mrow>
            <munderover>
              <mo stretchy="false">∑</mo>
              <mrow>
                <mi>x</mi>
                <mo stretchy="false">=</mo>
                <mn>2</mn>
              </mrow>
              <mrow>
                <mi>n</mi>
              </mrow>
            </munderover>
            <mo stretchy="false">μ</mo>
          </mrow>
        </mrow>
      </mrow>
      <mrow>
        <mo stretchy="false">(</mo>
        <mrow>
          <mi>x</mi>
        </mrow>
        <mo stretchy="false">)</mo>
      </mrow>
      <mrow>
        <mo stretchy="false">(</mo>
        <mrow>
          <mrow>
            <mn>1</mn>
            <mo stretchy="false">−</mo>
            <mrow>
              <munderover>
                <mo stretchy="false">∑</mo>
                <mrow>
                  <mi>y</mi>
                  <mo stretchy="false">=</mo>
                  <mn>2</mn>
                </mrow>
                <mrow>
                  <mfrac>
                    <mi>n</mi>
                    <mrow>
                      <mi>x</mi>
                    </mrow>
                  </mfrac>
                </mrow>
              </munderover>
              <mo stretchy="false">μ</mo>
            </mrow>
          </mrow>
          <mrow>
            <mo stretchy="false">(</mo>
            <mrow>
              <mi>y</mi>
            </mrow>
            <mo stretchy="false">)</mo>
          </mrow>
          <mrow>
            <mo stretchy="false">(</mo>
            <mrow>
              <mrow>
                <mrow>
                  <mfrac>
                    <mn>1</mn>
                    <mn>2</mn>
                  </mfrac>
                </mrow>
                <mo stretchy="false">−</mo>
                <mrow>
                  <munderover>
                    <mo stretchy="false">∑</mo>
                    <mrow>
                      <mi>z</mi>
                      <mo stretchy="false">=</mo>
                      <mn>2</mn>
                    </mrow>
                    <mrow>
                      <mfrac>
                        <mi>n</mi>
                        <mrow>
                          <mi>x</mi>
                          <mi>y</mi>
                        </mrow>
                      </mfrac>
                    </mrow>
                  </munderover>
                  <mo stretchy="false">μ</mo>
                </mrow>
              </mrow>
              <mrow>
                <mo stretchy="false">(</mo>
                <mrow>
                  <mi>z</mi>
                </mrow>
                <mo stretchy="false">)</mo>
              </mrow>
              <mrow>
                <mo stretchy="false">(</mo>
                <mrow>
                  <mrow>
                    <mrow>
                      <mfrac>
                        <mn>1</mn>
                        <mn>3</mn>
                      </mfrac>
                    </mrow>
                    <mo stretchy="false">−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{{%LAMBDA(j)} over {log j}} = -sum from x = 2 to { n } %mu(x)(1 - sum from y = 2 to { n over {x } }%mu(y)({1 over 2} - sum from z = 2 to { n over {x y } } %mu(z)({1 over 3}  - ...)))
</annotation>
  </semantics>
</math>
</file>

<file path=Object 40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μ</mo>
      </mrow>
      <mrow>
        <mrow>
          <mo stretchy="false">(</mo>
          <mrow>
            <mi>j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x</mi>
                <mo stretchy="false">=</mo>
                <mn>2</mn>
              </mrow>
              <mrow>
                <mi>n</mi>
              </mrow>
            </munderover>
            <mrow>
              <mfrac>
                <mrow>
                  <mo stretchy="false">Λ</mo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i>log</mi>
                  <mi>x</mi>
                </mrow>
              </mfrac>
            </mrow>
          </mrow>
        </mrow>
      </mrow>
      <mrow>
        <mo stretchy="false">(</mo>
        <mrow>
          <mrow>
            <mn>1</mn>
            <mo stretchy="false">−</mo>
            <mrow>
              <munderover>
                <mo stretchy="false">∑</mo>
                <mrow>
                  <mi>y</mi>
                  <mo stretchy="false">=</mo>
                  <mn>2</mn>
                </mrow>
                <mrow>
                  <mfrac>
                    <mi>n</mi>
                    <mrow>
                      <mi>x</mi>
                    </mrow>
                  </mfrac>
                </mrow>
              </munderover>
              <mrow>
                <mfrac>
                  <mrow>
                    <mo stretchy="false">Λ</mo>
                    <mrow>
                      <mo stretchy="false">(</mo>
                      <mrow>
                        <mi>y</mi>
                      </mrow>
                      <mo stretchy="false">)</mo>
                    </mrow>
                  </mrow>
                  <mrow>
                    <mi>log</mi>
                    <mi>y</mi>
                  </mrow>
                </mfrac>
              </mrow>
            </mrow>
          </mrow>
          <mrow>
            <mo stretchy="false">(</mo>
            <mrow>
              <mrow>
                <mrow>
                  <mfrac>
                    <mn>1</mn>
                    <mn>2</mn>
                  </mfrac>
                </mrow>
                <mo stretchy="false">−</mo>
                <mrow>
                  <munderover>
                    <mo stretchy="false">∑</mo>
                    <mrow>
                      <mi>z</mi>
                      <mo stretchy="false">=</mo>
                      <mn>2</mn>
                    </mrow>
                    <mrow>
                      <mfrac>
                        <mi>n</mi>
                        <mrow>
                          <mi>x</mi>
                          <mi>y</mi>
                        </mrow>
                      </mfrac>
                    </mrow>
                  </munderover>
                  <mrow>
                    <mfrac>
                      <mrow>
                        <mo stretchy="false">Λ</mo>
                        <mrow>
                          <mo stretchy="false">(</mo>
                          <mrow>
                            <mi>z</mi>
                          </mrow>
                          <mo stretchy="false">)</mo>
                        </mrow>
                      </mrow>
                      <mrow>
                        <mi>log</mi>
                        <mi>z</mi>
                      </mrow>
                    </mfrac>
                  </mrow>
                </mrow>
              </mrow>
              <mrow>
                <mo stretchy="false">(</mo>
                <mrow>
                  <mrow>
                    <mrow>
                      <mfrac>
                        <mn>1</mn>
                        <mn>6</mn>
                      </mfrac>
                    </mrow>
                    <mo stretchy="false">−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%mu(j) = -sum from x = 2 to { n } {{%LAMBDA(x)} over {log x}}(1 - sum from y = 2 to { n over {x } }{{%LAMBDA(y)} over {log y}}({1 over 2} - sum from z = 2 to { n over {x y } } {{%LAMBDA(z)} over {log z}}({1 over 6}  - ...)))
</annotation>
  </semantics>
</math>
</file>

<file path=Object 410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  <mo stretchy="false">=</mo>
        <mrow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i>n</mi>
                  </mrow>
                </munderover>
                <mn>1</mn>
              </mrow>
              <mo stretchy="false">−</mo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row>
                        <mi>j</mi>
                      </mrow>
                    </mfrac>
                  </mrow>
                </munderover>
                <mrow>
                  <mfrac>
                    <mn>1</mn>
                    <mn>2</mn>
                  </mfrac>
                </mrow>
              </mrow>
            </mrow>
            <mo stretchy="false">−</mo>
            <mrow>
              <munderover>
                <mo stretchy="false">∑</mo>
                <mrow>
                  <mi>m</mi>
                  <mo stretchy="false">=</mo>
                  <mn>2</mn>
                </mrow>
                <mrow>
                  <mfrac>
                    <mi>n</mi>
                    <mrow>
                      <mi>j</mi>
                      <mi>k</mi>
                    </mrow>
                  </mfrac>
                </mrow>
              </munderover>
              <mrow>
                <mfrac>
                  <mn>1</mn>
                  <mn>3</mn>
                </mfrac>
              </mrow>
            </mrow>
          </mrow>
          <mo stretchy="false">−</mo>
          <mn>...</mn>
        </mrow>
      </mrow>
    </mrow>
    <annotation encoding="StarMath 5.0">sum from j = 2 to n {{%LAMBDA(j)} over {log j}} = sum from j = 2 to { n } 1 - sum from k = 2 to { n over {j} }{1 over 2} - sum from m = 2 to { n over {j k } } {1 over 3}  - ...
</annotation>
  </semantics>
</math>
</file>

<file path=Object 41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μ</mo>
      </mrow>
      <mrow>
        <mrow>
          <mo stretchy="false">(</mo>
          <mrow>
            <mi>j</mi>
          </mrow>
          <mo stretchy="false">)</mo>
        </mrow>
        <mo stretchy="false">=</mo>
        <mrow>
          <mrow>
            <mrow>
              <mrow>
                <mo stretchy="false">−</mo>
                <mrow>
                  <munderover>
                    <mo stretchy="false">∑</mo>
                    <mrow>
                      <mi>x</mi>
                      <mo stretchy="false">=</mo>
                      <mn>2</mn>
                    </mrow>
                    <mrow>
                      <mi>n</mi>
                    </mrow>
                  </munderover>
                  <mn>1</mn>
                </mrow>
              </mrow>
              <mo stretchy="false">−</mo>
              <mrow>
                <munderover>
                  <mo stretchy="false">∑</mo>
                  <mrow>
                    <mi>y</mi>
                    <mo stretchy="false">=</mo>
                    <mn>2</mn>
                  </mrow>
                  <mrow>
                    <mfrac>
                      <mi>n</mi>
                      <mrow>
                        <mi>x</mi>
                      </mrow>
                    </mfrac>
                  </mrow>
                </munderover>
                <mrow>
                  <mn>1</mn>
                </mrow>
              </mrow>
            </mrow>
            <mo stretchy="false">−</mo>
            <mrow>
              <munderover>
                <mo stretchy="false">∑</mo>
                <mrow>
                  <mi>z</mi>
                  <mo stretchy="false">=</mo>
                  <mn>2</mn>
                </mrow>
                <mrow>
                  <mfrac>
                    <mi>n</mi>
                    <mrow>
                      <mi>x</mi>
                      <mi>y</mi>
                    </mrow>
                  </mfrac>
                </mrow>
              </munderover>
              <mrow>
                <mn>1</mn>
              </mrow>
            </mrow>
          </mrow>
          <mo stretchy="false">−</mo>
          <mn>...</mn>
        </mrow>
      </mrow>
    </mrow>
    <annotation encoding="StarMath 5.0">sum from j = 2 to n %mu(j) = -sum from x = 2 to { n } 1 - sum from y = 2 to { n over {x } }{1} - sum from z = 2 to { n over {x y } } {1}  - ...
</annotation>
  </semantics>
</math>
</file>

<file path=Object 412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i>p</mi>
      </mrow>
      <mi>'</mi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i>n</mi>
            </mrow>
          </munderover>
          <mo stretchy="false">λ</mo>
        </mrow>
      </mrow>
      <mrow>
        <mo stretchy="false">(</mo>
        <mrow>
          <mi>j</mi>
        </mrow>
        <mo stretchy="false">)</mo>
      </mrow>
      <mrow>
        <mo stretchy="false">(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row>
                      <mi>j</mi>
                    </mrow>
                  </mfrac>
                </mrow>
              </munderover>
              <mo stretchy="false">λ</mo>
            </mrow>
          </mrow>
          <mrow>
            <mo stretchy="false">(</mo>
            <mrow>
              <mi>k</mi>
            </mrow>
            <mo stretchy="false">)</mo>
          </mrow>
          <mrow>
            <mo stretchy="false">(</mo>
            <mrow>
              <mrow>
                <mrow>
                  <mfrac>
                    <mn>1</mn>
                    <mn>2</mn>
                  </mfrac>
                </mrow>
                <mo stretchy="false">−</mo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o stretchy="false">λ</mo>
                </mrow>
              </mrow>
              <mrow>
                <mo stretchy="false">(</mo>
                <mrow>
                  <mi>m</mi>
                </mrow>
                <mo stretchy="false">)</mo>
              </mrow>
              <mrow>
                <mo stretchy="false">(</mo>
                <mrow>
                  <mrow>
                    <mrow>
                      <mfrac>
                        <mn>1</mn>
                        <mn>3</mn>
                      </mfrac>
                    </mrow>
                    <mo stretchy="false">−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p'(j) = sum from j = 2 to { n } %lambda(j)(1 - sum from k = 2 to { n over {j } }%lambda(k)({1 over 2} - sum from m = 2 to { n over {j k } } %lambda(m)({1 over 3}  - ...)))
</annotation>
  </semantics>
</math>
</file>

<file path=Object 413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λ</mo>
      </mrow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i>n</mi>
            </mrow>
          </munderover>
          <mi>p</mi>
        </mrow>
      </mrow>
      <mi>'</mi>
      <mrow>
        <mo stretchy="false">(</mo>
        <mrow>
          <mi>j</mi>
        </mrow>
        <mo stretchy="false">)</mo>
      </mrow>
      <mrow>
        <mo stretchy="false">(</mo>
        <mrow>
          <mrow>
            <mn>1</mn>
            <mo stretchy="false">+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row>
                      <mi>j</mi>
                    </mrow>
                  </mfrac>
                </mrow>
              </munderover>
              <mi>p</mi>
            </mrow>
          </mrow>
          <mi>'</mi>
          <mrow>
            <mo stretchy="false">(</mo>
            <mrow>
              <mi>k</mi>
            </mrow>
            <mo stretchy="false">)</mo>
          </mrow>
          <mrow>
            <mo stretchy="false">(</mo>
            <mrow>
              <mrow>
                <mrow>
                  <mfrac>
                    <mn>1</mn>
                    <mn>2</mn>
                  </mfrac>
                </mrow>
                <mo stretchy="false">+</mo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i>p</mi>
                </mrow>
              </mrow>
              <mi>'</mi>
              <mrow>
                <mo stretchy="false">(</mo>
                <mrow>
                  <mi>m</mi>
                </mrow>
                <mo stretchy="false">)</mo>
              </mrow>
              <mrow>
                <mo stretchy="false">(</mo>
                <mrow>
                  <mrow>
                    <mrow>
                      <mfrac>
                        <mn>1</mn>
                        <mn>6</mn>
                      </mfrac>
                    </mrow>
                    <mo stretchy="false">+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%lambda(j) = sum from j = 2 to { n } p'(j)(1 + sum from k = 2 to { n over {j } }p'(k)({1 over 2} + sum from m = 2 to { n over {j k } } p'(m)({1 over 6}  + ...)))
</annotation>
  </semantics>
</math>
</file>

<file path=Object 414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λ</mo>
      </mrow>
      <mrow>
        <mrow>
          <mo stretchy="false">(</mo>
          <mrow>
            <mi>j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row>
                <mi>n</mi>
              </mrow>
            </munderover>
            <mo stretchy="false">μ</mo>
          </mrow>
        </mrow>
      </mrow>
      <msup>
        <mrow>
          <mo stretchy="false">(</mo>
          <mrow>
            <mi>j</mi>
          </mrow>
          <mo stretchy="false">)</mo>
        </mrow>
        <mn>2</mn>
      </msup>
      <mrow>
        <mo stretchy="false">(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row>
                      <mi>j</mi>
                    </mrow>
                  </mfrac>
                </mrow>
              </munderover>
              <mo stretchy="false">μ</mo>
            </mrow>
          </mrow>
          <msup>
            <mrow>
              <mo stretchy="false">(</mo>
              <mrow>
                <mi>k</mi>
              </mrow>
              <mo stretchy="false">)</mo>
            </mrow>
            <mn>2</mn>
          </msup>
          <mrow>
            <mo stretchy="false">(</mo>
            <mrow>
              <mrow>
                <mrow>
                  <mn>1</mn>
                </mrow>
                <mo stretchy="false">−</mo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o stretchy="false">μ</mo>
                </mrow>
              </mrow>
              <msup>
                <mrow>
                  <mo stretchy="false">(</mo>
                  <mrow>
                    <mi>m</mi>
                  </mrow>
                  <mo stretchy="false">)</mo>
                </mrow>
                <mn>2</mn>
              </msup>
              <mrow>
                <mo stretchy="false">(</mo>
                <mrow>
                  <mrow>
                    <mrow>
                      <mn>1</mn>
                    </mrow>
                    <mo stretchy="false">−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%lambda(j) = -sum from j = 2 to { n } %mu(j)^2(1 - sum from k = 2 to { n over {j } }%mu(k)^2({1} - sum from m = 2 to { n over {j k } } %mu(m)^2({1}  - ...)))
</annotation>
  </semantics>
</math>
</file>

<file path=Object 415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μ</mo>
      </mrow>
      <mrow>
        <msup>
          <mrow>
            <mo stretchy="false">(</mo>
            <mrow>
              <mi>j</mi>
            </mrow>
            <mo stretchy="false">)</mo>
          </mrow>
          <mn>2</mn>
        </msup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row>
                <mi>n</mi>
              </mrow>
            </munderover>
            <mo stretchy="false">λ</mo>
          </mrow>
        </mrow>
      </mrow>
      <mrow>
        <mo stretchy="false">(</mo>
        <mrow>
          <mi>j</mi>
        </mrow>
        <mo stretchy="false">)</mo>
      </mrow>
      <mrow>
        <mo stretchy="false">(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row>
                      <mi>j</mi>
                    </mrow>
                  </mfrac>
                </mrow>
              </munderover>
              <mo stretchy="false">λ</mo>
            </mrow>
          </mrow>
          <mrow>
            <mo stretchy="false">(</mo>
            <mrow>
              <mi>k</mi>
            </mrow>
            <mo stretchy="false">)</mo>
          </mrow>
          <mrow>
            <mo stretchy="false">(</mo>
            <mrow>
              <mrow>
                <mrow>
                  <mn>1</mn>
                </mrow>
                <mo stretchy="false">−</mo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o stretchy="false">λ</mo>
                </mrow>
              </mrow>
              <mrow>
                <mo stretchy="false">(</mo>
                <mrow>
                  <mi>m</mi>
                </mrow>
                <mo stretchy="false">)</mo>
              </mrow>
              <mrow>
                <mo stretchy="false">(</mo>
                <mrow>
                  <mrow>
                    <mrow>
                      <mn>1</mn>
                    </mrow>
                    <mo stretchy="false">−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%mu(j)^2 = -sum from j = 2 to { n } %lambda(j)(1 - sum from k = 2 to { n over {j } }%lambda(k)({1} - sum from m = 2 to { n over {j k } } %lambda(m)({1}  - ...)))
</annotation>
  </semantics>
</math>
</file>

<file path=Object 416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μ</mo>
      </mrow>
      <mrow>
        <msup>
          <mrow>
            <mo stretchy="false">(</mo>
            <mrow>
              <mi>j</mi>
            </mrow>
            <mo stretchy="false">)</mo>
          </mrow>
          <mn>2</mn>
        </msup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row>
                <mi>n</mi>
              </mrow>
            </munderover>
            <mi>p</mi>
          </mrow>
        </mrow>
      </mrow>
      <mi>'</mi>
      <mrow>
        <mo stretchy="false">(</mo>
        <mrow>
          <mi>j</mi>
        </mrow>
        <mo stretchy="false">)</mo>
      </mrow>
      <mrow>
        <mo stretchy="false">(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row>
                      <mi>j</mi>
                    </mrow>
                  </mfrac>
                </mrow>
              </munderover>
              <mi>p</mi>
            </mrow>
          </mrow>
          <mi>'</mi>
          <mrow>
            <mo stretchy="false">(</mo>
            <mrow>
              <mi>k</mi>
            </mrow>
            <mo stretchy="false">)</mo>
          </mrow>
          <mrow>
            <mo stretchy="false">(</mo>
            <mrow>
              <mrow>
                <mrow>
                  <mfrac>
                    <mn>1</mn>
                    <mn>2</mn>
                  </mfrac>
                </mrow>
                <mo stretchy="false">−</mo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i>p</mi>
                </mrow>
              </mrow>
              <mi>'</mi>
              <mrow>
                <mo stretchy="false">(</mo>
                <mrow>
                  <mi>m</mi>
                </mrow>
                <mo stretchy="false">)</mo>
              </mrow>
              <mrow>
                <mo stretchy="false">(</mo>
                <mrow>
                  <mrow>
                    <mrow>
                      <mfrac>
                        <mn>1</mn>
                        <mn>6</mn>
                      </mfrac>
                    </mrow>
                    <mo stretchy="false">−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%mu(j)^2 = -sum from j = 2 to { n } p'(j)(1 - sum from k = 2 to { n over {j } }p'(k)({1 over 2} - sum from m = 2 to { n over {j k } } p'(m)({1 over 6}  - ...)))
</annotation>
  </semantics>
</math>
</file>

<file path=Object 417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i>p</mi>
      </mrow>
      <mi>'</mi>
      <mrow>
        <mrow>
          <mo stretchy="false">(</mo>
          <mrow>
            <mi>j</mi>
          </mrow>
          <mo stretchy="false">)</mo>
        </mrow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row>
                <mi>n</mi>
              </mrow>
            </munderover>
            <mo stretchy="false">μ</mo>
          </mrow>
        </mrow>
      </mrow>
      <msup>
        <mrow>
          <mo stretchy="false">(</mo>
          <mrow>
            <mi>j</mi>
          </mrow>
          <mo stretchy="false">)</mo>
        </mrow>
        <mn>2</mn>
      </msup>
      <mrow>
        <mo stretchy="false">(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row>
                      <mi>j</mi>
                    </mrow>
                  </mfrac>
                </mrow>
              </munderover>
              <mo stretchy="false">μ</mo>
            </mrow>
          </mrow>
          <msup>
            <mrow>
              <mo stretchy="false">(</mo>
              <mrow>
                <mi>k</mi>
              </mrow>
              <mo stretchy="false">)</mo>
            </mrow>
            <mn>2</mn>
          </msup>
          <mrow>
            <mo stretchy="false">(</mo>
            <mrow>
              <mrow>
                <mrow>
                  <mfrac>
                    <mn>1</mn>
                    <mn>2</mn>
                  </mfrac>
                </mrow>
                <mo stretchy="false">−</mo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o stretchy="false">μ</mo>
                </mrow>
              </mrow>
              <msup>
                <mrow>
                  <mo stretchy="false">(</mo>
                  <mrow>
                    <mi>m</mi>
                  </mrow>
                  <mo stretchy="false">)</mo>
                </mrow>
                <mn>2</mn>
              </msup>
              <mrow>
                <mo stretchy="false">(</mo>
                <mrow>
                  <mrow>
                    <mrow>
                      <mfrac>
                        <mn>1</mn>
                        <mn>3</mn>
                      </mfrac>
                    </mrow>
                    <mo stretchy="false">−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p'(j) = -sum from j = 2 to { n } %mu(j)^2(1 - sum from k = 2 to { n over {j } }%mu(k)^2({1 over 2} - sum from m = 2 to { n over {j k } } %mu(m)^2({1 over 3}  - ...)))
</annotation>
  </semantics>
</math>
</file>

<file path=Object 41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frac>
            <mrow>
              <mo stretchy="false">Λ</mo>
              <mrow>
                <mo stretchy="false">(</mo>
                <mrow>
                  <mi>j</mi>
                </mrow>
                <mo stretchy="false">)</mo>
              </mrow>
            </mrow>
            <mrow>
              <mi>log</mi>
              <mi>j</mi>
            </mrow>
          </mfrac>
        </mrow>
      </mrow>
      <mrow>
        <msup>
          <mi>j</mi>
          <mi>a</mi>
        </msup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i>n</mi>
            </mrow>
          </munderover>
          <msup>
            <mi>j</mi>
            <mi>a</mi>
          </msup>
        </mrow>
      </mrow>
      <mrow>
        <mo stretchy="false">(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frac>
                    <mi>n</mi>
                    <mrow>
                      <mi>j</mi>
                    </mrow>
                  </mfrac>
                </mrow>
              </munderover>
              <msup>
                <mi>k</mi>
                <mi>a</mi>
              </msup>
            </mrow>
          </mrow>
          <mrow>
            <mo stretchy="false">(</mo>
            <mrow>
              <mrow>
                <mrow>
                  <mfrac>
                    <mn>1</mn>
                    <mn>2</mn>
                  </mfrac>
                </mrow>
                <mo stretchy="false">−</mo>
                <mrow>
                  <munderover>
                    <mo stretchy="false">∑</mo>
                    <mrow>
                      <mi>m</mi>
                      <mo stretchy="false">=</mo>
                      <mn>2</mn>
                    </mrow>
                    <mrow>
                      <mfrac>
                        <mi>n</mi>
                        <mrow>
                          <mi>j</mi>
                          <mi>k</mi>
                        </mrow>
                      </mfrac>
                    </mrow>
                  </munderover>
                  <msup>
                    <mi>m</mi>
                    <mi>a</mi>
                  </msup>
                </mrow>
              </mrow>
              <mrow>
                <mo stretchy="false">(</mo>
                <mrow>
                  <mrow>
                    <mrow>
                      <mfrac>
                        <mn>1</mn>
                        <mn>3</mn>
                      </mfrac>
                    </mrow>
                    <mo stretchy="false">−</mo>
                    <mn>...</mn>
                  </mrow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sum from j = 2 to n {{%LAMBDA(j)} over {log j}} j^a = sum from j = 2 to { n } j^a(1 - sum from k = 2 to { n over {j} }k^a({1 over 2} - sum from m = 2 to { n over {j k } } m^a({1 over 3}  - ...)))
</annotation>
  </semantics>
</math>
</file>

<file path=Object 41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Λ</mo>
      </mrow>
      <mi>'</mi>
      <mrow>
        <mrow>
          <mo stretchy="false">(</mo>
          <mrow>
            <mi>j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i>n</mi>
              </mrow>
            </munderover>
            <mrow>
              <mrow>
                <mfrac>
                  <msub>
                    <mi>B</mi>
                    <mn>0</mn>
                  </msub>
                  <mrow>
                    <mn>0</mn>
                    <mi>!</mi>
                  </mrow>
                </mfrac>
              </mrow>
            </mrow>
          </mrow>
          <mo stretchy="false">−</mo>
          <mrow>
            <mo stretchy="false">(</mo>
            <mrow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row>
                        <mi>j</mi>
                      </mrow>
                    </mfrac>
                  </mrow>
                </munderover>
                <mo stretchy="false">Λ</mo>
              </mrow>
              <mi>'</mi>
              <mrow>
                <mo stretchy="false">(</mo>
                <mrow>
                  <mi>k</mi>
                </mrow>
                <mo stretchy="false">)</mo>
              </mrow>
              <mrow>
                <mo stretchy="false">(</mo>
                <mrow>
                  <mrow>
                    <mrow>
                      <mfrac>
                        <msub>
                          <mi>B</mi>
                          <mn>1</mn>
                        </msub>
                        <mrow>
                          <mn>1</mn>
                          <mi>!</mi>
                        </mrow>
                      </mfrac>
                    </mrow>
                    <mo stretchy="false">−</mo>
                    <mrow>
                      <munderover>
                        <mo stretchy="false">∑</mo>
                        <mrow>
                          <mi>m</mi>
                          <mo stretchy="false">=</mo>
                          <mn>2</mn>
                        </mrow>
                        <mrow>
                          <mfrac>
                            <mi>n</mi>
                            <mrow>
                              <mi>j</mi>
                              <mi>k</mi>
                            </mrow>
                          </mfrac>
                        </mrow>
                      </munderover>
                      <mo stretchy="false">Λ</mo>
                    </mrow>
                  </mrow>
                  <mi>'</mi>
                  <mrow>
                    <mo stretchy="false">(</mo>
                    <mrow>
                      <mi>m</mi>
                    </mrow>
                    <mo stretchy="false">)</mo>
                  </mrow>
                  <mrow>
                    <mo stretchy="false">(</mo>
                    <mrow>
                      <mrow>
                        <mrow>
                          <mfrac>
                            <msub>
                              <mi>B</mi>
                              <mn>2</mn>
                            </msub>
                            <mrow>
                              <mn>2</mn>
                              <mi>!</mi>
                            </mrow>
                          </mfrac>
                        </mrow>
                        <mo stretchy="false">−</mo>
                        <mn>...</mn>
                      </mrow>
                    </mrow>
                    <mo stretchy="false">)</mo>
                  </mrow>
                </mrow>
                <mo stretchy="false">)</mo>
              </mrow>
            </mrow>
            <mo stretchy="false">)</mo>
          </mrow>
        </mrow>
      </mrow>
    </mrow>
    <annotation encoding="StarMath 5.0">sum from j = 2 to n %LAMBDA'(j) = sum from j = 2 to { n } {{B_0 over {0!}}} - (sum from k = 2 to { n over {j } }%LAMBDA'(k)({B_1 over {1!}} - sum from m = 2 to { n over {j k } } %LAMBDA'(m)({B_2 over {2!}}  - ...)))
</annotation>
  </semantics>
</math>
</file>

<file path=Object 420/content.xml><?xml version="1.0" encoding="utf-8"?>
<math xmlns="http://www.w3.org/1998/Math/MathML">
  <semantics>
    <mrow>
      <mo stretchy="false">Λ</mo>
      <mi>'</mi>
      <mrow>
        <mrow>
          <mo stretchy="false">(</mo>
          <mrow>
            <mi>n</mi>
          </mrow>
          <mo stretchy="false">)</mo>
        </mrow>
        <mo stretchy="false">=</mo>
        <mrow>
          <mfrac>
            <msub>
              <mi>B</mi>
              <mn>0</mn>
            </msub>
            <mrow>
              <mn>0</mn>
              <mi>!</mi>
            </mrow>
          </mfrac>
          <mo stretchy="false">+</mo>
          <mrow>
            <munder>
              <mo stretchy="false">∑</mo>
              <mrow>
                <mi>j</mi>
                <mo stretchy="false">∣</mo>
                <mi>n</mi>
              </mrow>
            </munder>
            <mo stretchy="false">Λ</mo>
          </mrow>
        </mrow>
      </mrow>
      <mi>'</mi>
      <mrow>
        <mo stretchy="false">(</mo>
        <mrow>
          <mi>j</mi>
        </mrow>
        <mo stretchy="false">)</mo>
      </mrow>
      <mrow>
        <mo stretchy="false">(</mo>
        <mrow>
          <mrow>
            <mrow>
              <mfrac>
                <msub>
                  <mi>B</mi>
                  <mn>1</mn>
                </msub>
                <mrow>
                  <mn>1</mn>
                  <mi>!</mi>
                </mrow>
              </mfrac>
            </mrow>
            <mo stretchy="false">+</mo>
            <mrow>
              <munder>
                <mo stretchy="false">∑</mo>
                <mrow>
                  <mi>k</mi>
                  <mo stretchy="false">∣</mo>
                  <mrow>
                    <mfrac>
                      <mi>n</mi>
                      <mi>j</mi>
                    </mfrac>
                  </mrow>
                </mrow>
              </munder>
              <mo stretchy="false">Λ</mo>
            </mrow>
          </mrow>
          <mi>'</mi>
          <mrow>
            <mo stretchy="false">(</mo>
            <mrow>
              <mi>k</mi>
            </mrow>
            <mo stretchy="false">)</mo>
          </mrow>
          <mrow>
            <mo stretchy="false">(</mo>
            <mrow>
              <mrow>
                <mrow>
                  <mfrac>
                    <msub>
                      <mi>B</mi>
                      <mn>2</mn>
                    </msub>
                    <mrow>
                      <mn>2</mn>
                      <mi>!</mi>
                    </mrow>
                  </mfrac>
                </mrow>
                <mo stretchy="false">+</mo>
                <mn>...</mn>
              </mrow>
            </mrow>
            <mo stretchy="false">)</mo>
          </mrow>
        </mrow>
        <mo stretchy="false">)</mo>
      </mrow>
    </mrow>
    <annotation encoding="StarMath 5.0">%LAMBDA'(n) = B_0 over {0!} + sum from j divides n %LAMBDA'(j)({B_1 over {1!}} + sum from k divides {n over j}  %LAMBDA'(k)({B_2 over {2!}} + ...))
</annotation>
  </semantics>
</math>
</file>

<file path=Object 42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o stretchy="false">λ</mo>
      </mrow>
      <mrow>
        <mo stretchy="false">(</mo>
        <mrow>
          <mi>j</mi>
        </mrow>
        <mo stretchy="false">)</mo>
      </mrow>
      <mo stretchy="false">ψ</mo>
      <mi>'</mi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o stretchy="false">λ</mo>
        </mrow>
      </mrow>
      <mrow>
        <mo stretchy="false">(</mo>
        <mrow>
          <mi>j</mi>
        </mrow>
        <mo stretchy="false">)</mo>
      </mrow>
      <mi>log</mi>
      <mi>j</mi>
    </mrow>
    <annotation encoding="StarMath 5.0">sum from j = 1 to n %lambda(j) %psi'(n over j) = sum from j = 2 to n %lambda(j) log j</annotation>
  </semantics>
</math>
</file>

<file path=Object 422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o stretchy="false">μ</mo>
      </mrow>
      <msup>
        <mrow>
          <mo stretchy="false">(</mo>
          <mrow>
            <mi>j</mi>
          </mrow>
          <mo stretchy="false">)</mo>
        </mrow>
        <mn>2</mn>
      </msup>
      <mo stretchy="false">ψ</mo>
      <mi>'</mi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o stretchy="false">μ</mo>
        </mrow>
      </mrow>
      <msup>
        <mrow>
          <mo stretchy="false">(</mo>
          <mrow>
            <mi>j</mi>
          </mrow>
          <mo stretchy="false">)</mo>
        </mrow>
        <mn>2</mn>
      </msup>
      <mi>log</mi>
      <mi>j</mi>
    </mrow>
    <annotation encoding="StarMath 5.0">sum from j = 1 to n %mu(j)^2 %psi'(n over j) = sum from j = 2 to n %mu(j)^2 log j</annotation>
  </semantics>
</math>
</file>

<file path=Object 423/content.xml><?xml version="1.0" encoding="utf-8"?>
<math xmlns="http://www.w3.org/1998/Math/MathML">
  <semantics>
    <mrow>
      <mo stretchy="false">ψ</mo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i>l</mi>
              <mn>1</mn>
            </msub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i>log</mi>
                <mrow>
                  <mi>j</mi>
                  <mo stretchy="false">−</mo>
                  <mo stretchy="false">ψ</mo>
                </mrow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%psi'(n) = sum from j = 2 to n {l_1(j)( log j - %psi'( n over j ))}</annotation>
  </semantics>
</math>
</file>

<file path=Object 424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⌊</mo>
            <mrow>
              <msup>
                <mi>n</mi>
                <mrow>
                  <mfrac>
                    <mn>1</mn>
                    <mn>2</mn>
                  </mfrac>
                </mrow>
              </msup>
            </mrow>
            <mo stretchy="false">⌋</mo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i>L</mi>
          </mrow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L(n) = lfloor n^{1 over 2} rfloor - sum from j = 2 to n L(n over j )</annotation>
  </semantics>
</math>
</file>

<file path=Object 425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⌊</mo>
            <mrow>
              <msup>
                <mi>n</mi>
                <mrow>
                  <mfrac>
                    <mn>1</mn>
                    <mn>2</mn>
                  </mfrac>
                </mrow>
              </msup>
            </mrow>
            <mo stretchy="false">⌋</mo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i>L</mi>
          </mrow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L(n) = lfloor n^{1 over 2} rfloor - sum from j = 2 to n L(n over j )</annotation>
  </semantics>
</math>
</file>

<file path=Object 426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i>s</mi>
            <mrow>
              <mrow>
                <mo stretchy="false">(</mo>
                <mrow>
                  <mi>j</mi>
                </mrow>
                <mo stretchy="false">)</mo>
              </mrow>
              <mo stretchy="false">−</mo>
              <mi>L</mi>
            </mrow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L(n) = sum from j = 2 to n {s(j) - L(n over j )}</annotation>
  </semantics>
</math>
</file>

<file path=Object 427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i>s</mi>
            <mrow>
              <mrow>
                <mo stretchy="false">(</mo>
                <mrow>
                  <mi>j</mi>
                </mrow>
                <mo stretchy="false">)</mo>
              </mrow>
              <mo stretchy="false">−</mo>
              <mi>L</mi>
            </mrow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L(n) = sum from j = 2 to n {s(j) - L(n over j )}</annotation>
  </semantics>
</math>
</file>

<file path=Object 428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−</mo>
            <mn>1</mn>
          </mrow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sub>
                <mi>M</mi>
                <mn>1</mn>
              </msub>
              <mi>'</mi>
              <mrow>
                <mo stretchy="false">(</mo>
                <mrow>
                  <mfrac>
                    <mi>n</mi>
                    <mrow>
                      <msup>
                        <mi>j</mi>
                        <mn>2</mn>
                      </msup>
                    </mrow>
                  </mfrac>
                </mrow>
                <mo stretchy="false">)</mo>
              </mrow>
            </mrow>
          </mrow>
        </mrow>
      </mrow>
    </mrow>
    <annotation encoding="StarMath 5.0">L(n) = -1 + sum from j = 1 to n^{1 over 2} { M_1'(n over {j^2} ) }</annotation>
  </semantics>
</math>
</file>

<file path=Object 429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−</mo>
            <mn>1</mn>
          </mrow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o stretchy="false">(</mo>
              <mrow>
                <mrow>
                  <mrow>
                    <mrow>
                      <mrow>
                        <mn>1</mn>
                        <mo stretchy="false">−</mo>
                        <mrow>
                          <munderover>
                            <mo stretchy="false">∑</mo>
                            <mrow>
                              <mi>x</mi>
                              <mo stretchy="false">=</mo>
                              <mn>2</mn>
                            </mrow>
                            <mrow>
                              <mfrac>
                                <mi>n</mi>
                                <msup>
                                  <mi>j</mi>
                                  <mn>2</mn>
                                </msup>
                              </mfrac>
                            </mrow>
                          </munderover>
                          <mn>1</mn>
                        </mrow>
                      </mrow>
                      <mo stretchy="false">−</mo>
                      <mrow>
                        <munderover>
                          <mo stretchy="false">∑</mo>
                          <mrow>
                            <mi>y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sup>
                                  <mi>j</mi>
                                  <mn>2</mn>
                                </msup>
                                <mi>x</mi>
                              </mrow>
                            </mfrac>
                          </mrow>
                        </munderover>
                        <mn>1</mn>
                      </mrow>
                    </mrow>
                    <mo stretchy="false">−</mo>
                    <mrow>
                      <munderover>
                        <mo stretchy="false">∑</mo>
                        <mrow>
                          <mi>z</mi>
                          <mo stretchy="false">=</mo>
                          <mn>2</mn>
                        </mrow>
                        <mrow>
                          <mfrac>
                            <mi>n</mi>
                            <mrow>
                              <msup>
                                <mi>j</mi>
                                <mn>2</mn>
                              </msup>
                              <mi>x</mi>
                              <mi>y</mi>
                            </mrow>
                          </mfrac>
                        </mrow>
                      </munderover>
                      <mn>1</mn>
                    </mrow>
                  </mrow>
                  <mo stretchy="false">−</mo>
                  <mn>...</mn>
                </mrow>
              </mrow>
              <mo stretchy="false">)</mo>
            </mrow>
          </mrow>
        </mrow>
      </mrow>
    </mrow>
    <annotation encoding="StarMath 5.0">L(n) = -1 + sum from j = 1 to n^{1 over 2} ( 1 - sum from x = 2 to {n over j^2 } 1 - sum from y = 2 to { n over { j^2 x }} 1 - sum from z = 2 to {n over {j^2 x y }} 1 - ... )</annotation>
  </semantics>
</math>
</file>

<file path=Object 430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≈</mo>
        <mrow>
          <mrow>
            <mo stretchy="false">−</mo>
            <mn>1</mn>
          </mrow>
          <mo stretchy="false">+</mo>
          <mrow>
            <munderover>
              <mo stretchy="false">∫</mo>
              <mn>1</mn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o stretchy="false">(</mo>
              <mrow>
                <mrow>
                  <mn>1</mn>
                  <mo stretchy="false">−</mo>
                  <mi>log</mi>
                </mrow>
                <mfrac>
                  <mi>n</mi>
                  <msup>
                    <mi>j</mi>
                    <mn>2</mn>
                  </msup>
                </mfrac>
              </mrow>
              <mo stretchy="false">)</mo>
            </mrow>
          </mrow>
        </mrow>
      </mrow>
      <mi mathvariant="italic">dj</mi>
    </mrow>
    <annotation encoding="StarMath 5.0">L(n) approx -1 + int from 1 to n^{1 over 2} ( 1-log n over j^2  )dj</annotation>
  </semantics>
</math>
</file>

<file path=Object 431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≈</mo>
        <mrow>
          <mrow>
            <mo stretchy="false">−</mo>
            <mn>1</mn>
          </mrow>
          <mo stretchy="false">+</mo>
          <mrow>
            <mo stretchy="false">(</mo>
            <mrow>
              <mrow>
                <mrow>
                  <mn>1</mn>
                  <mo stretchy="false">−</mo>
                  <msup>
                    <mi>n</mi>
                    <mrow>
                      <mfrac>
                        <mn>1</mn>
                        <mn>2</mn>
                      </mfrac>
                    </mrow>
                  </msup>
                </mrow>
                <mo stretchy="false">+</mo>
                <mi>log</mi>
              </mrow>
              <mi>n</mi>
            </mrow>
            <mo stretchy="false">)</mo>
          </mrow>
        </mrow>
      </mrow>
    </mrow>
    <annotation encoding="StarMath 5.0">L(n) approx -1 + (1 - n^{1 over 2} + log n)</annotation>
  </semantics>
</math>
</file>

<file path=Object 432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≈</mo>
        <mrow>
          <mrow>
            <mo stretchy="false">−</mo>
            <mn>1</mn>
          </mrow>
          <mo stretchy="false">+</mo>
          <mrow>
            <munderover>
              <mo stretchy="false">∫</mo>
              <mn>1</mn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o stretchy="false">(</mo>
              <mrow>
                <mrow>
                  <mn>1</mn>
                  <mo stretchy="false">−</mo>
                  <mi>log</mi>
                </mrow>
                <mrow>
                  <mi>n</mi>
                  <mo stretchy="false">+</mo>
                  <mn>2</mn>
                </mrow>
                <mi>log</mi>
                <mi>j</mi>
              </mrow>
              <mo stretchy="false">)</mo>
            </mrow>
          </mrow>
        </mrow>
      </mrow>
      <mi mathvariant="italic">dj</mi>
    </mrow>
    <annotation encoding="StarMath 5.0">L(n) approx -1 + int from 1 to n^{1 over 2} ( 1-log n + 2 log j  )dj</annotation>
  </semantics>
</math>
</file>

<file path=Object 433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≈</mo>
        <mrow>
          <mrow>
            <mo stretchy="false">−</mo>
            <msup>
              <mi>n</mi>
              <mrow>
                <mfrac>
                  <mn>1</mn>
                  <mn>2</mn>
                </mfrac>
              </mrow>
            </msup>
          </mrow>
          <mo stretchy="false">+</mo>
          <mi>log</mi>
        </mrow>
      </mrow>
      <mi>n</mi>
    </mrow>
    <annotation encoding="StarMath 5.0">L(n) approx - n^{1 over 2} + log n</annotation>
  </semantics>
</math>
</file>

<file path=Object 434/content.xml><?xml version="1.0" encoding="utf-8"?>
<math xmlns="http://www.w3.org/1998/Math/MathML">
  <semantics>
    <mrow>
      <mrow>
        <mrow>
          <mo stretchy="false">−</mo>
          <msup>
            <mi>n</mi>
            <mrow>
              <mfrac>
                <mn>1</mn>
                <mn>2</mn>
              </mfrac>
            </mrow>
          </msup>
        </mrow>
        <mo stretchy="false">+</mo>
        <mi>log</mi>
      </mrow>
      <mrow>
        <mi>n</mi>
        <mo stretchy="false">=</mo>
        <mrow>
          <mrow>
            <mo stretchy="false">−</mo>
            <mn>1</mn>
          </mrow>
          <mo stretchy="false">+</mo>
          <mrow>
            <munderover>
              <mo stretchy="false">∫</mo>
              <mn>1</mn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o stretchy="false">(</mo>
              <mrow>
                <mrow>
                  <mrow>
                    <mrow>
                      <mrow>
                        <mn>1</mn>
                        <mo stretchy="false">−</mo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sup>
                                  <mi>x</mi>
                                  <mn>2</mn>
                                </msup>
                              </mfrac>
                            </mrow>
                          </munderover>
                          <mi mathvariant="italic">dy</mi>
                        </mrow>
                      </mrow>
                      <mo stretchy="false">−</mo>
                      <mrow>
                        <munderover>
                          <mo stretchy="false">∫</mo>
                          <mn>1</mn>
                          <mrow>
                            <mfrac>
                              <mi>n</mi>
                              <msup>
                                <mi>x</mi>
                                <mn>2</mn>
                              </msup>
                            </mfrac>
                          </mrow>
                        </munderover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row>
                                  <msup>
                                    <mi>x</mi>
                                    <mn>2</mn>
                                  </msup>
                                  <mi>y</mi>
                                </mrow>
                              </mfrac>
                            </mrow>
                          </munderover>
                          <mi mathvariant="italic">dz</mi>
                        </mrow>
                      </mrow>
                    </mrow>
                    <mo stretchy="false">−</mo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sup>
                              <mi>x</mi>
                              <mn>2</mn>
                            </msup>
                          </mfrac>
                        </mrow>
                      </munderover>
                      <mrow>
                        <munderover>
                          <mo stretchy="false">∫</mo>
                          <mn>1</mn>
                          <mrow>
                            <mfrac>
                              <mi>n</mi>
                              <mrow>
                                <msup>
                                  <mi>x</mi>
                                  <mn>2</mn>
                                </msup>
                                <mi>y</mi>
                              </mrow>
                            </mfrac>
                          </mrow>
                        </munderover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row>
                                  <msup>
                                    <mi>x</mi>
                                    <mn>2</mn>
                                  </msup>
                                  <mi>y</mi>
                                  <mi>z</mi>
                                </mrow>
                              </mfrac>
                            </mrow>
                          </munderover>
                          <mi mathvariant="italic">dw</mi>
                        </mrow>
                      </mrow>
                    </mrow>
                  </mrow>
                  <mo stretchy="false">−</mo>
                  <mn>...</mn>
                </mrow>
              </mrow>
              <mo stretchy="false">)</mo>
            </mrow>
          </mrow>
        </mrow>
      </mrow>
      <mi mathvariant="italic">dx</mi>
    </mrow>
    <annotation encoding="StarMath 5.0">- n^{1 over 2} + log n = -1 + int from 1 to n^{1 over 2} ( 1 - int from 1 to {n over x^2 } dy - int from 1 to {n over x^2 }int from 1 to { n over { x^2 y }} dz - int from 1 to {n over x^2 }int from 1 to { n over { x^2 y }}int from 1 to {n over {x^2 y z }} dw - ...) dx</annotation>
  </semantics>
</math>
</file>

<file path=Object 435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−</mo>
            <mn>1</mn>
          </mrow>
          <mo stretchy="false">+</mo>
          <mrow>
            <munderover>
              <mo stretchy="false">∑</mo>
              <mrow>
                <mi>x</mi>
                <mo stretchy="false">=</mo>
                <mn>1</mn>
              </mrow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o stretchy="false">(</mo>
              <mrow>
                <mrow>
                  <mrow>
                    <mrow>
                      <mrow>
                        <mn>1</mn>
                        <mo stretchy="false">−</mo>
                        <mrow>
                          <munderover>
                            <mo stretchy="false">∑</mo>
                            <mrow>
                              <mi>y</mi>
                              <mo stretchy="false">=</mo>
                              <mn>2</mn>
                            </mrow>
                            <mrow>
                              <mfrac>
                                <mi>n</mi>
                                <msup>
                                  <mi>x</mi>
                                  <mn>2</mn>
                                </msup>
                              </mfrac>
                            </mrow>
                          </munderover>
                          <mn>1</mn>
                        </mrow>
                      </mrow>
                      <mo stretchy="false">−</mo>
                      <mrow>
                        <munderover>
                          <mo stretchy="false">∑</mo>
                          <mrow>
                            <mi>y</mi>
                            <mo stretchy="false">=</mo>
                            <mn>2</mn>
                          </mrow>
                          <mrow>
                            <mfrac>
                              <mi>n</mi>
                              <msup>
                                <mi>x</mi>
                                <mn>2</mn>
                              </msup>
                            </mfrac>
                          </mrow>
                        </munderover>
                        <mrow>
                          <munderover>
                            <mo stretchy="false">∑</mo>
                            <mrow>
                              <mi>z</mi>
                              <mo stretchy="false">=</mo>
                              <mn>2</mn>
                            </mrow>
                            <mrow>
                              <mfrac>
                                <mi>n</mi>
                                <mrow>
                                  <msup>
                                    <mi>x</mi>
                                    <mn>2</mn>
                                  </msup>
                                  <mi>y</mi>
                                </mrow>
                              </mfrac>
                            </mrow>
                          </munderover>
                          <mn>1</mn>
                        </mrow>
                      </mrow>
                    </mrow>
                    <mo stretchy="false">−</mo>
                    <mrow>
                      <munderover>
                        <mo stretchy="false">∑</mo>
                        <mrow>
                          <mi>y</mi>
                          <mo stretchy="false">=</mo>
                          <mn>2</mn>
                        </mrow>
                        <mrow>
                          <mfrac>
                            <mi>n</mi>
                            <msup>
                              <mi>x</mi>
                              <mn>2</mn>
                            </msup>
                          </mfrac>
                        </mrow>
                      </munderover>
                      <mrow>
                        <munderover>
                          <mo stretchy="false">∑</mo>
                          <mrow>
                            <mi>z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sup>
                                  <mi>x</mi>
                                  <mn>2</mn>
                                </msup>
                                <mi>y</mi>
                              </mrow>
                            </mfrac>
                          </mrow>
                        </munderover>
                        <mrow>
                          <munderover>
                            <mo stretchy="false">∑</mo>
                            <mrow>
                              <mi>w</mi>
                              <mo stretchy="false">=</mo>
                              <mn>2</mn>
                            </mrow>
                            <mrow>
                              <mfrac>
                                <mi>n</mi>
                                <mrow>
                                  <msup>
                                    <mi>x</mi>
                                    <mn>2</mn>
                                  </msup>
                                  <mi>y</mi>
                                  <mi>z</mi>
                                </mrow>
                              </mfrac>
                            </mrow>
                          </munderover>
                          <mn>1</mn>
                        </mrow>
                      </mrow>
                    </mrow>
                  </mrow>
                  <mo stretchy="false">−</mo>
                  <mn>...</mn>
                </mrow>
              </mrow>
              <mo stretchy="false">)</mo>
            </mrow>
          </mrow>
        </mrow>
      </mrow>
    </mrow>
    <annotation encoding="StarMath 5.0">L(n) = -1 + sum from x = 1 to n^{1 over 2} ( 1 - sum from y = 2 to {n over x^2 } 1 - sum from y = 2 to {n over x^2 }sum from z = 2 to { n over { x^2 y }} 1 - sum from y = 2 to {n over x^2 }sum from z = 2 to { n over { x^2 y }}sum from w = 2 to {n over {x^2 y z }} 1 - ... )</annotation>
  </semantics>
</math>
</file>

<file path=Object 436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≈</mo>
        <mrow>
          <mrow>
            <mo stretchy="false">−</mo>
            <mn>1</mn>
          </mrow>
          <mo stretchy="false">+</mo>
          <mrow>
            <munderover>
              <mo stretchy="false">∫</mo>
              <mn>1</mn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o stretchy="false">(</mo>
              <mrow>
                <mrow>
                  <mrow>
                    <mrow>
                      <mrow>
                        <mn>1</mn>
                        <mo stretchy="false">−</mo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sup>
                                  <mi>x</mi>
                                  <mn>2</mn>
                                </msup>
                              </mfrac>
                            </mrow>
                          </munderover>
                          <mi mathvariant="italic">dy</mi>
                        </mrow>
                      </mrow>
                      <mo stretchy="false">−</mo>
                      <mrow>
                        <munderover>
                          <mo stretchy="false">∫</mo>
                          <mn>1</mn>
                          <mrow>
                            <mfrac>
                              <mi>n</mi>
                              <msup>
                                <mi>x</mi>
                                <mn>2</mn>
                              </msup>
                            </mfrac>
                          </mrow>
                        </munderover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row>
                                  <msup>
                                    <mi>x</mi>
                                    <mn>2</mn>
                                  </msup>
                                  <mi>y</mi>
                                </mrow>
                              </mfrac>
                            </mrow>
                          </munderover>
                          <mi mathvariant="italic">dz</mi>
                        </mrow>
                      </mrow>
                    </mrow>
                    <mo stretchy="false">−</mo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sup>
                              <mi>x</mi>
                              <mn>2</mn>
                            </msup>
                          </mfrac>
                        </mrow>
                      </munderover>
                      <mrow>
                        <munderover>
                          <mo stretchy="false">∫</mo>
                          <mn>1</mn>
                          <mrow>
                            <mfrac>
                              <mi>n</mi>
                              <mrow>
                                <msup>
                                  <mi>x</mi>
                                  <mn>2</mn>
                                </msup>
                                <mi>y</mi>
                              </mrow>
                            </mfrac>
                          </mrow>
                        </munderover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row>
                                  <msup>
                                    <mi>x</mi>
                                    <mn>2</mn>
                                  </msup>
                                  <mi>y</mi>
                                  <mi>z</mi>
                                </mrow>
                              </mfrac>
                            </mrow>
                          </munderover>
                          <mi mathvariant="italic">dw</mi>
                        </mrow>
                      </mrow>
                    </mrow>
                  </mrow>
                  <mo stretchy="false">−</mo>
                  <mn>...</mn>
                </mrow>
              </mrow>
              <mo stretchy="false">)</mo>
            </mrow>
          </mrow>
        </mrow>
      </mrow>
      <mi mathvariant="italic">dx</mi>
    </mrow>
    <annotation encoding="StarMath 5.0">L(n) approx -1 + int from 1 to n^{1 over 2} ( 1 - int from 1 to {n over x^2 } dy - int from 1 to {n over x^2 }int from 1 to { n over { x^2 y }} dz - int from 1 to {n over x^2 }int from 1 to { n over { x^2 y }}int from 1 to {n over {x^2 y z }} dw - ...) dx</annotation>
  </semantics>
</math>
</file>

<file path=Object 437/content.xml><?xml version="1.0" encoding="utf-8"?>
<math xmlns="http://www.w3.org/1998/Math/MathML">
  <semantics>
    <mtable>
      <mtr>
        <mtd>
          <mrow>
            <mrow>
              <mrow>
                <mo stretchy="false">−</mo>
                <msup>
                  <mi>n</mi>
                  <mrow>
                    <mfrac>
                      <mn>1</mn>
                      <mn>2</mn>
                    </mfrac>
                  </mrow>
                </msup>
              </mrow>
              <mo stretchy="false">+</mo>
              <mi>log</mi>
            </mrow>
            <mrow>
              <mi>n</mi>
              <mo stretchy="false">−</mo>
              <mi>L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/>
            </mrow>
          </mrow>
        </mtd>
      </mtr>
      <mtr>
        <mtd>
          <mrow>
            <mrow>
              <mtext>         </mtext>
              <mo stretchy="false">−</mo>
              <mrow>
                <mo stretchy="false">(</mo>
                <mrow>
                  <mrow>
                    <munderover>
                      <mo stretchy="false">∫</mo>
                      <mn>1</mn>
                      <mrow>
                        <msup>
                          <mi>n</mi>
                          <mrow>
                            <mrow>
                              <mn>1</mn>
                              <mo stretchy="false">/</mo>
                              <mn>2</mn>
                            </mrow>
                          </mrow>
                        </msup>
                      </mrow>
                    </munderover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row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underover>
                      <mi mathvariant="italic">dy</mi>
                    </mrow>
                  </mrow>
                  <mrow>
                    <mi mathvariant="italic">dx</mi>
                    <mo stretchy="false">−</mo>
                    <mrow>
                      <munderover>
                        <mo stretchy="false">∑</mo>
                        <mrow>
                          <mi>x</mi>
                          <mo stretchy="false">=</mo>
                          <mn>1</mn>
                        </mrow>
                        <mrow>
                          <msup>
                            <mi>n</mi>
                            <mrow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up>
                        </mrow>
                      </munderover>
                      <mrow>
                        <munderover>
                          <mo stretchy="false">∑</mo>
                          <mrow>
                            <mi>y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sup>
                                  <mi>x</mi>
                                  <mn>2</mn>
                                </msup>
                              </mrow>
                            </mfrac>
                          </mrow>
                        </munderover>
                        <mn>1</mn>
                      </mrow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</mtext>
              <mo stretchy="false">+</mo>
              <mrow>
                <mo stretchy="false">(</mo>
                <mrow>
                  <mrow>
                    <munderover>
                      <mo stretchy="false">∫</mo>
                      <mn>1</mn>
                      <mrow>
                        <msup>
                          <mi>n</mi>
                          <mrow>
                            <mrow>
                              <mn>1</mn>
                              <mo stretchy="false">/</mo>
                              <mn>2</mn>
                            </mrow>
                          </mrow>
                        </msup>
                      </mrow>
                    </munderover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row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underover>
                      <mrow>
                        <munderover>
                          <mo stretchy="false">∫</mo>
                          <mn>1</mn>
                          <mrow>
                            <mfrac>
                              <mi>n</mi>
                              <mrow>
                                <msup>
                                  <mi>x</mi>
                                  <mn>2</mn>
                                </msup>
                                <mi>y</mi>
                              </mrow>
                            </mfrac>
                          </mrow>
                        </munderover>
                        <mi mathvariant="italic">dz</mi>
                      </mrow>
                    </mrow>
                  </mrow>
                  <mi mathvariant="italic">dy</mi>
                  <mrow>
                    <mi mathvariant="italic">dx</mi>
                    <mo stretchy="false">−</mo>
                    <mrow>
                      <munderover>
                        <mo stretchy="false">∑</mo>
                        <mrow>
                          <mi>x</mi>
                          <mo stretchy="false">=</mo>
                          <mn>1</mn>
                        </mrow>
                        <mrow>
                          <msup>
                            <mi>n</mi>
                            <mrow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up>
                        </mrow>
                      </munderover>
                      <mrow>
                        <munderover>
                          <mo stretchy="false">∑</mo>
                          <mrow>
                            <mi>y</mi>
                            <mo stretchy="false">=</mo>
                            <mn>2</mn>
                          </mrow>
                          <mrow>
                            <mfrac>
                              <mi>n</mi>
                              <mrow>
                                <msup>
                                  <mi>x</mi>
                                  <mn>2</mn>
                                </msup>
                              </mrow>
                            </mfrac>
                          </mrow>
                        </munderover>
                        <mrow>
                          <munderover>
                            <mo stretchy="false">∑</mo>
                            <mrow>
                              <mi>z</mi>
                              <mo stretchy="false">=</mo>
                              <mn>2</mn>
                            </mrow>
                            <mrow>
                              <mfrac>
                                <mi>n</mi>
                                <mrow>
                                  <msup>
                                    <mi>x</mi>
                                    <mn>2</mn>
                                  </msup>
                                  <mi>y</mi>
                                </mrow>
                              </mfrac>
                            </mrow>
                          </munderover>
                          <mn>1</mn>
                        </mrow>
                      </mrow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</mtext>
              <mo stretchy="false">−</mo>
              <mrow>
                <mo stretchy="false">(</mo>
                <mrow>
                  <mrow>
                    <munderover>
                      <mo stretchy="false">∫</mo>
                      <mn>1</mn>
                      <msup>
                        <mi>n</mi>
                        <mrow>
                          <mrow>
                            <mn>1</mn>
                            <mo stretchy="false">/</mo>
                            <mn>2</mn>
                          </mrow>
                        </mrow>
                      </msup>
                    </munderover>
                    <mrow>
                      <munderover>
                        <mo stretchy="false">∫</mo>
                        <mn>1</mn>
                        <mrow>
                          <mfrac>
                            <mi>n</mi>
                            <mi>x</mi>
                          </mfrac>
                        </mrow>
                      </munderover>
                      <mrow>
                        <munderover>
                          <mo stretchy="false">∫</mo>
                          <mn>1</mn>
                          <mrow>
                            <mfrac>
                              <mi>n</mi>
                              <mrow>
                                <msup>
                                  <mi>x</mi>
                                  <mn>2y</mn>
                                </msup>
                              </mrow>
                            </mfrac>
                          </mrow>
                        </munderover>
                        <mrow>
                          <munderover>
                            <mo stretchy="false">∫</mo>
                            <mn>1</mn>
                            <mrow>
                              <mfrac>
                                <mi>n</mi>
                                <mrow>
                                  <msup>
                                    <mi>x</mi>
                                    <mn>2yz</mn>
                                  </msup>
                                </mrow>
                              </mfrac>
                            </mrow>
                          </munderover>
                          <mi mathvariant="italic">dw</mi>
                        </mrow>
                      </mrow>
                    </mrow>
                  </mrow>
                  <mi mathvariant="italic">dz</mi>
                  <mi mathvariant="italic">dy</mi>
                  <mrow>
                    <mi mathvariant="italic">dx</mi>
                    <mo stretchy="false">−</mo>
                    <mrow>
                      <munderover>
                        <mo stretchy="false">∑</mo>
                        <mrow>
                          <mi>x</mi>
                          <mo stretchy="false">=</mo>
                          <mn>1</mn>
                        </mrow>
                        <mrow>
                          <msup>
                            <mi>n</mi>
                            <mrow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up>
                        </mrow>
                      </munderover>
                      <mrow>
                        <munderover>
                          <mo stretchy="false">∑</mo>
                          <mrow>
                            <mi>y</mi>
                            <mo stretchy="false">=</mo>
                            <mn>2</mn>
                          </mrow>
                          <mrow>
                            <mfrac>
                              <mi>n</mi>
                              <msup>
                                <mi>x</mi>
                                <mn>2</mn>
                              </msup>
                            </mfrac>
                          </mrow>
                        </munderover>
                        <mrow>
                          <munderover>
                            <mo stretchy="false">∑</mo>
                            <mrow>
                              <mi>z</mi>
                              <mo stretchy="false">=</mo>
                              <mn>2</mn>
                            </mrow>
                            <mrow>
                              <mfrac>
                                <mi>n</mi>
                                <mrow>
                                  <msup>
                                    <mi>x</mi>
                                    <mn>2y</mn>
                                  </msup>
                                </mrow>
                              </mfrac>
                            </mrow>
                          </munderover>
                          <mrow>
                            <munderover>
                              <mo stretchy="false">∑</mo>
                              <mrow>
                                <mi>w</mi>
                                <mo stretchy="false">=</mo>
                                <mn>2</mn>
                              </mrow>
                              <mrow>
                                <mfrac>
                                  <mi>n</mi>
                                  <mrow>
                                    <msup>
                                      <mi>x</mi>
                                      <mn>2yz</mn>
                                    </msup>
                                  </mrow>
                                </mfrac>
                              </mrow>
                            </munderover>
                            <mn>1</mn>
                          </mrow>
                        </mrow>
                      </mrow>
                    </mrow>
                  </mrow>
                </mrow>
                <mo stretchy="false">)</mo>
              </mrow>
            </mrow>
            <mtext/>
          </mrow>
        </mtd>
      </mtr>
      <mtr>
        <mtd>
          <mrow>
            <mrow>
              <mtext>         </mtext>
              <mo stretchy="false">+</mo>
              <mn>...</mn>
            </mrow>
          </mrow>
        </mtd>
      </mtr>
    </mtable>
    <annotation encoding="StarMath 5.0">-n^{1 over 2} + log n - L(n) = 
"" newline "         "- (int from 1 to { n^{1/2} }int from 1 to { n over { x^2 } }dy dx - sum from x = 1 to { n^{1/2}} sum from y = 2 to { n over {x^2 } }1)
"" newline "         "+ (int from 1 to { n^{1/2} }int from 1 to { n over {x^2 } }int from 1 to { n over {x^2 y } }dz dy dx - sum from x = 1 to { n^{1/2}} sum from y = 2 to { n over {x^2 } }sum from z = 2 to { n over {x^2 y } }1 )
"" newline "         "- (int from 1 to n^{1/2} int from 1 to { n over x } int from 1 to { n over {x^2y}} int from 1 to { n over {x^2yz}}dw dz dy dx - sum from x = 1 to { n^{1/2} } sum from y = 2 to { n over x^2 } sum from z = 2 to { n over {x^2y}} sum from w = 2 to { n over {x^2yz}} 1)
"" newline "         "+ ...
</annotation>
  </semantics>
</math>
</file>

<file path=Object 438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n>1</mn>
              <mo stretchy="false">+</mo>
              <mi mathvariant="italic">MM</mi>
            </mrow>
            <mrow>
              <mo stretchy="false">(</mo>
              <mrow>
                <mfrac>
                  <mi>n</mi>
                  <mrow>
                    <msup>
                      <mi>j</mi>
                      <mn>2</mn>
                    </msup>
                  </mrow>
                </mfrac>
              </mrow>
              <mo stretchy="false">)</mo>
            </mrow>
          </mrow>
        </mrow>
      </mrow>
    </mrow>
    <annotation encoding="StarMath 5.0">n = sum from j = 1 to n^{1 over 2} { 1 + MM(n over {j^2})}</annotation>
  </semantics>
</math>
</file>

<file path=Object 439/content.xml><?xml version="1.0" encoding="utf-8"?>
<math xmlns="http://www.w3.org/1998/Math/MathML">
  <semantics>
    <mrow>
      <mrow>
        <mn>0</mn>
        <mo stretchy="false">=</mo>
        <mrow>
          <mrow>
            <mrow>
              <mo stretchy="false">−</mo>
              <mi>n</mi>
            </mrow>
            <mo stretchy="false">+</mo>
            <mn>1</mn>
          </mrow>
          <mo stretchy="false">+</mo>
          <mi mathvariant="italic">MM</mi>
        </mrow>
      </mrow>
      <mrow>
        <mrow>
          <mo stretchy="false">(</mo>
          <mrow>
            <mi>n</mi>
          </mrow>
          <mo stretchy="false">)</mo>
        </mrow>
        <mo stretchy="false">+</mo>
        <mrow>
          <munderover>
            <mo stretchy="false">∑</mo>
            <mrow>
              <mi>j</mi>
              <mo stretchy="false">=</mo>
              <mn>2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n>1</mn>
              <mo stretchy="false">+</mo>
              <mi mathvariant="italic">MM</mi>
            </mrow>
            <mrow>
              <mo stretchy="false">(</mo>
              <mrow>
                <mfrac>
                  <mi>n</mi>
                  <mrow>
                    <msup>
                      <mi>j</mi>
                      <mn>2</mn>
                    </msup>
                  </mrow>
                </mfrac>
              </mrow>
              <mo stretchy="false">)</mo>
            </mrow>
          </mrow>
        </mrow>
      </mrow>
    </mrow>
    <annotation encoding="StarMath 5.0">0 = -n + 1 + MM(n) + sum from j = 2 to n^{1 over 2} { 1 + MM(n over {j^2})}</annotation>
  </semantics>
</math>
</file>

<file path=Object 440/content.xml><?xml version="1.0" encoding="utf-8"?>
<math xmlns="http://www.w3.org/1998/Math/MathML">
  <semantics>
    <mrow>
      <mrow>
        <mo stretchy="false">−</mo>
        <mi mathvariant="italic">MM</mi>
      </mrow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o stretchy="false">−</mo>
              <mi>n</mi>
            </mrow>
            <mo stretchy="false">+</mo>
            <mn>1</mn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row>
                <mn>1</mn>
                <mo stretchy="false">+</mo>
                <mi mathvariant="italic">MM</mi>
              </mrow>
              <mrow>
                <mo stretchy="false">(</mo>
                <mrow>
                  <mfrac>
                    <mi>n</mi>
                    <mrow>
                      <msup>
                        <mi>j</mi>
                        <mn>2</mn>
                      </msup>
                    </mrow>
                  </mfrac>
                </mrow>
                <mo stretchy="false">)</mo>
              </mrow>
            </mrow>
          </mrow>
        </mrow>
      </mrow>
    </mrow>
    <annotation encoding="StarMath 5.0">-MM(n) = -n + 1  + sum from j = 2 to n^{1 over 2} { 1 + MM(n over {j^2})}</annotation>
  </semantics>
</math>
</file>

<file path=Object 441/content.xml><?xml version="1.0" encoding="utf-8"?>
<math xmlns="http://www.w3.org/1998/Math/MathML">
  <semantics>
    <mrow>
      <mi mathvariant="italic">MM</mi>
      <mrow>
        <mrow>
          <mo stretchy="false">(</mo>
          <mrow>
            <mi>n</mi>
          </mrow>
          <mo stretchy="false">)</mo>
        </mrow>
        <mo stretchy="false">=</mo>
        <mrow>
          <mrow>
            <mi>n</mi>
            <mo stretchy="false">−</mo>
            <mn>1</mn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row>
                <mn>1</mn>
                <mo stretchy="false">+</mo>
                <mi mathvariant="italic">MM</mi>
              </mrow>
              <mrow>
                <mo stretchy="false">(</mo>
                <mrow>
                  <mfrac>
                    <mi>n</mi>
                    <mrow>
                      <msup>
                        <mi>j</mi>
                        <mn>2</mn>
                      </msup>
                    </mrow>
                  </mfrac>
                </mrow>
                <mo stretchy="false">)</mo>
              </mrow>
            </mrow>
          </mrow>
        </mrow>
      </mrow>
    </mrow>
    <annotation encoding="StarMath 5.0">MM(n) = n - 1  - sum from j = 2 to n^{1 over 2} { 1 + MM(n over {j^2})}</annotation>
  </semantics>
</math>
</file>

<file path=Object 442/content.xml><?xml version="1.0" encoding="utf-8"?>
<math xmlns="http://www.w3.org/1998/Math/MathML">
  <semantics>
    <mrow>
      <mi mathvariant="italic">MM</mi>
      <mrow>
        <mrow>
          <mo stretchy="false">(</mo>
          <mrow>
            <mi>n</mi>
          </mrow>
          <mo stretchy="false">)</mo>
        </mrow>
        <mo stretchy="false">=</mo>
        <mrow>
          <mrow>
            <mi>n</mi>
            <mo stretchy="false">−</mo>
            <mrow>
              <mo stretchy="false">⌊</mo>
              <mrow>
                <msup>
                  <mi>n</mi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i mathvariant="italic">MM</mi>
              <mrow>
                <mo stretchy="false">(</mo>
                <mrow>
                  <mfrac>
                    <mi>n</mi>
                    <mrow>
                      <msup>
                        <mi>j</mi>
                        <mn>2</mn>
                      </msup>
                    </mrow>
                  </mfrac>
                </mrow>
                <mo stretchy="false">)</mo>
              </mrow>
            </mrow>
          </mrow>
        </mrow>
      </mrow>
    </mrow>
    <annotation encoding="StarMath 5.0">MM(n) = n - lfloor n^{1 over 2} rfloor  - sum from j = 2 to n^{1 over 2} { MM(n over {j^2})}</annotation>
  </semantics>
</math>
</file>

<file path=Object 443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−</mo>
            <mn>1</mn>
          </mrow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sup>
                <mi>n</mi>
                <mrow>
                  <mfrac>
                    <mn>1</mn>
                    <mn>2</mn>
                  </mfrac>
                </mrow>
              </msup>
            </munderover>
            <mrow>
              <msub>
                <mi>M</mi>
                <mn>1</mn>
              </msub>
              <mi>'</mi>
              <mrow>
                <mo stretchy="false">(</mo>
                <mrow>
                  <mfrac>
                    <mi>n</mi>
                    <mrow>
                      <msup>
                        <mi>j</mi>
                        <mn>2</mn>
                      </msup>
                    </mrow>
                  </mfrac>
                </mrow>
                <mo stretchy="false">)</mo>
              </mrow>
            </mrow>
          </mrow>
        </mrow>
      </mrow>
    </mrow>
    <annotation encoding="StarMath 5.0">L(n) = -1 + sum from j = 1 to n^{1 over 2} { M_1'(n over {j^2} ) }</annotation>
  </semantics>
</math>
</file>

<file path=Object 444/content.xml><?xml version="1.0" encoding="utf-8"?>
<math xmlns="http://www.w3.org/1998/Math/MathML">
  <semantics>
    <mrow>
      <mrow>
        <mi>n</mi>
        <mo stretchy="false">=</mo>
        <mrow>
          <mrow>
            <mo stretchy="false">⌊</mo>
            <mrow>
              <msup>
                <mi>n</mi>
                <mrow>
                  <mfrac>
                    <mn>1</mn>
                    <mn>2</mn>
                  </mfrac>
                </mrow>
              </msup>
            </mrow>
            <mo stretchy="false">⌋</mo>
          </mrow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i>L</mi>
          </mrow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n = lfloor n^{1 over 2} rfloor - sum from j = 1 to n L(n over j)</annotation>
  </semantics>
</math>
</file>

<file path=Object 445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o stretchy="false">−</mo>
              <mi>n</mi>
            </mrow>
            <mo stretchy="false">+</mo>
            <mrow>
              <mo stretchy="false">⌊</mo>
              <mrow>
                <msup>
                  <mi>n</mi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i>L</mi>
          </mrow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L(n) = -n + lfloor n^{1 over 2} rfloor - sum from j = 2 to n L(n over j)</annotation>
  </semantics>
</math>
</file>

<file path=Object 446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o stretchy="false">μ</mo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row>
                    <mo stretchy="false">−</mo>
                    <mrow>
                      <mfrac>
                        <mi>n</mi>
                        <mi>j</mi>
                      </mfrac>
                    </mrow>
                  </mrow>
                  <mo stretchy="false">+</mo>
                  <mrow>
                    <mo stretchy="false">⌊</mo>
                    <mrow>
                      <msup>
                        <mrow>
                          <mo stretchy="false">(</mo>
                          <mrow>
                            <mfrac>
                              <mi>n</mi>
                              <mi>j</mi>
                            </mfrac>
                          </mrow>
                          <mo stretchy="false">)</mo>
                        </mrow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  <mo stretchy="false">⌋</mo>
                  </mrow>
                </mrow>
              </mrow>
              <mo stretchy="false">)</mo>
            </mrow>
          </mrow>
        </mrow>
      </mrow>
    </mrow>
    <annotation encoding="StarMath 5.0">L(n) = sum from j = 1 to n {%mu(j)( -{n over j} + lfloor (n over j)^{1 over 2} rfloor )}</annotation>
  </semantics>
</math>
</file>

<file path=Object 447/content.xml><?xml version="1.0" encoding="utf-8"?>
<math xmlns="http://www.w3.org/1998/Math/MathML">
  <semantics>
    <mrow>
      <mo stretchy="false">ψ</mo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i mathvariant="italic">mm</mi>
              <mn>1</mn>
            </msub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o stretchy="false">−</mo>
                  <mi>log</mi>
                </mrow>
                <mrow>
                  <mi>j</mi>
                  <mo stretchy="false">−</mo>
                  <mo stretchy="false">ψ</mo>
                </mrow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%psi'(n) = sum from j = 2 to n {mm_1(j)( -log j - %psi'( n over j ))}</annotation>
  </semantics>
</math>
</file>

<file path=Object 448/content.xml><?xml version="1.0" encoding="utf-8"?>
<math xmlns="http://www.w3.org/1998/Math/MathML">
  <semantics>
    <mrow>
      <mo stretchy="false">ψ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μ</mo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o stretchy="false">−</mo>
                  <mi>log</mi>
                </mrow>
                <mrow>
                  <mi>j</mi>
                  <mo stretchy="false">−</mo>
                  <mo stretchy="false">ψ</mo>
                </mrow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%psi(n) = sum from j = 2 to n {%mu(j)( -log j - %psi'( n over j ))}</annotation>
  </semantics>
</math>
</file>

<file path=Object 449/content.xml><?xml version="1.0" encoding="utf-8"?>
<math xmlns="http://www.w3.org/1998/Math/MathML">
  <semantics>
    <mrow>
      <mi>P</mi>
      <msub>
        <mi>'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−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o stretchy="false">μ</mo>
                <msup>
                  <mrow>
                    <mo stretchy="false">(</mo>
                    <mrow>
                      <mi>j</mi>
                    </mrow>
                    <mo stretchy="false">)</mo>
                  </mrow>
                  <mn>2</mn>
                </msup>
              </mrow>
            </mrow>
          </mrow>
          <mo stretchy="false">+</mo>
          <mrow>
            <mfrac>
              <mn>1</mn>
              <mn>2</mn>
            </mfrac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o stretchy="false">μ</mo>
              <mrow>
                <msup>
                  <mrow>
                    <mo stretchy="false">(</mo>
                    <mrow>
                      <mi>j</mi>
                    </mrow>
                    <mo stretchy="false">)</mo>
                  </mrow>
                  <mn>2</mn>
                </msup>
                <mo stretchy="false">⋅</mo>
                <mo stretchy="false">μ</mo>
              </mrow>
              <msup>
                <mrow>
                  <mo stretchy="false">(</mo>
                  <mrow>
                    <mi>k</mi>
                  </mrow>
                  <mo stretchy="false">)</mo>
                </mrow>
                <mn>2</mn>
              </msup>
            </mrow>
          </mrow>
        </mrow>
        <mo stretchy="false">−</mo>
        <mrow>
          <mfrac>
            <mn>1</mn>
            <mn>3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n>2</mn>
                <mo stretchy="false">=</mo>
                <mn>1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o stretchy="false">μ</mo>
              <mrow>
                <msup>
                  <mrow>
                    <mo stretchy="false">(</mo>
                    <mrow>
                      <mi>j</mi>
                    </mrow>
                    <mo stretchy="false">)</mo>
                  </mrow>
                  <mn>2</mn>
                </msup>
                <mo stretchy="false">⋅</mo>
                <mo stretchy="false">μ</mo>
              </mrow>
              <mrow>
                <msup>
                  <mrow>
                    <mo stretchy="false">(</mo>
                    <mrow>
                      <mi>k</mi>
                    </mrow>
                    <mo stretchy="false">)</mo>
                  </mrow>
                  <mn>2</mn>
                </msup>
                <mo stretchy="false">⋅</mo>
                <mo stretchy="false">μ</mo>
              </mrow>
              <mrow>
                <msup>
                  <mrow>
                    <mo stretchy="false">(</mo>
                    <mrow>
                      <mi>l</mi>
                    </mrow>
                    <mo stretchy="false">)</mo>
                  </mrow>
                  <mn>2</mn>
                </msup>
                <mo stretchy="false">+</mo>
                <mrow>
                  <mfrac>
                    <mn>1</mn>
                    <mn>4</mn>
                  </mfrac>
                </mrow>
              </mrow>
              <mn>...</mn>
            </mrow>
          </mrow>
        </mrow>
      </mrow>
    </mrow>
    <annotation encoding="StarMath 5.0">P'_1(n) = -sum from j = 2 to n{ %mu(j)^2 }+ {1 over 2}sum from j = 2 to n sum from k = 2 to {n over j }{ %mu(j)^2 cdot %mu(k)^2 } - {1 over 3}sum from j = 2 to n sum from k = 2 to {n over j }sum from 2 = 1 to {n over {j cdot k} }{ %mu(j)^2 cdot %mu(k)^2 cdot %mu(l)^2 + { 1 over 4 }... }
</annotation>
  </semantics>
</math>
</file>

<file path=Object 450/content.xml><?xml version="1.0" encoding="utf-8"?>
<math xmlns="http://www.w3.org/1998/Math/MathML">
  <semantics>
    <mrow>
      <mo stretchy="false">ψ</mo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o stretchy="false">−</mo>
              <mo stretchy="false">μ</mo>
            </mrow>
            <msup>
              <mrow>
                <mo stretchy="false">(</mo>
                <mrow>
                  <mi>j</mi>
                </mrow>
                <mo stretchy="false">)</mo>
              </mrow>
              <mn>2</mn>
            </msup>
            <mrow>
              <mo stretchy="false">(</mo>
              <mrow>
                <mi>L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n>1</mn>
                </mrow>
              </mrow>
              <mo stretchy="false">)</mo>
            </mrow>
            <mi>log</mi>
            <mi>j</mi>
          </mrow>
        </mrow>
      </mrow>
    </mrow>
    <annotation encoding="StarMath 5.0">%psi'(n) = sum from j = 2 to n {-%mu( j )^2 (L(n over j) + 1) log j}</annotation>
  </semantics>
</math>
</file>

<file path=Object 451/content.xml><?xml version="1.0" encoding="utf-8"?>
<math xmlns="http://www.w3.org/1998/Math/MathML">
  <semantics>
    <mrow>
      <mo stretchy="false">ψ</mo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o stretchy="false">−</mo>
              <mo stretchy="false">λ</mo>
            </mrow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sub>
                  <mi mathvariant="italic">MM</mi>
                  <mn>1</mn>
                </msub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n>1</mn>
                </mrow>
              </mrow>
              <mo stretchy="false">)</mo>
            </mrow>
            <mi>log</mi>
            <mi>j</mi>
          </mrow>
        </mrow>
      </mrow>
    </mrow>
    <annotation encoding="StarMath 5.0">%psi'(n) = sum from j = 2 to n {-%lambda( j ) (MM_1(n over j) + 1) log j}</annotation>
  </semantics>
</math>
</file>

<file path=Object 452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n>1</mn>
              <mo stretchy="false">+</mo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frac>
                    <mrow>
                      <mrow>
                        <mo stretchy="false">−</mo>
                        <msup>
                          <mn>1</mn>
                          <mi>k</mi>
                        </msup>
                      </mrow>
                    </mrow>
                    <mrow>
                      <mi>k</mi>
                      <mi>!</mi>
                    </mrow>
                  </mfrac>
                  <msub>
                    <mi mathvariant="italic">PP</mi>
                    <mi>k</mi>
                  </msub>
                  <mrow>
                    <mo stretchy="false">(</mo>
                    <mrow>
                      <mfrac>
                        <mi>n</mi>
                        <mrow>
                          <msup>
                            <mi>j</mi>
                            <mn>2</mn>
                          </msup>
                        </mrow>
                      </mfrac>
                    </mrow>
                    <mo stretchy="false">)</mo>
                  </mrow>
                </mrow>
              </mrow>
            </mrow>
          </mrow>
        </mrow>
      </mrow>
    </mrow>
    <annotation encoding="StarMath 5.0">n = sum from j = 1 to n^{1 over 2} { 1 + sum from k = 1 {{-1^k} over {k!} PP_k(n over {j^2})}}</annotation>
  </semantics>
</math>
</file>

<file path=Object 453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n>1</mn>
              <mo stretchy="false">+</mo>
              <mi mathvariant="italic">MM</mi>
            </mrow>
            <mrow>
              <mo stretchy="false">(</mo>
              <mrow>
                <mfrac>
                  <mi>n</mi>
                  <mrow>
                    <msup>
                      <mi>j</mi>
                      <mn>2</mn>
                    </msup>
                  </mrow>
                </mfrac>
              </mrow>
              <mo stretchy="false">)</mo>
            </mrow>
          </mrow>
        </mrow>
      </mrow>
    </mrow>
    <annotation encoding="StarMath 5.0">n = sum from j = 1 to n^{1 over 2} { 1 + MM(n over {j^2})}</annotation>
  </semantics>
</math>
</file>

<file path=Object 454/content.xml><?xml version="1.0" encoding="utf-8"?>
<math xmlns="http://www.w3.org/1998/Math/MathML">
  <semantics>
    <mrow>
      <mi mathvariant="italic">MM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o stretchy="false">μ</mo>
            <mrow>
              <mo stretchy="false">(</mo>
              <mrow>
                <mi>j</mi>
              </mrow>
              <mo stretchy="false">)</mo>
            </mrow>
            <mrow>
              <mo stretchy="false">⌊</mo>
              <mrow>
                <mfrac>
                  <mi>n</mi>
                  <mrow>
                    <msup>
                      <mi>j</mi>
                      <mn>2</mn>
                    </msup>
                  </mrow>
                </mfrac>
              </mrow>
              <mo stretchy="false">⌋</mo>
            </mrow>
          </mrow>
        </mrow>
      </mrow>
    </mrow>
    <annotation encoding="StarMath 5.0">MM(n) = sum from j = 1 to n^{1 over 2} {%mu(j)lfloor n over {j^2} rfloor }</annotation>
  </semantics>
</math>
</file>

<file path=Object 455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i>n</mi>
                  </munderover>
                  <mrow>
                    <mo stretchy="false">⌊</mo>
                    <mrow>
                      <msup>
                        <mrow>
                          <mo stretchy="false">(</mo>
                          <mrow>
                            <mfrac>
                              <mi>n</mi>
                              <mi>j</mi>
                            </mfrac>
                          </mrow>
                          <mo stretchy="false">)</mo>
                        </mrow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  <mo stretchy="false">⌋</mo>
                  </mrow>
                </mrow>
              </mrow>
              <mo stretchy="false">−</mo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o stretchy="false">⌊</mo>
                  <mrow>
                    <msup>
                      <mrow>
                        <mo stretchy="false">(</mo>
                        <mrow>
                          <mfrac>
                            <mi>n</mi>
                            <mrow>
                              <mi mathvariant="italic">jk</mi>
                            </mrow>
                          </mfrac>
                        </mrow>
                        <mo stretchy="false">)</mo>
                      </mrow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</mrow>
            </mrow>
            <mo stretchy="false">−</mo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frac>
                    <mi>n</mi>
                    <mi mathvariant="italic">jk</mi>
                  </mfrac>
                </mrow>
              </munderover>
              <mrow>
                <mo stretchy="false">⌊</mo>
                <mrow>
                  <msup>
                    <mrow>
                      <mo stretchy="false">(</mo>
                      <mrow>
                        <mfrac>
                          <mi>n</mi>
                          <mrow>
                            <mi mathvariant="italic">jks</mi>
                          </mrow>
                        </mfrac>
                      </mrow>
                      <mo stretchy="false">)</mo>
                    </mrow>
                    <mrow>
                      <mfrac>
                        <mn>1</mn>
                        <mn>2</mn>
                      </mfrac>
                    </mrow>
                  </msup>
                </mrow>
                <mo stretchy="false">⌋</mo>
              </mrow>
            </mrow>
          </mrow>
          <mo stretchy="false">−</mo>
          <mtext>...</mtext>
        </mrow>
      </mrow>
    </mrow>
    <annotation encoding="StarMath 5.0">L(n) = lfloor n^{1 over 2} rfloor - sum from j = 2 to n lfloor (n over j )^{1 over 2} rfloor - sum from k = 2 to {n over j} lfloor (n over {jk} )^{1 over 2} rfloor- sum from s = 2 to {n over jk} lfloor (n over {jks} )^{1 over 2} rfloor - "..."</annotation>
  </semantics>
</math>
</file>

<file path=Object 456/content.xml><?xml version="1.0" encoding="utf-8"?>
<math xmlns="http://www.w3.org/1998/Math/MathML">
  <semantics>
    <mrow>
      <mi mathvariant="italic">PP</mi>
      <mrow>
        <mrow>
          <mo stretchy="false">(</mo>
          <mrow>
            <mi>n</mi>
          </mrow>
          <mo stretchy="false">)</mo>
        </mrow>
        <mo stretchy="false">=</mo>
        <msub>
          <mi>v</mi>
          <mn>1</mn>
        </msub>
      </mrow>
      <mrow>
        <mo stretchy="false">(</mo>
        <mrow>
          <mi>n</mi>
        </mrow>
        <mo stretchy="false">)</mo>
      </mrow>
      <mi>;</mi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μ</mo>
            <msup>
              <mrow>
                <mo stretchy="false">(</mo>
                <mrow>
                  <mi>j</mi>
                </mrow>
                <mo stretchy="false">)</mo>
              </mrow>
              <mn>2</mn>
            </msup>
            <mrow>
              <mo stretchy="false">(</mo>
              <mrow>
                <mrow>
                  <mrow>
                    <mo stretchy="false">−</mo>
                    <mrow>
                      <mfrac>
                        <mn>1</mn>
                        <mi>k</mi>
                      </mfrac>
                    </mrow>
                  </mrow>
                  <mo stretchy="false">−</mo>
                  <msub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PP(n) = v_1(n); v_k(n) = sum from j = 2 to n {%mu(j)^2( -{1 over k} - v_{k+1}( n over j ))}</annotation>
  </semantics>
</math>
</file>

<file path=Object 457/content.xml><?xml version="1.0" encoding="utf-8"?>
<math xmlns="http://www.w3.org/1998/Math/MathML">
  <semantics>
    <mrow>
      <mi mathvariant="italic">PP</mi>
      <mrow>
        <mrow>
          <mo stretchy="false">(</mo>
          <mrow>
            <mi>n</mi>
          </mrow>
          <mo stretchy="false">)</mo>
        </mrow>
        <mo stretchy="false">=</mo>
        <msub>
          <mi>v</mi>
          <mn>1</mn>
        </msub>
      </mrow>
      <mrow>
        <mo stretchy="false">(</mo>
        <mrow>
          <mi>n</mi>
        </mrow>
        <mo stretchy="false">)</mo>
      </mrow>
      <mi>;</mi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λ</mo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frac>
                    <mn>1</mn>
                    <mi>k</mi>
                  </mfrac>
                  <mo stretchy="false">−</mo>
                  <msub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PP(n) = v_1(n); v_k(n) = sum from j = 2 to n {%lambda(j)( 1 over k - v_{k+1}( n over j ))}</annotation>
  </semantics>
</math>
</file>

<file path=Object 458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row>
              <mo stretchy="false">(</mo>
              <mrow>
                <mrow>
                  <munder>
                    <mo stretchy="false">∑</mo>
                    <mrow>
                      <mi>k</mi>
                      <mo stretchy="false">=</mo>
                      <mn>0</mn>
                    </mrow>
                  </munder>
                  <mrow>
                    <mrow>
                      <mrow>
                        <mo stretchy="false">−</mo>
                        <msup>
                          <mn>1</mn>
                          <mi>k</mi>
                        </msup>
                      </mrow>
                      <msub>
                        <mi>d</mi>
                        <mi>k</mi>
                      </msub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row>
                </mrow>
              </mrow>
              <mo stretchy="false">)</mo>
            </mrow>
            <mrow>
              <mo stretchy="false">⌊</mo>
              <mrow>
                <msup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row>
                    <mfrac>
                      <mn>1</mn>
                      <mn>2</mn>
                    </mfrac>
                  </mrow>
                </msup>
              </mrow>
              <mo stretchy="false">⌋</mo>
            </mrow>
          </mrow>
        </mrow>
      </mrow>
    </mrow>
    <annotation encoding="StarMath 5.0">L(n) = sum from j = 1 to n { (sum from k = 0 { {-1^k d_k(j)}} ) lfloor (n over j)^{1 over 2} rfloor }</annotation>
  </semantics>
</math>
</file>

<file path=Object 459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(</mo>
            <mrow>
              <mrow>
                <munder>
                  <mo stretchy="false">∑</mo>
                  <mrow>
                    <mi>k</mi>
                    <mo stretchy="false">=</mo>
                    <mn>0</mn>
                  </mrow>
                </munder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row>
                    <mrow>
                      <mrow>
                        <mo stretchy="false">−</mo>
                        <msup>
                          <mn>1</mn>
                          <mi>k</mi>
                        </msup>
                      </mrow>
                      <msub>
                        <mi>d</mi>
                        <mi>k</mi>
                      </msub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row>
                </mrow>
              </mrow>
            </mrow>
            <mo stretchy="false">)</mo>
          </mrow>
          <mrow>
            <mo stretchy="false">⌊</mo>
            <mrow>
              <msup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  <mrow>
                  <mfrac>
                    <mn>1</mn>
                    <mn>2</mn>
                  </mfrac>
                </mrow>
              </msup>
            </mrow>
            <mo stretchy="false">⌋</mo>
          </mrow>
        </mrow>
      </mrow>
    </mrow>
    <annotation encoding="StarMath 5.0">L(n) = { (sum from k = 0 sum from j = 1 to n { {-1^k d_k(j)}} ) lfloor (n over j)^{1 over 2} rfloor }</annotation>
  </semantics>
</math>
</file>

<file path=Object 460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i>n</mi>
                  </munderover>
                  <mrow>
                    <mrow>
                      <mo stretchy="false">⌊</mo>
                      <mrow>
                        <msup>
                          <mrow>
                            <mo stretchy="false">(</mo>
                            <mrow>
                              <mfrac>
                                <mi>n</mi>
                                <mi>j</mi>
                              </mfrac>
                            </mrow>
                            <mo stretchy="false">)</mo>
                          </mrow>
                          <mrow>
                            <mfrac>
                              <mn>1</mn>
                              <mn>2</mn>
                            </mfrac>
                          </mrow>
                        </msup>
                      </mrow>
                      <mo stretchy="false">⌋</mo>
                    </mrow>
                  </mrow>
                </mrow>
              </mrow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frac>
                        <mi>n</mi>
                        <mi>j</mi>
                      </mfrac>
                    </mrow>
                  </munderover>
                  <mrow>
                    <mrow>
                      <mo stretchy="false">⌊</mo>
                      <mrow>
                        <msup>
                          <mrow>
                            <mo stretchy="false">(</mo>
                            <mrow>
                              <mfrac>
                                <mi>n</mi>
                                <mrow>
                                  <mi mathvariant="italic">jk</mi>
                                </mrow>
                              </mfrac>
                            </mrow>
                            <mo stretchy="false">)</mo>
                          </mrow>
                          <mrow>
                            <mfrac>
                              <mn>1</mn>
                              <mn>2</mn>
                            </mfrac>
                          </mrow>
                        </msup>
                      </mrow>
                      <mo stretchy="false">⌋</mo>
                    </mrow>
                  </mrow>
                </mrow>
              </mrow>
            </mrow>
            <mo stretchy="false">−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underover>
                    <mo stretchy="false">∑</mo>
                    <mrow>
                      <mi>s</mi>
                      <mo stretchy="false">=</mo>
                      <mn>2</mn>
                    </mrow>
                    <mrow>
                      <mfrac>
                        <mi>n</mi>
                        <mrow>
                          <mi mathvariant="italic">jk</mi>
                        </mrow>
                      </mfrac>
                    </mrow>
                  </munderover>
                  <mrow>
                    <mrow>
                      <mo stretchy="false">⌊</mo>
                      <mrow>
                        <msup>
                          <mrow>
                            <mo stretchy="false">(</mo>
                            <mrow>
                              <mfrac>
                                <mi>n</mi>
                                <mrow>
                                  <mi mathvariant="italic">jks</mi>
                                </mrow>
                              </mfrac>
                            </mrow>
                            <mo stretchy="false">)</mo>
                          </mrow>
                          <mrow>
                            <mfrac>
                              <mn>1</mn>
                              <mn>2</mn>
                            </mfrac>
                          </mrow>
                        </msup>
                      </mrow>
                      <mo stretchy="false">⌋</mo>
                    </mrow>
                  </mrow>
                </mrow>
              </mrow>
            </mrow>
          </mrow>
          <mo stretchy="false">−</mo>
          <mn>...</mn>
        </mrow>
      </mrow>
    </mrow>
    <annotation encoding="StarMath 5.0">L(n) = lfloor n^{1 over 2}rfloor -sum from j = 2 to n{  lfloor (n over j)^{1 over 2} rfloor }
+sum from j = 2 to n sum from k = 2 to { n over j }{ lfloor (n over {jk})^{1 over 2} rfloor }
-sum from j = 2 to n sum from k = 2 to { n over j }sum from s = 2 to {n over {jk}}{ lfloor (n over {jks})^{1 over 2} rfloor }

-...</annotation>
  </semantics>
</math>
</file>

<file path=Object 461/content.xml><?xml version="1.0" encoding="utf-8"?>
<math xmlns="http://www.w3.org/1998/Math/MathML">
  <semantics>
    <mrow>
      <mi>L</mi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i mathvariant="italic">sq</mi>
                  <mrow>
                    <mo stretchy="false">(</mo>
                    <mrow>
                      <mi>j</mi>
                    </mrow>
                    <mo stretchy="false">)</mo>
                  </mrow>
                </mrow>
              </mrow>
              <mo stretchy="false">−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frac>
                        <mi>n</mi>
                        <mi>j</mi>
                      </mfrac>
                    </mrow>
                  </munderover>
                  <mrow>
                    <mi mathvariant="italic">sq</mi>
                    <mrow>
                      <mo stretchy="false">(</mo>
                      <mrow>
                        <mi>k</mi>
                      </mrow>
                      <mo stretchy="false">)</mo>
                    </mrow>
                  </mrow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frac>
                      <mi>n</mi>
                      <mi>j</mi>
                    </mfrac>
                  </mrow>
                </munderover>
                <mrow>
                  <munderover>
                    <mo stretchy="false">∑</mo>
                    <mrow>
                      <mi>s</mi>
                      <mo stretchy="false">=</mo>
                      <mn>2</mn>
                    </mrow>
                    <mrow>
                      <mfrac>
                        <mi>n</mi>
                        <mrow>
                          <mi mathvariant="italic">jk</mi>
                        </mrow>
                      </mfrac>
                    </mrow>
                  </munderover>
                  <mrow>
                    <mi mathvariant="italic">sq</mi>
                    <mrow>
                      <mo stretchy="false">(</mo>
                      <mrow>
                        <mi>s</mi>
                      </mrow>
                      <mo stretchy="false">)</mo>
                    </mrow>
                  </mrow>
                </mrow>
              </mrow>
            </mrow>
          </mrow>
          <mo stretchy="false">−</mo>
          <mn>...</mn>
        </mrow>
      </mrow>
    </mrow>
    <annotation encoding="StarMath 5.0">L(n) = sum from j = 2 to n{ sq(j) }
-sum from j = 2 to n sum from k = 2 to { n over j }{ sq(k) }
+sum from j = 2 to n sum from k = 2 to { n over j }sum from s = 2 to {n over {jk}}{ sq(s) }

-...</annotation>
  </semantics>
</math>
</file>

<file path=Object 463/content.xml><?xml version="1.0" encoding="utf-8"?>
<math xmlns="http://www.w3.org/1998/Math/MathML">
  <semantics>
    <mrow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>k</mi>
        </mrow>
      </mrow>
      <mi>log</mi>
      <mrow>
        <mi>j</mi>
        <mo stretchy="false">−</mo>
        <msub>
          <mi>v</mi>
          <mrow>
            <mrow>
              <mi>k</mi>
              <mo stretchy="false">+</mo>
              <mn>1</mn>
            </mrow>
          </mrow>
        </msub>
      </mrow>
      <mrow>
        <mo stretchy="false">(</mo>
        <mrow>
          <mrow>
            <mi>n</mi>
            <mo stretchy="false">/</mo>
            <mi>j</mi>
          </mrow>
        </mrow>
        <mo stretchy="false">)</mo>
      </mrow>
    </mrow>
    <annotation encoding="StarMath 5.0">v_k(n) = sum from j = 2 to n k log j - v_{k+1}(n/j)</annotation>
  </semantics>
</math>
</file>

<file path=Object 464/content.xml><?xml version="1.0" encoding="utf-8"?>
<math xmlns="http://www.w3.org/1998/Math/MathML">
  <semantics>
    <mrow>
      <msub>
        <mi>v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o stretchy="false">−</mo>
              <mo stretchy="false">μ</mo>
            </mrow>
            <mrow>
              <mo stretchy="false">(</mo>
              <mrow>
                <mi>j</mi>
              </mrow>
              <mo stretchy="false">)</mo>
            </mrow>
            <mi>log</mi>
            <mi>j</mi>
          </mrow>
        </mrow>
      </mrow>
    </mrow>
    <annotation encoding="StarMath 5.0">v_1(n) = sum from j = 2 to n {-%mu(j) log j}</annotation>
  </semantics>
</math>
</file>

<file path=Object 465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o stretchy="false">−</mo>
              <mo stretchy="false">μ</mo>
            </mrow>
            <mrow>
              <mo stretchy="false">(</mo>
              <mrow>
                <mi>j</mi>
              </mrow>
              <mo stretchy="false">)</mo>
            </mrow>
            <mi>log</mi>
            <mi>j</mi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i>log</mi>
              <mi>j</mi>
            </mrow>
          </mrow>
          <mo stretchy="false">−</mo>
          <mn>2</mn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frac>
                  <mi>n</mi>
                  <mi>j</mi>
                </mfrac>
              </mrow>
            </munderover>
            <mrow>
              <mi>log</mi>
              <mi>k</mi>
            </mrow>
          </mrow>
        </mrow>
        <mo stretchy="false">+</mo>
        <mn>3</mn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frac>
                <mi>n</mi>
                <mi>j</mi>
              </mfrac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frac>
                  <mi>n</mi>
                  <mrow>
                    <mrow>
                      <mi>j</mi>
                      <mo stretchy="false">⋅</mo>
                      <mi>k</mi>
                    </mrow>
                  </mrow>
                </mfrac>
              </mrow>
            </munderover>
            <mrow>
              <mi>log</mi>
              <mrow>
                <mi>l</mi>
                <mo stretchy="false">−</mo>
                <mn>4.</mn>
              </mrow>
              <mn>..</mn>
            </mrow>
          </mrow>
        </mrow>
      </mrow>
    </mrow>
    <annotation encoding="StarMath 5.0">sum from j = 2 to n { -%mu(j) log j } = sum from j = 2 to n{ log j } - 2 sum from j = 2 to n sum from k = 2 to {n over j }{ log k } + 3 sum from j = 2 to n sum from k = 2 to {n over j }sum from l = 2 to {n over {j cdot k} }{ log l -4... }
</annotation>
  </semantics>
</math>
</file>

<file path=Object 466/content.xml><?xml version="1.0" encoding="utf-8"?>
<math xmlns="http://www.w3.org/1998/Math/MathML">
  <semantics>
    <mrow>
      <msub>
        <mi>v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μ</mo>
            <mrow>
              <mo stretchy="false">(</mo>
              <mrow>
                <mi>j</mi>
              </mrow>
              <mo stretchy="false">)</mo>
            </mrow>
            <mrow>
              <mo stretchy="false">(</mo>
              <mrow>
                <mrow>
                  <mo stretchy="false">−</mo>
                  <mi>k</mi>
                </mrow>
                <mi>log</mi>
                <mrow>
                  <mi>j</mi>
                  <mo stretchy="false">−</mo>
                  <msub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</mrow>
                <mrow>
                  <mo stretchy="false">(</mo>
                  <mrow>
                    <mrow>
                      <mi>n</mi>
                      <mo stretchy="false">/</mo>
                      <mi>j</mi>
                    </mrow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v_k(n) = sum from j = 2 to n {%mu(j)( -k log j - v_{k+1}(n/j) )}</annotation>
  </semantics>
</math>
</file>

<file path=Object 467/content.xml><?xml version="1.0" encoding="utf-8"?>
<math xmlns="http://www.w3.org/1998/Math/MathML">
  <semantics>
    <mrow>
      <msub>
        <mi>v</mi>
        <mn>1</mn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i>log</mi>
            <mi>j</mi>
          </mrow>
        </mrow>
      </mrow>
    </mrow>
    <annotation encoding="StarMath 5.0">v_1(n) = sum from j = 2 to n {log j}</annotation>
  </semantics>
</math>
</file>

<file path=Object 46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o stretchy="false">μ</mo>
      </mrow>
      <mrow>
        <mo stretchy="false">(</mo>
        <mrow>
          <mi>j</mi>
        </mrow>
        <mo stretchy="false">)</mo>
      </mrow>
      <mi mathvariant="italic">MM</mi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i>M</mi>
      </mrow>
      <mrow>
        <mo stretchy="false">(</mo>
        <mrow>
          <msup>
            <mi>n</mi>
            <mrow>
              <mfrac>
                <mn>1</mn>
                <mn>2</mn>
              </mfrac>
            </mrow>
          </msup>
        </mrow>
        <mo stretchy="false">)</mo>
      </mrow>
    </mrow>
    <annotation encoding="StarMath 5.0">sum from j = 1 to n %mu(j) MM(n over j ) = M(n^{1 over 2 } )</annotation>
  </semantics>
</math>
</file>

<file path=Object 46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i>M</mi>
      </mrow>
      <mrow>
        <mrow>
          <mo stretchy="false">(</mo>
          <mrow>
            <msup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  <mrow>
                <mfrac>
                  <mn>1</mn>
                  <mn>2</mn>
                </mfrac>
              </mrow>
            </msup>
          </mrow>
          <mo stretchy="false">)</mo>
        </mrow>
        <mo stretchy="false">=</mo>
        <mi mathvariant="italic">MM</mi>
      </mrow>
      <mrow>
        <mo stretchy="false">(</mo>
        <mrow>
          <mi>n</mi>
        </mrow>
        <mo stretchy="false">)</mo>
      </mrow>
    </mrow>
    <annotation encoding="StarMath 5.0">sum from j = 1 to n M( (n over j ) ^{1 over 2} ) = MM(n)</annotation>
  </semantics>
</math>
</file>

<file path=Object 470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row>
                <mfrac>
                  <mrow>
                    <mrow>
                      <mo stretchy="false">−</mo>
                      <msup>
                        <mn>1</mn>
                        <mi>k</mi>
                      </msup>
                    </mrow>
                    <msub>
                      <mi mathvariant="italic">PP</mi>
                      <mi>k</mi>
                    </msub>
                    <mrow>
                      <mo stretchy="false">(</mo>
                      <mrow>
                        <mfrac>
                          <mi>n</mi>
                          <mrow>
                            <msup>
                              <mi>j</mi>
                              <mn>2</mn>
                            </msup>
                          </mrow>
                        </mfrac>
                      </mrow>
                      <mo stretchy="false">)</mo>
                    </mrow>
                  </mrow>
                  <mrow>
                    <mi>k</mi>
                    <mi>!</mi>
                  </mrow>
                </mfrac>
              </mrow>
            </mrow>
          </mrow>
        </mrow>
      </mrow>
    </mrow>
    <annotation encoding="StarMath 5.0">n = sum from j = 1 to n^{1 over 2} { sum from k = 0 {{-1^k PP_k(n over {j^2})}over {k!}} }</annotation>
  </semantics>
</math>
</file>

<file path=Object 471/content.xml><?xml version="1.0" encoding="utf-8"?>
<math xmlns="http://www.w3.org/1998/Math/MathML">
  <semantics>
    <mrow>
      <mrow>
        <mi>n</mi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n</mi>
              <mrow>
                <mfrac>
                  <mn>1</mn>
                  <mn>2</mn>
                </mfrac>
              </mrow>
            </msup>
          </munderover>
          <mrow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row>
                <mfrac>
                  <mrow>
                    <msub>
                      <mi mathvariant="italic">PP</mi>
                      <mi>k</mi>
                    </msub>
                    <mrow>
                      <mo stretchy="false">(</mo>
                      <mrow>
                        <mfrac>
                          <mi>n</mi>
                          <mrow>
                            <msup>
                              <mi>j</mi>
                              <mn>2</mn>
                            </msup>
                          </mrow>
                        </mfrac>
                      </mrow>
                      <mo stretchy="false">)</mo>
                    </mrow>
                  </mrow>
                  <mrow>
                    <mi>k</mi>
                    <mi>!</mi>
                  </mrow>
                </mfrac>
              </mrow>
            </mrow>
          </mrow>
        </mrow>
      </mrow>
    </mrow>
    <annotation encoding="StarMath 5.0">n = sum from j = 1 to n^{1 over 2} { sum from k = 0 {{ PP_k(n over {j^2})}over {k!}} }</annotation>
  </semantics>
</math>
</file>